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7cm"/>
    </style:style>
    <style:style style:name="co2" style:family="table-column">
      <style:table-column-properties fo:break-before="auto" style:column-width="9.781cm"/>
    </style:style>
    <style:style style:name="co3" style:family="table-column">
      <style:table-column-properties fo:break-before="auto" style:column-width="2.048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3.708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05cm"/>
    </style:style>
    <style:style style:name="co12" style:family="table-column">
      <style:table-column-properties fo:break-before="auto" style:column-width="8.774cm"/>
    </style:style>
    <style:style style:name="co13" style:family="table-column">
      <style:table-column-properties fo:break-before="auto" style:column-width="1.252cm"/>
    </style:style>
    <style:style style:name="co14" style:family="table-column">
      <style:table-column-properties fo:break-before="auto" style:column-width="1.475cm"/>
    </style:style>
    <style:style style:name="co15" style:family="table-column">
      <style:table-column-properties fo:break-before="auto" style:column-width="1.392cm"/>
    </style:style>
    <style:style style:name="co16" style:family="table-column">
      <style:table-column-properties fo:break-before="auto" style:column-width="1.642cm"/>
    </style:style>
    <style:style style:name="co17" style:family="table-column">
      <style:table-column-properties fo:break-before="auto" style:column-width="7.99cm"/>
    </style:style>
    <style:style style:name="co18" style:family="table-column">
      <style:table-column-properties fo:break-before="auto" style:column-width="2.08cm"/>
    </style:style>
    <style:style style:name="co19" style:family="table-column">
      <style:table-column-properties fo:break-before="auto" style:column-width="10.966cm"/>
    </style:style>
    <style:style style:name="co20" style:family="table-column">
      <style:table-column-properties fo:break-before="auto" style:column-width="1.346cm"/>
    </style:style>
    <style:style style:name="co21" style:family="table-column">
      <style:table-column-properties fo:break-before="auto" style:column-width="1.789cm"/>
    </style:style>
    <style:style style:name="co22" style:family="table-column">
      <style:table-column-properties fo:break-before="auto" style:column-width="1.605cm"/>
    </style:style>
    <style:style style:name="co23" style:family="table-column">
      <style:table-column-properties fo:break-before="auto" style:column-width="2.196cm"/>
    </style:style>
    <style:style style:name="co24" style:family="table-column">
      <style:table-column-properties fo:break-before="auto" style:column-width="7.066cm"/>
    </style:style>
    <style:style style:name="co25" style:family="table-column">
      <style:table-column-properties fo:break-before="auto" style:column-width="7.214cm"/>
    </style:style>
    <style:style style:name="co26" style:family="table-column">
      <style:table-column-properties fo:break-before="auto" style:column-width="0.998cm"/>
    </style:style>
    <style:style style:name="co27" style:family="table-column">
      <style:table-column-properties fo:break-before="auto" style:column-width="9.596cm"/>
    </style:style>
    <style:style style:name="co28" style:family="table-column">
      <style:table-column-properties fo:break-before="auto" style:column-width="1.235cm"/>
    </style:style>
    <style:style style:name="co29" style:family="table-column">
      <style:table-column-properties fo:break-before="auto" style:column-width="1.42cm"/>
    </style:style>
    <style:style style:name="co30" style:family="table-column">
      <style:table-column-properties fo:break-before="auto" style:column-width="8.546cm"/>
    </style:style>
    <style:style style:name="co31" style:family="table-column">
      <style:table-column-properties fo:break-before="auto" style:column-width="1.812cm"/>
    </style:style>
    <style:style style:name="co32" style:family="table-column">
      <style:table-column-properties fo:break-before="auto" style:column-width="8.509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1.016cm" fo:break-before="auto" style:use-optimal-row-height="true"/>
    </style:style>
    <style:style style:name="ro4" style:family="table-row">
      <style:table-row-properties style:row-height="1.494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88cm solid #000000" fo:border-right="0.035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order-bottom="none" fo:border-left="0.088cm solid #000000" fo:border-right="0.035cm solid #000000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0.088cm solid #000000" fo:border-right="0.035cm solid #000000" fo:border-top="non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0.088cm solid #000000" fo:border-right="0.035cm solid #000000" fo:border-top="none"/>
      <style:text-properties style:font-name="Liberation Sans" fo:font-size="12pt" style:font-name-asian="Bitstream Vera Sans" style:font-size-asian="12pt" style:font-name-complex="Bitstream Vera Sans" style:font-size-complex="12pt"/>
    </style:style>
    <style:style style:name="ce9" style:family="table-cell" style:parent-style-name="Default">
      <style:table-cell-properties fo:border-bottom="0.088cm solid #000000" fo:border-left="0.088cm solid #000000" fo:border-right="0.035cm solid #000000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cccc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7">
      <style:table-cell-properties fo:border-bottom="none" fo:background-color="#666666" style:text-align-source="fix" style:repeat-content="false" fo:border-left="0.035cm solid #000000" fo:border-right="0.035cm solid #000000" fo:border-top="none"/>
      <style:paragraph-properties fo:text-align="center" fo:margin-left="0cm"/>
      <style:text-properties fo:color="#666666" fo:font-size="12pt" style:font-size-asian="12pt" style:font-size-complex="12pt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 style:data-style-name="N37">
      <style:table-cell-properties fo:border-bottom="none" fo:background-color="#666666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666666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cccc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 style:data-style-name="N100">
      <style:text-properties fo:font-size="12pt" style:font-size-asian="12pt" style:font-size-complex="12pt"/>
    </style:style>
    <style:style style:name="ce29" style:family="table-cell" style:parent-style-name="Default" style:data-style-name="N100">
      <style:table-cell-properties fo:border-bottom="0.035cm solid #000000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0">
      <style:table-cell-properties fo:border-bottom="none" fo:background-color="#cccccc" fo:border-left="0.088cm solid #000000" fo:border-right="0.035cm solid #000000" fo:border-top="none"/>
      <style:text-properties fo:font-size="12pt" style:font-size-asian="12pt" style:font-size-complex="12pt"/>
    </style:style>
    <style:style style:name="ce31" style:family="table-cell" style:parent-style-name="Default" style:data-style-name="N100">
      <style:table-cell-properties fo:border-bottom="none" fo:border-left="0.088cm solid #000000" fo:border-right="0.035cm solid #000000" fo:border-top="none"/>
      <style:text-properties fo:font-size="12pt" style:font-size-asian="12pt" style:font-size-complex="12pt"/>
    </style:style>
    <style:style style:name="ce32" style:family="table-cell" style:parent-style-name="Default" style:data-style-name="N100">
      <style:table-cell-properties fo:border-bottom="0.088cm solid #000000" fo:border-left="0.088cm solid #000000" fo:border-right="0.035cm solid #000000" fo:border-top="none"/>
      <style:text-properties fo:font-size="12pt" style:font-size-asian="12pt" style:font-size-complex="12pt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 style:data-style-name="N100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0">
      <style:table-cell-properties fo:border-bottom="none" fo:background-color="#cccc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 style:data-style-name="N100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 style:data-style-name="N100">
      <style:table-cell-properties fo:border-bottom="0.088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fo:font-size="12pt" style:font-size-asian="12pt" style:font-size-complex="12pt" fo:hyphenate="true"/>
    </style:style>
    <style:style style:name="ce39" style:family="table-cell" style:parent-style-name="Default" style:data-style-name="N100">
      <style:table-cell-properties fo:border-bottom="0.035cm solid #000000" fo:wrap-option="wrap" fo:border-left="0.035cm solid #000000" fo:border-right="0.035cm solid #000000" fo:border-top="0.088cm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40" style:family="table-cell" style:parent-style-name="Default" style:data-style-name="N100">
      <style:table-cell-properties fo:border-bottom="none" fo:background-color="#cccccc" style:text-align-source="fix" style:repeat-content="false" fo:wrap-option="wrap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 fo:hyphenate="true"/>
    </style:style>
    <style:style style:name="ce41" style:family="table-cell" style:parent-style-name="Default" style:data-style-name="N100">
      <style:table-cell-properties fo:border-bottom="none" style:text-align-source="fix" style:repeat-content="false" fo:wrap-option="wrap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 fo:hyphenate="true"/>
    </style:style>
    <style:style style:name="ce42" style:family="table-cell" style:parent-style-name="Default" style:data-style-name="N100">
      <style:table-cell-properties fo:border-bottom="0.088cm solid #000000" style:text-align-source="fix" style:repeat-content="false" fo:wrap-option="wrap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 fo:hyphenate="true"/>
    </style:style>
    <style:style style:name="ce43" style:family="table-cell" style:parent-style-name="Default" style:data-style-name="N100">
      <style:table-cell-properties fo:wrap-option="wrap"/>
      <style:text-properties fo:font-size="12pt" style:font-size-asian="12pt" style:font-size-complex="12pt" fo:hyphenate="true"/>
    </style:style>
    <style:style style:name="ce44" style:family="table-cell" style:parent-style-name="Default" style:data-style-name="N100">
      <style:table-cell-properties fo:border-bottom="0.035cm solid #000000" fo:wrap-option="wrap" fo:border-left="0.035cm solid #000000" fo:border-right="0.088cm solid #000000" fo:border-top="0.088cm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45" style:family="table-cell" style:parent-style-name="Default" style:data-style-name="N100">
      <style:table-cell-properties fo:border-bottom="none" fo:background-color="#cccccc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46" style:family="table-cell" style:parent-style-name="Default" style:data-style-name="N100">
      <style:table-cell-properties fo:border-bottom="none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47" style:family="table-cell" style:parent-style-name="Default" style:data-style-name="N100">
      <style:table-cell-properties fo:border-bottom="0.088cm solid #000000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48" style:family="table-cell" style:parent-style-name="Default" style:data-style-name="N100">
      <style:table-cell-properties fo:border-bottom="0.088cm solid #000000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none" fo:background-color="#cccccc" fo:border-left="0.088cm solid #000000" fo:border-right="0.035cm solid #000000" fo:border-top="none"/>
      <style:text-properties fo:font-size="12pt" style:font-size-asian="12pt" style:font-size-complex="12pt"/>
    </style:style>
    <style:style style:name="ce50" style:family="table-cell" style:parent-style-name="Default" style:data-style-name="N100">
      <style:table-cell-properties fo:border-bottom="0.088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wrap-option="wrap"/>
      <style:text-properties fo:font-size="12pt" style:font-size-asian="12pt" style:font-size-complex="12pt" fo:hyphenate="true"/>
    </style:style>
    <style:style style:name="ce52" style:family="table-cell" style:parent-style-name="Default" style:data-style-name="N100">
      <style:table-cell-properties fo:border-bottom="0.088cm solid #000000" fo:wrap-option="wrap" fo:border-left="0.035cm solid #000000" fo:border-right="0.035cm solid #000000" fo:border-top="0.088cm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53" style:family="table-cell" style:parent-style-name="Default">
      <style:table-cell-properties fo:border-bottom="none" fo:background-color="#cccccc" fo:wrap-option="wrap" fo:border-left="0.035cm solid #000000" fo:border-right="0.035cm solid #000000" fo:border-top="none"/>
      <style:text-properties fo:font-size="12pt" style:font-size-asian="12pt" style:font-size-complex="12pt" fo:hyphenate="true"/>
    </style:style>
    <style:style style:name="ce54" style:family="table-cell" style:parent-style-name="Default">
      <style:table-cell-properties fo:border-bottom="none" fo:wrap-option="wrap" fo:border-left="0.035cm solid #000000" fo:border-right="0.035cm solid #000000" fo:border-top="none"/>
      <style:text-properties fo:font-size="12pt" style:font-size-asian="12pt" style:font-size-complex="12pt" fo:hyphenate="true"/>
    </style:style>
    <style:style style:name="ce55" style:family="table-cell" style:parent-style-name="Default">
      <style:table-cell-properties fo:border-bottom="0.088cm solid #000000" fo:wrap-option="wrap" fo:border-left="0.035cm solid #000000" fo:border-right="0.035cm solid #000000" fo:border-top="none"/>
      <style:text-properties fo:font-size="12pt" style:font-size-asian="12pt" style:font-size-complex="12pt" fo:hyphenate="true"/>
    </style:style>
    <style:style style:name="ce56" style:family="table-cell" style:parent-style-name="Default">
      <style:table-cell-properties fo:border-bottom="none" fo:background-color="#cccccc" fo:border-left="0.035cm solid #000000" fo:border-right="0.035cm solid #000000" fo:border-top="none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fo:border-left="0.035cm solid #000000" fo:border-right="0.035cm solid #000000" fo:border-top="none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0.088cm solid #000000" fo:border-left="0.035cm solid #000000" fo:border-right="0.035cm solid #000000" fo:border-top="none"/>
      <style:text-properties fo:font-size="12pt" style:font-size-asian="12pt" style:font-size-complex="12pt"/>
    </style:style>
    <style:style style:name="ce59" style:family="table-cell" style:parent-style-name="Default" style:data-style-name="N100">
      <style:table-cell-properties fo:border-bottom="0.088cm solid #000000" fo:wrap-option="wrap" fo:border-left="0.035cm solid #000000" fo:border-right="0.088cm solid #000000" fo:border-top="0.088cm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60" style:family="table-cell" style:parent-style-name="Default">
      <style:table-cell-properties fo:border-bottom="none" fo:background-color="#cccccc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61" style:family="table-cell" style:parent-style-name="Default">
      <style:table-cell-properties fo:border-bottom="none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62" style:family="table-cell" style:parent-style-name="Default">
      <style:table-cell-properties fo:border-bottom="0.088cm solid #000000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ta_extref" style:family="table">
      <style:table-properties table:display="false"/>
    </style:style>
    <style:style style:name="T1" style:family="text">
      <style:text-properties style:font-name-asian="Bitstream Vera Sans" style:font-name-complex="Bitstream Vera Sans"/>
    </style:style>
    <style:style style:name="T2" style:family="text">
      <style:text-properties style:font-name="Liberation Sans" style:font-name-asian="Bitstream Vera Sans" style:font-name-complex="Bitstream Vera Sans"/>
    </style:style>
  </office:automatic-styles>
  <office:body>
    <office:spreadsheet>
      <table:table table:name="Global Overview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6" table:default-cell-style-name="ce10"/>
        <table:table-column table:style-name="co7" table:default-cell-style-name="ce10"/>
        <table:table-column table:style-name="co10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1" table:number-rows-spanned="2">
            <text:p>HLA Services</text:p>
          </table:table-cell>
          <table:table-cell table:style-name="ce11" office:value-type="string" table:number-columns-spanned="1" table:number-rows-spanned="2">
            <text:p>Category</text:p>
          </table:table-cell>
          <table:table-cell table:style-name="ce11" office:value-type="string" table:number-columns-spanned="1" table:number-rows-spanned="2">
            <text:p>RTIA</text:p>
            <text:p>FedA</text:p>
          </table:table-cell>
          <table:table-cell table:style-name="ce11" office:value-type="string" table:number-columns-spanned="3" table:number-rows-spanned="1">
            <text:p>Normative Document Reference</text:p>
          </table:table-cell>
          <table:covered-table-cell table:style-name="ce22"/>
          <table:covered-table-cell table:style-name="ce22"/>
          <table:table-cell table:style-name="ce11" office:value-type="string" table:number-columns-spanned="4" table:number-rows-spanned="1">
            <text:p>Implementation Status (Yes/Partial/No)</text:p>
          </table:table-cell>
          <table:covered-table-cell table:style-name="ce11"/>
          <table:covered-table-cell table:style-name="ce22"/>
          <table:covered-table-cell table:style-name="ce22"/>
          <table:table-cell table:number-columns-repeated="1013"/>
        </table:table-row>
        <table:table-row table:style-name="ro3">
          <table:table-cell/>
          <table:covered-table-cell table:style-name="ce4"/>
          <table:covered-table-cell table:style-name="ce12"/>
          <table:covered-table-cell table:style-name="ce12"/>
          <table:table-cell table:style-name="ce16" office:value-type="string">
            <text:p>HLA 1.3</text:p>
          </table:table-cell>
          <table:table-cell table:style-name="ce16" office:value-type="string">
            <text:p>IEEE-1516-2000</text:p>
          </table:table-cell>
          <table:table-cell table:style-name="ce23" office:value-type="string">
            <text:p>IEEE-1516-2010</text:p>
            <text:p>(HLA Evolved)</text:p>
          </table:table-cell>
          <table:table-cell table:style-name="ce16" office:value-type="string">
            <text:p>CERTI</text:p>
            <text:p>Kernel</text:p>
          </table:table-cell>
          <table:table-cell table:style-name="ce16" office:value-type="string">
            <text:p>HLA 1.3</text:p>
          </table:table-cell>
          <table:table-cell table:style-name="ce16" office:value-type="string">
            <text:p>IEEE-1516-2000</text:p>
          </table:table-cell>
          <table:table-cell table:style-name="ce23" office:value-type="string">
            <text:p>IEEE-1516-2010</text:p>
            <text:p>(HLA Evolved)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Federation Management</text:p>
          </table:table-cell>
          <table:table-cell table:style-name="ce13" office:value-type="string">
            <text:p>F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6" office:value-type="string">
            <text:p>Connec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7"/>
          <table:table-cell table:style-name="ce19"/>
          <table:table-cell table:style-name="ce14" office:value-type="string">
            <text:p>§4.2</text:p>
          </table:table-cell>
          <table:table-cell table:style-name="ce14" office:value-type="string">
            <text:p>yes</text:p>
          </table:table-cell>
          <table:table-cell table:style-name="ce21"/>
          <table:table-cell table:style-name="ce21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Disconnec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7"/>
          <table:table-cell table:style-name="ce19"/>
          <table:table-cell table:style-name="ce14" office:value-type="string">
            <text:p>§4.3</text:p>
          </table:table-cell>
          <table:table-cell table:style-name="ce14" office:value-type="string">
            <text:p>yes</text:p>
          </table:table-cell>
          <table:table-cell table:style-name="ce21"/>
          <table:table-cell table:style-name="ce21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Connection Los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7"/>
          <table:table-cell table:style-name="ce19"/>
          <table:table-cell table:style-name="ce14" office:value-type="string">
            <text:p>§4.4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Create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2</text:p>
          </table:table-cell>
          <table:table-cell table:style-name="ce18" office:value-type="string">
            <text:p>§4.2</text:p>
          </table:table-cell>
          <table:table-cell table:style-name="ce14" office:value-type="string">
            <text:p>§4.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Destroy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3</text:p>
          </table:table-cell>
          <table:table-cell table:style-name="ce18" office:value-type="string">
            <text:p>§4.3</text:p>
          </table:table-cell>
          <table:table-cell table:style-name="ce14" office:value-type="string">
            <text:p>§4.6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List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9"/>
          <table:table-cell table:style-name="ce14" office:value-type="string">
            <text:p>§4.7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Report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9"/>
          <table:table-cell table:style-name="ce19"/>
          <table:table-cell table:style-name="ce14" office:value-type="string">
            <text:p>§4.8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Join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4</text:p>
          </table:table-cell>
          <table:table-cell table:style-name="ce18" office:value-type="string">
            <text:p>§4.4</text:p>
          </table:table-cell>
          <table:table-cell table:style-name="ce14" office:value-type="string">
            <text:p>§4.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Resign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5</text:p>
          </table:table-cell>
          <table:table-cell table:style-name="ce18" office:value-type="string">
            <text:p>§4.5</text:p>
          </table:table-cell>
          <table:table-cell table:style-name="ce14" office:value-type="string">
            <text:p>§4.10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Register Federation Synchronisation Poin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6</text:p>
          </table:table-cell>
          <table:table-cell table:style-name="ce18" office:value-type="string">
            <text:p>§4.6</text:p>
          </table:table-cell>
          <table:table-cell table:style-name="ce14" office:value-type="string">
            <text:p>§4.11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Confirm Synchronisation Point Registra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7</text:p>
          </table:table-cell>
          <table:table-cell table:style-name="ce18" office:value-type="string">
            <text:p>§4.7</text:p>
          </table:table-cell>
          <table:table-cell table:style-name="ce14" office:value-type="string">
            <text:p>§4.12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Announce Synchronization Poin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8</text:p>
          </table:table-cell>
          <table:table-cell table:style-name="ce18" office:value-type="string">
            <text:p>§4.8</text:p>
          </table:table-cell>
          <table:table-cell table:style-name="ce14" office:value-type="string">
            <text:p>§4.13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Synchronization Point Achiev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9</text:p>
          </table:table-cell>
          <table:table-cell table:style-name="ce18" office:value-type="string">
            <text:p>§4.9</text:p>
          </table:table-cell>
          <table:table-cell table:style-name="ce14" office:value-type="string">
            <text:p>§4.14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Synchroniz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0</text:p>
          </table:table-cell>
          <table:table-cell table:style-name="ce18" office:value-type="string">
            <text:p>§4.10</text:p>
          </table:table-cell>
          <table:table-cell table:style-name="ce14" office:value-type="string">
            <text:p>§4.1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Request Federation Sav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11</text:p>
          </table:table-cell>
          <table:table-cell table:style-name="ce18" office:value-type="string">
            <text:p>§4.11</text:p>
          </table:table-cell>
          <table:table-cell table:style-name="ce14" office:value-type="string">
            <text:p>§4.16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Initiate Federation Sav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2</text:p>
          </table:table-cell>
          <table:table-cell table:style-name="ce18" office:value-type="string">
            <text:p>§4.12</text:p>
          </table:table-cell>
          <table:table-cell table:style-name="ce14" office:value-type="string">
            <text:p>§4.17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e Save Begu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13</text:p>
          </table:table-cell>
          <table:table-cell table:style-name="ce18" office:value-type="string">
            <text:p>§4.13</text:p>
          </table:table-cell>
          <table:table-cell table:style-name="ce14" office:value-type="string">
            <text:p>§4.18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e Save Complet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14</text:p>
          </table:table-cell>
          <table:table-cell table:style-name="ce18" office:value-type="string">
            <text:p>§4.14</text:p>
          </table:table-cell>
          <table:table-cell table:style-name="ce14" office:value-type="string">
            <text:p>§4.1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Sav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5</text:p>
          </table:table-cell>
          <table:table-cell table:style-name="ce18" office:value-type="string">
            <text:p>§4.15</text:p>
          </table:table-cell>
          <table:table-cell table:style-name="ce14" office:value-type="string">
            <text:p>§4.20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Abort Federation Sav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9"/>
          <table:table-cell table:style-name="ce19"/>
          <table:table-cell table:style-name="ce14" office:value-type="string">
            <text:p>§4.21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Query Federation Save Status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8" office:value-type="string">
            <text:p>§4.16</text:p>
          </table:table-cell>
          <table:table-cell table:style-name="ce14" office:value-type="string">
            <text:p>§4.22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Save Status Respons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8" office:value-type="string">
            <text:p>§4.17</text:p>
          </table:table-cell>
          <table:table-cell table:style-name="ce14" office:value-type="string">
            <text:p>§4.23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Request Federation Restor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16</text:p>
          </table:table-cell>
          <table:table-cell table:style-name="ce18" office:value-type="string">
            <text:p>§4.18</text:p>
          </table:table-cell>
          <table:table-cell table:style-name="ce14" office:value-type="string">
            <text:p>§4.24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Confirm Federation Restoration Reques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7</text:p>
          </table:table-cell>
          <table:table-cell table:style-name="ce18" office:value-type="string">
            <text:p>§4.19</text:p>
          </table:table-cell>
          <table:table-cell table:style-name="ce14" office:value-type="string">
            <text:p>§4.2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Restore Begu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8</text:p>
          </table:table-cell>
          <table:table-cell table:style-name="ce18" office:value-type="string">
            <text:p>§4.20</text:p>
          </table:table-cell>
          <table:table-cell table:style-name="ce14" office:value-type="string">
            <text:p>§4.26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Initiate Federate Restor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9</text:p>
          </table:table-cell>
          <table:table-cell table:style-name="ce18" office:value-type="string">
            <text:p>§4.21</text:p>
          </table:table-cell>
          <table:table-cell table:style-name="ce14" office:value-type="string">
            <text:p>§4.27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e Restore Complet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20</text:p>
          </table:table-cell>
          <table:table-cell table:style-name="ce18" office:value-type="string">
            <text:p>§4.22</text:p>
          </table:table-cell>
          <table:table-cell table:style-name="ce14" office:value-type="string">
            <text:p>§4.28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Restor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21</text:p>
          </table:table-cell>
          <table:table-cell table:style-name="ce18" office:value-type="string">
            <text:p>§4.23</text:p>
          </table:table-cell>
          <table:table-cell table:style-name="ce14" office:value-type="string">
            <text:p>§4.2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Abort Federation Restor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9"/>
          <table:table-cell table:style-name="ce14" office:value-type="string">
            <text:p>§4.30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Query Federation Restore Status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8" office:value-type="string">
            <text:p>§4.24</text:p>
          </table:table-cell>
          <table:table-cell table:style-name="ce14" office:value-type="string">
            <text:p>§4.31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Restore Status Respons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8" office:value-type="string">
            <text:p>§4.25</text:p>
          </table:table-cell>
          <table:table-cell table:style-name="ce14" office:value-type="string">
            <text:p>§4.32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Declaration management</text:p>
          </table:table-cell>
          <table:table-cell table:style-name="ce13" office:value-type="string">
            <text:p>DM</text:p>
          </table:table-cell>
          <table:table-cell table:style-name="ce13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6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Publish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2</text:p>
          </table:table-cell>
          <table:table-cell table:style-name="ce14" office:value-type="string">
            <text:p>§5.2</text:p>
          </table:table-cell>
          <table:table-cell table:style-name="ce14" office:value-type="string">
            <text:p>§5.2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Unpublish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3</text:p>
          </table:table-cell>
          <table:table-cell table:style-name="ce14" office:value-type="string">
            <text:p>§5.3</text:p>
          </table:table-cell>
          <table:table-cell table:style-name="ce14" office:value-type="string">
            <text:p>§5.3</text:p>
          </table:table-cell>
          <table:table-cell table:style-name="ce14" office:value-type="string">
            <text:p>partial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partial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Publish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4</text:p>
          </table:table-cell>
          <table:table-cell table:style-name="ce14" office:value-type="string">
            <text:p>§5.4</text:p>
          </table:table-cell>
          <table:table-cell table:style-name="ce14" office:value-type="string">
            <text:p>§5.4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Unpublish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5</text:p>
          </table:table-cell>
          <table:table-cell table:style-name="ce14" office:value-type="string">
            <text:p>§5.5</text:p>
          </table:table-cell>
          <table:table-cell table:style-name="ce14" office:value-type="string">
            <text:p>§5.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Subscribe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6</text:p>
          </table:table-cell>
          <table:table-cell table:style-name="ce14" office:value-type="string">
            <text:p>§5.6</text:p>
          </table:table-cell>
          <table:table-cell table:style-name="ce14" office:value-type="string">
            <text:p>§5.6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Unsubscribe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7</text:p>
          </table:table-cell>
          <table:table-cell table:style-name="ce14" office:value-type="string">
            <text:p>§5.7</text:p>
          </table:table-cell>
          <table:table-cell table:style-name="ce14" office:value-type="string">
            <text:p>§5.7</text:p>
          </table:table-cell>
          <table:table-cell table:style-name="ce14" office:value-type="string">
            <text:p>partial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partial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Subscribe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8</text:p>
          </table:table-cell>
          <table:table-cell table:style-name="ce14" office:value-type="string">
            <text:p>§5.8</text:p>
          </table:table-cell>
          <table:table-cell table:style-name="ce14" office:value-type="string">
            <text:p>§5.8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Unsubscribe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9</text:p>
          </table:table-cell>
          <table:table-cell table:style-name="ce14" office:value-type="string">
            <text:p>§5.9</text:p>
          </table:table-cell>
          <table:table-cell table:style-name="ce14" office:value-type="string">
            <text:p>§5.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Start Registration For Object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0</text:p>
          </table:table-cell>
          <table:table-cell table:style-name="ce14" office:value-type="string">
            <text:p>§5.10</text:p>
          </table:table-cell>
          <table:table-cell table:style-name="ce14" office:value-type="string">
            <text:p>§5.10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Stop Registration For Object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1</text:p>
          </table:table-cell>
          <table:table-cell table:style-name="ce14" office:value-type="string">
            <text:p>§5.11</text:p>
          </table:table-cell>
          <table:table-cell table:style-name="ce14" office:value-type="string">
            <text:p>§5.11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Turn Interaction On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2</text:p>
          </table:table-cell>
          <table:table-cell table:style-name="ce14" office:value-type="string">
            <text:p>§5.12</text:p>
          </table:table-cell>
          <table:table-cell table:style-name="ce14" office:value-type="string">
            <text:p>§5.12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Turn Interaction Off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3</text:p>
          </table:table-cell>
          <table:table-cell table:style-name="ce14" office:value-type="string">
            <text:p>§5.13</text:p>
          </table:table-cell>
          <table:table-cell table:style-name="ce14" office:value-type="string">
            <text:p>§5.13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Object management</text:p>
          </table:table-cell>
          <table:table-cell table:style-name="ce13" office:value-type="string">
            <text:p>O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Reserve Object Instance Nam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/>
          <table:table-cell table:style-name="ce14" office:value-type="string">
            <text:p>§6.2</text:p>
          </table:table-cell>
          <table:table-cell table:style-name="ce14" office:value-type="string">
            <text:p>§6.2</text:p>
          </table:table-cell>
          <table:table-cell table:style-name="ce14" office:value-type="string">
            <text:p>yes</text:p>
          </table:table-cell>
          <table:table-cell table:style-name="ce21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Object Instance Name Reserved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21"/>
          <table:table-cell table:style-name="ce14" office:value-type="string">
            <text:p>§6.3</text:p>
          </table:table-cell>
          <table:table-cell table:style-name="ce14" office:value-type="string">
            <text:p>§6.3</text:p>
          </table:table-cell>
          <table:table-cell table:style-name="ce14" office:value-type="string">
            <text:p>yes</text:p>
          </table:table-cell>
          <table:table-cell table:style-name="ce21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lease Object Instance Nam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4</text:p>
          </table:table-cell>
          <table:table-cell table:style-name="ce14" office:value-type="string">
            <text:p>no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serve Multiple Object Instance Names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5</text:p>
          </table:table-cell>
          <table:table-cell table:style-name="ce14" office:value-type="string">
            <text:p>no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Multiple Object Instance Names Reserved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21" table:number-columns-repeated="2"/>
          <table:table-cell table:style-name="ce14" office:value-type="string">
            <text:p>§6.6</text:p>
          </table:table-cell>
          <table:table-cell table:style-name="ce14" office:value-type="string">
            <text:p>no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lease Multiple Object Instance Names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7</text:p>
          </table:table-cell>
          <table:table-cell table:style-name="ce14" office:value-type="string">
            <text:p>no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giste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2</text:p>
          </table:table-cell>
          <table:table-cell table:style-name="ce14" office:value-type="string">
            <text:p>§6.8</text:p>
          </table:table-cell>
          <table:table-cell table:style-name="ce14" office:value-type="string">
            <text:p>§6.8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partial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Discove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3</text:p>
          </table:table-cell>
          <table:table-cell table:style-name="ce14" office:value-type="string">
            <text:p>§6.5</text:p>
          </table:table-cell>
          <table:table-cell table:style-name="ce14" office:value-type="string">
            <text:p>§6.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Update Attribute Values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4</text:p>
          </table:table-cell>
          <table:table-cell table:style-name="ce14" office:value-type="string">
            <text:p>§6.6</text:p>
          </table:table-cell>
          <table:table-cell table:style-name="ce14" office:value-type="string">
            <text:p>§6.10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flect Attribute Values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5</text:p>
          </table:table-cell>
          <table:table-cell table:style-name="ce14" office:value-type="string">
            <text:p>§6.7</text:p>
          </table:table-cell>
          <table:table-cell table:style-name="ce14" office:value-type="string">
            <text:p>§6.11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Send Interaction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6</text:p>
          </table:table-cell>
          <table:table-cell table:style-name="ce14" office:value-type="string">
            <text:p>§6.8</text:p>
          </table:table-cell>
          <table:table-cell table:style-name="ce14" office:value-type="string">
            <text:p>§6.12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ceive Interaction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7</text:p>
          </table:table-cell>
          <table:table-cell table:style-name="ce14" office:value-type="string">
            <text:p>§6.9</text:p>
          </table:table-cell>
          <table:table-cell table:style-name="ce14" office:value-type="string">
            <text:p>§6.13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Delete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8</text:p>
          </table:table-cell>
          <table:table-cell table:style-name="ce14" office:value-type="string">
            <text:p>§6.10</text:p>
          </table:table-cell>
          <table:table-cell table:style-name="ce14" office:value-type="string">
            <text:p>§6.14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move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9</text:p>
          </table:table-cell>
          <table:table-cell table:style-name="ce14" office:value-type="string">
            <text:p>§6.11</text:p>
          </table:table-cell>
          <table:table-cell table:style-name="ce14" office:value-type="string">
            <text:p>§6.1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Local Delete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0</text:p>
          </table:table-cell>
          <table:table-cell table:style-name="ce14" office:value-type="string">
            <text:p>§6.12</text:p>
          </table:table-cell>
          <table:table-cell table:style-name="ce14" office:value-type="string">
            <text:p>§6.16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Change Attribute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1</text:p>
          </table:table-cell>
          <table:table-cell table:style-name="ce14" office:value-type="string">
            <text:p>§6.13</text:p>
          </table:table-cell>
          <table:table-cell table:style-name="ce21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Change Interaction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2</text:p>
          </table:table-cell>
          <table:table-cell table:style-name="ce14" office:value-type="string">
            <text:p>§6.14</text:p>
          </table:table-cell>
          <table:table-cell table:style-name="ce21"/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s In Sco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3</text:p>
          </table:table-cell>
          <table:table-cell table:style-name="ce14" office:value-type="string">
            <text:p>§6.15</text:p>
          </table:table-cell>
          <table:table-cell table:style-name="ce14" office:value-type="string">
            <text:p>§6.17</text:p>
          </table:table-cell>
          <table:table-cell table:style-name="ce14" office:value-type="string">
            <text:p>partial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s Out Of Sco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4</text:p>
          </table:table-cell>
          <table:table-cell table:style-name="ce14" office:value-type="string">
            <text:p>§6.16</text:p>
          </table:table-cell>
          <table:table-cell table:style-name="ce14" office:value-type="string">
            <text:p>§6.18</text:p>
          </table:table-cell>
          <table:table-cell table:style-name="ce14" office:value-type="string">
            <text:p>partial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te Value Updat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5</text:p>
          </table:table-cell>
          <table:table-cell table:style-name="ce14" office:value-type="string">
            <text:p>§6.17</text:p>
          </table:table-cell>
          <table:table-cell table:style-name="ce14" office:value-type="string">
            <text:p>§6.1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Provide Attribute Value Updat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6</text:p>
          </table:table-cell>
          <table:table-cell table:style-name="ce14" office:value-type="string">
            <text:p>§6.18</text:p>
          </table:table-cell>
          <table:table-cell table:style-name="ce14" office:value-type="string">
            <text:p>§6.20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Turn Updates On Fo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7</text:p>
          </table:table-cell>
          <table:table-cell table:style-name="ce14" office:value-type="string">
            <text:p>§6.19</text:p>
          </table:table-cell>
          <table:table-cell table:style-name="ce14" office:value-type="string">
            <text:p>§6.21</text:p>
          </table:table-cell>
          <table:table-cell table:style-name="ce14" office:value-type="string">
            <text:p>partial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Turn Updates Off Fo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8</text:p>
          </table:table-cell>
          <table:table-cell table:style-name="ce14" office:value-type="string">
            <text:p>§6.20</text:p>
          </table:table-cell>
          <table:table-cell table:style-name="ce14" office:value-type="string">
            <text:p>§6.22</text:p>
          </table:table-cell>
          <table:table-cell table:style-name="ce14" office:value-type="string">
            <text:p>partial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te Transportation Type Chang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23</text:p>
          </table:table-cell>
          <table:table-cell table:style-name="ce14" office:value-type="string">
            <text:p>no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Confirm Attribute Transportation Type Chang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21" table:number-columns-repeated="2"/>
          <table:table-cell table:style-name="ce14" office:value-type="string">
            <text:p>§6.24</text:p>
          </table:table-cell>
          <table:table-cell table:style-name="ce14" office:value-type="string">
            <text:p>no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Query Attribute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25</text:p>
          </table:table-cell>
          <table:table-cell table:style-name="ce14" office:value-type="string">
            <text:p>no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port Attribute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21" table:number-columns-repeated="2"/>
          <table:table-cell table:style-name="ce14" office:value-type="string">
            <text:p>§6.26</text:p>
          </table:table-cell>
          <table:table-cell table:style-name="ce14" office:value-type="string">
            <text:p>no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Interaction Transportation Type Chang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27</text:p>
          </table:table-cell>
          <table:table-cell table:style-name="ce14" office:value-type="string">
            <text:p>partial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Confirm Interaction Transportation Type Chang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21" table:number-columns-repeated="2"/>
          <table:table-cell table:style-name="ce14" office:value-type="string">
            <text:p>§6.28</text:p>
          </table:table-cell>
          <table:table-cell table:style-name="ce14" office:value-type="string">
            <text:p>no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Query Interaction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29</text:p>
          </table:table-cell>
          <table:table-cell table:style-name="ce14" office:value-type="string">
            <text:p>partial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port Interaction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21" table:number-columns-repeated="2"/>
          <table:table-cell table:style-name="ce14" office:value-type="string">
            <text:p>§6.30</text:p>
          </table:table-cell>
          <table:table-cell table:style-name="ce14" office:value-type="string">
            <text:p>no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Ownership management</text:p>
          </table:table-cell>
          <table:table-cell table:style-name="ce13" office:value-type="string">
            <text:p>OW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Unconditional Attribute Ownership Divestitur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2</text:p>
          </table:table-cell>
          <table:table-cell table:style-name="ce14" office:value-type="string">
            <text:p>§7.2</text:p>
          </table:table-cell>
          <table:table-cell table:style-name="ce14" office:value-type="string">
            <text:p>§7.2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Negotiated Attribute Ownership Divestitur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3</text:p>
          </table:table-cell>
          <table:table-cell table:style-name="ce14" office:value-type="string">
            <text:p>§7.3</text:p>
          </table:table-cell>
          <table:table-cell table:style-name="ce14" office:value-type="string">
            <text:p>§7.3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te Ownership Assumption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4</text:p>
          </table:table-cell>
          <table:table-cell table:style-name="ce14" office:value-type="string">
            <text:p>§7.4</text:p>
          </table:table-cell>
          <table:table-cell table:style-name="ce14" office:value-type="string">
            <text:p>§7.4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Divestiture Confirmation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5</text:p>
          </table:table-cell>
          <table:table-cell table:style-name="ce14" office:value-type="string">
            <text:p>§7.5</text:p>
          </table:table-cell>
          <table:table-cell table:style-name="ce14" office:value-type="string">
            <text:p>§7.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Confirm Divestitur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6</text:p>
          </table:table-cell>
          <table:table-cell table:style-name="ce14" office:value-type="string">
            <text:p>§7.6</text:p>
          </table:table-cell>
          <table:table-cell table:style-name="ce14" office:value-type="string">
            <text:p>§7.6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Acquisition Notification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7</text:p>
          </table:table-cell>
          <table:table-cell table:style-name="ce14" office:value-type="string">
            <text:p>§7.7</text:p>
          </table:table-cell>
          <table:table-cell table:style-name="ce14" office:value-type="string">
            <text:p>§7.7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Acquisition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8</text:p>
          </table:table-cell>
          <table:table-cell table:style-name="ce14" office:value-type="string">
            <text:p>§7.8</text:p>
          </table:table-cell>
          <table:table-cell table:style-name="ce14" office:value-type="string">
            <text:p>§7.8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Acquisition If Availabl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9</text:p>
          </table:table-cell>
          <table:table-cell table:style-name="ce14" office:value-type="string">
            <text:p>§7.9</text:p>
          </table:table-cell>
          <table:table-cell table:style-name="ce14" office:value-type="string">
            <text:p>§7.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Unavailabl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10</text:p>
          </table:table-cell>
          <table:table-cell table:style-name="ce14" office:value-type="string">
            <text:p>§7.10</text:p>
          </table:table-cell>
          <table:table-cell table:style-name="ce14" office:value-type="string">
            <text:p>§7.10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te Ownership Releas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11</text:p>
          </table:table-cell>
          <table:table-cell table:style-name="ce14" office:value-type="string">
            <text:p>§7.11</text:p>
          </table:table-cell>
          <table:table-cell table:style-name="ce14" office:value-type="string">
            <text:p>§7.11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Release Denied</text:p>
          </table:table-cell>
          <table:table-cell table:style-name="ce14" office:value-type="string">
            <text:p>OWN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7.12</text:p>
          </table:table-cell>
          <table:table-cell table:style-name="ce14" office:value-type="string">
            <text:p>no</text:p>
          </table:table-cell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Divestiture If Wanted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12</text:p>
          </table:table-cell>
          <table:table-cell table:style-name="ce14" office:value-type="string">
            <text:p>§7.12</text:p>
          </table:table-cell>
          <table:table-cell table:style-name="ce14" office:value-type="string">
            <text:p>§7.13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Cancel Negotiated Attribute Ownership Divestitur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13</text:p>
          </table:table-cell>
          <table:table-cell table:style-name="ce14" office:value-type="string">
            <text:p>§7.13</text:p>
          </table:table-cell>
          <table:table-cell table:style-name="ce14" office:value-type="string">
            <text:p>§7.14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Cancel Attribute Ownership Acquisition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14</text:p>
          </table:table-cell>
          <table:table-cell table:style-name="ce14" office:value-type="string">
            <text:p>§7.14</text:p>
          </table:table-cell>
          <table:table-cell table:style-name="ce14" office:value-type="string">
            <text:p>§7.1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Confirm Attribute Ownership Acquisition Cancellation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15</text:p>
          </table:table-cell>
          <table:table-cell table:style-name="ce14" office:value-type="string">
            <text:p>§7.15</text:p>
          </table:table-cell>
          <table:table-cell table:style-name="ce14" office:value-type="string">
            <text:p>§7.16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Query Attribute Ownership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16</text:p>
          </table:table-cell>
          <table:table-cell table:style-name="ce14" office:value-type="string">
            <text:p>§7.16</text:p>
          </table:table-cell>
          <table:table-cell table:style-name="ce14" office:value-type="string">
            <text:p>§7.17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Inform Attribute Ownership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17</text:p>
          </table:table-cell>
          <table:table-cell table:style-name="ce14" office:value-type="string">
            <text:p>§7.17</text:p>
          </table:table-cell>
          <table:table-cell table:style-name="ce14" office:value-type="string">
            <text:p>§7.18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Is Attribute Owned By Federat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18</text:p>
          </table:table-cell>
          <table:table-cell table:style-name="ce14" office:value-type="string">
            <text:p>§7.18</text:p>
          </table:table-cell>
          <table:table-cell table:style-name="ce14" office:value-type="string">
            <text:p>§7.1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Time management</text:p>
          </table:table-cell>
          <table:table-cell table:style-name="ce13" office:value-type="string">
            <text:p>T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Enable Time Regulation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</text:p>
          </table:table-cell>
          <table:table-cell table:style-name="ce14" office:value-type="string">
            <text:p>§8.2</text:p>
          </table:table-cell>
          <table:table-cell table:style-name="ce14" office:value-type="string">
            <text:p>§8.2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Time Regulation Enabl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3</text:p>
          </table:table-cell>
          <table:table-cell table:style-name="ce14" office:value-type="string">
            <text:p>§8.3</text:p>
          </table:table-cell>
          <table:table-cell table:style-name="ce14" office:value-type="string">
            <text:p>§8.3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Time Regulation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4</text:p>
          </table:table-cell>
          <table:table-cell table:style-name="ce14" office:value-type="string">
            <text:p>§8.4</text:p>
          </table:table-cell>
          <table:table-cell table:style-name="ce14" office:value-type="string">
            <text:p>§8.4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Time Constrain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5</text:p>
          </table:table-cell>
          <table:table-cell table:style-name="ce14" office:value-type="string">
            <text:p>§8.5</text:p>
          </table:table-cell>
          <table:table-cell table:style-name="ce14" office:value-type="string">
            <text:p>§8.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Time Constrained Enabl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6</text:p>
          </table:table-cell>
          <table:table-cell table:style-name="ce14" office:value-type="string">
            <text:p>§8.6</text:p>
          </table:table-cell>
          <table:table-cell table:style-name="ce14" office:value-type="string">
            <text:p>§8.6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Time Constrain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7</text:p>
          </table:table-cell>
          <table:table-cell table:style-name="ce14" office:value-type="string">
            <text:p>§8.7</text:p>
          </table:table-cell>
          <table:table-cell table:style-name="ce14" office:value-type="string">
            <text:p>§8.7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Time Advance Reques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8</text:p>
          </table:table-cell>
          <table:table-cell table:style-name="ce14" office:value-type="string">
            <text:p>§8.8</text:p>
          </table:table-cell>
          <table:table-cell table:style-name="ce14" office:value-type="string">
            <text:p>§8.8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Time Advance Request Availabl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9</text:p>
          </table:table-cell>
          <table:table-cell table:style-name="ce14" office:value-type="string">
            <text:p>§8.9</text:p>
          </table:table-cell>
          <table:table-cell table:style-name="ce14" office:value-type="string">
            <text:p>§8.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Next Message Reques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0</text:p>
          </table:table-cell>
          <table:table-cell table:style-name="ce14" office:value-type="string">
            <text:p>§8.10</text:p>
          </table:table-cell>
          <table:table-cell table:style-name="ce14" office:value-type="string">
            <text:p>§8.10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Next Message Request Availabl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1</text:p>
          </table:table-cell>
          <table:table-cell table:style-name="ce14" office:value-type="string">
            <text:p>§8.11</text:p>
          </table:table-cell>
          <table:table-cell table:style-name="ce14" office:value-type="string">
            <text:p>§8.11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Flush Queue Reques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2</text:p>
          </table:table-cell>
          <table:table-cell table:style-name="ce14" office:value-type="string">
            <text:p>§8.12</text:p>
          </table:table-cell>
          <table:table-cell table:style-name="ce14" office:value-type="string">
            <text:p>§8.12</text:p>
          </table:table-cell>
          <table:table-cell table:style-name="ce14" office:value-type="string">
            <text:p>partial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Time Advance Gran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13</text:p>
          </table:table-cell>
          <table:table-cell table:style-name="ce14" office:value-type="string">
            <text:p>§8.13</text:p>
          </table:table-cell>
          <table:table-cell table:style-name="ce14" office:value-type="string">
            <text:p>§8.13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Asynchronous Delivery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4</text:p>
          </table:table-cell>
          <table:table-cell table:style-name="ce14" office:value-type="string">
            <text:p>§8.14</text:p>
          </table:table-cell>
          <table:table-cell table:style-name="ce14" office:value-type="string">
            <text:p>§8.14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Asynchronous Delivery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5</text:p>
          </table:table-cell>
          <table:table-cell table:style-name="ce14" office:value-type="string">
            <text:p>§8.15</text:p>
          </table:table-cell>
          <table:table-cell table:style-name="ce14" office:value-type="string">
            <text:p>§8.1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3">
          <table:table-cell/>
          <table:table-cell table:style-name="ce7" office:value-type="string">
            <text:p>Query LBTS (HLA 1.3)</text:p>
            <text:p>Query GALT (IEEE-1516)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6</text:p>
          </table:table-cell>
          <table:table-cell table:style-name="ce14" office:value-type="string">
            <text:p>§8.16</text:p>
          </table:table-cell>
          <table:table-cell table:style-name="ce14" office:value-type="string">
            <text:p>§8.16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3">
          <table:table-cell/>
          <table:table-cell table:style-name="ce8" office:value-type="string">
            <text:p><text:span text:style-name="T1">Query Federate Time (HLA 1.3)</text:span></text:p>
            <text:p><text:span text:style-name="T1">Query Logical Time (IEEE-1516)</text:span>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7</text:p>
          </table:table-cell>
          <table:table-cell table:style-name="ce14" office:value-type="string">
            <text:p>§8.17</text:p>
          </table:table-cell>
          <table:table-cell table:style-name="ce14" office:value-type="string">
            <text:p>§8.17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3">
          <table:table-cell/>
          <table:table-cell table:style-name="ce7" office:value-type="string">
            <text:p>Query Minimum Next Event Time (HLA 1.3)</text:p>
            <text:p>Query LITS (IEEE-1516)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8</text:p>
          </table:table-cell>
          <table:table-cell table:style-name="ce14" office:value-type="string">
            <text:p>§8.18</text:p>
          </table:table-cell>
          <table:table-cell table:style-name="ce14" office:value-type="string">
            <text:p>§8.18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Modify Lookhea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9</text:p>
          </table:table-cell>
          <table:table-cell table:style-name="ce14" office:value-type="string">
            <text:p>§8.19</text:p>
          </table:table-cell>
          <table:table-cell table:style-name="ce14" office:value-type="string">
            <text:p>§8.19</text:p>
          </table:table-cell>
          <table:table-cell table:style-name="ce14" office:value-type="string">
            <text:p>partial</text:p>
          </table:table-cell>
          <table:table-cell table:style-name="ce14" office:value-type="string">
            <text:p>partial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Query Lookhea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0</text:p>
          </table:table-cell>
          <table:table-cell table:style-name="ce14" office:value-type="string">
            <text:p>§8.20</text:p>
          </table:table-cell>
          <table:table-cell table:style-name="ce14" office:value-type="string">
            <text:p>§8.20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trac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1</text:p>
          </table:table-cell>
          <table:table-cell table:style-name="ce14" office:value-type="string">
            <text:p>§8.21</text:p>
          </table:table-cell>
          <table:table-cell table:style-name="ce14" office:value-type="string">
            <text:p>§8.21</text:p>
          </table:table-cell>
          <table:table-cell table:style-name="ce14" office:value-type="string">
            <text:p>partial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Retraction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22</text:p>
          </table:table-cell>
          <table:table-cell table:style-name="ce14" office:value-type="string">
            <text:p>§8.22</text:p>
          </table:table-cell>
          <table:table-cell table:style-name="ce14" office:value-type="string">
            <text:p>§8.22</text:p>
          </table:table-cell>
          <table:table-cell table:style-name="ce14" office:value-type="string">
            <text:p>partial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Change Attribute Order Typ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3</text:p>
          </table:table-cell>
          <table:table-cell table:style-name="ce14" office:value-type="string">
            <text:p>§8.23</text:p>
          </table:table-cell>
          <table:table-cell table:style-name="ce14" office:value-type="string">
            <text:p>§8.23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Change Interaction Order Typ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4</text:p>
          </table:table-cell>
          <table:table-cell table:style-name="ce14" office:value-type="string">
            <text:p>§8.24</text:p>
          </table:table-cell>
          <table:table-cell table:style-name="ce14" office:value-type="string">
            <text:p>§8.24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Data distribution management</text:p>
          </table:table-cell>
          <table:table-cell table:style-name="ce13" office:value-type="string">
            <text:p>DD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Create Region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2</text:p>
          </table:table-cell>
          <table:table-cell table:style-name="ce14" office:value-type="string">
            <text:p>§9.2</text:p>
          </table:table-cell>
          <table:table-cell table:style-name="ce14" office:value-type="string">
            <text:p>§9.2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Commit Region Modificat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3</text:p>
          </table:table-cell>
          <table:table-cell table:style-name="ce14" office:value-type="string">
            <text:p>§9.3</text:p>
          </table:table-cell>
          <table:table-cell table:style-name="ce14" office:value-type="string">
            <text:p>§9.3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Delete Region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4</text:p>
          </table:table-cell>
          <table:table-cell table:style-name="ce14" office:value-type="string">
            <text:p>§9.4</text:p>
          </table:table-cell>
          <table:table-cell table:style-name="ce14" office:value-type="string">
            <text:p>§9.4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gister Object Instance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5</text:p>
          </table:table-cell>
          <table:table-cell table:style-name="ce14" office:value-type="string">
            <text:p>§9.5</text:p>
          </table:table-cell>
          <table:table-cell table:style-name="ce14" office:value-type="string">
            <text:p>§9.5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Associate Regions For Update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6</text:p>
          </table:table-cell>
          <table:table-cell table:style-name="ce14" office:value-type="string">
            <text:p>§9.6</text:p>
          </table:table-cell>
          <table:table-cell table:style-name="ce14" office:value-type="string">
            <text:p>§9.6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Unassociate Regions For Update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7</text:p>
          </table:table-cell>
          <table:table-cell table:style-name="ce14" office:value-type="string">
            <text:p>§9.7</text:p>
          </table:table-cell>
          <table:table-cell table:style-name="ce14" office:value-type="string">
            <text:p>§9.7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Subscribe Object Class Attribute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8</text:p>
          </table:table-cell>
          <table:table-cell table:style-name="ce14" office:value-type="string">
            <text:p>§9.8</text:p>
          </table:table-cell>
          <table:table-cell table:style-name="ce14" office:value-type="string">
            <text:p>§9.8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Unsubscribe Object Class Attribute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9</text:p>
          </table:table-cell>
          <table:table-cell table:style-name="ce14" office:value-type="string">
            <text:p>§9.9</text:p>
          </table:table-cell>
          <table:table-cell table:style-name="ce14" office:value-type="string">
            <text:p>§9.9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Subscribe Interation Clas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0</text:p>
          </table:table-cell>
          <table:table-cell table:style-name="ce14" office:value-type="string">
            <text:p>§9.10</text:p>
          </table:table-cell>
          <table:table-cell table:style-name="ce14" office:value-type="string">
            <text:p>§9.10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Unsubscribe Interation Clas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1</text:p>
          </table:table-cell>
          <table:table-cell table:style-name="ce14" office:value-type="string">
            <text:p>§9.11</text:p>
          </table:table-cell>
          <table:table-cell table:style-name="ce14" office:value-type="string">
            <text:p>§9.11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Send Interaction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2</text:p>
          </table:table-cell>
          <table:table-cell table:style-name="ce14" office:value-type="string">
            <text:p>§9.12</text:p>
          </table:table-cell>
          <table:table-cell table:style-name="ce14" office:value-type="string">
            <text:p>§9.12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e Value Update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3</text:p>
          </table:table-cell>
          <table:table-cell table:style-name="ce14" office:value-type="string">
            <text:p>§9.13</text:p>
          </table:table-cell>
          <table:table-cell table:style-name="ce14" office:value-type="string">
            <text:p>§9.13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Support services</text:p>
          </table:table-cell>
          <table:table-cell table:style-name="ce13" office:value-type="string">
            <text:p>SS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Get Automatic Resign Directiv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21"/>
          <table:table-cell table:style-name="ce21"/>
          <table:table-cell table:style-name="ce14" office:value-type="string">
            <text:p>§10.2</text:p>
          </table:table-cell>
          <table:table-cell table:style-name="ce14"/>
          <table:table-cell table:style-name="ce21"/>
          <table:table-cell table:style-name="ce21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Set Automatic Resign Directiv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10.3</text:p>
          </table:table-cell>
          <table:table-cell table:style-name="ce14"/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Get Federate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10.4</text:p>
          </table:table-cell>
          <table:table-cell table:style-name="ce14"/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Get Federate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10.5</text:p>
          </table:table-cell>
          <table:table-cell table:style-name="ce14"/>
          <table:table-cell table:style-name="ce21" table:number-columns-repeated="2"/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Get Object Class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</text:p>
          </table:table-cell>
          <table:table-cell table:style-name="ce14" office:value-type="string">
            <text:p>§10.2</text:p>
          </table:table-cell>
          <table:table-cell table:style-name="ce14" office:value-type="string">
            <text:p>§10.6</text:p>
          </table:table-cell>
          <table:table-cell table:style-name="ce14" table:number-columns-repeated="2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Get Object Class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</text:p>
          </table:table-cell>
          <table:table-cell table:style-name="ce14" office:value-type="string">
            <text:p>§10.3</text:p>
          </table:table-cell>
          <table:table-cell table:style-name="ce14" office:value-type="string">
            <text:p>§10.7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Get Attribute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4</text:p>
          </table:table-cell>
          <table:table-cell table:style-name="ce14" office:value-type="string">
            <text:p>§10.4</text:p>
          </table:table-cell>
          <table:table-cell table:style-name="ce14" office:value-type="string">
            <text:p>§10.8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Get Attribute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5</text:p>
          </table:table-cell>
          <table:table-cell table:style-name="ce14" office:value-type="string">
            <text:p>§10.5</text:p>
          </table:table-cell>
          <table:table-cell table:style-name="ce14" office:value-type="string">
            <text:p>§10.9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3">
          <table:table-cell/>
          <table:table-cell table:style-name="ce7" office:value-type="string">
            <text:p><text:span text:style-name="T2">Get Interaction Class Handle (HLA 1.3)</text:span></text:p>
            <text:p>Get Interaction Handl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6</text:p>
          </table:table-cell>
          <table:table-cell table:style-name="ce14" office:value-type="string">
            <text:p>§10.6</text:p>
          </table:table-cell>
          <table:table-cell table:style-name="ce14" office:value-type="string">
            <text:p>§10.10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3">
          <table:table-cell/>
          <table:table-cell table:style-name="ce7" office:value-type="string">
            <text:p><text:span text:style-name="T2">Get Interaction Class Name (HLA 1.3)</text:span></text:p>
            <text:p>Get Interaction Nam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7</text:p>
          </table:table-cell>
          <table:table-cell table:style-name="ce14" office:value-type="string">
            <text:p>§10.7</text:p>
          </table:table-cell>
          <table:table-cell table:style-name="ce14" office:value-type="string">
            <text:p>§10.11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Get Parameter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8</text:p>
          </table:table-cell>
          <table:table-cell table:style-name="ce14" office:value-type="string">
            <text:p>§10.8</text:p>
          </table:table-cell>
          <table:table-cell table:style-name="ce14" office:value-type="string">
            <text:p>§10.1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Get Parameter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9</text:p>
          </table:table-cell>
          <table:table-cell table:style-name="ce14" office:value-type="string">
            <text:p>§10.9</text:p>
          </table:table-cell>
          <table:table-cell table:style-name="ce14" office:value-type="string">
            <text:p>§10.13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Get Object Instance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0</text:p>
          </table:table-cell>
          <table:table-cell table:style-name="ce14" office:value-type="string">
            <text:p>§10.10</text:p>
          </table:table-cell>
          <table:table-cell table:style-name="ce14" office:value-type="string">
            <text:p>§10.14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Get Object Instance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1</text:p>
          </table:table-cell>
          <table:table-cell table:style-name="ce14" office:value-type="string">
            <text:p>§10.11</text:p>
          </table:table-cell>
          <table:table-cell table:style-name="ce14" office:value-type="string">
            <text:p>§10.15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3">
          <table:table-cell/>
          <table:table-cell table:style-name="ce7" office:value-type="string">
            <text:p><text:span text:style-name="T2">Get Routing Space Handle (HLA 1.3)</text:span></text:p>
            <text:p>Get Dimension Handl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2</text:p>
          </table:table-cell>
          <table:table-cell table:style-name="ce14" office:value-type="string">
            <text:p>§10.12</text:p>
          </table:table-cell>
          <table:table-cell table:style-name="ce14" office:value-type="string">
            <text:p>§10.16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3">
          <table:table-cell/>
          <table:table-cell table:style-name="ce7" office:value-type="string">
            <text:p><text:span text:style-name="T2">Get Routing Space <text:s/>Name (HLA 1.3)</text:span></text:p>
            <text:p>Get Dimension Nam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3</text:p>
          </table:table-cell>
          <table:table-cell table:style-name="ce14" office:value-type="string">
            <text:p>§10.13</text:p>
          </table:table-cell>
          <table:table-cell table:style-name="ce14" office:value-type="string">
            <text:p>§10.17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Get Dimension Upper Bound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21"/>
          <table:table-cell table:style-name="ce14" office:value-type="string">
            <text:p>§10.14</text:p>
          </table:table-cell>
          <table:table-cell table:style-name="ce14" office:value-type="string">
            <text:p>§10.18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Get Available Dimensions For Class Attribut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5</text:p>
          </table:table-cell>
          <table:table-cell table:style-name="ce14" office:value-type="string">
            <text:p>§10.15</text:p>
          </table:table-cell>
          <table:table-cell table:style-name="ce14" office:value-type="string">
            <text:p>§10.19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Get Known Object Class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6</text:p>
          </table:table-cell>
          <table:table-cell table:style-name="ce14" office:value-type="string">
            <text:p>§10.16</text:p>
          </table:table-cell>
          <table:table-cell table:style-name="ce14" office:value-type="string">
            <text:p>§10.20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Get Available Dimensions For Interaction Clas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7</text:p>
          </table:table-cell>
          <table:table-cell table:style-name="ce14" office:value-type="string">
            <text:p>§10.17</text:p>
          </table:table-cell>
          <table:table-cell table:style-name="ce14" office:value-type="string">
            <text:p>§10.21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Dget Transportation Typ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8</text:p>
          </table:table-cell>
          <table:table-cell table:style-name="ce14" office:value-type="string">
            <text:p>§10.18</text:p>
          </table:table-cell>
          <table:table-cell table:style-name="ce14" office:value-type="string">
            <text:p>§10.2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Get Transportation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9</text:p>
          </table:table-cell>
          <table:table-cell table:style-name="ce14" office:value-type="string">
            <text:p>§10.19</text:p>
          </table:table-cell>
          <table:table-cell table:style-name="ce14" office:value-type="string">
            <text:p>§10.23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Get Order Typ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0</text:p>
          </table:table-cell>
          <table:table-cell table:style-name="ce14" office:value-type="string">
            <text:p>§10.20</text:p>
          </table:table-cell>
          <table:table-cell table:style-name="ce14" office:value-type="string">
            <text:p>§10.24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Get Order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1</text:p>
          </table:table-cell>
          <table:table-cell table:style-name="ce14" office:value-type="string">
            <text:p>§10.21</text:p>
          </table:table-cell>
          <table:table-cell table:style-name="ce14" office:value-type="string">
            <text:p>§10.25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Object Class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2</text:p>
          </table:table-cell>
          <table:table-cell table:style-name="ce14" office:value-type="string">
            <text:p>§10.22</text:p>
          </table:table-cell>
          <table:table-cell table:style-name="ce14" office:value-type="string">
            <text:p>§10.26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Object Class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3</text:p>
          </table:table-cell>
          <table:table-cell table:style-name="ce14" office:value-type="string">
            <text:p>§10.23</text:p>
          </table:table-cell>
          <table:table-cell table:style-name="ce14" office:value-type="string">
            <text:p>§10.27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Attribute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4</text:p>
          </table:table-cell>
          <table:table-cell table:style-name="ce14" office:value-type="string">
            <text:p>§10.24</text:p>
          </table:table-cell>
          <table:table-cell table:style-name="ce14" office:value-type="string">
            <text:p>§10.28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Attribute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5</text:p>
          </table:table-cell>
          <table:table-cell table:style-name="ce14" office:value-type="string">
            <text:p>§10.25</text:p>
          </table:table-cell>
          <table:table-cell table:style-name="ce14" office:value-type="string">
            <text:p>§10.29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Attribute Scop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6</text:p>
          </table:table-cell>
          <table:table-cell table:style-name="ce14" office:value-type="string">
            <text:p>§10.26</text:p>
          </table:table-cell>
          <table:table-cell table:style-name="ce14" office:value-type="string">
            <text:p>§10.30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Attribute Scop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7</text:p>
          </table:table-cell>
          <table:table-cell table:style-name="ce14" office:value-type="string">
            <text:p>§10.27</text:p>
          </table:table-cell>
          <table:table-cell table:style-name="ce14" office:value-type="string">
            <text:p>§10.31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Interaction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8</text:p>
          </table:table-cell>
          <table:table-cell table:style-name="ce14" office:value-type="string">
            <text:p>§10.28</text:p>
          </table:table-cell>
          <table:table-cell table:style-name="ce14" office:value-type="string">
            <text:p>§10.3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Interaction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9</text:p>
          </table:table-cell>
          <table:table-cell table:style-name="ce14" office:value-type="string">
            <text:p>§10.29</text:p>
          </table:table-cell>
          <table:table-cell table:style-name="ce14" office:value-type="string">
            <text:p>§10.33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Get Dimension Handle Set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0</text:p>
          </table:table-cell>
          <table:table-cell table:style-name="ce14" office:value-type="string">
            <text:p>§10.30</text:p>
          </table:table-cell>
          <table:table-cell table:style-name="ce14" office:value-type="string">
            <text:p>§10.34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Get Range Bound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1</text:p>
          </table:table-cell>
          <table:table-cell table:style-name="ce14" office:value-type="string">
            <text:p>§10.31</text:p>
          </table:table-cell>
          <table:table-cell table:style-name="ce14" office:value-type="string">
            <text:p>§10.35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Set Range Bound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2</text:p>
          </table:table-cell>
          <table:table-cell table:style-name="ce14" office:value-type="string">
            <text:p>§10.32</text:p>
          </table:table-cell>
          <table:table-cell table:style-name="ce14" office:value-type="string">
            <text:p>§10.36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Normalize Federate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3</text:p>
          </table:table-cell>
          <table:table-cell table:style-name="ce14" office:value-type="string">
            <text:p>§10.33</text:p>
          </table:table-cell>
          <table:table-cell table:style-name="ce14" office:value-type="string">
            <text:p>§10.37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Normalize Service Group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4</text:p>
          </table:table-cell>
          <table:table-cell table:style-name="ce14" office:value-type="string">
            <text:p>§10.34</text:p>
          </table:table-cell>
          <table:table-cell table:style-name="ce14" office:value-type="string">
            <text:p>§10.38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Initialize RTI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5</text:p>
          </table:table-cell>
          <table:table-cell table:style-name="ce14" office:value-type="string">
            <text:p>§10.35</text:p>
          </table:table-cell>
          <table:table-cell table:style-name="ce14" office:value-type="string">
            <text:p>§10.39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Finalize RTI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6</text:p>
          </table:table-cell>
          <table:table-cell table:style-name="ce14" office:value-type="string">
            <text:p>§10.36</text:p>
          </table:table-cell>
          <table:table-cell table:style-name="ce14" office:value-type="string">
            <text:p>§10.40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Evoke Callback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7</text:p>
          </table:table-cell>
          <table:table-cell table:style-name="ce14" office:value-type="string">
            <text:p>§10.37</text:p>
          </table:table-cell>
          <table:table-cell table:style-name="ce14" office:value-type="string">
            <text:p>§10.41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Evoke Multiple Callback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8</text:p>
          </table:table-cell>
          <table:table-cell table:style-name="ce14" office:value-type="string">
            <text:p>§10.38</text:p>
          </table:table-cell>
          <table:table-cell table:style-name="ce14" office:value-type="string">
            <text:p>§10.4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Callback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9</text:p>
          </table:table-cell>
          <table:table-cell table:style-name="ce14" office:value-type="string">
            <text:p>§10.39</text:p>
          </table:table-cell>
          <table:table-cell table:style-name="ce14" office:value-type="string">
            <text:p>§10.43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Callback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40</text:p>
          </table:table-cell>
          <table:table-cell table:style-name="ce14" office:value-type="string">
            <text:p>§10.40</text:p>
          </table:table-cell>
          <table:table-cell table:style-name="ce14" office:value-type="string">
            <text:p>§10.44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Management Object Model</text:p>
          </table:table-cell>
          <table:table-cell table:style-name="ce13" office:value-type="string">
            <text:p>MO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MOM Object Class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14" office:value-type="string">
            <text:p>§11.1</text:p>
          </table:table-cell>
          <table:table-cell table:style-name="ce14" office:value-type="string">
            <text:p>§11.1</text:p>
          </table:table-cell>
          <table:table-cell table:style-name="ce14" office:value-type="string">
            <text:p>§11.2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MOM Interaction Class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14" office:value-type="string">
            <text:p>§11.2</text:p>
          </table:table-cell>
          <table:table-cell table:style-name="ce14" office:value-type="string">
            <text:p>§11.2</text:p>
          </table:table-cell>
          <table:table-cell table:style-name="ce14" office:value-type="string">
            <text:p>§11.3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MOM Related characteristics of the RTI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21"/>
          <table:table-cell table:style-name="ce14" office:value-type="string">
            <text:p>§11.3</text:p>
          </table:table-cell>
          <table:table-cell table:style-name="ce14" office:value-type="string">
            <text:p>§11.4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Service Reporting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21"/>
          <table:table-cell table:style-name="ce14" office:value-type="string">
            <text:p>§11.4</text:p>
          </table:table-cell>
          <table:table-cell table:style-name="ce14" office:value-type="string">
            <text:p>§11.5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MOM OMT Tables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21"/>
          <table:table-cell table:style-name="ce14" office:value-type="string">
            <text:p>§11.5</text:p>
          </table:table-cell>
          <table:table-cell table:style-name="ce14" office:value-type="string">
            <text:p>§11.6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4" table:number-columns-repeated="8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Programming language mappings</text:p>
          </table:table-cell>
          <table:table-cell table:style-name="ce13" table:number-columns-repeated="8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C++</text:p>
          </table:table-cell>
          <table:table-cell table:style-name="ce14" office:value-type="string">
            <text:p>Binding</text:p>
          </table:table-cell>
          <table:table-cell table:style-name="ce14" office:value-type="string">
            <text:p>Internal</text:p>
          </table:table-cell>
          <table:table-cell table:style-name="ce14" office:value-type="string">
            <text:p>Annex B</text:p>
          </table:table-cell>
          <table:table-cell table:style-name="ce14" office:value-type="string">
            <text:p>Annex C</text:p>
          </table:table-cell>
          <table:table-cell table:style-name="ce14" office:value-type="string">
            <text:p>Annex C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Java</text:p>
          </table:table-cell>
          <table:table-cell table:style-name="ce14" office:value-type="string">
            <text:p>Binding</text:p>
          </table:table-cell>
          <table:table-cell table:style-name="ce14" office:value-type="string">
            <text:p>Internal</text:p>
          </table:table-cell>
          <table:table-cell table:style-name="ce14" office:value-type="string">
            <text:p>Annex D</text:p>
          </table:table-cell>
          <table:table-cell table:style-name="ce14" office:value-type="string">
            <text:p>Annex B</text:p>
          </table:table-cell>
          <table:table-cell table:style-name="ce14" office:value-type="string">
            <text:p>Annex B</text:p>
          </table:table-cell>
          <table:table-cell table:style-name="ce14" office:value-type="string">
            <text:p>partial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Python</text:p>
          </table:table-cell>
          <table:table-cell table:style-name="ce14" office:value-type="string">
            <text:p>Binding</text:p>
          </table:table-cell>
          <table:table-cell table:style-name="ce14" office:value-type="string">
            <text:p>Internal</text:p>
          </table:table-cell>
          <table:table-cell table:style-name="ce21" table:number-columns-repeated="3"/>
          <table:table-cell table:style-name="ce14" office:value-type="string">
            <text:p>partial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Fortran90</text:p>
          </table:table-cell>
          <table:table-cell table:style-name="ce14" office:value-type="string">
            <text:p>Binding</text:p>
          </table:table-cell>
          <table:table-cell table:style-name="ce14" office:value-type="string">
            <text:p>Internal</text:p>
          </table:table-cell>
          <table:table-cell table:style-name="ce21" table:number-columns-repeated="3"/>
          <table:table-cell table:style-name="ce14" office:value-type="string">
            <text:p>partial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Matlab</text:p>
          </table:table-cell>
          <table:table-cell table:style-name="ce14" office:value-type="string">
            <text:p>Binding</text:p>
          </table:table-cell>
          <table:table-cell table:style-name="ce14" office:value-type="string">
            <text:p>Internal</text:p>
          </table:table-cell>
          <table:table-cell table:style-name="ce21" table:number-columns-repeated="3"/>
          <table:table-cell table:style-name="ce14" office:value-type="string">
            <text:p>partial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WSDL (Web Services)</text:p>
          </table:table-cell>
          <table:table-cell table:style-name="ce14" office:value-type="string">
            <text:p>Binding</text:p>
          </table:table-cell>
          <table:table-cell table:style-name="ce14" office:value-type="string">
            <text:p>Internal</text:p>
          </table:table-cell>
          <table:table-cell table:style-name="ce21" table:number-columns-repeated="2"/>
          <table:table-cell table:style-name="ce14" office:value-type="string">
            <text:p>Annex D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Ada95</text:p>
          </table:table-cell>
          <table:table-cell table:style-name="ce14" office:value-type="string">
            <text:p>Binding</text:p>
          </table:table-cell>
          <table:table-cell table:style-name="ce14" office:value-type="string">
            <text:p>Internal</text:p>
          </table:table-cell>
          <table:table-cell table:style-name="ce14" office:value-type="string">
            <text:p>??</text:p>
          </table:table-cell>
          <table:table-cell table:style-name="ce14" office:value-type="string">
            <text:p>Annex A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 office:value-type="string">
            <text:p>NA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4" table:number-columns-repeated="8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Real-time Services</text:p>
          </table:table-cell>
          <table:table-cell table:style-name="ce13" office:value-type="string">
            <text:p>RT</text:p>
          </table:table-cell>
          <table:table-cell table:style-name="ce13" table:number-columns-repeated="7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/>
          <table:table-cell table:style-name="ce14" office:value-type="string">
            <text:p>RT</text:p>
          </table:table-cell>
          <table:table-cell table:style-name="ce14" office:value-type="string">
            <text:p>RTIA</text:p>
          </table:table-cell>
          <table:table-cell table:style-name="ce14" table:number-columns-repeated="6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 office:value-type="string">
            <text:p>RT</text:p>
          </table:table-cell>
          <table:table-cell table:style-name="ce14" office:value-type="string">
            <text:p>RTIA</text:p>
          </table:table-cell>
          <table:table-cell table:style-name="ce14" table:number-columns-repeated="6"/>
          <table:table-cell table:style-name="ce25"/>
          <table:table-cell table:number-columns-repeated="1013"/>
        </table:table-row>
        <table:table-row table:style-name="ro2" table:number-rows-repeated="3">
          <table:table-cell/>
          <table:table-cell table:style-name="ce7"/>
          <table:table-cell table:style-name="ce14" table:number-columns-repeated="8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27"/>
          <table:table-cell table:number-columns-repeated="1013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"/>
          <table:table-cell table:number-columns-repeated="1015"/>
        </table:table-row>
        <table:table-row table:style-name="ro2" table:number-rows-repeated="653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LA13" table:style-name="ta1" table:print="false">
        <table:table-column table:style-name="co11" table:default-cell-style-name="ce1"/>
        <table:table-column table:style-name="co12" table:default-cell-style-name="ce28"/>
        <table:table-column table:style-name="co13" table:default-cell-style-name="ce33"/>
        <table:table-column table:style-name="co14" table:default-cell-style-name="ce33"/>
        <table:table-column table:style-name="co15" table:default-cell-style-name="ce33"/>
        <table:table-column table:style-name="co14" table:default-cell-style-name="ce33"/>
        <table:table-column table:style-name="co16" table:default-cell-style-name="ce33"/>
        <table:table-column table:style-name="co17" table:default-cell-style-name="ce38"/>
        <table:table-column table:style-name="co18" table:default-cell-style-name="ce33"/>
        <table:table-column table:style-name="co17" table:default-cell-style-name="ce43"/>
        <table:table-column table:style-name="co10" table:number-columns-repeated="1014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29" table:formula="of:=['Global Overview'.B2]" office:value-type="string" office:string-value="HLA Services">
            <text:p>HLA Services</text:p>
          </table:table-cell>
          <table:table-cell table:style-name="ce34" office:value-type="string">
            <text:p>Cat.</text:p>
          </table:table-cell>
          <table:table-cell table:style-name="ce34" table:formula="of:=['Global Overview'.D2]" office:value-type="string" office:string-value="RTIA FedA">
            <text:p>RTIA FedA</text:p>
          </table:table-cell>
          <table:table-cell table:style-name="ce34" office:value-type="string">
            <text:p>Norm</text:p>
          </table:table-cell>
          <table:table-cell table:style-name="ce34" office:value-type="string">
            <text:p>CERTI</text:p>
            <text:p>Kernel</text:p>
          </table:table-cell>
          <table:table-cell table:style-name="ce34" office:value-type="string">
            <text:p>HLA 1.3</text:p>
            <text:p>Implem.</text:p>
          </table:table-cell>
          <table:table-cell table:style-name="ce39" office:value-type="string">
            <text:p>Implementation Comment</text:p>
          </table:table-cell>
          <table:table-cell table:style-name="ce34" office:value-type="string">
            <text:p>Test</text:p>
          </table:table-cell>
          <table:table-cell table:style-name="ce44" office:value-type="string">
            <text:p>Test Comment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4]" office:value-type="string" office:string-value="Federation Management">
            <text:p>Federation Management</text:p>
          </table:table-cell>
          <table:table-cell table:style-name="ce35" table:formula="of:=['Global Overview'.C4]" office:value-type="string" office:string-value="FM">
            <text:p>FM</text:p>
          </table:table-cell>
          <table:table-cell table:style-name="ce35" table:formula="of:=['Global Overview'.D4]" office:value-type="float" office:value="0">
            <text:p>0</text:p>
          </table:table-cell>
          <table:table-cell table:style-name="ce35" table:formula="of:=['Global Overview'.E4]" office:value-type="float" office:value="0">
            <text:p>0</text:p>
          </table:table-cell>
          <table:table-cell table:style-name="ce35" table:formula="of:=['Global Overview'.H4]" office:value-type="float" office:value="0">
            <text:p>0</text:p>
          </table:table-cell>
          <table:table-cell table:style-name="ce35" table:formula="of:=['Global Overview'.I4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5]" office:value-type="string" office:string-value="Connect">
            <text:p>Connect</text:p>
          </table:table-cell>
          <table:table-cell table:style-name="ce36" table:formula="of:=['Global Overview'.C5]" office:value-type="string" office:string-value="FM">
            <text:p>FM</text:p>
          </table:table-cell>
          <table:table-cell table:style-name="ce36" table:formula="of:=['Global Overview'.D5]" office:value-type="string" office:string-value="RTIA">
            <text:p>RTIA</text:p>
          </table:table-cell>
          <table:table-cell table:style-name="ce36" table:formula="of:=['Global Overview'.E5]" office:value-type="float" office:value="0">
            <text:p>0</text:p>
          </table:table-cell>
          <table:table-cell table:style-name="ce36" table:formula="of:=['Global Overview'.H5]" office:value-type="string" office:string-value="yes">
            <text:p>yes</text:p>
          </table:table-cell>
          <table:table-cell table:style-name="ce36" table:formula="of:=['Global Overview'.I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]" office:value-type="string" office:string-value="Disconnect">
            <text:p>Disconnect</text:p>
          </table:table-cell>
          <table:table-cell table:style-name="ce36" table:formula="of:=['Global Overview'.C6]" office:value-type="string" office:string-value="FM">
            <text:p>FM</text:p>
          </table:table-cell>
          <table:table-cell table:style-name="ce36" table:formula="of:=['Global Overview'.D6]" office:value-type="string" office:string-value="RTIA">
            <text:p>RTIA</text:p>
          </table:table-cell>
          <table:table-cell table:style-name="ce36" table:formula="of:=['Global Overview'.E6]" office:value-type="float" office:value="0">
            <text:p>0</text:p>
          </table:table-cell>
          <table:table-cell table:style-name="ce36" table:formula="of:=['Global Overview'.H6]" office:value-type="string" office:string-value="yes">
            <text:p>yes</text:p>
          </table:table-cell>
          <table:table-cell table:style-name="ce36" table:formula="of:=['Global Overview'.I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]" office:value-type="string" office:string-value="Connection Lost">
            <text:p>Connection Lost</text:p>
          </table:table-cell>
          <table:table-cell table:style-name="ce36" table:formula="of:=['Global Overview'.C7]" office:value-type="string" office:string-value="FM">
            <text:p>FM</text:p>
          </table:table-cell>
          <table:table-cell table:style-name="ce36" table:formula="of:=['Global Overview'.D7]" office:value-type="string" office:string-value="FedA">
            <text:p>FedA</text:p>
          </table:table-cell>
          <table:table-cell table:style-name="ce36" table:formula="of:=['Global Overview'.E7]" office:value-type="float" office:value="0">
            <text:p>0</text:p>
          </table:table-cell>
          <table:table-cell table:style-name="ce36" table:formula="of:=['Global Overview'.H7]" office:value-type="string" office:string-value="no">
            <text:p>no</text:p>
          </table:table-cell>
          <table:table-cell table:style-name="ce36" table:formula="of:=['Global Overview'.I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]" office:value-type="string" office:string-value="Create Federation Execution">
            <text:p>Create Federation Execution</text:p>
          </table:table-cell>
          <table:table-cell table:style-name="ce36" table:formula="of:=['Global Overview'.C8]" office:value-type="string" office:string-value="FM">
            <text:p>FM</text:p>
          </table:table-cell>
          <table:table-cell table:style-name="ce36" table:formula="of:=['Global Overview'.D8]" office:value-type="string" office:string-value="RTIA">
            <text:p>RTIA</text:p>
          </table:table-cell>
          <table:table-cell table:style-name="ce36" table:formula="of:=['Global Overview'.E8]" office:value-type="string" office:string-value="§4.2">
            <text:p>§4.2</text:p>
          </table:table-cell>
          <table:table-cell table:style-name="ce36" table:formula="of:=['Global Overview'.H8]" office:value-type="string" office:string-value="yes">
            <text:p>yes</text:p>
          </table:table-cell>
          <table:table-cell table:style-name="ce36" table:formula="of:=['Global Overview'.I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]" office:value-type="string" office:string-value="Destroy Federation Execution">
            <text:p>Destroy Federation Execution</text:p>
          </table:table-cell>
          <table:table-cell table:style-name="ce36" table:formula="of:=['Global Overview'.C9]" office:value-type="string" office:string-value="FM">
            <text:p>FM</text:p>
          </table:table-cell>
          <table:table-cell table:style-name="ce36" table:formula="of:=['Global Overview'.D9]" office:value-type="string" office:string-value="RTIA">
            <text:p>RTIA</text:p>
          </table:table-cell>
          <table:table-cell table:style-name="ce36" table:formula="of:=['Global Overview'.E9]" office:value-type="string" office:string-value="§4.3">
            <text:p>§4.3</text:p>
          </table:table-cell>
          <table:table-cell table:style-name="ce36" table:formula="of:=['Global Overview'.H9]" office:value-type="string" office:string-value="yes">
            <text:p>yes</text:p>
          </table:table-cell>
          <table:table-cell table:style-name="ce36" table:formula="of:=['Global Overview'.I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]" office:value-type="string" office:string-value="List Federation Execution">
            <text:p>List Federation Execution</text:p>
          </table:table-cell>
          <table:table-cell table:style-name="ce36" table:formula="of:=['Global Overview'.C10]" office:value-type="string" office:string-value="FM">
            <text:p>FM</text:p>
          </table:table-cell>
          <table:table-cell table:style-name="ce36" table:formula="of:=['Global Overview'.D10]" office:value-type="string" office:string-value="RTIA">
            <text:p>RTIA</text:p>
          </table:table-cell>
          <table:table-cell table:style-name="ce36" table:formula="of:=['Global Overview'.E10]" office:value-type="float" office:value="0">
            <text:p>0</text:p>
          </table:table-cell>
          <table:table-cell table:style-name="ce36" table:formula="of:=['Global Overview'.H10]" office:value-type="string" office:string-value="no">
            <text:p>no</text:p>
          </table:table-cell>
          <table:table-cell table:style-name="ce36" table:formula="of:=['Global Overview'.I1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]" office:value-type="string" office:string-value="Report Federation Execution">
            <text:p>Report Federation Execution</text:p>
          </table:table-cell>
          <table:table-cell table:style-name="ce36" table:formula="of:=['Global Overview'.C11]" office:value-type="string" office:string-value="FM">
            <text:p>FM</text:p>
          </table:table-cell>
          <table:table-cell table:style-name="ce36" table:formula="of:=['Global Overview'.D11]" office:value-type="string" office:string-value="FedA">
            <text:p>FedA</text:p>
          </table:table-cell>
          <table:table-cell table:style-name="ce36" table:formula="of:=['Global Overview'.E11]" office:value-type="float" office:value="0">
            <text:p>0</text:p>
          </table:table-cell>
          <table:table-cell table:style-name="ce36" table:formula="of:=['Global Overview'.H11]" office:value-type="string" office:string-value="no">
            <text:p>no</text:p>
          </table:table-cell>
          <table:table-cell table:style-name="ce36" table:formula="of:=['Global Overview'.I1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]" office:value-type="string" office:string-value="Join Federation Execution">
            <text:p>Join Federation Execution</text:p>
          </table:table-cell>
          <table:table-cell table:style-name="ce36" table:formula="of:=['Global Overview'.C12]" office:value-type="string" office:string-value="FM">
            <text:p>FM</text:p>
          </table:table-cell>
          <table:table-cell table:style-name="ce36" table:formula="of:=['Global Overview'.D12]" office:value-type="string" office:string-value="RTIA">
            <text:p>RTIA</text:p>
          </table:table-cell>
          <table:table-cell table:style-name="ce36" table:formula="of:=['Global Overview'.E12]" office:value-type="string" office:string-value="§4.4">
            <text:p>§4.4</text:p>
          </table:table-cell>
          <table:table-cell table:style-name="ce36" table:formula="of:=['Global Overview'.H12]" office:value-type="string" office:string-value="yes">
            <text:p>yes</text:p>
          </table:table-cell>
          <table:table-cell table:style-name="ce36" table:formula="of:=['Global Overview'.I1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]" office:value-type="string" office:string-value="Resign Federation Execution">
            <text:p>Resign Federation Execution</text:p>
          </table:table-cell>
          <table:table-cell table:style-name="ce36" table:formula="of:=['Global Overview'.C13]" office:value-type="string" office:string-value="FM">
            <text:p>FM</text:p>
          </table:table-cell>
          <table:table-cell table:style-name="ce36" table:formula="of:=['Global Overview'.D13]" office:value-type="string" office:string-value="RTIA">
            <text:p>RTIA</text:p>
          </table:table-cell>
          <table:table-cell table:style-name="ce36" table:formula="of:=['Global Overview'.E13]" office:value-type="string" office:string-value="§4.5">
            <text:p>§4.5</text:p>
          </table:table-cell>
          <table:table-cell table:style-name="ce36" table:formula="of:=['Global Overview'.H13]" office:value-type="string" office:string-value="yes">
            <text:p>yes</text:p>
          </table:table-cell>
          <table:table-cell table:style-name="ce36" table:formula="of:=['Global Overview'.I1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]" office:value-type="string" office:string-value="Register Federation Synchronisation Point">
            <text:p>Register Federation Synchronisation Point</text:p>
          </table:table-cell>
          <table:table-cell table:style-name="ce36" table:formula="of:=['Global Overview'.C14]" office:value-type="string" office:string-value="FM">
            <text:p>FM</text:p>
          </table:table-cell>
          <table:table-cell table:style-name="ce36" table:formula="of:=['Global Overview'.D14]" office:value-type="string" office:string-value="RTIA">
            <text:p>RTIA</text:p>
          </table:table-cell>
          <table:table-cell table:style-name="ce36" table:formula="of:=['Global Overview'.E14]" office:value-type="string" office:string-value="§4.6">
            <text:p>§4.6</text:p>
          </table:table-cell>
          <table:table-cell table:style-name="ce36" table:formula="of:=['Global Overview'.H14]" office:value-type="string" office:string-value="yes">
            <text:p>yes</text:p>
          </table:table-cell>
          <table:table-cell table:style-name="ce36" table:formula="of:=['Global Overview'.I14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]" office:value-type="string" office:string-value="Confirm Synchronisation Point Registration">
            <text:p>Confirm Synchronisation Point Registration</text:p>
          </table:table-cell>
          <table:table-cell table:style-name="ce36" table:formula="of:=['Global Overview'.C15]" office:value-type="string" office:string-value="FM">
            <text:p>FM</text:p>
          </table:table-cell>
          <table:table-cell table:style-name="ce36" table:formula="of:=['Global Overview'.D15]" office:value-type="string" office:string-value="FedA">
            <text:p>FedA</text:p>
          </table:table-cell>
          <table:table-cell table:style-name="ce36" table:formula="of:=['Global Overview'.E15]" office:value-type="string" office:string-value="§4.7">
            <text:p>§4.7</text:p>
          </table:table-cell>
          <table:table-cell table:style-name="ce36" table:formula="of:=['Global Overview'.H15]" office:value-type="string" office:string-value="yes">
            <text:p>yes</text:p>
          </table:table-cell>
          <table:table-cell table:style-name="ce36" table:formula="of:=['Global Overview'.I15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]" office:value-type="string" office:string-value="Announce Synchronization Point">
            <text:p>Announce Synchronization Point</text:p>
          </table:table-cell>
          <table:table-cell table:style-name="ce36" table:formula="of:=['Global Overview'.C16]" office:value-type="string" office:string-value="FM">
            <text:p>FM</text:p>
          </table:table-cell>
          <table:table-cell table:style-name="ce36" table:formula="of:=['Global Overview'.D16]" office:value-type="string" office:string-value="FedA">
            <text:p>FedA</text:p>
          </table:table-cell>
          <table:table-cell table:style-name="ce36" table:formula="of:=['Global Overview'.E16]" office:value-type="string" office:string-value="§4.8">
            <text:p>§4.8</text:p>
          </table:table-cell>
          <table:table-cell table:style-name="ce36" table:formula="of:=['Global Overview'.H16]" office:value-type="string" office:string-value="yes">
            <text:p>yes</text:p>
          </table:table-cell>
          <table:table-cell table:style-name="ce36" table:formula="of:=['Global Overview'.I1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]" office:value-type="string" office:string-value="Synchronization Point Achieved">
            <text:p>Synchronization Point Achieved</text:p>
          </table:table-cell>
          <table:table-cell table:style-name="ce36" table:formula="of:=['Global Overview'.C17]" office:value-type="string" office:string-value="FM">
            <text:p>FM</text:p>
          </table:table-cell>
          <table:table-cell table:style-name="ce36" table:formula="of:=['Global Overview'.D17]" office:value-type="string" office:string-value="RTIA">
            <text:p>RTIA</text:p>
          </table:table-cell>
          <table:table-cell table:style-name="ce36" table:formula="of:=['Global Overview'.E17]" office:value-type="string" office:string-value="§4.9">
            <text:p>§4.9</text:p>
          </table:table-cell>
          <table:table-cell table:style-name="ce36" table:formula="of:=['Global Overview'.H17]" office:value-type="string" office:string-value="yes">
            <text:p>yes</text:p>
          </table:table-cell>
          <table:table-cell table:style-name="ce36" table:formula="of:=['Global Overview'.I1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]" office:value-type="string" office:string-value="Federation Synchronized">
            <text:p>Federation Synchronized</text:p>
          </table:table-cell>
          <table:table-cell table:style-name="ce36" table:formula="of:=['Global Overview'.C18]" office:value-type="string" office:string-value="FM">
            <text:p>FM</text:p>
          </table:table-cell>
          <table:table-cell table:style-name="ce36" table:formula="of:=['Global Overview'.D18]" office:value-type="string" office:string-value="FedA">
            <text:p>FedA</text:p>
          </table:table-cell>
          <table:table-cell table:style-name="ce36" table:formula="of:=['Global Overview'.E18]" office:value-type="string" office:string-value="§4.10">
            <text:p>§4.10</text:p>
          </table:table-cell>
          <table:table-cell table:style-name="ce36" table:formula="of:=['Global Overview'.H18]" office:value-type="string" office:string-value="yes">
            <text:p>yes</text:p>
          </table:table-cell>
          <table:table-cell table:style-name="ce36" table:formula="of:=['Global Overview'.I1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9]" office:value-type="string" office:string-value="Request Federation Save">
            <text:p>Request Federation Save</text:p>
          </table:table-cell>
          <table:table-cell table:style-name="ce36" table:formula="of:=['Global Overview'.C19]" office:value-type="string" office:string-value="FM">
            <text:p>FM</text:p>
          </table:table-cell>
          <table:table-cell table:style-name="ce36" table:formula="of:=['Global Overview'.D19]" office:value-type="string" office:string-value="RTIA">
            <text:p>RTIA</text:p>
          </table:table-cell>
          <table:table-cell table:style-name="ce36" table:formula="of:=['Global Overview'.E19]" office:value-type="string" office:string-value="§4.11">
            <text:p>§4.11</text:p>
          </table:table-cell>
          <table:table-cell table:style-name="ce36" table:formula="of:=['Global Overview'.H19]" office:value-type="string" office:string-value="yes">
            <text:p>yes</text:p>
          </table:table-cell>
          <table:table-cell table:style-name="ce36" table:formula="of:=['Global Overview'.I1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0]" office:value-type="string" office:string-value="Initiate Federation Save">
            <text:p>Initiate Federation Save</text:p>
          </table:table-cell>
          <table:table-cell table:style-name="ce36" table:formula="of:=['Global Overview'.C20]" office:value-type="string" office:string-value="FM">
            <text:p>FM</text:p>
          </table:table-cell>
          <table:table-cell table:style-name="ce36" table:formula="of:=['Global Overview'.D20]" office:value-type="string" office:string-value="FedA">
            <text:p>FedA</text:p>
          </table:table-cell>
          <table:table-cell table:style-name="ce36" table:formula="of:=['Global Overview'.E20]" office:value-type="string" office:string-value="§4.12">
            <text:p>§4.12</text:p>
          </table:table-cell>
          <table:table-cell table:style-name="ce36" table:formula="of:=['Global Overview'.H20]" office:value-type="string" office:string-value="yes">
            <text:p>yes</text:p>
          </table:table-cell>
          <table:table-cell table:style-name="ce36" table:formula="of:=['Global Overview'.I2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1]" office:value-type="string" office:string-value="Federate Save Begun">
            <text:p>Federate Save Begun</text:p>
          </table:table-cell>
          <table:table-cell table:style-name="ce36" table:formula="of:=['Global Overview'.C21]" office:value-type="string" office:string-value="FM">
            <text:p>FM</text:p>
          </table:table-cell>
          <table:table-cell table:style-name="ce36" table:formula="of:=['Global Overview'.D21]" office:value-type="string" office:string-value="RTIA">
            <text:p>RTIA</text:p>
          </table:table-cell>
          <table:table-cell table:style-name="ce36" table:formula="of:=['Global Overview'.E21]" office:value-type="string" office:string-value="§4.13">
            <text:p>§4.13</text:p>
          </table:table-cell>
          <table:table-cell table:style-name="ce36" table:formula="of:=['Global Overview'.H21]" office:value-type="string" office:string-value="yes">
            <text:p>yes</text:p>
          </table:table-cell>
          <table:table-cell table:style-name="ce36" table:formula="of:=['Global Overview'.I2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2]" office:value-type="string" office:string-value="Federate Save Complete">
            <text:p>Federate Save Complete</text:p>
          </table:table-cell>
          <table:table-cell table:style-name="ce36" table:formula="of:=['Global Overview'.C22]" office:value-type="string" office:string-value="FM">
            <text:p>FM</text:p>
          </table:table-cell>
          <table:table-cell table:style-name="ce36" table:formula="of:=['Global Overview'.D22]" office:value-type="string" office:string-value="RTIA">
            <text:p>RTIA</text:p>
          </table:table-cell>
          <table:table-cell table:style-name="ce36" table:formula="of:=['Global Overview'.E22]" office:value-type="string" office:string-value="§4.14">
            <text:p>§4.14</text:p>
          </table:table-cell>
          <table:table-cell table:style-name="ce36" table:formula="of:=['Global Overview'.H22]" office:value-type="string" office:string-value="yes">
            <text:p>yes</text:p>
          </table:table-cell>
          <table:table-cell table:style-name="ce36" table:formula="of:=['Global Overview'.I2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3]" office:value-type="string" office:string-value="Federation Saved">
            <text:p>Federation Saved</text:p>
          </table:table-cell>
          <table:table-cell table:style-name="ce36" table:formula="of:=['Global Overview'.C23]" office:value-type="string" office:string-value="FM">
            <text:p>FM</text:p>
          </table:table-cell>
          <table:table-cell table:style-name="ce36" table:formula="of:=['Global Overview'.D23]" office:value-type="string" office:string-value="FedA">
            <text:p>FedA</text:p>
          </table:table-cell>
          <table:table-cell table:style-name="ce36" table:formula="of:=['Global Overview'.E23]" office:value-type="string" office:string-value="§4.15">
            <text:p>§4.15</text:p>
          </table:table-cell>
          <table:table-cell table:style-name="ce36" table:formula="of:=['Global Overview'.H23]" office:value-type="string" office:string-value="yes">
            <text:p>yes</text:p>
          </table:table-cell>
          <table:table-cell table:style-name="ce36" table:formula="of:=['Global Overview'.I2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4]" office:value-type="string" office:string-value="Abort Federation Save">
            <text:p>Abort Federation Save</text:p>
          </table:table-cell>
          <table:table-cell table:style-name="ce36" table:formula="of:=['Global Overview'.C24]" office:value-type="string" office:string-value="FM">
            <text:p>FM</text:p>
          </table:table-cell>
          <table:table-cell table:style-name="ce36" table:formula="of:=['Global Overview'.D24]" office:value-type="string" office:string-value="FedA">
            <text:p>FedA</text:p>
          </table:table-cell>
          <table:table-cell table:style-name="ce36" table:formula="of:=['Global Overview'.E24]" office:value-type="float" office:value="0">
            <text:p>0</text:p>
          </table:table-cell>
          <table:table-cell table:style-name="ce36" table:formula="of:=['Global Overview'.H24]" office:value-type="string" office:string-value="no">
            <text:p>no</text:p>
          </table:table-cell>
          <table:table-cell table:style-name="ce36" table:formula="of:=['Global Overview'.I2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5]" office:value-type="string" office:string-value="Query Federation Save Status">
            <text:p>Query Federation Save Status</text:p>
          </table:table-cell>
          <table:table-cell table:style-name="ce36" table:formula="of:=['Global Overview'.C25]" office:value-type="string" office:string-value="FM">
            <text:p>FM</text:p>
          </table:table-cell>
          <table:table-cell table:style-name="ce36" table:formula="of:=['Global Overview'.D25]" office:value-type="string" office:string-value="RTIA">
            <text:p>RTIA</text:p>
          </table:table-cell>
          <table:table-cell table:style-name="ce36" table:formula="of:=['Global Overview'.E25]" office:value-type="float" office:value="0">
            <text:p>0</text:p>
          </table:table-cell>
          <table:table-cell table:style-name="ce36" table:formula="of:=['Global Overview'.H25]" office:value-type="string" office:string-value="no">
            <text:p>no</text:p>
          </table:table-cell>
          <table:table-cell table:style-name="ce36" table:formula="of:=['Global Overview'.I2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6]" office:value-type="string" office:string-value="Federation Save Status Response">
            <text:p>Federation Save Status Response</text:p>
          </table:table-cell>
          <table:table-cell table:style-name="ce36" table:formula="of:=['Global Overview'.C26]" office:value-type="string" office:string-value="FM">
            <text:p>FM</text:p>
          </table:table-cell>
          <table:table-cell table:style-name="ce36" table:formula="of:=['Global Overview'.D26]" office:value-type="string" office:string-value="RTIA">
            <text:p>RTIA</text:p>
          </table:table-cell>
          <table:table-cell table:style-name="ce36" table:formula="of:=['Global Overview'.E26]" office:value-type="float" office:value="0">
            <text:p>0</text:p>
          </table:table-cell>
          <table:table-cell table:style-name="ce36" table:formula="of:=['Global Overview'.H26]" office:value-type="string" office:string-value="no">
            <text:p>no</text:p>
          </table:table-cell>
          <table:table-cell table:style-name="ce36" table:formula="of:=['Global Overview'.I2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7]" office:value-type="string" office:string-value="Request Federation Restore">
            <text:p>Request Federation Restore</text:p>
          </table:table-cell>
          <table:table-cell table:style-name="ce36" table:formula="of:=['Global Overview'.C27]" office:value-type="string" office:string-value="FM">
            <text:p>FM</text:p>
          </table:table-cell>
          <table:table-cell table:style-name="ce36" table:formula="of:=['Global Overview'.D27]" office:value-type="string" office:string-value="RTIA">
            <text:p>RTIA</text:p>
          </table:table-cell>
          <table:table-cell table:style-name="ce36" table:formula="of:=['Global Overview'.E27]" office:value-type="string" office:string-value="§4.16">
            <text:p>§4.16</text:p>
          </table:table-cell>
          <table:table-cell table:style-name="ce36" table:formula="of:=['Global Overview'.H27]" office:value-type="string" office:string-value="yes">
            <text:p>yes</text:p>
          </table:table-cell>
          <table:table-cell table:style-name="ce36" table:formula="of:=['Global Overview'.I2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8]" office:value-type="string" office:string-value="Confirm Federation Restoration Request">
            <text:p>Confirm Federation Restoration Request</text:p>
          </table:table-cell>
          <table:table-cell table:style-name="ce36" table:formula="of:=['Global Overview'.C28]" office:value-type="string" office:string-value="FM">
            <text:p>FM</text:p>
          </table:table-cell>
          <table:table-cell table:style-name="ce36" table:formula="of:=['Global Overview'.D28]" office:value-type="string" office:string-value="FedA">
            <text:p>FedA</text:p>
          </table:table-cell>
          <table:table-cell table:style-name="ce36" table:formula="of:=['Global Overview'.E28]" office:value-type="string" office:string-value="§4.17">
            <text:p>§4.17</text:p>
          </table:table-cell>
          <table:table-cell table:style-name="ce36" table:formula="of:=['Global Overview'.H28]" office:value-type="string" office:string-value="yes">
            <text:p>yes</text:p>
          </table:table-cell>
          <table:table-cell table:style-name="ce36" table:formula="of:=['Global Overview'.I2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9]" office:value-type="string" office:string-value="Federation Restore Begun">
            <text:p>Federation Restore Begun</text:p>
          </table:table-cell>
          <table:table-cell table:style-name="ce36" table:formula="of:=['Global Overview'.C29]" office:value-type="string" office:string-value="FM">
            <text:p>FM</text:p>
          </table:table-cell>
          <table:table-cell table:style-name="ce36" table:formula="of:=['Global Overview'.D29]" office:value-type="string" office:string-value="FedA">
            <text:p>FedA</text:p>
          </table:table-cell>
          <table:table-cell table:style-name="ce36" table:formula="of:=['Global Overview'.E29]" office:value-type="string" office:string-value="§4.18">
            <text:p>§4.18</text:p>
          </table:table-cell>
          <table:table-cell table:style-name="ce36" table:formula="of:=['Global Overview'.H29]" office:value-type="string" office:string-value="yes">
            <text:p>yes</text:p>
          </table:table-cell>
          <table:table-cell table:style-name="ce36" table:formula="of:=['Global Overview'.I2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0]" office:value-type="string" office:string-value="Initiate Federate Restore">
            <text:p>Initiate Federate Restore</text:p>
          </table:table-cell>
          <table:table-cell table:style-name="ce36" table:formula="of:=['Global Overview'.C30]" office:value-type="string" office:string-value="FM">
            <text:p>FM</text:p>
          </table:table-cell>
          <table:table-cell table:style-name="ce36" table:formula="of:=['Global Overview'.D30]" office:value-type="string" office:string-value="FedA">
            <text:p>FedA</text:p>
          </table:table-cell>
          <table:table-cell table:style-name="ce36" table:formula="of:=['Global Overview'.E30]" office:value-type="string" office:string-value="§4.19">
            <text:p>§4.19</text:p>
          </table:table-cell>
          <table:table-cell table:style-name="ce36" table:formula="of:=['Global Overview'.H30]" office:value-type="string" office:string-value="yes">
            <text:p>yes</text:p>
          </table:table-cell>
          <table:table-cell table:style-name="ce36" table:formula="of:=['Global Overview'.I3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1]" office:value-type="string" office:string-value="Federate Restore Complete">
            <text:p>Federate Restore Complete</text:p>
          </table:table-cell>
          <table:table-cell table:style-name="ce36" table:formula="of:=['Global Overview'.C31]" office:value-type="string" office:string-value="FM">
            <text:p>FM</text:p>
          </table:table-cell>
          <table:table-cell table:style-name="ce36" table:formula="of:=['Global Overview'.D31]" office:value-type="string" office:string-value="RTIA">
            <text:p>RTIA</text:p>
          </table:table-cell>
          <table:table-cell table:style-name="ce36" table:formula="of:=['Global Overview'.E31]" office:value-type="string" office:string-value="§4.20">
            <text:p>§4.20</text:p>
          </table:table-cell>
          <table:table-cell table:style-name="ce36" table:formula="of:=['Global Overview'.H31]" office:value-type="string" office:string-value="yes">
            <text:p>yes</text:p>
          </table:table-cell>
          <table:table-cell table:style-name="ce36" table:formula="of:=['Global Overview'.I3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2]" office:value-type="string" office:string-value="Federation Restored">
            <text:p>Federation Restored</text:p>
          </table:table-cell>
          <table:table-cell table:style-name="ce36" table:formula="of:=['Global Overview'.C32]" office:value-type="string" office:string-value="FM">
            <text:p>FM</text:p>
          </table:table-cell>
          <table:table-cell table:style-name="ce36" table:formula="of:=['Global Overview'.D32]" office:value-type="string" office:string-value="FedA">
            <text:p>FedA</text:p>
          </table:table-cell>
          <table:table-cell table:style-name="ce36" table:formula="of:=['Global Overview'.E32]" office:value-type="string" office:string-value="§4.21">
            <text:p>§4.21</text:p>
          </table:table-cell>
          <table:table-cell table:style-name="ce36" table:formula="of:=['Global Overview'.H32]" office:value-type="string" office:string-value="yes">
            <text:p>yes</text:p>
          </table:table-cell>
          <table:table-cell table:style-name="ce36" table:formula="of:=['Global Overview'.I3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3]" office:value-type="string" office:string-value="Abort Federation Restore">
            <text:p>Abort Federation Restore</text:p>
          </table:table-cell>
          <table:table-cell table:style-name="ce36" table:formula="of:=['Global Overview'.C33]" office:value-type="string" office:string-value="FM">
            <text:p>FM</text:p>
          </table:table-cell>
          <table:table-cell table:style-name="ce36" table:formula="of:=['Global Overview'.D33]" office:value-type="string" office:string-value="RTIA">
            <text:p>RTIA</text:p>
          </table:table-cell>
          <table:table-cell table:style-name="ce36" table:formula="of:=['Global Overview'.E33]" office:value-type="float" office:value="0">
            <text:p>0</text:p>
          </table:table-cell>
          <table:table-cell table:style-name="ce36" table:formula="of:=['Global Overview'.H33]" office:value-type="string" office:string-value="no">
            <text:p>no</text:p>
          </table:table-cell>
          <table:table-cell table:style-name="ce36" table:formula="of:=['Global Overview'.I3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4]" office:value-type="string" office:string-value="Query Federation Restore Status">
            <text:p>Query Federation Restore Status</text:p>
          </table:table-cell>
          <table:table-cell table:style-name="ce36" table:formula="of:=['Global Overview'.C34]" office:value-type="string" office:string-value="FM">
            <text:p>FM</text:p>
          </table:table-cell>
          <table:table-cell table:style-name="ce36" table:formula="of:=['Global Overview'.D34]" office:value-type="string" office:string-value="RTIA">
            <text:p>RTIA</text:p>
          </table:table-cell>
          <table:table-cell table:style-name="ce36" table:formula="of:=['Global Overview'.E34]" office:value-type="float" office:value="0">
            <text:p>0</text:p>
          </table:table-cell>
          <table:table-cell table:style-name="ce36" table:formula="of:=['Global Overview'.H34]" office:value-type="string" office:string-value="no">
            <text:p>no</text:p>
          </table:table-cell>
          <table:table-cell table:style-name="ce36" table:formula="of:=['Global Overview'.I3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5]" office:value-type="string" office:string-value="Federation Restore Status Response">
            <text:p>Federation Restore Status Response</text:p>
          </table:table-cell>
          <table:table-cell table:style-name="ce36" table:formula="of:=['Global Overview'.C35]" office:value-type="string" office:string-value="FM">
            <text:p>FM</text:p>
          </table:table-cell>
          <table:table-cell table:style-name="ce36" table:formula="of:=['Global Overview'.D35]" office:value-type="string" office:string-value="RTIA">
            <text:p>RTIA</text:p>
          </table:table-cell>
          <table:table-cell table:style-name="ce36" table:formula="of:=['Global Overview'.E35]" office:value-type="float" office:value="0">
            <text:p>0</text:p>
          </table:table-cell>
          <table:table-cell table:style-name="ce36" table:formula="of:=['Global Overview'.H35]" office:value-type="string" office:string-value="no">
            <text:p>no</text:p>
          </table:table-cell>
          <table:table-cell table:style-name="ce36" table:formula="of:=['Global Overview'.I3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6]" office:value-type="float" office:value="0">
            <text:p>0</text:p>
          </table:table-cell>
          <table:table-cell table:style-name="ce36" table:formula="of:=['Global Overview'.C36]" office:value-type="float" office:value="0">
            <text:p>0</text:p>
          </table:table-cell>
          <table:table-cell table:style-name="ce36" table:formula="of:=['Global Overview'.D36]" office:value-type="float" office:value="0">
            <text:p>0</text:p>
          </table:table-cell>
          <table:table-cell table:style-name="ce36" table:formula="of:=['Global Overview'.E36]" office:value-type="float" office:value="0">
            <text:p>0</text:p>
          </table:table-cell>
          <table:table-cell table:style-name="ce36" table:formula="of:=['Global Overview'.H36]" office:value-type="float" office:value="0">
            <text:p>0</text:p>
          </table:table-cell>
          <table:table-cell table:style-name="ce36" table:formula="of:=['Global Overview'.I3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37]" office:value-type="string" office:string-value="Declaration management">
            <text:p>Declaration management</text:p>
          </table:table-cell>
          <table:table-cell table:style-name="ce35" table:formula="of:=['Global Overview'.C37]" office:value-type="string" office:string-value="DM">
            <text:p>DM</text:p>
          </table:table-cell>
          <table:table-cell table:style-name="ce35" table:formula="of:=['Global Overview'.D37]" office:value-type="float" office:value="0">
            <text:p>0</text:p>
          </table:table-cell>
          <table:table-cell table:style-name="ce35" table:formula="of:=['Global Overview'.E37]" office:value-type="float" office:value="0">
            <text:p>0</text:p>
          </table:table-cell>
          <table:table-cell table:style-name="ce35" table:formula="of:=['Global Overview'.H37]" office:value-type="float" office:value="0">
            <text:p>0</text:p>
          </table:table-cell>
          <table:table-cell table:style-name="ce35" table:formula="of:=['Global Overview'.I37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38]" office:value-type="string" office:string-value="Publish Object Class Attributes">
            <text:p>Publish Object Class Attributes</text:p>
          </table:table-cell>
          <table:table-cell table:style-name="ce36" table:formula="of:=['Global Overview'.C38]" office:value-type="string" office:string-value="DM">
            <text:p>DM</text:p>
          </table:table-cell>
          <table:table-cell table:style-name="ce36" table:formula="of:=['Global Overview'.D38]" office:value-type="string" office:string-value="RTIA">
            <text:p>RTIA</text:p>
          </table:table-cell>
          <table:table-cell table:style-name="ce36" table:formula="of:=['Global Overview'.E38]" office:value-type="string" office:string-value="§5.2">
            <text:p>§5.2</text:p>
          </table:table-cell>
          <table:table-cell table:style-name="ce36" table:formula="of:=['Global Overview'.H38]" office:value-type="string" office:string-value="yes">
            <text:p>yes</text:p>
          </table:table-cell>
          <table:table-cell table:style-name="ce36" table:formula="of:=['Global Overview'.I3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9]" office:value-type="string" office:string-value="Unpublish Object Class Attributes">
            <text:p>Unpublish Object Class Attributes</text:p>
          </table:table-cell>
          <table:table-cell table:style-name="ce36" table:formula="of:=['Global Overview'.C39]" office:value-type="string" office:string-value="DM">
            <text:p>DM</text:p>
          </table:table-cell>
          <table:table-cell table:style-name="ce36" table:formula="of:=['Global Overview'.D39]" office:value-type="string" office:string-value="RTIA">
            <text:p>RTIA</text:p>
          </table:table-cell>
          <table:table-cell table:style-name="ce36" table:formula="of:=['Global Overview'.E39]" office:value-type="string" office:string-value="§5.3">
            <text:p>§5.3</text:p>
          </table:table-cell>
          <table:table-cell table:style-name="ce36" table:formula="of:=['Global Overview'.H39]" office:value-type="string" office:string-value="partial">
            <text:p>partial</text:p>
          </table:table-cell>
          <table:table-cell table:style-name="ce36" table:formula="of:=['Global Overview'.I3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0]" office:value-type="string" office:string-value="Publish Interaction Class">
            <text:p>Publish Interaction Class</text:p>
          </table:table-cell>
          <table:table-cell table:style-name="ce36" table:formula="of:=['Global Overview'.C40]" office:value-type="string" office:string-value="DM">
            <text:p>DM</text:p>
          </table:table-cell>
          <table:table-cell table:style-name="ce36" table:formula="of:=['Global Overview'.D40]" office:value-type="string" office:string-value="RTIA">
            <text:p>RTIA</text:p>
          </table:table-cell>
          <table:table-cell table:style-name="ce36" table:formula="of:=['Global Overview'.E40]" office:value-type="string" office:string-value="§5.4">
            <text:p>§5.4</text:p>
          </table:table-cell>
          <table:table-cell table:style-name="ce36" table:formula="of:=['Global Overview'.H40]" office:value-type="string" office:string-value="yes">
            <text:p>yes</text:p>
          </table:table-cell>
          <table:table-cell table:style-name="ce36" table:formula="of:=['Global Overview'.I4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1]" office:value-type="string" office:string-value="Unpublish Interaction Class">
            <text:p>Unpublish Interaction Class</text:p>
          </table:table-cell>
          <table:table-cell table:style-name="ce36" table:formula="of:=['Global Overview'.C41]" office:value-type="string" office:string-value="DM">
            <text:p>DM</text:p>
          </table:table-cell>
          <table:table-cell table:style-name="ce36" table:formula="of:=['Global Overview'.D41]" office:value-type="string" office:string-value="RTIA">
            <text:p>RTIA</text:p>
          </table:table-cell>
          <table:table-cell table:style-name="ce36" table:formula="of:=['Global Overview'.E41]" office:value-type="string" office:string-value="§5.5">
            <text:p>§5.5</text:p>
          </table:table-cell>
          <table:table-cell table:style-name="ce36" table:formula="of:=['Global Overview'.H41]" office:value-type="string" office:string-value="yes">
            <text:p>yes</text:p>
          </table:table-cell>
          <table:table-cell table:style-name="ce36" table:formula="of:=['Global Overview'.I4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2]" office:value-type="string" office:string-value="Subscribe Object Class Attributes">
            <text:p>Subscribe Object Class Attributes</text:p>
          </table:table-cell>
          <table:table-cell table:style-name="ce36" table:formula="of:=['Global Overview'.C42]" office:value-type="string" office:string-value="DM">
            <text:p>DM</text:p>
          </table:table-cell>
          <table:table-cell table:style-name="ce36" table:formula="of:=['Global Overview'.D42]" office:value-type="string" office:string-value="RTIA">
            <text:p>RTIA</text:p>
          </table:table-cell>
          <table:table-cell table:style-name="ce36" table:formula="of:=['Global Overview'.E42]" office:value-type="string" office:string-value="§5.6">
            <text:p>§5.6</text:p>
          </table:table-cell>
          <table:table-cell table:style-name="ce36" table:formula="of:=['Global Overview'.H42]" office:value-type="string" office:string-value="yes">
            <text:p>yes</text:p>
          </table:table-cell>
          <table:table-cell table:style-name="ce36" table:formula="of:=['Global Overview'.I4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3]" office:value-type="string" office:string-value="Unsubscribe Object Class Attributes">
            <text:p>Unsubscribe Object Class Attributes</text:p>
          </table:table-cell>
          <table:table-cell table:style-name="ce36" table:formula="of:=['Global Overview'.C43]" office:value-type="string" office:string-value="DM">
            <text:p>DM</text:p>
          </table:table-cell>
          <table:table-cell table:style-name="ce36" table:formula="of:=['Global Overview'.D43]" office:value-type="string" office:string-value="RTIA">
            <text:p>RTIA</text:p>
          </table:table-cell>
          <table:table-cell table:style-name="ce36" table:formula="of:=['Global Overview'.E43]" office:value-type="string" office:string-value="§5.7">
            <text:p>§5.7</text:p>
          </table:table-cell>
          <table:table-cell table:style-name="ce36" table:formula="of:=['Global Overview'.H43]" office:value-type="string" office:string-value="partial">
            <text:p>partial</text:p>
          </table:table-cell>
          <table:table-cell table:style-name="ce36" table:formula="of:=['Global Overview'.I4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4]" office:value-type="string" office:string-value="Subscribe Interaction Class">
            <text:p>Subscribe Interaction Class</text:p>
          </table:table-cell>
          <table:table-cell table:style-name="ce36" table:formula="of:=['Global Overview'.C44]" office:value-type="string" office:string-value="DM">
            <text:p>DM</text:p>
          </table:table-cell>
          <table:table-cell table:style-name="ce36" table:formula="of:=['Global Overview'.D44]" office:value-type="string" office:string-value="RTIA">
            <text:p>RTIA</text:p>
          </table:table-cell>
          <table:table-cell table:style-name="ce36" table:formula="of:=['Global Overview'.E44]" office:value-type="string" office:string-value="§5.8">
            <text:p>§5.8</text:p>
          </table:table-cell>
          <table:table-cell table:style-name="ce36" table:formula="of:=['Global Overview'.H44]" office:value-type="string" office:string-value="yes">
            <text:p>yes</text:p>
          </table:table-cell>
          <table:table-cell table:style-name="ce36" table:formula="of:=['Global Overview'.I44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5]" office:value-type="string" office:string-value="Unsubscribe Interaction Class">
            <text:p>Unsubscribe Interaction Class</text:p>
          </table:table-cell>
          <table:table-cell table:style-name="ce36" table:formula="of:=['Global Overview'.C45]" office:value-type="string" office:string-value="DM">
            <text:p>DM</text:p>
          </table:table-cell>
          <table:table-cell table:style-name="ce36" table:formula="of:=['Global Overview'.D45]" office:value-type="string" office:string-value="RTIA">
            <text:p>RTIA</text:p>
          </table:table-cell>
          <table:table-cell table:style-name="ce36" table:formula="of:=['Global Overview'.E45]" office:value-type="string" office:string-value="§5.9">
            <text:p>§5.9</text:p>
          </table:table-cell>
          <table:table-cell table:style-name="ce36" table:formula="of:=['Global Overview'.H45]" office:value-type="string" office:string-value="yes">
            <text:p>yes</text:p>
          </table:table-cell>
          <table:table-cell table:style-name="ce36" table:formula="of:=['Global Overview'.I45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6]" office:value-type="string" office:string-value="Start Registration For Object Class">
            <text:p>Start Registration For Object Class</text:p>
          </table:table-cell>
          <table:table-cell table:style-name="ce36" table:formula="of:=['Global Overview'.C46]" office:value-type="string" office:string-value="DM">
            <text:p>DM</text:p>
          </table:table-cell>
          <table:table-cell table:style-name="ce36" table:formula="of:=['Global Overview'.D46]" office:value-type="string" office:string-value="FedA">
            <text:p>FedA</text:p>
          </table:table-cell>
          <table:table-cell table:style-name="ce36" table:formula="of:=['Global Overview'.E46]" office:value-type="string" office:string-value="§5.10">
            <text:p>§5.10</text:p>
          </table:table-cell>
          <table:table-cell table:style-name="ce36" table:formula="of:=['Global Overview'.H46]" office:value-type="string" office:string-value="yes">
            <text:p>yes</text:p>
          </table:table-cell>
          <table:table-cell table:style-name="ce36" table:formula="of:=['Global Overview'.I4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7]" office:value-type="string" office:string-value="Stop Registration For Object Class">
            <text:p>Stop Registration For Object Class</text:p>
          </table:table-cell>
          <table:table-cell table:style-name="ce36" table:formula="of:=['Global Overview'.C47]" office:value-type="string" office:string-value="DM">
            <text:p>DM</text:p>
          </table:table-cell>
          <table:table-cell table:style-name="ce36" table:formula="of:=['Global Overview'.D47]" office:value-type="string" office:string-value="FedA">
            <text:p>FedA</text:p>
          </table:table-cell>
          <table:table-cell table:style-name="ce36" table:formula="of:=['Global Overview'.E47]" office:value-type="string" office:string-value="§5.11">
            <text:p>§5.11</text:p>
          </table:table-cell>
          <table:table-cell table:style-name="ce36" table:formula="of:=['Global Overview'.H47]" office:value-type="string" office:string-value="yes">
            <text:p>yes</text:p>
          </table:table-cell>
          <table:table-cell table:style-name="ce36" table:formula="of:=['Global Overview'.I4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8]" office:value-type="string" office:string-value="Turn Interaction On">
            <text:p>Turn Interaction On</text:p>
          </table:table-cell>
          <table:table-cell table:style-name="ce36" table:formula="of:=['Global Overview'.C48]" office:value-type="string" office:string-value="DM">
            <text:p>DM</text:p>
          </table:table-cell>
          <table:table-cell table:style-name="ce36" table:formula="of:=['Global Overview'.D48]" office:value-type="string" office:string-value="FedA">
            <text:p>FedA</text:p>
          </table:table-cell>
          <table:table-cell table:style-name="ce36" table:formula="of:=['Global Overview'.E48]" office:value-type="string" office:string-value="§5.12">
            <text:p>§5.12</text:p>
          </table:table-cell>
          <table:table-cell table:style-name="ce36" table:formula="of:=['Global Overview'.H48]" office:value-type="string" office:string-value="yes">
            <text:p>yes</text:p>
          </table:table-cell>
          <table:table-cell table:style-name="ce36" table:formula="of:=['Global Overview'.I4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9]" office:value-type="string" office:string-value="Turn Interaction Off">
            <text:p>Turn Interaction Off</text:p>
          </table:table-cell>
          <table:table-cell table:style-name="ce36" table:formula="of:=['Global Overview'.C49]" office:value-type="string" office:string-value="DM">
            <text:p>DM</text:p>
          </table:table-cell>
          <table:table-cell table:style-name="ce36" table:formula="of:=['Global Overview'.D49]" office:value-type="string" office:string-value="FedA">
            <text:p>FedA</text:p>
          </table:table-cell>
          <table:table-cell table:style-name="ce36" table:formula="of:=['Global Overview'.E49]" office:value-type="string" office:string-value="§5.13">
            <text:p>§5.13</text:p>
          </table:table-cell>
          <table:table-cell table:style-name="ce36" table:formula="of:=['Global Overview'.H49]" office:value-type="string" office:string-value="yes">
            <text:p>yes</text:p>
          </table:table-cell>
          <table:table-cell table:style-name="ce36" table:formula="of:=['Global Overview'.I4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50]" office:value-type="float" office:value="0">
            <text:p>0</text:p>
          </table:table-cell>
          <table:table-cell table:style-name="ce36" table:formula="of:=['Global Overview'.C50]" office:value-type="float" office:value="0">
            <text:p>0</text:p>
          </table:table-cell>
          <table:table-cell table:style-name="ce36" table:formula="of:=['Global Overview'.D50]" office:value-type="float" office:value="0">
            <text:p>0</text:p>
          </table:table-cell>
          <table:table-cell table:style-name="ce36" table:formula="of:=['Global Overview'.E50]" office:value-type="float" office:value="0">
            <text:p>0</text:p>
          </table:table-cell>
          <table:table-cell table:style-name="ce36" table:formula="of:=['Global Overview'.H50]" office:value-type="float" office:value="0">
            <text:p>0</text:p>
          </table:table-cell>
          <table:table-cell table:style-name="ce36" table:formula="of:=['Global Overview'.I5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51]" office:value-type="string" office:string-value="Object management">
            <text:p>Object management</text:p>
          </table:table-cell>
          <table:table-cell table:style-name="ce35" table:formula="of:=['Global Overview'.C51]" office:value-type="string" office:string-value="OM">
            <text:p>OM</text:p>
          </table:table-cell>
          <table:table-cell table:style-name="ce35" table:formula="of:=['Global Overview'.D51]" office:value-type="float" office:value="0">
            <text:p>0</text:p>
          </table:table-cell>
          <table:table-cell table:style-name="ce35" table:formula="of:=['Global Overview'.E51]" office:value-type="float" office:value="0">
            <text:p>0</text:p>
          </table:table-cell>
          <table:table-cell table:style-name="ce35" table:formula="of:=['Global Overview'.H51]" office:value-type="float" office:value="0">
            <text:p>0</text:p>
          </table:table-cell>
          <table:table-cell table:style-name="ce35" table:formula="of:=['Global Overview'.I51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52]" office:value-type="string" office:string-value="Reserve Object Instance Name">
            <text:p>Reserve Object Instance Name</text:p>
          </table:table-cell>
          <table:table-cell table:style-name="ce36" table:formula="of:=['Global Overview'.C52]" office:value-type="string" office:string-value="OM">
            <text:p>OM</text:p>
          </table:table-cell>
          <table:table-cell table:style-name="ce36" table:formula="of:=['Global Overview'.D52]" office:value-type="string" office:string-value="RTIA">
            <text:p>RTIA</text:p>
          </table:table-cell>
          <table:table-cell table:style-name="ce36" table:formula="of:=['Global Overview'.E52]" office:value-type="float" office:value="0">
            <text:p>0</text:p>
          </table:table-cell>
          <table:table-cell table:style-name="ce36" table:formula="of:=['Global Overview'.H52]" office:value-type="string" office:string-value="yes">
            <text:p>yes</text:p>
          </table:table-cell>
          <table:table-cell table:style-name="ce36" table:formula="of:=['Global Overview'.I5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53]" office:value-type="string" office:string-value="Object Instance Name Reserved">
            <text:p>Object Instance Name Reserved</text:p>
          </table:table-cell>
          <table:table-cell table:style-name="ce36" table:formula="of:=['Global Overview'.C53]" office:value-type="string" office:string-value="OM">
            <text:p>OM</text:p>
          </table:table-cell>
          <table:table-cell table:style-name="ce36" table:formula="of:=['Global Overview'.D53]" office:value-type="string" office:string-value="FedA">
            <text:p>FedA</text:p>
          </table:table-cell>
          <table:table-cell table:style-name="ce36" table:formula="of:=['Global Overview'.E53]" office:value-type="float" office:value="0">
            <text:p>0</text:p>
          </table:table-cell>
          <table:table-cell table:style-name="ce36" table:formula="of:=['Global Overview'.H53]" office:value-type="string" office:string-value="yes">
            <text:p>yes</text:p>
          </table:table-cell>
          <table:table-cell table:style-name="ce36" table:formula="of:=['Global Overview'.I5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58]" office:value-type="string" office:string-value="Register Object Instance">
            <text:p>Register Object Instance</text:p>
          </table:table-cell>
          <table:table-cell table:style-name="ce36" table:formula="of:=['Global Overview'.C58]" office:value-type="string" office:string-value="OM">
            <text:p>OM</text:p>
          </table:table-cell>
          <table:table-cell table:style-name="ce36" table:formula="of:=['Global Overview'.D58]" office:value-type="string" office:string-value="RTIA">
            <text:p>RTIA</text:p>
          </table:table-cell>
          <table:table-cell table:style-name="ce36" table:formula="of:=['Global Overview'.E58]" office:value-type="string" office:string-value="§6.2">
            <text:p>§6.2</text:p>
          </table:table-cell>
          <table:table-cell table:style-name="ce36" table:formula="of:=['Global Overview'.H58]" office:value-type="string" office:string-value="yes">
            <text:p>yes</text:p>
          </table:table-cell>
          <table:table-cell table:style-name="ce36" table:formula="of:=['Global Overview'.I5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59]" office:value-type="string" office:string-value="Discover Object Instance">
            <text:p>Discover Object Instance</text:p>
          </table:table-cell>
          <table:table-cell table:style-name="ce36" table:formula="of:=['Global Overview'.C59]" office:value-type="string" office:string-value="OM">
            <text:p>OM</text:p>
          </table:table-cell>
          <table:table-cell table:style-name="ce36" table:formula="of:=['Global Overview'.D59]" office:value-type="string" office:string-value="FedA">
            <text:p>FedA</text:p>
          </table:table-cell>
          <table:table-cell table:style-name="ce36" table:formula="of:=['Global Overview'.E59]" office:value-type="string" office:string-value="§6.3">
            <text:p>§6.3</text:p>
          </table:table-cell>
          <table:table-cell table:style-name="ce36" table:formula="of:=['Global Overview'.H59]" office:value-type="string" office:string-value="yes">
            <text:p>yes</text:p>
          </table:table-cell>
          <table:table-cell table:style-name="ce36" table:formula="of:=['Global Overview'.I5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0]" office:value-type="string" office:string-value="Update Attribute Values">
            <text:p>Update Attribute Values</text:p>
          </table:table-cell>
          <table:table-cell table:style-name="ce36" table:formula="of:=['Global Overview'.C60]" office:value-type="string" office:string-value="OM">
            <text:p>OM</text:p>
          </table:table-cell>
          <table:table-cell table:style-name="ce36" table:formula="of:=['Global Overview'.D60]" office:value-type="string" office:string-value="RTIA">
            <text:p>RTIA</text:p>
          </table:table-cell>
          <table:table-cell table:style-name="ce36" table:formula="of:=['Global Overview'.E60]" office:value-type="string" office:string-value="§6.4">
            <text:p>§6.4</text:p>
          </table:table-cell>
          <table:table-cell table:style-name="ce36" table:formula="of:=['Global Overview'.H60]" office:value-type="string" office:string-value="yes">
            <text:p>yes</text:p>
          </table:table-cell>
          <table:table-cell table:style-name="ce36" table:formula="of:=['Global Overview'.I6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1]" office:value-type="string" office:string-value="Reflect Attribute Values">
            <text:p>Reflect Attribute Values</text:p>
          </table:table-cell>
          <table:table-cell table:style-name="ce36" table:formula="of:=['Global Overview'.C61]" office:value-type="string" office:string-value="OM">
            <text:p>OM</text:p>
          </table:table-cell>
          <table:table-cell table:style-name="ce36" table:formula="of:=['Global Overview'.D61]" office:value-type="string" office:string-value="FedA">
            <text:p>FedA</text:p>
          </table:table-cell>
          <table:table-cell table:style-name="ce36" table:formula="of:=['Global Overview'.E61]" office:value-type="string" office:string-value="§6.5">
            <text:p>§6.5</text:p>
          </table:table-cell>
          <table:table-cell table:style-name="ce36" table:formula="of:=['Global Overview'.H61]" office:value-type="string" office:string-value="yes">
            <text:p>yes</text:p>
          </table:table-cell>
          <table:table-cell table:style-name="ce36" table:formula="of:=['Global Overview'.I6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2]" office:value-type="string" office:string-value="Send Interaction">
            <text:p>Send Interaction</text:p>
          </table:table-cell>
          <table:table-cell table:style-name="ce36" table:formula="of:=['Global Overview'.C62]" office:value-type="string" office:string-value="OM">
            <text:p>OM</text:p>
          </table:table-cell>
          <table:table-cell table:style-name="ce36" table:formula="of:=['Global Overview'.D62]" office:value-type="string" office:string-value="RTIA">
            <text:p>RTIA</text:p>
          </table:table-cell>
          <table:table-cell table:style-name="ce36" table:formula="of:=['Global Overview'.E62]" office:value-type="string" office:string-value="§6.6">
            <text:p>§6.6</text:p>
          </table:table-cell>
          <table:table-cell table:style-name="ce36" table:formula="of:=['Global Overview'.H62]" office:value-type="string" office:string-value="yes">
            <text:p>yes</text:p>
          </table:table-cell>
          <table:table-cell table:style-name="ce36" table:formula="of:=['Global Overview'.I6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3]" office:value-type="string" office:string-value="Receive Interaction">
            <text:p>Receive Interaction</text:p>
          </table:table-cell>
          <table:table-cell table:style-name="ce36" table:formula="of:=['Global Overview'.C63]" office:value-type="string" office:string-value="OM">
            <text:p>OM</text:p>
          </table:table-cell>
          <table:table-cell table:style-name="ce36" table:formula="of:=['Global Overview'.D63]" office:value-type="string" office:string-value="FedA">
            <text:p>FedA</text:p>
          </table:table-cell>
          <table:table-cell table:style-name="ce36" table:formula="of:=['Global Overview'.E63]" office:value-type="string" office:string-value="§6.7">
            <text:p>§6.7</text:p>
          </table:table-cell>
          <table:table-cell table:style-name="ce36" table:formula="of:=['Global Overview'.H63]" office:value-type="string" office:string-value="yes">
            <text:p>yes</text:p>
          </table:table-cell>
          <table:table-cell table:style-name="ce36" table:formula="of:=['Global Overview'.I6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4]" office:value-type="string" office:string-value="Delete Object Instance">
            <text:p>Delete Object Instance</text:p>
          </table:table-cell>
          <table:table-cell table:style-name="ce36" table:formula="of:=['Global Overview'.C64]" office:value-type="string" office:string-value="OM">
            <text:p>OM</text:p>
          </table:table-cell>
          <table:table-cell table:style-name="ce36" table:formula="of:=['Global Overview'.D64]" office:value-type="string" office:string-value="RTIA">
            <text:p>RTIA</text:p>
          </table:table-cell>
          <table:table-cell table:style-name="ce36" table:formula="of:=['Global Overview'.E64]" office:value-type="string" office:string-value="§6.8">
            <text:p>§6.8</text:p>
          </table:table-cell>
          <table:table-cell table:style-name="ce36" table:formula="of:=['Global Overview'.H64]" office:value-type="string" office:string-value="yes">
            <text:p>yes</text:p>
          </table:table-cell>
          <table:table-cell table:style-name="ce36" table:formula="of:=['Global Overview'.I64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5]" office:value-type="string" office:string-value="Remove Object Instance">
            <text:p>Remove Object Instance</text:p>
          </table:table-cell>
          <table:table-cell table:style-name="ce36" table:formula="of:=['Global Overview'.C65]" office:value-type="string" office:string-value="OM">
            <text:p>OM</text:p>
          </table:table-cell>
          <table:table-cell table:style-name="ce36" table:formula="of:=['Global Overview'.D65]" office:value-type="string" office:string-value="FedA">
            <text:p>FedA</text:p>
          </table:table-cell>
          <table:table-cell table:style-name="ce36" table:formula="of:=['Global Overview'.E65]" office:value-type="string" office:string-value="§6.9">
            <text:p>§6.9</text:p>
          </table:table-cell>
          <table:table-cell table:style-name="ce36" table:formula="of:=['Global Overview'.H65]" office:value-type="string" office:string-value="yes">
            <text:p>yes</text:p>
          </table:table-cell>
          <table:table-cell table:style-name="ce36" table:formula="of:=['Global Overview'.I65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6]" office:value-type="string" office:string-value="Local Delete Object Instance">
            <text:p>Local Delete Object Instance</text:p>
          </table:table-cell>
          <table:table-cell table:style-name="ce36" table:formula="of:=['Global Overview'.C66]" office:value-type="string" office:string-value="OM">
            <text:p>OM</text:p>
          </table:table-cell>
          <table:table-cell table:style-name="ce36" table:formula="of:=['Global Overview'.D66]" office:value-type="string" office:string-value="RTIA">
            <text:p>RTIA</text:p>
          </table:table-cell>
          <table:table-cell table:style-name="ce36" table:formula="of:=['Global Overview'.E66]" office:value-type="string" office:string-value="§6.10">
            <text:p>§6.10</text:p>
          </table:table-cell>
          <table:table-cell table:style-name="ce36" table:formula="of:=['Global Overview'.H66]" office:value-type="string" office:string-value="yes">
            <text:p>yes</text:p>
          </table:table-cell>
          <table:table-cell table:style-name="ce36" table:formula="of:=['Global Overview'.I6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7]" office:value-type="string" office:string-value="Change Attribute Transportation Type">
            <text:p>Change Attribute Transportation Type</text:p>
          </table:table-cell>
          <table:table-cell table:style-name="ce36" table:formula="of:=['Global Overview'.C67]" office:value-type="string" office:string-value="OM">
            <text:p>OM</text:p>
          </table:table-cell>
          <table:table-cell table:style-name="ce36" table:formula="of:=['Global Overview'.D67]" office:value-type="string" office:string-value="RTIA">
            <text:p>RTIA</text:p>
          </table:table-cell>
          <table:table-cell table:style-name="ce36" table:formula="of:=['Global Overview'.E67]" office:value-type="string" office:string-value="§6.11">
            <text:p>§6.11</text:p>
          </table:table-cell>
          <table:table-cell table:style-name="ce36" table:formula="of:=['Global Overview'.H67]" office:value-type="string" office:string-value="yes">
            <text:p>yes</text:p>
          </table:table-cell>
          <table:table-cell table:style-name="ce36" table:formula="of:=['Global Overview'.I6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8]" office:value-type="string" office:string-value="Change Interaction Transportation Type">
            <text:p>Change Interaction Transportation Type</text:p>
          </table:table-cell>
          <table:table-cell table:style-name="ce36" table:formula="of:=['Global Overview'.C68]" office:value-type="string" office:string-value="OM">
            <text:p>OM</text:p>
          </table:table-cell>
          <table:table-cell table:style-name="ce36" table:formula="of:=['Global Overview'.D68]" office:value-type="string" office:string-value="RTIA">
            <text:p>RTIA</text:p>
          </table:table-cell>
          <table:table-cell table:style-name="ce36" table:formula="of:=['Global Overview'.E68]" office:value-type="string" office:string-value="§6.12">
            <text:p>§6.12</text:p>
          </table:table-cell>
          <table:table-cell table:style-name="ce36" table:formula="of:=['Global Overview'.H68]" office:value-type="string" office:string-value="yes">
            <text:p>yes</text:p>
          </table:table-cell>
          <table:table-cell table:style-name="ce36" table:formula="of:=['Global Overview'.I6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9]" office:value-type="string" office:string-value="Attributes In Scope">
            <text:p>Attributes In Scope</text:p>
          </table:table-cell>
          <table:table-cell table:style-name="ce36" table:formula="of:=['Global Overview'.C69]" office:value-type="string" office:string-value="OM">
            <text:p>OM</text:p>
          </table:table-cell>
          <table:table-cell table:style-name="ce36" table:formula="of:=['Global Overview'.D69]" office:value-type="string" office:string-value="FedA">
            <text:p>FedA</text:p>
          </table:table-cell>
          <table:table-cell table:style-name="ce36" table:formula="of:=['Global Overview'.E69]" office:value-type="string" office:string-value="§6.13">
            <text:p>§6.13</text:p>
          </table:table-cell>
          <table:table-cell table:style-name="ce36" table:formula="of:=['Global Overview'.H69]" office:value-type="string" office:string-value="partial">
            <text:p>partial</text:p>
          </table:table-cell>
          <table:table-cell table:style-name="ce36" table:formula="of:=['Global Overview'.I69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0]" office:value-type="string" office:string-value="Attributes Out Of Scope">
            <text:p>Attributes Out Of Scope</text:p>
          </table:table-cell>
          <table:table-cell table:style-name="ce36" table:formula="of:=['Global Overview'.C70]" office:value-type="string" office:string-value="OM">
            <text:p>OM</text:p>
          </table:table-cell>
          <table:table-cell table:style-name="ce36" table:formula="of:=['Global Overview'.D70]" office:value-type="string" office:string-value="FedA">
            <text:p>FedA</text:p>
          </table:table-cell>
          <table:table-cell table:style-name="ce36" table:formula="of:=['Global Overview'.E70]" office:value-type="string" office:string-value="§6.14">
            <text:p>§6.14</text:p>
          </table:table-cell>
          <table:table-cell table:style-name="ce36" table:formula="of:=['Global Overview'.H70]" office:value-type="string" office:string-value="partial">
            <text:p>partial</text:p>
          </table:table-cell>
          <table:table-cell table:style-name="ce36" table:formula="of:=['Global Overview'.I70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1]" office:value-type="string" office:string-value="Request Attribute Value Update">
            <text:p>Request Attribute Value Update</text:p>
          </table:table-cell>
          <table:table-cell table:style-name="ce36" table:formula="of:=['Global Overview'.C71]" office:value-type="string" office:string-value="OM">
            <text:p>OM</text:p>
          </table:table-cell>
          <table:table-cell table:style-name="ce36" table:formula="of:=['Global Overview'.D71]" office:value-type="string" office:string-value="RTIA">
            <text:p>RTIA</text:p>
          </table:table-cell>
          <table:table-cell table:style-name="ce36" table:formula="of:=['Global Overview'.E71]" office:value-type="string" office:string-value="§6.15">
            <text:p>§6.15</text:p>
          </table:table-cell>
          <table:table-cell table:style-name="ce36" table:formula="of:=['Global Overview'.H71]" office:value-type="string" office:string-value="yes">
            <text:p>yes</text:p>
          </table:table-cell>
          <table:table-cell table:style-name="ce36" table:formula="of:=['Global Overview'.I7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2]" office:value-type="string" office:string-value="Provide Attribute Value Update">
            <text:p>Provide Attribute Value Update</text:p>
          </table:table-cell>
          <table:table-cell table:style-name="ce36" table:formula="of:=['Global Overview'.C72]" office:value-type="string" office:string-value="OM">
            <text:p>OM</text:p>
          </table:table-cell>
          <table:table-cell table:style-name="ce36" table:formula="of:=['Global Overview'.D72]" office:value-type="string" office:string-value="FedA">
            <text:p>FedA</text:p>
          </table:table-cell>
          <table:table-cell table:style-name="ce36" table:formula="of:=['Global Overview'.E72]" office:value-type="string" office:string-value="§6.16">
            <text:p>§6.16</text:p>
          </table:table-cell>
          <table:table-cell table:style-name="ce36" table:formula="of:=['Global Overview'.H72]" office:value-type="string" office:string-value="yes">
            <text:p>yes</text:p>
          </table:table-cell>
          <table:table-cell table:style-name="ce36" table:formula="of:=['Global Overview'.I7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3]" office:value-type="string" office:string-value="Turn Updates On For Object Instance">
            <text:p>Turn Updates On For Object Instance</text:p>
          </table:table-cell>
          <table:table-cell table:style-name="ce36" table:formula="of:=['Global Overview'.C73]" office:value-type="string" office:string-value="OM">
            <text:p>OM</text:p>
          </table:table-cell>
          <table:table-cell table:style-name="ce36" table:formula="of:=['Global Overview'.D73]" office:value-type="string" office:string-value="FedA">
            <text:p>FedA</text:p>
          </table:table-cell>
          <table:table-cell table:style-name="ce36" table:formula="of:=['Global Overview'.E73]" office:value-type="string" office:string-value="§6.17">
            <text:p>§6.17</text:p>
          </table:table-cell>
          <table:table-cell table:style-name="ce36" table:formula="of:=['Global Overview'.H73]" office:value-type="string" office:string-value="partial">
            <text:p>partial</text:p>
          </table:table-cell>
          <table:table-cell table:style-name="ce36" table:formula="of:=['Global Overview'.I73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4]" office:value-type="string" office:string-value="Turn Updates Off For Object Instance">
            <text:p>Turn Updates Off For Object Instance</text:p>
          </table:table-cell>
          <table:table-cell table:style-name="ce36" table:formula="of:=['Global Overview'.C74]" office:value-type="string" office:string-value="OM">
            <text:p>OM</text:p>
          </table:table-cell>
          <table:table-cell table:style-name="ce36" table:formula="of:=['Global Overview'.D74]" office:value-type="string" office:string-value="FedA">
            <text:p>FedA</text:p>
          </table:table-cell>
          <table:table-cell table:style-name="ce36" table:formula="of:=['Global Overview'.E74]" office:value-type="string" office:string-value="§6.18">
            <text:p>§6.18</text:p>
          </table:table-cell>
          <table:table-cell table:style-name="ce36" table:formula="of:=['Global Overview'.H74]" office:value-type="string" office:string-value="partial">
            <text:p>partial</text:p>
          </table:table-cell>
          <table:table-cell table:style-name="ce36" table:formula="of:=['Global Overview'.I74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3]" office:value-type="float" office:value="0">
            <text:p>0</text:p>
          </table:table-cell>
          <table:table-cell table:style-name="ce36" table:formula="of:=['Global Overview'.C83]" office:value-type="float" office:value="0">
            <text:p>0</text:p>
          </table:table-cell>
          <table:table-cell table:style-name="ce36" table:formula="of:=['Global Overview'.D83]" office:value-type="float" office:value="0">
            <text:p>0</text:p>
          </table:table-cell>
          <table:table-cell table:style-name="ce36" table:formula="of:=['Global Overview'.E83]" office:value-type="float" office:value="0">
            <text:p>0</text:p>
          </table:table-cell>
          <table:table-cell table:style-name="ce36" table:formula="of:=['Global Overview'.H83]" office:value-type="float" office:value="0">
            <text:p>0</text:p>
          </table:table-cell>
          <table:table-cell table:style-name="ce36" table:formula="of:=['Global Overview'.I8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84]" office:value-type="string" office:string-value="Ownership management">
            <text:p>Ownership management</text:p>
          </table:table-cell>
          <table:table-cell table:style-name="ce35" table:formula="of:=['Global Overview'.C84]" office:value-type="string" office:string-value="OWM">
            <text:p>OWM</text:p>
          </table:table-cell>
          <table:table-cell table:style-name="ce35" table:formula="of:=['Global Overview'.D84]" office:value-type="float" office:value="0">
            <text:p>0</text:p>
          </table:table-cell>
          <table:table-cell table:style-name="ce35" table:formula="of:=['Global Overview'.E84]" office:value-type="float" office:value="0">
            <text:p>0</text:p>
          </table:table-cell>
          <table:table-cell table:style-name="ce35" table:formula="of:=['Global Overview'.H84]" office:value-type="float" office:value="0">
            <text:p>0</text:p>
          </table:table-cell>
          <table:table-cell table:style-name="ce35" table:formula="of:=['Global Overview'.I84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85]" office:value-type="string" office:string-value="Unconditional Attribute Ownership Divestiture">
            <text:p>Unconditional Attribute Ownership Divestiture</text:p>
          </table:table-cell>
          <table:table-cell table:style-name="ce36" table:formula="of:=['Global Overview'.C85]" office:value-type="string" office:string-value="OWM">
            <text:p>OWM</text:p>
          </table:table-cell>
          <table:table-cell table:style-name="ce36" table:formula="of:=['Global Overview'.D85]" office:value-type="string" office:string-value="RTIA">
            <text:p>RTIA</text:p>
          </table:table-cell>
          <table:table-cell table:style-name="ce36" table:formula="of:=['Global Overview'.E85]" office:value-type="string" office:string-value="§7.2">
            <text:p>§7.2</text:p>
          </table:table-cell>
          <table:table-cell table:style-name="ce36" table:formula="of:=['Global Overview'.H85]" office:value-type="string" office:string-value="yes">
            <text:p>yes</text:p>
          </table:table-cell>
          <table:table-cell table:style-name="ce36" table:formula="of:=['Global Overview'.I85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6]" office:value-type="string" office:string-value="Negotiated Attribute Ownership Divestiture">
            <text:p>Negotiated Attribute Ownership Divestiture</text:p>
          </table:table-cell>
          <table:table-cell table:style-name="ce36" table:formula="of:=['Global Overview'.C86]" office:value-type="string" office:string-value="OWM">
            <text:p>OWM</text:p>
          </table:table-cell>
          <table:table-cell table:style-name="ce36" table:formula="of:=['Global Overview'.D86]" office:value-type="string" office:string-value="RTIA">
            <text:p>RTIA</text:p>
          </table:table-cell>
          <table:table-cell table:style-name="ce36" table:formula="of:=['Global Overview'.E86]" office:value-type="string" office:string-value="§7.3">
            <text:p>§7.3</text:p>
          </table:table-cell>
          <table:table-cell table:style-name="ce36" table:formula="of:=['Global Overview'.H86]" office:value-type="string" office:string-value="yes">
            <text:p>yes</text:p>
          </table:table-cell>
          <table:table-cell table:style-name="ce36" table:formula="of:=['Global Overview'.I8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7]" office:value-type="string" office:string-value="Request Attribute Ownership Assumption">
            <text:p>Request Attribute Ownership Assumption</text:p>
          </table:table-cell>
          <table:table-cell table:style-name="ce36" table:formula="of:=['Global Overview'.C87]" office:value-type="string" office:string-value="OWM">
            <text:p>OWM</text:p>
          </table:table-cell>
          <table:table-cell table:style-name="ce36" table:formula="of:=['Global Overview'.D87]" office:value-type="string" office:string-value="FedA">
            <text:p>FedA</text:p>
          </table:table-cell>
          <table:table-cell table:style-name="ce36" table:formula="of:=['Global Overview'.E87]" office:value-type="string" office:string-value="§7.4">
            <text:p>§7.4</text:p>
          </table:table-cell>
          <table:table-cell table:style-name="ce36" table:formula="of:=['Global Overview'.H87]" office:value-type="string" office:string-value="yes">
            <text:p>yes</text:p>
          </table:table-cell>
          <table:table-cell table:style-name="ce36" table:formula="of:=['Global Overview'.I8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8]" office:value-type="string" office:string-value="Request Divestiture Confirmation">
            <text:p>Request Divestiture Confirmation</text:p>
          </table:table-cell>
          <table:table-cell table:style-name="ce36" table:formula="of:=['Global Overview'.C88]" office:value-type="string" office:string-value="OWM">
            <text:p>OWM</text:p>
          </table:table-cell>
          <table:table-cell table:style-name="ce36" table:formula="of:=['Global Overview'.D88]" office:value-type="string" office:string-value="FedA">
            <text:p>FedA</text:p>
          </table:table-cell>
          <table:table-cell table:style-name="ce36" table:formula="of:=['Global Overview'.E88]" office:value-type="string" office:string-value="§7.5">
            <text:p>§7.5</text:p>
          </table:table-cell>
          <table:table-cell table:style-name="ce36" table:formula="of:=['Global Overview'.H88]" office:value-type="string" office:string-value="yes">
            <text:p>yes</text:p>
          </table:table-cell>
          <table:table-cell table:style-name="ce36" table:formula="of:=['Global Overview'.I8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9]" office:value-type="string" office:string-value="Confirm Divestiture">
            <text:p>Confirm Divestiture</text:p>
          </table:table-cell>
          <table:table-cell table:style-name="ce36" table:formula="of:=['Global Overview'.C89]" office:value-type="string" office:string-value="OWM">
            <text:p>OWM</text:p>
          </table:table-cell>
          <table:table-cell table:style-name="ce36" table:formula="of:=['Global Overview'.D89]" office:value-type="string" office:string-value="RTIA">
            <text:p>RTIA</text:p>
          </table:table-cell>
          <table:table-cell table:style-name="ce36" table:formula="of:=['Global Overview'.E89]" office:value-type="string" office:string-value="§7.6">
            <text:p>§7.6</text:p>
          </table:table-cell>
          <table:table-cell table:style-name="ce36" table:formula="of:=['Global Overview'.H89]" office:value-type="string" office:string-value="no">
            <text:p>no</text:p>
          </table:table-cell>
          <table:table-cell table:style-name="ce36" table:formula="of:=['Global Overview'.I89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0]" office:value-type="string" office:string-value="Attribute Ownership Acquisition Notification">
            <text:p>Attribute Ownership Acquisition Notification</text:p>
          </table:table-cell>
          <table:table-cell table:style-name="ce36" table:formula="of:=['Global Overview'.C90]" office:value-type="string" office:string-value="OWM">
            <text:p>OWM</text:p>
          </table:table-cell>
          <table:table-cell table:style-name="ce36" table:formula="of:=['Global Overview'.D90]" office:value-type="string" office:string-value="FedA">
            <text:p>FedA</text:p>
          </table:table-cell>
          <table:table-cell table:style-name="ce36" table:formula="of:=['Global Overview'.E90]" office:value-type="string" office:string-value="§7.7">
            <text:p>§7.7</text:p>
          </table:table-cell>
          <table:table-cell table:style-name="ce36" table:formula="of:=['Global Overview'.H90]" office:value-type="string" office:string-value="yes">
            <text:p>yes</text:p>
          </table:table-cell>
          <table:table-cell table:style-name="ce36" table:formula="of:=['Global Overview'.I9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1]" office:value-type="string" office:string-value="Attribute Ownership Acquisition">
            <text:p>Attribute Ownership Acquisition</text:p>
          </table:table-cell>
          <table:table-cell table:style-name="ce36" table:formula="of:=['Global Overview'.C91]" office:value-type="string" office:string-value="OWM">
            <text:p>OWM</text:p>
          </table:table-cell>
          <table:table-cell table:style-name="ce36" table:formula="of:=['Global Overview'.D91]" office:value-type="string" office:string-value="RTIA">
            <text:p>RTIA</text:p>
          </table:table-cell>
          <table:table-cell table:style-name="ce36" table:formula="of:=['Global Overview'.E91]" office:value-type="string" office:string-value="§7.8">
            <text:p>§7.8</text:p>
          </table:table-cell>
          <table:table-cell table:style-name="ce36" table:formula="of:=['Global Overview'.H91]" office:value-type="string" office:string-value="yes">
            <text:p>yes</text:p>
          </table:table-cell>
          <table:table-cell table:style-name="ce36" table:formula="of:=['Global Overview'.I9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2]" office:value-type="string" office:string-value="Attribute Ownership Acquisition If Available">
            <text:p>Attribute Ownership Acquisition If Available</text:p>
          </table:table-cell>
          <table:table-cell table:style-name="ce36" table:formula="of:=['Global Overview'.C92]" office:value-type="string" office:string-value="OWM">
            <text:p>OWM</text:p>
          </table:table-cell>
          <table:table-cell table:style-name="ce36" table:formula="of:=['Global Overview'.D92]" office:value-type="string" office:string-value="RTIA">
            <text:p>RTIA</text:p>
          </table:table-cell>
          <table:table-cell table:style-name="ce36" table:formula="of:=['Global Overview'.E92]" office:value-type="string" office:string-value="§7.9">
            <text:p>§7.9</text:p>
          </table:table-cell>
          <table:table-cell table:style-name="ce36" table:formula="of:=['Global Overview'.H92]" office:value-type="string" office:string-value="yes">
            <text:p>yes</text:p>
          </table:table-cell>
          <table:table-cell table:style-name="ce36" table:formula="of:=['Global Overview'.I9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3]" office:value-type="string" office:string-value="Attribute Ownership Unavailable">
            <text:p>Attribute Ownership Unavailable</text:p>
          </table:table-cell>
          <table:table-cell table:style-name="ce36" table:formula="of:=['Global Overview'.C93]" office:value-type="string" office:string-value="OWM">
            <text:p>OWM</text:p>
          </table:table-cell>
          <table:table-cell table:style-name="ce36" table:formula="of:=['Global Overview'.D93]" office:value-type="string" office:string-value="FedA">
            <text:p>FedA</text:p>
          </table:table-cell>
          <table:table-cell table:style-name="ce36" table:formula="of:=['Global Overview'.E93]" office:value-type="string" office:string-value="§7.10">
            <text:p>§7.10</text:p>
          </table:table-cell>
          <table:table-cell table:style-name="ce36" table:formula="of:=['Global Overview'.H93]" office:value-type="string" office:string-value="yes">
            <text:p>yes</text:p>
          </table:table-cell>
          <table:table-cell table:style-name="ce36" table:formula="of:=['Global Overview'.I9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4]" office:value-type="string" office:string-value="Request Attribute Ownership Release">
            <text:p>Request Attribute Ownership Release</text:p>
          </table:table-cell>
          <table:table-cell table:style-name="ce36" table:formula="of:=['Global Overview'.C94]" office:value-type="string" office:string-value="OWM">
            <text:p>OWM</text:p>
          </table:table-cell>
          <table:table-cell table:style-name="ce36" table:formula="of:=['Global Overview'.D94]" office:value-type="string" office:string-value="FedA">
            <text:p>FedA</text:p>
          </table:table-cell>
          <table:table-cell table:style-name="ce36" table:formula="of:=['Global Overview'.E94]" office:value-type="string" office:string-value="§7.11">
            <text:p>§7.11</text:p>
          </table:table-cell>
          <table:table-cell table:style-name="ce36" table:formula="of:=['Global Overview'.H94]" office:value-type="string" office:string-value="yes">
            <text:p>yes</text:p>
          </table:table-cell>
          <table:table-cell table:style-name="ce36" table:formula="of:=['Global Overview'.I94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6]" office:value-type="string" office:string-value="Attribute Ownership Divestiture If Wanted">
            <text:p>Attribute Ownership Divestiture If Wanted</text:p>
          </table:table-cell>
          <table:table-cell table:style-name="ce36" table:formula="of:=['Global Overview'.C96]" office:value-type="string" office:string-value="OWM">
            <text:p>OWM</text:p>
          </table:table-cell>
          <table:table-cell table:style-name="ce36" table:formula="of:=['Global Overview'.D96]" office:value-type="string" office:string-value="RTIA">
            <text:p>RTIA</text:p>
          </table:table-cell>
          <table:table-cell table:style-name="ce36" table:formula="of:=['Global Overview'.E96]" office:value-type="string" office:string-value="§7.12">
            <text:p>§7.12</text:p>
          </table:table-cell>
          <table:table-cell table:style-name="ce36" table:formula="of:=['Global Overview'.H96]" office:value-type="string" office:string-value="yes">
            <text:p>yes</text:p>
          </table:table-cell>
          <table:table-cell table:style-name="ce36" table:formula="of:=['Global Overview'.I9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7]" office:value-type="string" office:string-value="Cancel Negotiated Attribute Ownership Divestiture">
            <text:p>Cancel Negotiated Attribute Ownership Divestiture</text:p>
          </table:table-cell>
          <table:table-cell table:style-name="ce36" table:formula="of:=['Global Overview'.C97]" office:value-type="string" office:string-value="OWM">
            <text:p>OWM</text:p>
          </table:table-cell>
          <table:table-cell table:style-name="ce36" table:formula="of:=['Global Overview'.D97]" office:value-type="string" office:string-value="RTIA">
            <text:p>RTIA</text:p>
          </table:table-cell>
          <table:table-cell table:style-name="ce36" table:formula="of:=['Global Overview'.E97]" office:value-type="string" office:string-value="§7.13">
            <text:p>§7.13</text:p>
          </table:table-cell>
          <table:table-cell table:style-name="ce36" table:formula="of:=['Global Overview'.H97]" office:value-type="string" office:string-value="yes">
            <text:p>yes</text:p>
          </table:table-cell>
          <table:table-cell table:style-name="ce36" table:formula="of:=['Global Overview'.I9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8]" office:value-type="string" office:string-value="Cancel Attribute Ownership Acquisition">
            <text:p>Cancel Attribute Ownership Acquisition</text:p>
          </table:table-cell>
          <table:table-cell table:style-name="ce36" table:formula="of:=['Global Overview'.C98]" office:value-type="string" office:string-value="OWM">
            <text:p>OWM</text:p>
          </table:table-cell>
          <table:table-cell table:style-name="ce36" table:formula="of:=['Global Overview'.D98]" office:value-type="string" office:string-value="RTIA">
            <text:p>RTIA</text:p>
          </table:table-cell>
          <table:table-cell table:style-name="ce36" table:formula="of:=['Global Overview'.E98]" office:value-type="string" office:string-value="§7.14">
            <text:p>§7.14</text:p>
          </table:table-cell>
          <table:table-cell table:style-name="ce36" table:formula="of:=['Global Overview'.H98]" office:value-type="string" office:string-value="yes">
            <text:p>yes</text:p>
          </table:table-cell>
          <table:table-cell table:style-name="ce36" table:formula="of:=['Global Overview'.I9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9]" office:value-type="string" office:string-value="Confirm Attribute Ownership Acquisition Cancellation">
            <text:p>Confirm Attribute Ownership Acquisition Cancellation</text:p>
          </table:table-cell>
          <table:table-cell table:style-name="ce36" table:formula="of:=['Global Overview'.C99]" office:value-type="string" office:string-value="OWM">
            <text:p>OWM</text:p>
          </table:table-cell>
          <table:table-cell table:style-name="ce36" table:formula="of:=['Global Overview'.D99]" office:value-type="string" office:string-value="FedA">
            <text:p>FedA</text:p>
          </table:table-cell>
          <table:table-cell table:style-name="ce36" table:formula="of:=['Global Overview'.E99]" office:value-type="string" office:string-value="§7.15">
            <text:p>§7.15</text:p>
          </table:table-cell>
          <table:table-cell table:style-name="ce36" table:formula="of:=['Global Overview'.H99]" office:value-type="string" office:string-value="yes">
            <text:p>yes</text:p>
          </table:table-cell>
          <table:table-cell table:style-name="ce36" table:formula="of:=['Global Overview'.I9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0]" office:value-type="string" office:string-value="Query Attribute Ownership">
            <text:p>Query Attribute Ownership</text:p>
          </table:table-cell>
          <table:table-cell table:style-name="ce36" table:formula="of:=['Global Overview'.C100]" office:value-type="string" office:string-value="OWM">
            <text:p>OWM</text:p>
          </table:table-cell>
          <table:table-cell table:style-name="ce36" table:formula="of:=['Global Overview'.D100]" office:value-type="string" office:string-value="RTIA">
            <text:p>RTIA</text:p>
          </table:table-cell>
          <table:table-cell table:style-name="ce36" table:formula="of:=['Global Overview'.E100]" office:value-type="string" office:string-value="§7.16">
            <text:p>§7.16</text:p>
          </table:table-cell>
          <table:table-cell table:style-name="ce36" table:formula="of:=['Global Overview'.H100]" office:value-type="string" office:string-value="yes">
            <text:p>yes</text:p>
          </table:table-cell>
          <table:table-cell table:style-name="ce36" table:formula="of:=['Global Overview'.I10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1]" office:value-type="string" office:string-value="Inform Attribute Ownership">
            <text:p>Inform Attribute Ownership</text:p>
          </table:table-cell>
          <table:table-cell table:style-name="ce36" table:formula="of:=['Global Overview'.C101]" office:value-type="string" office:string-value="OWM">
            <text:p>OWM</text:p>
          </table:table-cell>
          <table:table-cell table:style-name="ce36" table:formula="of:=['Global Overview'.D101]" office:value-type="string" office:string-value="FedA">
            <text:p>FedA</text:p>
          </table:table-cell>
          <table:table-cell table:style-name="ce36" table:formula="of:=['Global Overview'.E101]" office:value-type="string" office:string-value="§7.17">
            <text:p>§7.17</text:p>
          </table:table-cell>
          <table:table-cell table:style-name="ce36" table:formula="of:=['Global Overview'.H101]" office:value-type="string" office:string-value="yes">
            <text:p>yes</text:p>
          </table:table-cell>
          <table:table-cell table:style-name="ce36" table:formula="of:=['Global Overview'.I10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2]" office:value-type="string" office:string-value="Is Attribute Owned By Federate">
            <text:p>Is Attribute Owned By Federate</text:p>
          </table:table-cell>
          <table:table-cell table:style-name="ce36" table:formula="of:=['Global Overview'.C102]" office:value-type="string" office:string-value="OWM">
            <text:p>OWM</text:p>
          </table:table-cell>
          <table:table-cell table:style-name="ce36" table:formula="of:=['Global Overview'.D102]" office:value-type="string" office:string-value="RTIA">
            <text:p>RTIA</text:p>
          </table:table-cell>
          <table:table-cell table:style-name="ce36" table:formula="of:=['Global Overview'.E102]" office:value-type="string" office:string-value="§7.18">
            <text:p>§7.18</text:p>
          </table:table-cell>
          <table:table-cell table:style-name="ce36" table:formula="of:=['Global Overview'.H102]" office:value-type="string" office:string-value="yes">
            <text:p>yes</text:p>
          </table:table-cell>
          <table:table-cell table:style-name="ce36" table:formula="of:=['Global Overview'.I10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3]" office:value-type="float" office:value="0">
            <text:p>0</text:p>
          </table:table-cell>
          <table:table-cell table:style-name="ce36" table:formula="of:=['Global Overview'.C103]" office:value-type="float" office:value="0">
            <text:p>0</text:p>
          </table:table-cell>
          <table:table-cell table:style-name="ce36" table:formula="of:=['Global Overview'.D103]" office:value-type="float" office:value="0">
            <text:p>0</text:p>
          </table:table-cell>
          <table:table-cell table:style-name="ce36" table:formula="of:=['Global Overview'.E103]" office:value-type="float" office:value="0">
            <text:p>0</text:p>
          </table:table-cell>
          <table:table-cell table:style-name="ce36" table:formula="of:=['Global Overview'.H103]" office:value-type="float" office:value="0">
            <text:p>0</text:p>
          </table:table-cell>
          <table:table-cell table:style-name="ce36" table:formula="of:=['Global Overview'.I10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104]" office:value-type="string" office:string-value="Time management">
            <text:p>Time management</text:p>
          </table:table-cell>
          <table:table-cell table:style-name="ce35" table:formula="of:=['Global Overview'.C104]" office:value-type="string" office:string-value="TM">
            <text:p>TM</text:p>
          </table:table-cell>
          <table:table-cell table:style-name="ce35" table:formula="of:=['Global Overview'.D104]" office:value-type="float" office:value="0">
            <text:p>0</text:p>
          </table:table-cell>
          <table:table-cell table:style-name="ce35" table:formula="of:=['Global Overview'.E104]" office:value-type="float" office:value="0">
            <text:p>0</text:p>
          </table:table-cell>
          <table:table-cell table:style-name="ce35" table:formula="of:=['Global Overview'.H104]" office:value-type="float" office:value="0">
            <text:p>0</text:p>
          </table:table-cell>
          <table:table-cell table:style-name="ce35" table:formula="of:=['Global Overview'.I104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105]" office:value-type="string" office:string-value="Enable Time Regulation">
            <text:p>Enable Time Regulation</text:p>
          </table:table-cell>
          <table:table-cell table:style-name="ce36" table:formula="of:=['Global Overview'.C105]" office:value-type="string" office:string-value="TM">
            <text:p>TM</text:p>
          </table:table-cell>
          <table:table-cell table:style-name="ce36" table:formula="of:=['Global Overview'.D105]" office:value-type="string" office:string-value="RTIA">
            <text:p>RTIA</text:p>
          </table:table-cell>
          <table:table-cell table:style-name="ce36" table:formula="of:=['Global Overview'.E105]" office:value-type="string" office:string-value="§8.2">
            <text:p>§8.2</text:p>
          </table:table-cell>
          <table:table-cell table:style-name="ce36" table:formula="of:=['Global Overview'.H105]" office:value-type="string" office:string-value="yes">
            <text:p>yes</text:p>
          </table:table-cell>
          <table:table-cell table:style-name="ce36" table:formula="of:=['Global Overview'.I105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6]" office:value-type="string" office:string-value="Time Regulation Enabled">
            <text:p>Time Regulation Enabled</text:p>
          </table:table-cell>
          <table:table-cell table:style-name="ce36" table:formula="of:=['Global Overview'.C106]" office:value-type="string" office:string-value="TM">
            <text:p>TM</text:p>
          </table:table-cell>
          <table:table-cell table:style-name="ce36" table:formula="of:=['Global Overview'.D106]" office:value-type="string" office:string-value="FedA">
            <text:p>FedA</text:p>
          </table:table-cell>
          <table:table-cell table:style-name="ce36" table:formula="of:=['Global Overview'.E106]" office:value-type="string" office:string-value="§8.3">
            <text:p>§8.3</text:p>
          </table:table-cell>
          <table:table-cell table:style-name="ce36" table:formula="of:=['Global Overview'.H106]" office:value-type="string" office:string-value="yes">
            <text:p>yes</text:p>
          </table:table-cell>
          <table:table-cell table:style-name="ce36" table:formula="of:=['Global Overview'.I10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7]" office:value-type="string" office:string-value="Disable Time Regulation">
            <text:p>Disable Time Regulation</text:p>
          </table:table-cell>
          <table:table-cell table:style-name="ce36" table:formula="of:=['Global Overview'.C107]" office:value-type="string" office:string-value="TM">
            <text:p>TM</text:p>
          </table:table-cell>
          <table:table-cell table:style-name="ce36" table:formula="of:=['Global Overview'.D107]" office:value-type="string" office:string-value="RTIA">
            <text:p>RTIA</text:p>
          </table:table-cell>
          <table:table-cell table:style-name="ce36" table:formula="of:=['Global Overview'.E107]" office:value-type="string" office:string-value="§8.4">
            <text:p>§8.4</text:p>
          </table:table-cell>
          <table:table-cell table:style-name="ce36" table:formula="of:=['Global Overview'.H107]" office:value-type="string" office:string-value="yes">
            <text:p>yes</text:p>
          </table:table-cell>
          <table:table-cell table:style-name="ce36" table:formula="of:=['Global Overview'.I10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8]" office:value-type="string" office:string-value="Enable Time Constrained">
            <text:p>Enable Time Constrained</text:p>
          </table:table-cell>
          <table:table-cell table:style-name="ce36" table:formula="of:=['Global Overview'.C108]" office:value-type="string" office:string-value="TM">
            <text:p>TM</text:p>
          </table:table-cell>
          <table:table-cell table:style-name="ce36" table:formula="of:=['Global Overview'.D108]" office:value-type="string" office:string-value="RTIA">
            <text:p>RTIA</text:p>
          </table:table-cell>
          <table:table-cell table:style-name="ce36" table:formula="of:=['Global Overview'.E108]" office:value-type="string" office:string-value="§8.5">
            <text:p>§8.5</text:p>
          </table:table-cell>
          <table:table-cell table:style-name="ce36" table:formula="of:=['Global Overview'.H108]" office:value-type="string" office:string-value="yes">
            <text:p>yes</text:p>
          </table:table-cell>
          <table:table-cell table:style-name="ce36" table:formula="of:=['Global Overview'.I10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9]" office:value-type="string" office:string-value="Time Constrained Enabled">
            <text:p>Time Constrained Enabled</text:p>
          </table:table-cell>
          <table:table-cell table:style-name="ce36" table:formula="of:=['Global Overview'.C109]" office:value-type="string" office:string-value="TM">
            <text:p>TM</text:p>
          </table:table-cell>
          <table:table-cell table:style-name="ce36" table:formula="of:=['Global Overview'.D109]" office:value-type="string" office:string-value="FedA">
            <text:p>FedA</text:p>
          </table:table-cell>
          <table:table-cell table:style-name="ce36" table:formula="of:=['Global Overview'.E109]" office:value-type="string" office:string-value="§8.6">
            <text:p>§8.6</text:p>
          </table:table-cell>
          <table:table-cell table:style-name="ce36" table:formula="of:=['Global Overview'.H109]" office:value-type="string" office:string-value="yes">
            <text:p>yes</text:p>
          </table:table-cell>
          <table:table-cell table:style-name="ce36" table:formula="of:=['Global Overview'.I10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0]" office:value-type="string" office:string-value="Disable Time Constrained">
            <text:p>Disable Time Constrained</text:p>
          </table:table-cell>
          <table:table-cell table:style-name="ce36" table:formula="of:=['Global Overview'.C110]" office:value-type="string" office:string-value="TM">
            <text:p>TM</text:p>
          </table:table-cell>
          <table:table-cell table:style-name="ce36" table:formula="of:=['Global Overview'.D110]" office:value-type="string" office:string-value="RTIA">
            <text:p>RTIA</text:p>
          </table:table-cell>
          <table:table-cell table:style-name="ce36" table:formula="of:=['Global Overview'.E110]" office:value-type="string" office:string-value="§8.7">
            <text:p>§8.7</text:p>
          </table:table-cell>
          <table:table-cell table:style-name="ce36" table:formula="of:=['Global Overview'.H110]" office:value-type="string" office:string-value="yes">
            <text:p>yes</text:p>
          </table:table-cell>
          <table:table-cell table:style-name="ce36" table:formula="of:=['Global Overview'.I11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1]" office:value-type="string" office:string-value="Time Advance Request">
            <text:p>Time Advance Request</text:p>
          </table:table-cell>
          <table:table-cell table:style-name="ce36" table:formula="of:=['Global Overview'.C111]" office:value-type="string" office:string-value="TM">
            <text:p>TM</text:p>
          </table:table-cell>
          <table:table-cell table:style-name="ce36" table:formula="of:=['Global Overview'.D111]" office:value-type="string" office:string-value="RTIA">
            <text:p>RTIA</text:p>
          </table:table-cell>
          <table:table-cell table:style-name="ce36" table:formula="of:=['Global Overview'.E111]" office:value-type="string" office:string-value="§8.8">
            <text:p>§8.8</text:p>
          </table:table-cell>
          <table:table-cell table:style-name="ce36" table:formula="of:=['Global Overview'.H111]" office:value-type="string" office:string-value="yes">
            <text:p>yes</text:p>
          </table:table-cell>
          <table:table-cell table:style-name="ce36" table:formula="of:=['Global Overview'.I11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2]" office:value-type="string" office:string-value="Time Advance Request Available">
            <text:p>Time Advance Request Available</text:p>
          </table:table-cell>
          <table:table-cell table:style-name="ce36" table:formula="of:=['Global Overview'.C112]" office:value-type="string" office:string-value="TM">
            <text:p>TM</text:p>
          </table:table-cell>
          <table:table-cell table:style-name="ce36" table:formula="of:=['Global Overview'.D112]" office:value-type="string" office:string-value="RTIA">
            <text:p>RTIA</text:p>
          </table:table-cell>
          <table:table-cell table:style-name="ce36" table:formula="of:=['Global Overview'.E112]" office:value-type="string" office:string-value="§8.9">
            <text:p>§8.9</text:p>
          </table:table-cell>
          <table:table-cell table:style-name="ce36" table:formula="of:=['Global Overview'.H112]" office:value-type="string" office:string-value="yes">
            <text:p>yes</text:p>
          </table:table-cell>
          <table:table-cell table:style-name="ce36" table:formula="of:=['Global Overview'.I11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3]" office:value-type="string" office:string-value="Next Message Request">
            <text:p>Next Message Request</text:p>
          </table:table-cell>
          <table:table-cell table:style-name="ce36" table:formula="of:=['Global Overview'.C113]" office:value-type="string" office:string-value="TM">
            <text:p>TM</text:p>
          </table:table-cell>
          <table:table-cell table:style-name="ce36" table:formula="of:=['Global Overview'.D113]" office:value-type="string" office:string-value="RTIA">
            <text:p>RTIA</text:p>
          </table:table-cell>
          <table:table-cell table:style-name="ce36" table:formula="of:=['Global Overview'.E113]" office:value-type="string" office:string-value="§8.10">
            <text:p>§8.10</text:p>
          </table:table-cell>
          <table:table-cell table:style-name="ce36" table:formula="of:=['Global Overview'.H113]" office:value-type="string" office:string-value="yes">
            <text:p>yes</text:p>
          </table:table-cell>
          <table:table-cell table:style-name="ce36" table:formula="of:=['Global Overview'.I11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4]" office:value-type="string" office:string-value="Next Message Request Available">
            <text:p>Next Message Request Available</text:p>
          </table:table-cell>
          <table:table-cell table:style-name="ce36" table:formula="of:=['Global Overview'.C114]" office:value-type="string" office:string-value="TM">
            <text:p>TM</text:p>
          </table:table-cell>
          <table:table-cell table:style-name="ce36" table:formula="of:=['Global Overview'.D114]" office:value-type="string" office:string-value="RTIA">
            <text:p>RTIA</text:p>
          </table:table-cell>
          <table:table-cell table:style-name="ce36" table:formula="of:=['Global Overview'.E114]" office:value-type="string" office:string-value="§8.11">
            <text:p>§8.11</text:p>
          </table:table-cell>
          <table:table-cell table:style-name="ce36" table:formula="of:=['Global Overview'.H114]" office:value-type="string" office:string-value="yes">
            <text:p>yes</text:p>
          </table:table-cell>
          <table:table-cell table:style-name="ce36" table:formula="of:=['Global Overview'.I114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5]" office:value-type="string" office:string-value="Flush Queue Request">
            <text:p>Flush Queue Request</text:p>
          </table:table-cell>
          <table:table-cell table:style-name="ce36" table:formula="of:=['Global Overview'.C115]" office:value-type="string" office:string-value="TM">
            <text:p>TM</text:p>
          </table:table-cell>
          <table:table-cell table:style-name="ce36" table:formula="of:=['Global Overview'.D115]" office:value-type="string" office:string-value="RTIA">
            <text:p>RTIA</text:p>
          </table:table-cell>
          <table:table-cell table:style-name="ce36" table:formula="of:=['Global Overview'.E115]" office:value-type="string" office:string-value="§8.12">
            <text:p>§8.12</text:p>
          </table:table-cell>
          <table:table-cell table:style-name="ce36" table:formula="of:=['Global Overview'.H115]" office:value-type="string" office:string-value="partial">
            <text:p>partial</text:p>
          </table:table-cell>
          <table:table-cell table:style-name="ce36" table:formula="of:=['Global Overview'.I115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6]" office:value-type="string" office:string-value="Time Advance Grant">
            <text:p>Time Advance Grant</text:p>
          </table:table-cell>
          <table:table-cell table:style-name="ce36" table:formula="of:=['Global Overview'.C116]" office:value-type="string" office:string-value="TM">
            <text:p>TM</text:p>
          </table:table-cell>
          <table:table-cell table:style-name="ce36" table:formula="of:=['Global Overview'.D116]" office:value-type="string" office:string-value="FedA">
            <text:p>FedA</text:p>
          </table:table-cell>
          <table:table-cell table:style-name="ce36" table:formula="of:=['Global Overview'.E116]" office:value-type="string" office:string-value="§8.13">
            <text:p>§8.13</text:p>
          </table:table-cell>
          <table:table-cell table:style-name="ce36" table:formula="of:=['Global Overview'.H116]" office:value-type="string" office:string-value="yes">
            <text:p>yes</text:p>
          </table:table-cell>
          <table:table-cell table:style-name="ce36" table:formula="of:=['Global Overview'.I11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7]" office:value-type="string" office:string-value="Enable Asynchronous Delivery">
            <text:p>Enable Asynchronous Delivery</text:p>
          </table:table-cell>
          <table:table-cell table:style-name="ce36" table:formula="of:=['Global Overview'.C117]" office:value-type="string" office:string-value="TM">
            <text:p>TM</text:p>
          </table:table-cell>
          <table:table-cell table:style-name="ce36" table:formula="of:=['Global Overview'.D117]" office:value-type="string" office:string-value="RTIA">
            <text:p>RTIA</text:p>
          </table:table-cell>
          <table:table-cell table:style-name="ce36" table:formula="of:=['Global Overview'.E117]" office:value-type="string" office:string-value="§8.14">
            <text:p>§8.14</text:p>
          </table:table-cell>
          <table:table-cell table:style-name="ce36" table:formula="of:=['Global Overview'.H117]" office:value-type="string" office:string-value="yes">
            <text:p>yes</text:p>
          </table:table-cell>
          <table:table-cell table:style-name="ce36" table:formula="of:=['Global Overview'.I11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8]" office:value-type="string" office:string-value="Disable Asynchronous Delivery">
            <text:p>Disable Asynchronous Delivery</text:p>
          </table:table-cell>
          <table:table-cell table:style-name="ce36" table:formula="of:=['Global Overview'.C118]" office:value-type="string" office:string-value="TM">
            <text:p>TM</text:p>
          </table:table-cell>
          <table:table-cell table:style-name="ce36" table:formula="of:=['Global Overview'.D118]" office:value-type="string" office:string-value="RTIA">
            <text:p>RTIA</text:p>
          </table:table-cell>
          <table:table-cell table:style-name="ce36" table:formula="of:=['Global Overview'.E118]" office:value-type="string" office:string-value="§8.15">
            <text:p>§8.15</text:p>
          </table:table-cell>
          <table:table-cell table:style-name="ce36" table:formula="of:=['Global Overview'.H118]" office:value-type="string" office:string-value="yes">
            <text:p>yes</text:p>
          </table:table-cell>
          <table:table-cell table:style-name="ce36" table:formula="of:=['Global Overview'.I11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9]" office:value-type="string" office:string-value="Query LBTS (HLA 1.3) Query GALT (IEEE-1516)">
            <text:p>Query LBTS (HLA 1.3) Query GALT (IEEE-1516)</text:p>
          </table:table-cell>
          <table:table-cell table:style-name="ce36" table:formula="of:=['Global Overview'.C119]" office:value-type="string" office:string-value="TM">
            <text:p>TM</text:p>
          </table:table-cell>
          <table:table-cell table:style-name="ce36" table:formula="of:=['Global Overview'.D119]" office:value-type="string" office:string-value="RTIA">
            <text:p>RTIA</text:p>
          </table:table-cell>
          <table:table-cell table:style-name="ce36" table:formula="of:=['Global Overview'.E119]" office:value-type="string" office:string-value="§8.16">
            <text:p>§8.16</text:p>
          </table:table-cell>
          <table:table-cell table:style-name="ce36" table:formula="of:=['Global Overview'.H119]" office:value-type="string" office:string-value="yes">
            <text:p>yes</text:p>
          </table:table-cell>
          <table:table-cell table:style-name="ce36" table:formula="of:=['Global Overview'.I11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0]" office:value-type="string" office:string-value="Query Federate Time (HLA 1.3) Query Logical Time (IEEE-1516)">
            <text:p>Query Federate Time (HLA 1.3) Query Logical Time (IEEE-1516)</text:p>
          </table:table-cell>
          <table:table-cell table:style-name="ce36" table:formula="of:=['Global Overview'.C120]" office:value-type="string" office:string-value="TM">
            <text:p>TM</text:p>
          </table:table-cell>
          <table:table-cell table:style-name="ce36" table:formula="of:=['Global Overview'.D120]" office:value-type="string" office:string-value="RTIA">
            <text:p>RTIA</text:p>
          </table:table-cell>
          <table:table-cell table:style-name="ce36" table:formula="of:=['Global Overview'.E120]" office:value-type="string" office:string-value="§8.17">
            <text:p>§8.17</text:p>
          </table:table-cell>
          <table:table-cell table:style-name="ce36" table:formula="of:=['Global Overview'.H120]" office:value-type="string" office:string-value="yes">
            <text:p>yes</text:p>
          </table:table-cell>
          <table:table-cell table:style-name="ce36" table:formula="of:=['Global Overview'.I12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1]" office:value-type="string" office:string-value="Query Minimum Next Event Time (HLA 1.3) Query LITS (IEEE-1516)">
            <text:p>Query Minimum Next Event Time (HLA 1.3) Query LITS (IEEE-1516)</text:p>
          </table:table-cell>
          <table:table-cell table:style-name="ce36" table:formula="of:=['Global Overview'.C121]" office:value-type="string" office:string-value="TM">
            <text:p>TM</text:p>
          </table:table-cell>
          <table:table-cell table:style-name="ce36" table:formula="of:=['Global Overview'.D121]" office:value-type="string" office:string-value="RTIA">
            <text:p>RTIA</text:p>
          </table:table-cell>
          <table:table-cell table:style-name="ce36" table:formula="of:=['Global Overview'.E121]" office:value-type="string" office:string-value="§8.18">
            <text:p>§8.18</text:p>
          </table:table-cell>
          <table:table-cell table:style-name="ce36" table:formula="of:=['Global Overview'.H121]" office:value-type="string" office:string-value="yes">
            <text:p>yes</text:p>
          </table:table-cell>
          <table:table-cell table:style-name="ce36" table:formula="of:=['Global Overview'.I12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2]" office:value-type="string" office:string-value="Modify Lookhead">
            <text:p>Modify Lookhead</text:p>
          </table:table-cell>
          <table:table-cell table:style-name="ce36" table:formula="of:=['Global Overview'.C122]" office:value-type="string" office:string-value="TM">
            <text:p>TM</text:p>
          </table:table-cell>
          <table:table-cell table:style-name="ce36" table:formula="of:=['Global Overview'.D122]" office:value-type="string" office:string-value="RTIA">
            <text:p>RTIA</text:p>
          </table:table-cell>
          <table:table-cell table:style-name="ce36" table:formula="of:=['Global Overview'.E122]" office:value-type="string" office:string-value="§8.19">
            <text:p>§8.19</text:p>
          </table:table-cell>
          <table:table-cell table:style-name="ce36" table:formula="of:=['Global Overview'.H122]" office:value-type="string" office:string-value="partial">
            <text:p>partial</text:p>
          </table:table-cell>
          <table:table-cell table:style-name="ce36" table:formula="of:=['Global Overview'.I122]" office:value-type="string" office:string-value="partial">
            <text:p>partial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3]" office:value-type="string" office:string-value="Query Lookhead">
            <text:p>Query Lookhead</text:p>
          </table:table-cell>
          <table:table-cell table:style-name="ce36" table:formula="of:=['Global Overview'.C123]" office:value-type="string" office:string-value="TM">
            <text:p>TM</text:p>
          </table:table-cell>
          <table:table-cell table:style-name="ce36" table:formula="of:=['Global Overview'.D123]" office:value-type="string" office:string-value="RTIA">
            <text:p>RTIA</text:p>
          </table:table-cell>
          <table:table-cell table:style-name="ce36" table:formula="of:=['Global Overview'.E123]" office:value-type="string" office:string-value="§8.20">
            <text:p>§8.20</text:p>
          </table:table-cell>
          <table:table-cell table:style-name="ce36" table:formula="of:=['Global Overview'.H123]" office:value-type="string" office:string-value="yes">
            <text:p>yes</text:p>
          </table:table-cell>
          <table:table-cell table:style-name="ce36" table:formula="of:=['Global Overview'.I12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4]" office:value-type="string" office:string-value="Retract">
            <text:p>Retract</text:p>
          </table:table-cell>
          <table:table-cell table:style-name="ce36" table:formula="of:=['Global Overview'.C124]" office:value-type="string" office:string-value="TM">
            <text:p>TM</text:p>
          </table:table-cell>
          <table:table-cell table:style-name="ce36" table:formula="of:=['Global Overview'.D124]" office:value-type="string" office:string-value="RTIA">
            <text:p>RTIA</text:p>
          </table:table-cell>
          <table:table-cell table:style-name="ce36" table:formula="of:=['Global Overview'.E124]" office:value-type="string" office:string-value="§8.21">
            <text:p>§8.21</text:p>
          </table:table-cell>
          <table:table-cell table:style-name="ce36" table:formula="of:=['Global Overview'.H124]" office:value-type="string" office:string-value="partial">
            <text:p>partial</text:p>
          </table:table-cell>
          <table:table-cell table:style-name="ce36" table:formula="of:=['Global Overview'.I124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5]" office:value-type="string" office:string-value="Request Retraction">
            <text:p>Request Retraction</text:p>
          </table:table-cell>
          <table:table-cell table:style-name="ce36" table:formula="of:=['Global Overview'.C125]" office:value-type="string" office:string-value="TM">
            <text:p>TM</text:p>
          </table:table-cell>
          <table:table-cell table:style-name="ce36" table:formula="of:=['Global Overview'.D125]" office:value-type="string" office:string-value="FedA">
            <text:p>FedA</text:p>
          </table:table-cell>
          <table:table-cell table:style-name="ce36" table:formula="of:=['Global Overview'.E125]" office:value-type="string" office:string-value="§8.22">
            <text:p>§8.22</text:p>
          </table:table-cell>
          <table:table-cell table:style-name="ce36" table:formula="of:=['Global Overview'.H125]" office:value-type="string" office:string-value="partial">
            <text:p>partial</text:p>
          </table:table-cell>
          <table:table-cell table:style-name="ce36" table:formula="of:=['Global Overview'.I125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6]" office:value-type="string" office:string-value="Change Attribute Order Type">
            <text:p>Change Attribute Order Type</text:p>
          </table:table-cell>
          <table:table-cell table:style-name="ce36" table:formula="of:=['Global Overview'.C126]" office:value-type="string" office:string-value="TM">
            <text:p>TM</text:p>
          </table:table-cell>
          <table:table-cell table:style-name="ce36" table:formula="of:=['Global Overview'.D126]" office:value-type="string" office:string-value="RTIA">
            <text:p>RTIA</text:p>
          </table:table-cell>
          <table:table-cell table:style-name="ce36" table:formula="of:=['Global Overview'.E126]" office:value-type="string" office:string-value="§8.23">
            <text:p>§8.23</text:p>
          </table:table-cell>
          <table:table-cell table:style-name="ce36" table:formula="of:=['Global Overview'.H126]" office:value-type="string" office:string-value="yes">
            <text:p>yes</text:p>
          </table:table-cell>
          <table:table-cell table:style-name="ce36" table:formula="of:=['Global Overview'.I12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7]" office:value-type="string" office:string-value="Change Interaction Order Type">
            <text:p>Change Interaction Order Type</text:p>
          </table:table-cell>
          <table:table-cell table:style-name="ce36" table:formula="of:=['Global Overview'.C127]" office:value-type="string" office:string-value="TM">
            <text:p>TM</text:p>
          </table:table-cell>
          <table:table-cell table:style-name="ce36" table:formula="of:=['Global Overview'.D127]" office:value-type="string" office:string-value="RTIA">
            <text:p>RTIA</text:p>
          </table:table-cell>
          <table:table-cell table:style-name="ce36" table:formula="of:=['Global Overview'.E127]" office:value-type="string" office:string-value="§8.24">
            <text:p>§8.24</text:p>
          </table:table-cell>
          <table:table-cell table:style-name="ce36" table:formula="of:=['Global Overview'.H127]" office:value-type="string" office:string-value="yes">
            <text:p>yes</text:p>
          </table:table-cell>
          <table:table-cell table:style-name="ce36" table:formula="of:=['Global Overview'.I12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8]" office:value-type="float" office:value="0">
            <text:p>0</text:p>
          </table:table-cell>
          <table:table-cell table:style-name="ce36" table:formula="of:=['Global Overview'.C128]" office:value-type="float" office:value="0">
            <text:p>0</text:p>
          </table:table-cell>
          <table:table-cell table:style-name="ce36" table:formula="of:=['Global Overview'.D128]" office:value-type="float" office:value="0">
            <text:p>0</text:p>
          </table:table-cell>
          <table:table-cell table:style-name="ce36" table:formula="of:=['Global Overview'.E128]" office:value-type="float" office:value="0">
            <text:p>0</text:p>
          </table:table-cell>
          <table:table-cell table:style-name="ce36" table:formula="of:=['Global Overview'.H128]" office:value-type="float" office:value="0">
            <text:p>0</text:p>
          </table:table-cell>
          <table:table-cell table:style-name="ce36" table:formula="of:=['Global Overview'.I12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129]" office:value-type="string" office:string-value="Data distribution management">
            <text:p>Data distribution management</text:p>
          </table:table-cell>
          <table:table-cell table:style-name="ce35" table:formula="of:=['Global Overview'.C129]" office:value-type="string" office:string-value="DDM">
            <text:p>DDM</text:p>
          </table:table-cell>
          <table:table-cell table:style-name="ce35" table:formula="of:=['Global Overview'.D129]" office:value-type="float" office:value="0">
            <text:p>0</text:p>
          </table:table-cell>
          <table:table-cell table:style-name="ce35" table:formula="of:=['Global Overview'.E129]" office:value-type="float" office:value="0">
            <text:p>0</text:p>
          </table:table-cell>
          <table:table-cell table:style-name="ce35" table:formula="of:=['Global Overview'.H129]" office:value-type="float" office:value="0">
            <text:p>0</text:p>
          </table:table-cell>
          <table:table-cell table:style-name="ce35" table:formula="of:=['Global Overview'.I129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130]" office:value-type="string" office:string-value="Create Region">
            <text:p>Create Region</text:p>
          </table:table-cell>
          <table:table-cell table:style-name="ce36" table:formula="of:=['Global Overview'.C130]" office:value-type="string" office:string-value="DDM">
            <text:p>DDM</text:p>
          </table:table-cell>
          <table:table-cell table:style-name="ce36" table:formula="of:=['Global Overview'.D130]" office:value-type="string" office:string-value="RTIA">
            <text:p>RTIA</text:p>
          </table:table-cell>
          <table:table-cell table:style-name="ce36" table:formula="of:=['Global Overview'.E130]" office:value-type="string" office:string-value="§9.2">
            <text:p>§9.2</text:p>
          </table:table-cell>
          <table:table-cell table:style-name="ce36" table:formula="of:=['Global Overview'.H130]" office:value-type="float" office:value="0">
            <text:p>0</text:p>
          </table:table-cell>
          <table:table-cell table:style-name="ce36" table:formula="of:=['Global Overview'.I13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1]" office:value-type="string" office:string-value="Commit Region Modifications">
            <text:p>Commit Region Modifications</text:p>
          </table:table-cell>
          <table:table-cell table:style-name="ce36" table:formula="of:=['Global Overview'.C131]" office:value-type="string" office:string-value="DDM">
            <text:p>DDM</text:p>
          </table:table-cell>
          <table:table-cell table:style-name="ce36" table:formula="of:=['Global Overview'.D131]" office:value-type="string" office:string-value="RTIA">
            <text:p>RTIA</text:p>
          </table:table-cell>
          <table:table-cell table:style-name="ce36" table:formula="of:=['Global Overview'.E131]" office:value-type="string" office:string-value="§9.3">
            <text:p>§9.3</text:p>
          </table:table-cell>
          <table:table-cell table:style-name="ce36" table:formula="of:=['Global Overview'.H131]" office:value-type="float" office:value="0">
            <text:p>0</text:p>
          </table:table-cell>
          <table:table-cell table:style-name="ce36" table:formula="of:=['Global Overview'.I13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2]" office:value-type="string" office:string-value="Delete Region">
            <text:p>Delete Region</text:p>
          </table:table-cell>
          <table:table-cell table:style-name="ce36" table:formula="of:=['Global Overview'.C132]" office:value-type="string" office:string-value="DDM">
            <text:p>DDM</text:p>
          </table:table-cell>
          <table:table-cell table:style-name="ce36" table:formula="of:=['Global Overview'.D132]" office:value-type="string" office:string-value="RTIA">
            <text:p>RTIA</text:p>
          </table:table-cell>
          <table:table-cell table:style-name="ce36" table:formula="of:=['Global Overview'.E132]" office:value-type="string" office:string-value="§9.4">
            <text:p>§9.4</text:p>
          </table:table-cell>
          <table:table-cell table:style-name="ce36" table:formula="of:=['Global Overview'.H132]" office:value-type="float" office:value="0">
            <text:p>0</text:p>
          </table:table-cell>
          <table:table-cell table:style-name="ce36" table:formula="of:=['Global Overview'.I13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3]" office:value-type="string" office:string-value="Register Object Instance With Regions">
            <text:p>Register Object Instance With Regions</text:p>
          </table:table-cell>
          <table:table-cell table:style-name="ce36" table:formula="of:=['Global Overview'.C133]" office:value-type="string" office:string-value="DDM">
            <text:p>DDM</text:p>
          </table:table-cell>
          <table:table-cell table:style-name="ce36" table:formula="of:=['Global Overview'.D133]" office:value-type="string" office:string-value="RTIA">
            <text:p>RTIA</text:p>
          </table:table-cell>
          <table:table-cell table:style-name="ce36" table:formula="of:=['Global Overview'.E133]" office:value-type="string" office:string-value="§9.5">
            <text:p>§9.5</text:p>
          </table:table-cell>
          <table:table-cell table:style-name="ce36" table:formula="of:=['Global Overview'.H133]" office:value-type="float" office:value="0">
            <text:p>0</text:p>
          </table:table-cell>
          <table:table-cell table:style-name="ce36" table:formula="of:=['Global Overview'.I13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4]" office:value-type="string" office:string-value="Associate Regions For Updates">
            <text:p>Associate Regions For Updates</text:p>
          </table:table-cell>
          <table:table-cell table:style-name="ce36" table:formula="of:=['Global Overview'.C134]" office:value-type="string" office:string-value="DDM">
            <text:p>DDM</text:p>
          </table:table-cell>
          <table:table-cell table:style-name="ce36" table:formula="of:=['Global Overview'.D134]" office:value-type="string" office:string-value="RTIA">
            <text:p>RTIA</text:p>
          </table:table-cell>
          <table:table-cell table:style-name="ce36" table:formula="of:=['Global Overview'.E134]" office:value-type="string" office:string-value="§9.6">
            <text:p>§9.6</text:p>
          </table:table-cell>
          <table:table-cell table:style-name="ce36" table:formula="of:=['Global Overview'.H134]" office:value-type="float" office:value="0">
            <text:p>0</text:p>
          </table:table-cell>
          <table:table-cell table:style-name="ce36" table:formula="of:=['Global Overview'.I13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5]" office:value-type="string" office:string-value="Unassociate Regions For Updates">
            <text:p>Unassociate Regions For Updates</text:p>
          </table:table-cell>
          <table:table-cell table:style-name="ce36" table:formula="of:=['Global Overview'.C135]" office:value-type="string" office:string-value="DDM">
            <text:p>DDM</text:p>
          </table:table-cell>
          <table:table-cell table:style-name="ce36" table:formula="of:=['Global Overview'.D135]" office:value-type="string" office:string-value="RTIA">
            <text:p>RTIA</text:p>
          </table:table-cell>
          <table:table-cell table:style-name="ce36" table:formula="of:=['Global Overview'.E135]" office:value-type="string" office:string-value="§9.7">
            <text:p>§9.7</text:p>
          </table:table-cell>
          <table:table-cell table:style-name="ce36" table:formula="of:=['Global Overview'.H135]" office:value-type="float" office:value="0">
            <text:p>0</text:p>
          </table:table-cell>
          <table:table-cell table:style-name="ce36" table:formula="of:=['Global Overview'.I13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6]" office:value-type="string" office:string-value="Subscribe Object Class Attributes With Regions">
            <text:p>Subscribe Object Class Attributes With Regions</text:p>
          </table:table-cell>
          <table:table-cell table:style-name="ce36" table:formula="of:=['Global Overview'.C136]" office:value-type="string" office:string-value="DDM">
            <text:p>DDM</text:p>
          </table:table-cell>
          <table:table-cell table:style-name="ce36" table:formula="of:=['Global Overview'.D136]" office:value-type="string" office:string-value="RTIA">
            <text:p>RTIA</text:p>
          </table:table-cell>
          <table:table-cell table:style-name="ce36" table:formula="of:=['Global Overview'.E136]" office:value-type="string" office:string-value="§9.8">
            <text:p>§9.8</text:p>
          </table:table-cell>
          <table:table-cell table:style-name="ce36" table:formula="of:=['Global Overview'.H136]" office:value-type="float" office:value="0">
            <text:p>0</text:p>
          </table:table-cell>
          <table:table-cell table:style-name="ce36" table:formula="of:=['Global Overview'.I13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7]" office:value-type="string" office:string-value="Unsubscribe Object Class Attributes With Regions">
            <text:p>Unsubscribe Object Class Attributes With Regions</text:p>
          </table:table-cell>
          <table:table-cell table:style-name="ce36" table:formula="of:=['Global Overview'.C137]" office:value-type="string" office:string-value="DDM">
            <text:p>DDM</text:p>
          </table:table-cell>
          <table:table-cell table:style-name="ce36" table:formula="of:=['Global Overview'.D137]" office:value-type="string" office:string-value="RTIA">
            <text:p>RTIA</text:p>
          </table:table-cell>
          <table:table-cell table:style-name="ce36" table:formula="of:=['Global Overview'.E137]" office:value-type="string" office:string-value="§9.9">
            <text:p>§9.9</text:p>
          </table:table-cell>
          <table:table-cell table:style-name="ce36" table:formula="of:=['Global Overview'.H137]" office:value-type="float" office:value="0">
            <text:p>0</text:p>
          </table:table-cell>
          <table:table-cell table:style-name="ce36" table:formula="of:=['Global Overview'.I13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8]" office:value-type="string" office:string-value="Subscribe Interation Class With Regions">
            <text:p>Subscribe Interation Class With Regions</text:p>
          </table:table-cell>
          <table:table-cell table:style-name="ce36" table:formula="of:=['Global Overview'.C138]" office:value-type="string" office:string-value="DDM">
            <text:p>DDM</text:p>
          </table:table-cell>
          <table:table-cell table:style-name="ce36" table:formula="of:=['Global Overview'.D138]" office:value-type="string" office:string-value="RTIA">
            <text:p>RTIA</text:p>
          </table:table-cell>
          <table:table-cell table:style-name="ce36" table:formula="of:=['Global Overview'.E138]" office:value-type="string" office:string-value="§9.10">
            <text:p>§9.10</text:p>
          </table:table-cell>
          <table:table-cell table:style-name="ce36" table:formula="of:=['Global Overview'.H138]" office:value-type="float" office:value="0">
            <text:p>0</text:p>
          </table:table-cell>
          <table:table-cell table:style-name="ce36" table:formula="of:=['Global Overview'.I13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9]" office:value-type="string" office:string-value="Unsubscribe Interation Class With Regions">
            <text:p>Unsubscribe Interation Class With Regions</text:p>
          </table:table-cell>
          <table:table-cell table:style-name="ce36" table:formula="of:=['Global Overview'.C139]" office:value-type="string" office:string-value="DDM">
            <text:p>DDM</text:p>
          </table:table-cell>
          <table:table-cell table:style-name="ce36" table:formula="of:=['Global Overview'.D139]" office:value-type="string" office:string-value="RTIA">
            <text:p>RTIA</text:p>
          </table:table-cell>
          <table:table-cell table:style-name="ce36" table:formula="of:=['Global Overview'.E139]" office:value-type="string" office:string-value="§9.11">
            <text:p>§9.11</text:p>
          </table:table-cell>
          <table:table-cell table:style-name="ce36" table:formula="of:=['Global Overview'.H139]" office:value-type="float" office:value="0">
            <text:p>0</text:p>
          </table:table-cell>
          <table:table-cell table:style-name="ce36" table:formula="of:=['Global Overview'.I13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0]" office:value-type="string" office:string-value="Send Interaction With Regions">
            <text:p>Send Interaction With Regions</text:p>
          </table:table-cell>
          <table:table-cell table:style-name="ce36" table:formula="of:=['Global Overview'.C140]" office:value-type="string" office:string-value="DDM">
            <text:p>DDM</text:p>
          </table:table-cell>
          <table:table-cell table:style-name="ce36" table:formula="of:=['Global Overview'.D140]" office:value-type="string" office:string-value="RTIA">
            <text:p>RTIA</text:p>
          </table:table-cell>
          <table:table-cell table:style-name="ce36" table:formula="of:=['Global Overview'.E140]" office:value-type="string" office:string-value="§9.12">
            <text:p>§9.12</text:p>
          </table:table-cell>
          <table:table-cell table:style-name="ce36" table:formula="of:=['Global Overview'.H140]" office:value-type="float" office:value="0">
            <text:p>0</text:p>
          </table:table-cell>
          <table:table-cell table:style-name="ce36" table:formula="of:=['Global Overview'.I14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1]" office:value-type="string" office:string-value="Request Attribue Value Update With Regions">
            <text:p>Request Attribue Value Update With Regions</text:p>
          </table:table-cell>
          <table:table-cell table:style-name="ce36" table:formula="of:=['Global Overview'.C141]" office:value-type="string" office:string-value="DDM">
            <text:p>DDM</text:p>
          </table:table-cell>
          <table:table-cell table:style-name="ce36" table:formula="of:=['Global Overview'.D141]" office:value-type="string" office:string-value="RTIA">
            <text:p>RTIA</text:p>
          </table:table-cell>
          <table:table-cell table:style-name="ce36" table:formula="of:=['Global Overview'.E141]" office:value-type="string" office:string-value="§9.13">
            <text:p>§9.13</text:p>
          </table:table-cell>
          <table:table-cell table:style-name="ce36" table:formula="of:=['Global Overview'.H141]" office:value-type="float" office:value="0">
            <text:p>0</text:p>
          </table:table-cell>
          <table:table-cell table:style-name="ce36" table:formula="of:=['Global Overview'.I14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2]" office:value-type="float" office:value="0">
            <text:p>0</text:p>
          </table:table-cell>
          <table:table-cell table:style-name="ce36" table:formula="of:=['Global Overview'.C142]" office:value-type="float" office:value="0">
            <text:p>0</text:p>
          </table:table-cell>
          <table:table-cell table:style-name="ce36" table:formula="of:=['Global Overview'.D142]" office:value-type="float" office:value="0">
            <text:p>0</text:p>
          </table:table-cell>
          <table:table-cell table:style-name="ce36" table:formula="of:=['Global Overview'.E142]" office:value-type="float" office:value="0">
            <text:p>0</text:p>
          </table:table-cell>
          <table:table-cell table:style-name="ce36" table:formula="of:=['Global Overview'.H142]" office:value-type="float" office:value="0">
            <text:p>0</text:p>
          </table:table-cell>
          <table:table-cell table:style-name="ce36" table:formula="of:=['Global Overview'.I14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143]" office:value-type="string" office:string-value="Support services">
            <text:p>Support services</text:p>
          </table:table-cell>
          <table:table-cell table:style-name="ce35" table:formula="of:=['Global Overview'.C143]" office:value-type="string" office:string-value="SS">
            <text:p>SS</text:p>
          </table:table-cell>
          <table:table-cell table:style-name="ce35" table:formula="of:=['Global Overview'.D143]" office:value-type="float" office:value="0">
            <text:p>0</text:p>
          </table:table-cell>
          <table:table-cell table:style-name="ce35" table:formula="of:=['Global Overview'.E143]" office:value-type="float" office:value="0">
            <text:p>0</text:p>
          </table:table-cell>
          <table:table-cell table:style-name="ce35" table:formula="of:=['Global Overview'.H143]" office:value-type="float" office:value="0">
            <text:p>0</text:p>
          </table:table-cell>
          <table:table-cell table:style-name="ce35" table:formula="of:=['Global Overview'.I143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144]" office:value-type="string" office:string-value="Get Automatic Resign Directive">
            <text:p>Get Automatic Resign Directive</text:p>
          </table:table-cell>
          <table:table-cell table:style-name="ce36" table:formula="of:=['Global Overview'.C144]" office:value-type="string" office:string-value="SS">
            <text:p>SS</text:p>
          </table:table-cell>
          <table:table-cell table:style-name="ce36" table:formula="of:=['Global Overview'.D144]" office:value-type="string" office:string-value="RTIA">
            <text:p>RTIA</text:p>
          </table:table-cell>
          <table:table-cell table:style-name="ce36" table:formula="of:=['Global Overview'.E144]" office:value-type="float" office:value="0">
            <text:p>0</text:p>
          </table:table-cell>
          <table:table-cell table:style-name="ce36" table:formula="of:=['Global Overview'.H144]" office:value-type="float" office:value="0">
            <text:p>0</text:p>
          </table:table-cell>
          <table:table-cell table:style-name="ce36" table:formula="of:=['Global Overview'.I14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9]" office:value-type="string" office:string-value="Get Object Class Name">
            <text:p>Get Object Class Name</text:p>
          </table:table-cell>
          <table:table-cell table:style-name="ce36" table:formula="of:=['Global Overview'.C149]" office:value-type="string" office:string-value="SS">
            <text:p>SS</text:p>
          </table:table-cell>
          <table:table-cell table:style-name="ce36" table:formula="of:=['Global Overview'.D149]" office:value-type="string" office:string-value="RTIA">
            <text:p>RTIA</text:p>
          </table:table-cell>
          <table:table-cell table:style-name="ce36" table:formula="of:=['Global Overview'.E149]" office:value-type="string" office:string-value="§10.3">
            <text:p>§10.3</text:p>
          </table:table-cell>
          <table:table-cell table:style-name="ce36" table:formula="of:=['Global Overview'.H149]" office:value-type="float" office:value="0">
            <text:p>0</text:p>
          </table:table-cell>
          <table:table-cell table:style-name="ce36" table:formula="of:=['Global Overview'.I14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0]" office:value-type="string" office:string-value="Get Attribute Handle">
            <text:p>Get Attribute Handle</text:p>
          </table:table-cell>
          <table:table-cell table:style-name="ce36" table:formula="of:=['Global Overview'.C150]" office:value-type="string" office:string-value="SS">
            <text:p>SS</text:p>
          </table:table-cell>
          <table:table-cell table:style-name="ce36" table:formula="of:=['Global Overview'.D150]" office:value-type="string" office:string-value="RTIA">
            <text:p>RTIA</text:p>
          </table:table-cell>
          <table:table-cell table:style-name="ce36" table:formula="of:=['Global Overview'.E150]" office:value-type="string" office:string-value="§10.4">
            <text:p>§10.4</text:p>
          </table:table-cell>
          <table:table-cell table:style-name="ce36" table:formula="of:=['Global Overview'.H150]" office:value-type="float" office:value="0">
            <text:p>0</text:p>
          </table:table-cell>
          <table:table-cell table:style-name="ce36" table:formula="of:=['Global Overview'.I15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1]" office:value-type="string" office:string-value="Get Attribute Name">
            <text:p>Get Attribute Name</text:p>
          </table:table-cell>
          <table:table-cell table:style-name="ce36" table:formula="of:=['Global Overview'.C151]" office:value-type="string" office:string-value="SS">
            <text:p>SS</text:p>
          </table:table-cell>
          <table:table-cell table:style-name="ce36" table:formula="of:=['Global Overview'.D151]" office:value-type="string" office:string-value="RTIA">
            <text:p>RTIA</text:p>
          </table:table-cell>
          <table:table-cell table:style-name="ce36" table:formula="of:=['Global Overview'.E151]" office:value-type="string" office:string-value="§10.5">
            <text:p>§10.5</text:p>
          </table:table-cell>
          <table:table-cell table:style-name="ce36" table:formula="of:=['Global Overview'.H151]" office:value-type="float" office:value="0">
            <text:p>0</text:p>
          </table:table-cell>
          <table:table-cell table:style-name="ce36" table:formula="of:=['Global Overview'.I15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2]" office:value-type="string" office:string-value="Get Interaction Class Handle (HLA 1.3) Get Interaction Handle (IEEE-1516)">
            <text:p>Get Interaction Class Handle (HLA 1.3) Get Interaction Handle (IEEE-1516)</text:p>
          </table:table-cell>
          <table:table-cell table:style-name="ce36" table:formula="of:=['Global Overview'.C152]" office:value-type="string" office:string-value="SS">
            <text:p>SS</text:p>
          </table:table-cell>
          <table:table-cell table:style-name="ce36" table:formula="of:=['Global Overview'.D152]" office:value-type="string" office:string-value="RTIA">
            <text:p>RTIA</text:p>
          </table:table-cell>
          <table:table-cell table:style-name="ce36" table:formula="of:=['Global Overview'.E152]" office:value-type="string" office:string-value="§10.6">
            <text:p>§10.6</text:p>
          </table:table-cell>
          <table:table-cell table:style-name="ce36" table:formula="of:=['Global Overview'.H152]" office:value-type="float" office:value="0">
            <text:p>0</text:p>
          </table:table-cell>
          <table:table-cell table:style-name="ce36" table:formula="of:=['Global Overview'.I15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3]" office:value-type="string" office:string-value="Get Interaction Class Name (HLA 1.3) Get Interaction Name (IEEE-1516)">
            <text:p>Get Interaction Class Name (HLA 1.3) Get Interaction Name (IEEE-1516)</text:p>
          </table:table-cell>
          <table:table-cell table:style-name="ce36" table:formula="of:=['Global Overview'.C153]" office:value-type="string" office:string-value="SS">
            <text:p>SS</text:p>
          </table:table-cell>
          <table:table-cell table:style-name="ce36" table:formula="of:=['Global Overview'.D153]" office:value-type="string" office:string-value="RTIA">
            <text:p>RTIA</text:p>
          </table:table-cell>
          <table:table-cell table:style-name="ce36" table:formula="of:=['Global Overview'.E153]" office:value-type="string" office:string-value="§10.7">
            <text:p>§10.7</text:p>
          </table:table-cell>
          <table:table-cell table:style-name="ce36" table:formula="of:=['Global Overview'.H153]" office:value-type="float" office:value="0">
            <text:p>0</text:p>
          </table:table-cell>
          <table:table-cell table:style-name="ce36" table:formula="of:=['Global Overview'.I15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4]" office:value-type="string" office:string-value="Get Parameter Handle">
            <text:p>Get Parameter Handle</text:p>
          </table:table-cell>
          <table:table-cell table:style-name="ce36" table:formula="of:=['Global Overview'.C154]" office:value-type="string" office:string-value="SS">
            <text:p>SS</text:p>
          </table:table-cell>
          <table:table-cell table:style-name="ce36" table:formula="of:=['Global Overview'.D154]" office:value-type="string" office:string-value="RTIA">
            <text:p>RTIA</text:p>
          </table:table-cell>
          <table:table-cell table:style-name="ce36" table:formula="of:=['Global Overview'.E154]" office:value-type="string" office:string-value="§10.8">
            <text:p>§10.8</text:p>
          </table:table-cell>
          <table:table-cell table:style-name="ce36" table:formula="of:=['Global Overview'.H154]" office:value-type="float" office:value="0">
            <text:p>0</text:p>
          </table:table-cell>
          <table:table-cell table:style-name="ce36" table:formula="of:=['Global Overview'.I15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5]" office:value-type="string" office:string-value="Get Parameter Name">
            <text:p>Get Parameter Name</text:p>
          </table:table-cell>
          <table:table-cell table:style-name="ce36" table:formula="of:=['Global Overview'.C155]" office:value-type="string" office:string-value="SS">
            <text:p>SS</text:p>
          </table:table-cell>
          <table:table-cell table:style-name="ce36" table:formula="of:=['Global Overview'.D155]" office:value-type="string" office:string-value="RTIA">
            <text:p>RTIA</text:p>
          </table:table-cell>
          <table:table-cell table:style-name="ce36" table:formula="of:=['Global Overview'.E155]" office:value-type="string" office:string-value="§10.9">
            <text:p>§10.9</text:p>
          </table:table-cell>
          <table:table-cell table:style-name="ce36" table:formula="of:=['Global Overview'.H155]" office:value-type="float" office:value="0">
            <text:p>0</text:p>
          </table:table-cell>
          <table:table-cell table:style-name="ce36" table:formula="of:=['Global Overview'.I15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6]" office:value-type="string" office:string-value="Get Object Instance Handle">
            <text:p>Get Object Instance Handle</text:p>
          </table:table-cell>
          <table:table-cell table:style-name="ce36" table:formula="of:=['Global Overview'.C156]" office:value-type="string" office:string-value="SS">
            <text:p>SS</text:p>
          </table:table-cell>
          <table:table-cell table:style-name="ce36" table:formula="of:=['Global Overview'.D156]" office:value-type="string" office:string-value="RTIA">
            <text:p>RTIA</text:p>
          </table:table-cell>
          <table:table-cell table:style-name="ce36" table:formula="of:=['Global Overview'.E156]" office:value-type="string" office:string-value="§10.10">
            <text:p>§10.10</text:p>
          </table:table-cell>
          <table:table-cell table:style-name="ce36" table:formula="of:=['Global Overview'.H156]" office:value-type="float" office:value="0">
            <text:p>0</text:p>
          </table:table-cell>
          <table:table-cell table:style-name="ce36" table:formula="of:=['Global Overview'.I15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7]" office:value-type="string" office:string-value="Get Object Instance Name">
            <text:p>Get Object Instance Name</text:p>
          </table:table-cell>
          <table:table-cell table:style-name="ce36" table:formula="of:=['Global Overview'.C157]" office:value-type="string" office:string-value="SS">
            <text:p>SS</text:p>
          </table:table-cell>
          <table:table-cell table:style-name="ce36" table:formula="of:=['Global Overview'.D157]" office:value-type="string" office:string-value="RTIA">
            <text:p>RTIA</text:p>
          </table:table-cell>
          <table:table-cell table:style-name="ce36" table:formula="of:=['Global Overview'.E157]" office:value-type="string" office:string-value="§10.11">
            <text:p>§10.11</text:p>
          </table:table-cell>
          <table:table-cell table:style-name="ce36" table:formula="of:=['Global Overview'.H157]" office:value-type="float" office:value="0">
            <text:p>0</text:p>
          </table:table-cell>
          <table:table-cell table:style-name="ce36" table:formula="of:=['Global Overview'.I15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8]" office:value-type="string" office:string-value="Get Routing Space Handle (HLA 1.3) Get Dimension Handle (IEEE-1516)">
            <text:p>Get Routing Space Handle (HLA 1.3) Get Dimension Handle (IEEE-1516)</text:p>
          </table:table-cell>
          <table:table-cell table:style-name="ce36" table:formula="of:=['Global Overview'.C158]" office:value-type="string" office:string-value="SS">
            <text:p>SS</text:p>
          </table:table-cell>
          <table:table-cell table:style-name="ce36" table:formula="of:=['Global Overview'.D158]" office:value-type="string" office:string-value="RTIA">
            <text:p>RTIA</text:p>
          </table:table-cell>
          <table:table-cell table:style-name="ce36" table:formula="of:=['Global Overview'.E158]" office:value-type="string" office:string-value="§10.12">
            <text:p>§10.12</text:p>
          </table:table-cell>
          <table:table-cell table:style-name="ce36" table:formula="of:=['Global Overview'.H158]" office:value-type="float" office:value="0">
            <text:p>0</text:p>
          </table:table-cell>
          <table:table-cell table:style-name="ce36" table:formula="of:=['Global Overview'.I15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9]" office:value-type="string" office:string-value="Get Routing Space  Name (HLA 1.3) Get Dimension Name (IEEE-1516)">
            <text:p>Get Routing Space <text:s/>Name (HLA 1.3) Get Dimension Name (IEEE-1516)</text:p>
          </table:table-cell>
          <table:table-cell table:style-name="ce36" table:formula="of:=['Global Overview'.C159]" office:value-type="string" office:string-value="SS">
            <text:p>SS</text:p>
          </table:table-cell>
          <table:table-cell table:style-name="ce36" table:formula="of:=['Global Overview'.D159]" office:value-type="string" office:string-value="RTIA">
            <text:p>RTIA</text:p>
          </table:table-cell>
          <table:table-cell table:style-name="ce36" table:formula="of:=['Global Overview'.E159]" office:value-type="string" office:string-value="§10.13">
            <text:p>§10.13</text:p>
          </table:table-cell>
          <table:table-cell table:style-name="ce36" table:formula="of:=['Global Overview'.H159]" office:value-type="float" office:value="0">
            <text:p>0</text:p>
          </table:table-cell>
          <table:table-cell table:style-name="ce36" table:formula="of:=['Global Overview'.I15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0]" office:value-type="string" office:string-value="Get Dimension Upper Bound">
            <text:p>Get Dimension Upper Bound</text:p>
          </table:table-cell>
          <table:table-cell table:style-name="ce36" table:formula="of:=['Global Overview'.C160]" office:value-type="string" office:string-value="SS">
            <text:p>SS</text:p>
          </table:table-cell>
          <table:table-cell table:style-name="ce36" table:formula="of:=['Global Overview'.D160]" office:value-type="string" office:string-value="RTIA">
            <text:p>RTIA</text:p>
          </table:table-cell>
          <table:table-cell table:style-name="ce36" table:formula="of:=['Global Overview'.E160]" office:value-type="float" office:value="0">
            <text:p>0</text:p>
          </table:table-cell>
          <table:table-cell table:style-name="ce36" table:formula="of:=['Global Overview'.H160]" office:value-type="float" office:value="0">
            <text:p>0</text:p>
          </table:table-cell>
          <table:table-cell table:style-name="ce36" table:formula="of:=['Global Overview'.I16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1]" office:value-type="string" office:string-value="Get Available Dimensions For Class Attribute">
            <text:p>Get Available Dimensions For Class Attribute</text:p>
          </table:table-cell>
          <table:table-cell table:style-name="ce36" table:formula="of:=['Global Overview'.C161]" office:value-type="string" office:string-value="SS">
            <text:p>SS</text:p>
          </table:table-cell>
          <table:table-cell table:style-name="ce36" table:formula="of:=['Global Overview'.D161]" office:value-type="string" office:string-value="RTIA">
            <text:p>RTIA</text:p>
          </table:table-cell>
          <table:table-cell table:style-name="ce36" table:formula="of:=['Global Overview'.E161]" office:value-type="string" office:string-value="§10.15">
            <text:p>§10.15</text:p>
          </table:table-cell>
          <table:table-cell table:style-name="ce36" table:formula="of:=['Global Overview'.H161]" office:value-type="float" office:value="0">
            <text:p>0</text:p>
          </table:table-cell>
          <table:table-cell table:style-name="ce36" table:formula="of:=['Global Overview'.I16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2]" office:value-type="string" office:string-value="Get Known Object Class Handle">
            <text:p>Get Known Object Class Handle</text:p>
          </table:table-cell>
          <table:table-cell table:style-name="ce36" table:formula="of:=['Global Overview'.C162]" office:value-type="string" office:string-value="SS">
            <text:p>SS</text:p>
          </table:table-cell>
          <table:table-cell table:style-name="ce36" table:formula="of:=['Global Overview'.D162]" office:value-type="string" office:string-value="RTIA">
            <text:p>RTIA</text:p>
          </table:table-cell>
          <table:table-cell table:style-name="ce36" table:formula="of:=['Global Overview'.E162]" office:value-type="string" office:string-value="§10.16">
            <text:p>§10.16</text:p>
          </table:table-cell>
          <table:table-cell table:style-name="ce36" table:formula="of:=['Global Overview'.H162]" office:value-type="float" office:value="0">
            <text:p>0</text:p>
          </table:table-cell>
          <table:table-cell table:style-name="ce36" table:formula="of:=['Global Overview'.I16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3]" office:value-type="string" office:string-value="Get Available Dimensions For Interaction Class">
            <text:p>Get Available Dimensions For Interaction Class</text:p>
          </table:table-cell>
          <table:table-cell table:style-name="ce36" table:formula="of:=['Global Overview'.C163]" office:value-type="string" office:string-value="SS">
            <text:p>SS</text:p>
          </table:table-cell>
          <table:table-cell table:style-name="ce36" table:formula="of:=['Global Overview'.D163]" office:value-type="string" office:string-value="RTIA">
            <text:p>RTIA</text:p>
          </table:table-cell>
          <table:table-cell table:style-name="ce36" table:formula="of:=['Global Overview'.E163]" office:value-type="string" office:string-value="§10.17">
            <text:p>§10.17</text:p>
          </table:table-cell>
          <table:table-cell table:style-name="ce36" table:formula="of:=['Global Overview'.H163]" office:value-type="float" office:value="0">
            <text:p>0</text:p>
          </table:table-cell>
          <table:table-cell table:style-name="ce36" table:formula="of:=['Global Overview'.I16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4]" office:value-type="string" office:string-value="Dget Transportation Type">
            <text:p>Dget Transportation Type</text:p>
          </table:table-cell>
          <table:table-cell table:style-name="ce36" table:formula="of:=['Global Overview'.C164]" office:value-type="string" office:string-value="SS">
            <text:p>SS</text:p>
          </table:table-cell>
          <table:table-cell table:style-name="ce36" table:formula="of:=['Global Overview'.D164]" office:value-type="string" office:string-value="RTIA">
            <text:p>RTIA</text:p>
          </table:table-cell>
          <table:table-cell table:style-name="ce36" table:formula="of:=['Global Overview'.E164]" office:value-type="string" office:string-value="§10.18">
            <text:p>§10.18</text:p>
          </table:table-cell>
          <table:table-cell table:style-name="ce36" table:formula="of:=['Global Overview'.H164]" office:value-type="float" office:value="0">
            <text:p>0</text:p>
          </table:table-cell>
          <table:table-cell table:style-name="ce36" table:formula="of:=['Global Overview'.I16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5]" office:value-type="string" office:string-value="Get Transportation Name">
            <text:p>Get Transportation Name</text:p>
          </table:table-cell>
          <table:table-cell table:style-name="ce36" table:formula="of:=['Global Overview'.C165]" office:value-type="string" office:string-value="SS">
            <text:p>SS</text:p>
          </table:table-cell>
          <table:table-cell table:style-name="ce36" table:formula="of:=['Global Overview'.D165]" office:value-type="string" office:string-value="RTIA">
            <text:p>RTIA</text:p>
          </table:table-cell>
          <table:table-cell table:style-name="ce36" table:formula="of:=['Global Overview'.E165]" office:value-type="string" office:string-value="§10.19">
            <text:p>§10.19</text:p>
          </table:table-cell>
          <table:table-cell table:style-name="ce36" table:formula="of:=['Global Overview'.H165]" office:value-type="float" office:value="0">
            <text:p>0</text:p>
          </table:table-cell>
          <table:table-cell table:style-name="ce36" table:formula="of:=['Global Overview'.I16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6]" office:value-type="string" office:string-value="Get Order Type">
            <text:p>Get Order Type</text:p>
          </table:table-cell>
          <table:table-cell table:style-name="ce36" table:formula="of:=['Global Overview'.C166]" office:value-type="string" office:string-value="SS">
            <text:p>SS</text:p>
          </table:table-cell>
          <table:table-cell table:style-name="ce36" table:formula="of:=['Global Overview'.D166]" office:value-type="string" office:string-value="RTIA">
            <text:p>RTIA</text:p>
          </table:table-cell>
          <table:table-cell table:style-name="ce36" table:formula="of:=['Global Overview'.E166]" office:value-type="string" office:string-value="§10.20">
            <text:p>§10.20</text:p>
          </table:table-cell>
          <table:table-cell table:style-name="ce36" table:formula="of:=['Global Overview'.H166]" office:value-type="float" office:value="0">
            <text:p>0</text:p>
          </table:table-cell>
          <table:table-cell table:style-name="ce36" table:formula="of:=['Global Overview'.I16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7]" office:value-type="string" office:string-value="Get Order Name">
            <text:p>Get Order Name</text:p>
          </table:table-cell>
          <table:table-cell table:style-name="ce36" table:formula="of:=['Global Overview'.C167]" office:value-type="string" office:string-value="SS">
            <text:p>SS</text:p>
          </table:table-cell>
          <table:table-cell table:style-name="ce36" table:formula="of:=['Global Overview'.D167]" office:value-type="string" office:string-value="RTIA">
            <text:p>RTIA</text:p>
          </table:table-cell>
          <table:table-cell table:style-name="ce36" table:formula="of:=['Global Overview'.E167]" office:value-type="string" office:string-value="§10.21">
            <text:p>§10.21</text:p>
          </table:table-cell>
          <table:table-cell table:style-name="ce36" table:formula="of:=['Global Overview'.H167]" office:value-type="float" office:value="0">
            <text:p>0</text:p>
          </table:table-cell>
          <table:table-cell table:style-name="ce36" table:formula="of:=['Global Overview'.I16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8]" office:value-type="string" office:string-value="Enable Object Class Relevance Advisory Switch">
            <text:p>Enable Object Class Relevance Advisory Switch</text:p>
          </table:table-cell>
          <table:table-cell table:style-name="ce36" table:formula="of:=['Global Overview'.C168]" office:value-type="string" office:string-value="SS">
            <text:p>SS</text:p>
          </table:table-cell>
          <table:table-cell table:style-name="ce36" table:formula="of:=['Global Overview'.D168]" office:value-type="string" office:string-value="RTIA">
            <text:p>RTIA</text:p>
          </table:table-cell>
          <table:table-cell table:style-name="ce36" table:formula="of:=['Global Overview'.E168]" office:value-type="string" office:string-value="§10.22">
            <text:p>§10.22</text:p>
          </table:table-cell>
          <table:table-cell table:style-name="ce36" table:formula="of:=['Global Overview'.H168]" office:value-type="float" office:value="0">
            <text:p>0</text:p>
          </table:table-cell>
          <table:table-cell table:style-name="ce36" table:formula="of:=['Global Overview'.I16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9]" office:value-type="string" office:string-value="Disable Object Class Relevance Advisory Switch">
            <text:p>Disable Object Class Relevance Advisory Switch</text:p>
          </table:table-cell>
          <table:table-cell table:style-name="ce36" table:formula="of:=['Global Overview'.C169]" office:value-type="string" office:string-value="SS">
            <text:p>SS</text:p>
          </table:table-cell>
          <table:table-cell table:style-name="ce36" table:formula="of:=['Global Overview'.D169]" office:value-type="string" office:string-value="RTIA">
            <text:p>RTIA</text:p>
          </table:table-cell>
          <table:table-cell table:style-name="ce36" table:formula="of:=['Global Overview'.E169]" office:value-type="string" office:string-value="§10.23">
            <text:p>§10.23</text:p>
          </table:table-cell>
          <table:table-cell table:style-name="ce36" table:formula="of:=['Global Overview'.H169]" office:value-type="float" office:value="0">
            <text:p>0</text:p>
          </table:table-cell>
          <table:table-cell table:style-name="ce36" table:formula="of:=['Global Overview'.I16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0]" office:value-type="string" office:string-value="Enable Attribute Relevance Advisory Switch">
            <text:p>Enable Attribute Relevance Advisory Switch</text:p>
          </table:table-cell>
          <table:table-cell table:style-name="ce36" table:formula="of:=['Global Overview'.C170]" office:value-type="string" office:string-value="SS">
            <text:p>SS</text:p>
          </table:table-cell>
          <table:table-cell table:style-name="ce36" table:formula="of:=['Global Overview'.D170]" office:value-type="string" office:string-value="RTIA">
            <text:p>RTIA</text:p>
          </table:table-cell>
          <table:table-cell table:style-name="ce36" table:formula="of:=['Global Overview'.E170]" office:value-type="string" office:string-value="§10.24">
            <text:p>§10.24</text:p>
          </table:table-cell>
          <table:table-cell table:style-name="ce36" table:formula="of:=['Global Overview'.H170]" office:value-type="float" office:value="0">
            <text:p>0</text:p>
          </table:table-cell>
          <table:table-cell table:style-name="ce36" table:formula="of:=['Global Overview'.I17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1]" office:value-type="string" office:string-value="Disable Attribute Relevance Advisory Switch">
            <text:p>Disable Attribute Relevance Advisory Switch</text:p>
          </table:table-cell>
          <table:table-cell table:style-name="ce36" table:formula="of:=['Global Overview'.C171]" office:value-type="string" office:string-value="SS">
            <text:p>SS</text:p>
          </table:table-cell>
          <table:table-cell table:style-name="ce36" table:formula="of:=['Global Overview'.D171]" office:value-type="string" office:string-value="RTIA">
            <text:p>RTIA</text:p>
          </table:table-cell>
          <table:table-cell table:style-name="ce36" table:formula="of:=['Global Overview'.E171]" office:value-type="string" office:string-value="§10.25">
            <text:p>§10.25</text:p>
          </table:table-cell>
          <table:table-cell table:style-name="ce36" table:formula="of:=['Global Overview'.H171]" office:value-type="float" office:value="0">
            <text:p>0</text:p>
          </table:table-cell>
          <table:table-cell table:style-name="ce36" table:formula="of:=['Global Overview'.I17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2]" office:value-type="string" office:string-value="Enable Attribute Scope Advisory Switch">
            <text:p>Enable Attribute Scope Advisory Switch</text:p>
          </table:table-cell>
          <table:table-cell table:style-name="ce36" table:formula="of:=['Global Overview'.C172]" office:value-type="string" office:string-value="SS">
            <text:p>SS</text:p>
          </table:table-cell>
          <table:table-cell table:style-name="ce36" table:formula="of:=['Global Overview'.D172]" office:value-type="string" office:string-value="RTIA">
            <text:p>RTIA</text:p>
          </table:table-cell>
          <table:table-cell table:style-name="ce36" table:formula="of:=['Global Overview'.E172]" office:value-type="string" office:string-value="§10.26">
            <text:p>§10.26</text:p>
          </table:table-cell>
          <table:table-cell table:style-name="ce36" table:formula="of:=['Global Overview'.H172]" office:value-type="float" office:value="0">
            <text:p>0</text:p>
          </table:table-cell>
          <table:table-cell table:style-name="ce36" table:formula="of:=['Global Overview'.I17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3]" office:value-type="string" office:string-value="Disable Attribute Scope Advisory Switch">
            <text:p>Disable Attribute Scope Advisory Switch</text:p>
          </table:table-cell>
          <table:table-cell table:style-name="ce36" table:formula="of:=['Global Overview'.C173]" office:value-type="string" office:string-value="SS">
            <text:p>SS</text:p>
          </table:table-cell>
          <table:table-cell table:style-name="ce36" table:formula="of:=['Global Overview'.D173]" office:value-type="string" office:string-value="RTIA">
            <text:p>RTIA</text:p>
          </table:table-cell>
          <table:table-cell table:style-name="ce36" table:formula="of:=['Global Overview'.E173]" office:value-type="string" office:string-value="§10.27">
            <text:p>§10.27</text:p>
          </table:table-cell>
          <table:table-cell table:style-name="ce36" table:formula="of:=['Global Overview'.H173]" office:value-type="float" office:value="0">
            <text:p>0</text:p>
          </table:table-cell>
          <table:table-cell table:style-name="ce36" table:formula="of:=['Global Overview'.I17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4]" office:value-type="string" office:string-value="Enable Interaction Relevance Advisory Switch">
            <text:p>Enable Interaction Relevance Advisory Switch</text:p>
          </table:table-cell>
          <table:table-cell table:style-name="ce36" table:formula="of:=['Global Overview'.C174]" office:value-type="string" office:string-value="SS">
            <text:p>SS</text:p>
          </table:table-cell>
          <table:table-cell table:style-name="ce36" table:formula="of:=['Global Overview'.D174]" office:value-type="string" office:string-value="RTIA">
            <text:p>RTIA</text:p>
          </table:table-cell>
          <table:table-cell table:style-name="ce36" table:formula="of:=['Global Overview'.E174]" office:value-type="string" office:string-value="§10.28">
            <text:p>§10.28</text:p>
          </table:table-cell>
          <table:table-cell table:style-name="ce36" table:formula="of:=['Global Overview'.H174]" office:value-type="float" office:value="0">
            <text:p>0</text:p>
          </table:table-cell>
          <table:table-cell table:style-name="ce36" table:formula="of:=['Global Overview'.I17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5]" office:value-type="string" office:string-value="Disable Interaction Relevance Advisory Switch">
            <text:p>Disable Interaction Relevance Advisory Switch</text:p>
          </table:table-cell>
          <table:table-cell table:style-name="ce36" table:formula="of:=['Global Overview'.C175]" office:value-type="string" office:string-value="SS">
            <text:p>SS</text:p>
          </table:table-cell>
          <table:table-cell table:style-name="ce36" table:formula="of:=['Global Overview'.D175]" office:value-type="string" office:string-value="RTIA">
            <text:p>RTIA</text:p>
          </table:table-cell>
          <table:table-cell table:style-name="ce36" table:formula="of:=['Global Overview'.E175]" office:value-type="string" office:string-value="§10.29">
            <text:p>§10.29</text:p>
          </table:table-cell>
          <table:table-cell table:style-name="ce36" table:formula="of:=['Global Overview'.H175]" office:value-type="float" office:value="0">
            <text:p>0</text:p>
          </table:table-cell>
          <table:table-cell table:style-name="ce36" table:formula="of:=['Global Overview'.I17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6]" office:value-type="string" office:string-value="Get Dimension Handle Set">
            <text:p>Get Dimension Handle Set</text:p>
          </table:table-cell>
          <table:table-cell table:style-name="ce36" table:formula="of:=['Global Overview'.C176]" office:value-type="string" office:string-value="SS">
            <text:p>SS</text:p>
          </table:table-cell>
          <table:table-cell table:style-name="ce36" table:formula="of:=['Global Overview'.D176]" office:value-type="string" office:string-value="RTIA">
            <text:p>RTIA</text:p>
          </table:table-cell>
          <table:table-cell table:style-name="ce36" table:formula="of:=['Global Overview'.E176]" office:value-type="string" office:string-value="§10.30">
            <text:p>§10.30</text:p>
          </table:table-cell>
          <table:table-cell table:style-name="ce36" table:formula="of:=['Global Overview'.H176]" office:value-type="float" office:value="0">
            <text:p>0</text:p>
          </table:table-cell>
          <table:table-cell table:style-name="ce36" table:formula="of:=['Global Overview'.I17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7]" office:value-type="string" office:string-value="Get Range Bounds">
            <text:p>Get Range Bounds</text:p>
          </table:table-cell>
          <table:table-cell table:style-name="ce36" table:formula="of:=['Global Overview'.C177]" office:value-type="string" office:string-value="SS">
            <text:p>SS</text:p>
          </table:table-cell>
          <table:table-cell table:style-name="ce36" table:formula="of:=['Global Overview'.D177]" office:value-type="string" office:string-value="RTIA">
            <text:p>RTIA</text:p>
          </table:table-cell>
          <table:table-cell table:style-name="ce36" table:formula="of:=['Global Overview'.E177]" office:value-type="string" office:string-value="§10.31">
            <text:p>§10.31</text:p>
          </table:table-cell>
          <table:table-cell table:style-name="ce36" table:formula="of:=['Global Overview'.H177]" office:value-type="float" office:value="0">
            <text:p>0</text:p>
          </table:table-cell>
          <table:table-cell table:style-name="ce36" table:formula="of:=['Global Overview'.I17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8]" office:value-type="string" office:string-value="Set Range Bounds">
            <text:p>Set Range Bounds</text:p>
          </table:table-cell>
          <table:table-cell table:style-name="ce36" table:formula="of:=['Global Overview'.C178]" office:value-type="string" office:string-value="SS">
            <text:p>SS</text:p>
          </table:table-cell>
          <table:table-cell table:style-name="ce36" table:formula="of:=['Global Overview'.D178]" office:value-type="string" office:string-value="RTIA">
            <text:p>RTIA</text:p>
          </table:table-cell>
          <table:table-cell table:style-name="ce36" table:formula="of:=['Global Overview'.E178]" office:value-type="string" office:string-value="§10.32">
            <text:p>§10.32</text:p>
          </table:table-cell>
          <table:table-cell table:style-name="ce36" table:formula="of:=['Global Overview'.H178]" office:value-type="float" office:value="0">
            <text:p>0</text:p>
          </table:table-cell>
          <table:table-cell table:style-name="ce36" table:formula="of:=['Global Overview'.I17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9]" office:value-type="string" office:string-value="Normalize Federate Handle">
            <text:p>Normalize Federate Handle</text:p>
          </table:table-cell>
          <table:table-cell table:style-name="ce36" table:formula="of:=['Global Overview'.C179]" office:value-type="string" office:string-value="SS">
            <text:p>SS</text:p>
          </table:table-cell>
          <table:table-cell table:style-name="ce36" table:formula="of:=['Global Overview'.D179]" office:value-type="string" office:string-value="RTIA">
            <text:p>RTIA</text:p>
          </table:table-cell>
          <table:table-cell table:style-name="ce36" table:formula="of:=['Global Overview'.E179]" office:value-type="string" office:string-value="§10.33">
            <text:p>§10.33</text:p>
          </table:table-cell>
          <table:table-cell table:style-name="ce36" table:formula="of:=['Global Overview'.H179]" office:value-type="float" office:value="0">
            <text:p>0</text:p>
          </table:table-cell>
          <table:table-cell table:style-name="ce36" table:formula="of:=['Global Overview'.I17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0]" office:value-type="string" office:string-value="Normalize Service Group">
            <text:p>Normalize Service Group</text:p>
          </table:table-cell>
          <table:table-cell table:style-name="ce36" table:formula="of:=['Global Overview'.C180]" office:value-type="string" office:string-value="SS">
            <text:p>SS</text:p>
          </table:table-cell>
          <table:table-cell table:style-name="ce36" table:formula="of:=['Global Overview'.D180]" office:value-type="string" office:string-value="RTIA">
            <text:p>RTIA</text:p>
          </table:table-cell>
          <table:table-cell table:style-name="ce36" table:formula="of:=['Global Overview'.E180]" office:value-type="string" office:string-value="§10.34">
            <text:p>§10.34</text:p>
          </table:table-cell>
          <table:table-cell table:style-name="ce36" table:formula="of:=['Global Overview'.H180]" office:value-type="float" office:value="0">
            <text:p>0</text:p>
          </table:table-cell>
          <table:table-cell table:style-name="ce36" table:formula="of:=['Global Overview'.I18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1]" office:value-type="string" office:string-value="Initialize RTI">
            <text:p>Initialize RTI</text:p>
          </table:table-cell>
          <table:table-cell table:style-name="ce36" table:formula="of:=['Global Overview'.C181]" office:value-type="string" office:string-value="SS">
            <text:p>SS</text:p>
          </table:table-cell>
          <table:table-cell table:style-name="ce36" table:formula="of:=['Global Overview'.D181]" office:value-type="string" office:string-value="RTIA">
            <text:p>RTIA</text:p>
          </table:table-cell>
          <table:table-cell table:style-name="ce36" table:formula="of:=['Global Overview'.E181]" office:value-type="string" office:string-value="§10.35">
            <text:p>§10.35</text:p>
          </table:table-cell>
          <table:table-cell table:style-name="ce36" table:formula="of:=['Global Overview'.H181]" office:value-type="float" office:value="0">
            <text:p>0</text:p>
          </table:table-cell>
          <table:table-cell table:style-name="ce36" table:formula="of:=['Global Overview'.I18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2]" office:value-type="string" office:string-value="Finalize RTI">
            <text:p>Finalize RTI</text:p>
          </table:table-cell>
          <table:table-cell table:style-name="ce36" table:formula="of:=['Global Overview'.C182]" office:value-type="string" office:string-value="SS">
            <text:p>SS</text:p>
          </table:table-cell>
          <table:table-cell table:style-name="ce36" table:formula="of:=['Global Overview'.D182]" office:value-type="string" office:string-value="RTIA">
            <text:p>RTIA</text:p>
          </table:table-cell>
          <table:table-cell table:style-name="ce36" table:formula="of:=['Global Overview'.E182]" office:value-type="string" office:string-value="§10.36">
            <text:p>§10.36</text:p>
          </table:table-cell>
          <table:table-cell table:style-name="ce36" table:formula="of:=['Global Overview'.H182]" office:value-type="float" office:value="0">
            <text:p>0</text:p>
          </table:table-cell>
          <table:table-cell table:style-name="ce36" table:formula="of:=['Global Overview'.I18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3]" office:value-type="string" office:string-value="Evoke Callback">
            <text:p>Evoke Callback</text:p>
          </table:table-cell>
          <table:table-cell table:style-name="ce36" table:formula="of:=['Global Overview'.C183]" office:value-type="string" office:string-value="SS">
            <text:p>SS</text:p>
          </table:table-cell>
          <table:table-cell table:style-name="ce36" table:formula="of:=['Global Overview'.D183]" office:value-type="string" office:string-value="RTIA">
            <text:p>RTIA</text:p>
          </table:table-cell>
          <table:table-cell table:style-name="ce36" table:formula="of:=['Global Overview'.E183]" office:value-type="string" office:string-value="§10.37">
            <text:p>§10.37</text:p>
          </table:table-cell>
          <table:table-cell table:style-name="ce36" table:formula="of:=['Global Overview'.H183]" office:value-type="float" office:value="0">
            <text:p>0</text:p>
          </table:table-cell>
          <table:table-cell table:style-name="ce36" table:formula="of:=['Global Overview'.I18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4]" office:value-type="string" office:string-value="Evoke Multiple Callbacks">
            <text:p>Evoke Multiple Callbacks</text:p>
          </table:table-cell>
          <table:table-cell table:style-name="ce36" table:formula="of:=['Global Overview'.C184]" office:value-type="string" office:string-value="SS">
            <text:p>SS</text:p>
          </table:table-cell>
          <table:table-cell table:style-name="ce36" table:formula="of:=['Global Overview'.D184]" office:value-type="string" office:string-value="RTIA">
            <text:p>RTIA</text:p>
          </table:table-cell>
          <table:table-cell table:style-name="ce36" table:formula="of:=['Global Overview'.E184]" office:value-type="string" office:string-value="§10.38">
            <text:p>§10.38</text:p>
          </table:table-cell>
          <table:table-cell table:style-name="ce36" table:formula="of:=['Global Overview'.H184]" office:value-type="float" office:value="0">
            <text:p>0</text:p>
          </table:table-cell>
          <table:table-cell table:style-name="ce36" table:formula="of:=['Global Overview'.I18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5]" office:value-type="string" office:string-value="Enable Callbacks">
            <text:p>Enable Callbacks</text:p>
          </table:table-cell>
          <table:table-cell table:style-name="ce36" table:formula="of:=['Global Overview'.C185]" office:value-type="string" office:string-value="SS">
            <text:p>SS</text:p>
          </table:table-cell>
          <table:table-cell table:style-name="ce36" table:formula="of:=['Global Overview'.D185]" office:value-type="string" office:string-value="RTIA">
            <text:p>RTIA</text:p>
          </table:table-cell>
          <table:table-cell table:style-name="ce36" table:formula="of:=['Global Overview'.E185]" office:value-type="string" office:string-value="§10.39">
            <text:p>§10.39</text:p>
          </table:table-cell>
          <table:table-cell table:style-name="ce36" table:formula="of:=['Global Overview'.H185]" office:value-type="float" office:value="0">
            <text:p>0</text:p>
          </table:table-cell>
          <table:table-cell table:style-name="ce36" table:formula="of:=['Global Overview'.I18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6]" office:value-type="string" office:string-value="Disable Callbacks">
            <text:p>Disable Callbacks</text:p>
          </table:table-cell>
          <table:table-cell table:style-name="ce36" table:formula="of:=['Global Overview'.C186]" office:value-type="string" office:string-value="SS">
            <text:p>SS</text:p>
          </table:table-cell>
          <table:table-cell table:style-name="ce36" table:formula="of:=['Global Overview'.D186]" office:value-type="string" office:string-value="RTIA">
            <text:p>RTIA</text:p>
          </table:table-cell>
          <table:table-cell table:style-name="ce36" table:formula="of:=['Global Overview'.E186]" office:value-type="string" office:string-value="§10.40">
            <text:p>§10.40</text:p>
          </table:table-cell>
          <table:table-cell table:style-name="ce36" table:formula="of:=['Global Overview'.H186]" office:value-type="float" office:value="0">
            <text:p>0</text:p>
          </table:table-cell>
          <table:table-cell table:style-name="ce36" table:formula="of:=['Global Overview'.I18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7]" office:value-type="float" office:value="0">
            <text:p>0</text:p>
          </table:table-cell>
          <table:table-cell table:style-name="ce36" table:formula="of:=['Global Overview'.C187]" office:value-type="float" office:value="0">
            <text:p>0</text:p>
          </table:table-cell>
          <table:table-cell table:style-name="ce36" table:formula="of:=['Global Overview'.D187]" office:value-type="float" office:value="0">
            <text:p>0</text:p>
          </table:table-cell>
          <table:table-cell table:style-name="ce36" table:formula="of:=['Global Overview'.E187]" office:value-type="float" office:value="0">
            <text:p>0</text:p>
          </table:table-cell>
          <table:table-cell table:style-name="ce36" table:formula="of:=['Global Overview'.H187]" office:value-type="float" office:value="0">
            <text:p>0</text:p>
          </table:table-cell>
          <table:table-cell table:style-name="ce36" table:formula="of:=['Global Overview'.I18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188]" office:value-type="string" office:string-value="Management Object Model">
            <text:p>Management Object Model</text:p>
          </table:table-cell>
          <table:table-cell table:style-name="ce35" table:formula="of:=['Global Overview'.C188]" office:value-type="string" office:string-value="MOM">
            <text:p>MOM</text:p>
          </table:table-cell>
          <table:table-cell table:style-name="ce35" table:formula="of:=['Global Overview'.D188]" office:value-type="float" office:value="0">
            <text:p>0</text:p>
          </table:table-cell>
          <table:table-cell table:style-name="ce35" table:formula="of:=['Global Overview'.E188]" office:value-type="float" office:value="0">
            <text:p>0</text:p>
          </table:table-cell>
          <table:table-cell table:style-name="ce35" table:formula="of:=['Global Overview'.H188]" office:value-type="float" office:value="0">
            <text:p>0</text:p>
          </table:table-cell>
          <table:table-cell table:style-name="ce35" table:formula="of:=['Global Overview'.I188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189]" office:value-type="string" office:string-value="MOM Object Class">
            <text:p>MOM Object Class</text:p>
          </table:table-cell>
          <table:table-cell table:style-name="ce36" table:formula="of:=['Global Overview'.C189]" office:value-type="string" office:string-value="MOM">
            <text:p>MOM</text:p>
          </table:table-cell>
          <table:table-cell table:style-name="ce36" table:formula="of:=['Global Overview'.D189]" office:value-type="string" office:string-value="Internal">
            <text:p>Internal</text:p>
          </table:table-cell>
          <table:table-cell table:style-name="ce36" table:formula="of:=['Global Overview'.E189]" office:value-type="string" office:string-value="§11.1">
            <text:p>§11.1</text:p>
          </table:table-cell>
          <table:table-cell table:style-name="ce36" table:formula="of:=['Global Overview'.H189]" office:value-type="string" office:string-value="no">
            <text:p>no</text:p>
          </table:table-cell>
          <table:table-cell table:style-name="ce36" table:formula="of:=['Global Overview'.I189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90]" office:value-type="string" office:string-value="MOM Interaction Class">
            <text:p>MOM Interaction Class</text:p>
          </table:table-cell>
          <table:table-cell table:style-name="ce36" table:formula="of:=['Global Overview'.C190]" office:value-type="string" office:string-value="MOM">
            <text:p>MOM</text:p>
          </table:table-cell>
          <table:table-cell table:style-name="ce36" table:formula="of:=['Global Overview'.D190]" office:value-type="string" office:string-value="Internal">
            <text:p>Internal</text:p>
          </table:table-cell>
          <table:table-cell table:style-name="ce36" table:formula="of:=['Global Overview'.E190]" office:value-type="string" office:string-value="§11.2">
            <text:p>§11.2</text:p>
          </table:table-cell>
          <table:table-cell table:style-name="ce36" table:formula="of:=['Global Overview'.H190]" office:value-type="string" office:string-value="no">
            <text:p>no</text:p>
          </table:table-cell>
          <table:table-cell table:style-name="ce36" table:formula="of:=['Global Overview'.I190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91]" office:value-type="string" office:string-value="MOM Related characteristics of the RTI">
            <text:p>MOM Related characteristics of the RTI</text:p>
          </table:table-cell>
          <table:table-cell table:style-name="ce36" table:formula="of:=['Global Overview'.C191]" office:value-type="string" office:string-value="MOM">
            <text:p>MOM</text:p>
          </table:table-cell>
          <table:table-cell table:style-name="ce36" table:formula="of:=['Global Overview'.D191]" office:value-type="string" office:string-value="Internal">
            <text:p>Internal</text:p>
          </table:table-cell>
          <table:table-cell table:style-name="ce36" table:formula="of:=['Global Overview'.E191]" office:value-type="float" office:value="0">
            <text:p>0</text:p>
          </table:table-cell>
          <table:table-cell table:style-name="ce36" table:formula="of:=['Global Overview'.H191]" office:value-type="string" office:string-value="no">
            <text:p>no</text:p>
          </table:table-cell>
          <table:table-cell table:style-name="ce36" table:formula="of:=['Global Overview'.I191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92]" office:value-type="string" office:string-value="Service Reporting">
            <text:p>Service Reporting</text:p>
          </table:table-cell>
          <table:table-cell table:style-name="ce36" table:formula="of:=['Global Overview'.C192]" office:value-type="string" office:string-value="MOM">
            <text:p>MOM</text:p>
          </table:table-cell>
          <table:table-cell table:style-name="ce36" table:formula="of:=['Global Overview'.D192]" office:value-type="string" office:string-value="Internal">
            <text:p>Internal</text:p>
          </table:table-cell>
          <table:table-cell table:style-name="ce36" table:formula="of:=['Global Overview'.E192]" office:value-type="float" office:value="0">
            <text:p>0</text:p>
          </table:table-cell>
          <table:table-cell table:style-name="ce36" table:formula="of:=['Global Overview'.H192]" office:value-type="string" office:string-value="no">
            <text:p>no</text:p>
          </table:table-cell>
          <table:table-cell table:style-name="ce36" table:formula="of:=['Global Overview'.I192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10]" office:value-type="float" office:value="0">
            <text:p>0</text:p>
          </table:table-cell>
          <table:table-cell table:style-name="ce36" table:formula="of:=['Global Overview'.C210]" office:value-type="float" office:value="0">
            <text:p>0</text:p>
          </table:table-cell>
          <table:table-cell table:style-name="ce36" table:formula="of:=['Global Overview'.D210]" office:value-type="float" office:value="0">
            <text:p>0</text:p>
          </table:table-cell>
          <table:table-cell table:style-name="ce36" table:formula="of:=['Global Overview'.E210]" office:value-type="float" office:value="0">
            <text:p>0</text:p>
          </table:table-cell>
          <table:table-cell table:style-name="ce36" table:formula="of:=['Global Overview'.H210]" office:value-type="float" office:value="0">
            <text:p>0</text:p>
          </table:table-cell>
          <table:table-cell table:style-name="ce36" table:formula="of:=['Global Overview'.I21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2" table:formula="of:=['Global Overview'.B211]" office:value-type="float" office:value="0">
            <text:p>0</text:p>
          </table:table-cell>
          <table:table-cell table:style-name="ce37" table:formula="of:=['Global Overview'.C211]" office:value-type="float" office:value="0">
            <text:p>0</text:p>
          </table:table-cell>
          <table:table-cell table:style-name="ce37" table:formula="of:=['Global Overview'.D211]" office:value-type="float" office:value="0">
            <text:p>0</text:p>
          </table:table-cell>
          <table:table-cell table:style-name="ce37" table:formula="of:=['Global Overview'.E211]" office:value-type="float" office:value="0">
            <text:p>0</text:p>
          </table:table-cell>
          <table:table-cell table:style-name="ce37" table:formula="of:=['Global Overview'.H211]" office:value-type="float" office:value="0">
            <text:p>0</text:p>
          </table:table-cell>
          <table:table-cell table:style-name="ce37" table:formula="of:=['Global Overview'.I211]" office:value-type="float" office:value="0">
            <text:p>0</text:p>
          </table:table-cell>
          <table:table-cell table:style-name="ce42"/>
          <table:table-cell table:style-name="ce37"/>
          <table:table-cell table:style-name="ce47"/>
          <table:table-cell table:number-columns-repeated="1014"/>
        </table:table-row>
        <table:table-row table:style-name="ro2">
          <table:table-cell/>
          <table:table-cell table:formula="of:=['Global Overview'.B212]" office:value-type="float" office:value="0">
            <text:p>0</text:p>
          </table:table-cell>
          <table:table-cell table:formula="of:=['Global Overview'.C212]" office:value-type="float" office:value="0">
            <text:p>0</text:p>
          </table:table-cell>
          <table:table-cell table:formula="of:=['Global Overview'.D212]" office:value-type="float" office:value="0">
            <text:p>0</text:p>
          </table:table-cell>
          <table:table-cell table:formula="of:=['Global Overview'.E212]" office:value-type="float" office:value="0">
            <text:p>0</text:p>
          </table:table-cell>
          <table:table-cell table:formula="of:=['Global Overview'.H212]" office:value-type="float" office:value="0">
            <text:p>0</text:p>
          </table:table-cell>
          <table:table-cell table:formula="of:=['Global Overview'.I212]" office:value-type="float" office:value="0">
            <text:p>0</text:p>
          </table:table-cell>
          <table:table-cell table:number-columns-repeated="1017"/>
        </table:table-row>
        <table:table-row table:style-name="ro2" table:number-rows-repeated="653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EEE-1516-2000" table:style-name="ta1" table:print="false">
        <table:table-column table:style-name="co11" table:default-cell-style-name="ce1"/>
        <table:table-column table:style-name="co19" table:default-cell-style-name="ce1"/>
        <table:table-column table:style-name="co20" table:default-cell-style-name="ce10"/>
        <table:table-column table:style-name="co21" table:default-cell-style-name="ce10"/>
        <table:table-column table:style-name="co3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51"/>
        <table:table-column table:style-name="co10" table:default-cell-style-name="ce1"/>
        <table:table-column table:style-name="co25" table:default-cell-style-name="ce51"/>
        <table:table-column table:style-name="co10" table:number-columns-repeated="1014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48" table:formula="of:=[HLA13.B2]" office:value-type="string" office:string-value="HLA Services">
            <text:p>HLA Services</text:p>
          </table:table-cell>
          <table:table-cell table:style-name="ce50" office:value-type="string">
            <text:p>Cat.</text:p>
          </table:table-cell>
          <table:table-cell table:style-name="ce50" table:formula="of:=[HLA13.D2]" office:value-type="string" office:string-value="RTIA FedA">
            <text:p>RTIA FedA</text:p>
          </table:table-cell>
          <table:table-cell table:style-name="ce50" office:value-type="string">
            <text:p>Norm</text:p>
          </table:table-cell>
          <table:table-cell table:style-name="ce50" office:value-type="string">
            <text:p>CERTI</text:p>
            <text:p>Kernel</text:p>
          </table:table-cell>
          <table:table-cell table:style-name="ce50" office:value-type="string">
            <text:p>1516-2000</text:p>
            <text:p>Implem.</text:p>
          </table:table-cell>
          <table:table-cell table:style-name="ce52" office:value-type="string">
            <text:p>Implementation Comment</text:p>
          </table:table-cell>
          <table:table-cell table:style-name="ce50" office:value-type="string">
            <text:p>Test</text:p>
          </table:table-cell>
          <table:table-cell table:style-name="ce59" office:value-type="string">
            <text:p>Test Comment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4]" office:value-type="string" office:string-value="Federation Management">
            <text:p>Federation Management</text:p>
          </table:table-cell>
          <table:table-cell table:style-name="ce20" table:formula="of:=['Global Overview'.C4]" office:value-type="string" office:string-value="FM">
            <text:p>FM</text:p>
          </table:table-cell>
          <table:table-cell table:style-name="ce20" table:formula="of:=['Global Overview'.D4]" office:value-type="float" office:value="0">
            <text:p>0</text:p>
          </table:table-cell>
          <table:table-cell table:style-name="ce20" table:formula="of:=['Global Overview'.F4]" office:value-type="float" office:value="0">
            <text:p>0</text:p>
          </table:table-cell>
          <table:table-cell table:style-name="ce20" table:formula="of:=['Global Overview'.H4]" office:value-type="float" office:value="0">
            <text:p>0</text:p>
          </table:table-cell>
          <table:table-cell table:style-name="ce20" table:formula="of:=['Global Overview'.J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5]" office:value-type="string" office:string-value="Connect">
            <text:p>Connect</text:p>
          </table:table-cell>
          <table:table-cell table:style-name="ce14" table:formula="of:=['Global Overview'.C5]" office:value-type="string" office:string-value="FM">
            <text:p>FM</text:p>
          </table:table-cell>
          <table:table-cell table:style-name="ce14" table:formula="of:=['Global Overview'.D5]" office:value-type="string" office:string-value="RTIA">
            <text:p>RTIA</text:p>
          </table:table-cell>
          <table:table-cell table:style-name="ce14" table:formula="of:=['Global Overview'.F5]" office:value-type="date" office:date-value="1899-12-30">
            <text:p>30/12/99</text:p>
          </table:table-cell>
          <table:table-cell table:style-name="ce14" table:formula="of:=['Global Overview'.H5]" office:value-type="string" office:string-value="yes">
            <text:p>yes</text:p>
          </table:table-cell>
          <table:table-cell table:style-name="ce14" table:formula="of:=['Global Overview'.J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]" office:value-type="string" office:string-value="Disconnect">
            <text:p>Disconnect</text:p>
          </table:table-cell>
          <table:table-cell table:style-name="ce14" table:formula="of:=['Global Overview'.C6]" office:value-type="string" office:string-value="FM">
            <text:p>FM</text:p>
          </table:table-cell>
          <table:table-cell table:style-name="ce14" table:formula="of:=['Global Overview'.D6]" office:value-type="string" office:string-value="RTIA">
            <text:p>RTIA</text:p>
          </table:table-cell>
          <table:table-cell table:style-name="ce14" table:formula="of:=['Global Overview'.F6]" office:value-type="date" office:date-value="1899-12-30">
            <text:p>30/12/99</text:p>
          </table:table-cell>
          <table:table-cell table:style-name="ce14" table:formula="of:=['Global Overview'.H6]" office:value-type="string" office:string-value="yes">
            <text:p>yes</text:p>
          </table:table-cell>
          <table:table-cell table:style-name="ce14" table:formula="of:=['Global Overview'.J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]" office:value-type="string" office:string-value="Connection Lost">
            <text:p>Connection Lost</text:p>
          </table:table-cell>
          <table:table-cell table:style-name="ce14" table:formula="of:=['Global Overview'.C7]" office:value-type="string" office:string-value="FM">
            <text:p>FM</text:p>
          </table:table-cell>
          <table:table-cell table:style-name="ce14" table:formula="of:=['Global Overview'.D7]" office:value-type="string" office:string-value="FedA">
            <text:p>FedA</text:p>
          </table:table-cell>
          <table:table-cell table:style-name="ce14" table:formula="of:=['Global Overview'.F7]" office:value-type="date" office:date-value="1899-12-30">
            <text:p>30/12/99</text:p>
          </table:table-cell>
          <table:table-cell table:style-name="ce14" table:formula="of:=['Global Overview'.H7]" office:value-type="string" office:string-value="no">
            <text:p>no</text:p>
          </table:table-cell>
          <table:table-cell table:style-name="ce14" table:formula="of:=['Global Overview'.J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]" office:value-type="string" office:string-value="Create Federation Execution">
            <text:p>Create Federation Execution</text:p>
          </table:table-cell>
          <table:table-cell table:style-name="ce14" table:formula="of:=['Global Overview'.C8]" office:value-type="string" office:string-value="FM">
            <text:p>FM</text:p>
          </table:table-cell>
          <table:table-cell table:style-name="ce14" table:formula="of:=['Global Overview'.D8]" office:value-type="string" office:string-value="RTIA">
            <text:p>RTIA</text:p>
          </table:table-cell>
          <table:table-cell table:style-name="ce14" table:formula="of:=['Global Overview'.F8]" office:value-type="string" office:string-value="§4.2">
            <text:p>§4.2</text:p>
          </table:table-cell>
          <table:table-cell table:style-name="ce14" table:formula="of:=['Global Overview'.H8]" office:value-type="string" office:string-value="yes">
            <text:p>yes</text:p>
          </table:table-cell>
          <table:table-cell table:style-name="ce14" table:formula="of:=['Global Overview'.J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]" office:value-type="string" office:string-value="Destroy Federation Execution">
            <text:p>Destroy Federation Execution</text:p>
          </table:table-cell>
          <table:table-cell table:style-name="ce14" table:formula="of:=['Global Overview'.C9]" office:value-type="string" office:string-value="FM">
            <text:p>FM</text:p>
          </table:table-cell>
          <table:table-cell table:style-name="ce14" table:formula="of:=['Global Overview'.D9]" office:value-type="string" office:string-value="RTIA">
            <text:p>RTIA</text:p>
          </table:table-cell>
          <table:table-cell table:style-name="ce14" table:formula="of:=['Global Overview'.F9]" office:value-type="string" office:string-value="§4.3">
            <text:p>§4.3</text:p>
          </table:table-cell>
          <table:table-cell table:style-name="ce14" table:formula="of:=['Global Overview'.H9]" office:value-type="string" office:string-value="yes">
            <text:p>yes</text:p>
          </table:table-cell>
          <table:table-cell table:style-name="ce14" table:formula="of:=['Global Overview'.J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]" office:value-type="string" office:string-value="List Federation Execution">
            <text:p>List Federation Execution</text:p>
          </table:table-cell>
          <table:table-cell table:style-name="ce14" table:formula="of:=['Global Overview'.C10]" office:value-type="string" office:string-value="FM">
            <text:p>FM</text:p>
          </table:table-cell>
          <table:table-cell table:style-name="ce14" table:formula="of:=['Global Overview'.D10]" office:value-type="string" office:string-value="RTIA">
            <text:p>RTIA</text:p>
          </table:table-cell>
          <table:table-cell table:style-name="ce14" table:formula="of:=['Global Overview'.F10]" office:value-type="date" office:date-value="1899-12-30">
            <text:p>30/12/99</text:p>
          </table:table-cell>
          <table:table-cell table:style-name="ce14" table:formula="of:=['Global Overview'.H10]" office:value-type="string" office:string-value="no">
            <text:p>no</text:p>
          </table:table-cell>
          <table:table-cell table:style-name="ce14" table:formula="of:=['Global Overview'.J1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]" office:value-type="string" office:string-value="Report Federation Execution">
            <text:p>Report Federation Execution</text:p>
          </table:table-cell>
          <table:table-cell table:style-name="ce14" table:formula="of:=['Global Overview'.C11]" office:value-type="string" office:string-value="FM">
            <text:p>FM</text:p>
          </table:table-cell>
          <table:table-cell table:style-name="ce14" table:formula="of:=['Global Overview'.D11]" office:value-type="string" office:string-value="FedA">
            <text:p>FedA</text:p>
          </table:table-cell>
          <table:table-cell table:style-name="ce14" table:formula="of:=['Global Overview'.F11]" office:value-type="date" office:date-value="1899-12-30">
            <text:p>30/12/99</text:p>
          </table:table-cell>
          <table:table-cell table:style-name="ce14" table:formula="of:=['Global Overview'.H11]" office:value-type="string" office:string-value="no">
            <text:p>no</text:p>
          </table:table-cell>
          <table:table-cell table:style-name="ce14" table:formula="of:=['Global Overview'.J1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]" office:value-type="string" office:string-value="Join Federation Execution">
            <text:p>Join Federation Execution</text:p>
          </table:table-cell>
          <table:table-cell table:style-name="ce14" table:formula="of:=['Global Overview'.C12]" office:value-type="string" office:string-value="FM">
            <text:p>FM</text:p>
          </table:table-cell>
          <table:table-cell table:style-name="ce14" table:formula="of:=['Global Overview'.D12]" office:value-type="string" office:string-value="RTIA">
            <text:p>RTIA</text:p>
          </table:table-cell>
          <table:table-cell table:style-name="ce14" table:formula="of:=['Global Overview'.F12]" office:value-type="string" office:string-value="§4.4">
            <text:p>§4.4</text:p>
          </table:table-cell>
          <table:table-cell table:style-name="ce14" table:formula="of:=['Global Overview'.H12]" office:value-type="string" office:string-value="yes">
            <text:p>yes</text:p>
          </table:table-cell>
          <table:table-cell table:style-name="ce14" table:formula="of:=['Global Overview'.J1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]" office:value-type="string" office:string-value="Resign Federation Execution">
            <text:p>Resign Federation Execution</text:p>
          </table:table-cell>
          <table:table-cell table:style-name="ce14" table:formula="of:=['Global Overview'.C13]" office:value-type="string" office:string-value="FM">
            <text:p>FM</text:p>
          </table:table-cell>
          <table:table-cell table:style-name="ce14" table:formula="of:=['Global Overview'.D13]" office:value-type="string" office:string-value="RTIA">
            <text:p>RTIA</text:p>
          </table:table-cell>
          <table:table-cell table:style-name="ce14" table:formula="of:=['Global Overview'.F13]" office:value-type="string" office:string-value="§4.5">
            <text:p>§4.5</text:p>
          </table:table-cell>
          <table:table-cell table:style-name="ce14" table:formula="of:=['Global Overview'.H13]" office:value-type="string" office:string-value="yes">
            <text:p>yes</text:p>
          </table:table-cell>
          <table:table-cell table:style-name="ce14" table:formula="of:=['Global Overview'.J1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]" office:value-type="string" office:string-value="Register Federation Synchronisation Point">
            <text:p>Register Federation Synchronisation Point</text:p>
          </table:table-cell>
          <table:table-cell table:style-name="ce14" table:formula="of:=['Global Overview'.C14]" office:value-type="string" office:string-value="FM">
            <text:p>FM</text:p>
          </table:table-cell>
          <table:table-cell table:style-name="ce14" table:formula="of:=['Global Overview'.D14]" office:value-type="string" office:string-value="RTIA">
            <text:p>RTIA</text:p>
          </table:table-cell>
          <table:table-cell table:style-name="ce14" table:formula="of:=['Global Overview'.F14]" office:value-type="string" office:string-value="§4.6">
            <text:p>§4.6</text:p>
          </table:table-cell>
          <table:table-cell table:style-name="ce14" table:formula="of:=['Global Overview'.H14]" office:value-type="string" office:string-value="yes">
            <text:p>yes</text:p>
          </table:table-cell>
          <table:table-cell table:style-name="ce14" table:formula="of:=['Global Overview'.J1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]" office:value-type="string" office:string-value="Confirm Synchronisation Point Registration">
            <text:p>Confirm Synchronisation Point Registration</text:p>
          </table:table-cell>
          <table:table-cell table:style-name="ce14" table:formula="of:=['Global Overview'.C15]" office:value-type="string" office:string-value="FM">
            <text:p>FM</text:p>
          </table:table-cell>
          <table:table-cell table:style-name="ce14" table:formula="of:=['Global Overview'.D15]" office:value-type="string" office:string-value="FedA">
            <text:p>FedA</text:p>
          </table:table-cell>
          <table:table-cell table:style-name="ce14" table:formula="of:=['Global Overview'.F15]" office:value-type="string" office:string-value="§4.7">
            <text:p>§4.7</text:p>
          </table:table-cell>
          <table:table-cell table:style-name="ce14" table:formula="of:=['Global Overview'.H15]" office:value-type="string" office:string-value="yes">
            <text:p>yes</text:p>
          </table:table-cell>
          <table:table-cell table:style-name="ce14" table:formula="of:=['Global Overview'.J1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]" office:value-type="string" office:string-value="Announce Synchronization Point">
            <text:p>Announce Synchronization Point</text:p>
          </table:table-cell>
          <table:table-cell table:style-name="ce14" table:formula="of:=['Global Overview'.C16]" office:value-type="string" office:string-value="FM">
            <text:p>FM</text:p>
          </table:table-cell>
          <table:table-cell table:style-name="ce14" table:formula="of:=['Global Overview'.D16]" office:value-type="string" office:string-value="FedA">
            <text:p>FedA</text:p>
          </table:table-cell>
          <table:table-cell table:style-name="ce14" table:formula="of:=['Global Overview'.F16]" office:value-type="string" office:string-value="§4.8">
            <text:p>§4.8</text:p>
          </table:table-cell>
          <table:table-cell table:style-name="ce14" table:formula="of:=['Global Overview'.H16]" office:value-type="string" office:string-value="yes">
            <text:p>yes</text:p>
          </table:table-cell>
          <table:table-cell table:style-name="ce14" table:formula="of:=['Global Overview'.J1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]" office:value-type="string" office:string-value="Synchronization Point Achieved">
            <text:p>Synchronization Point Achieved</text:p>
          </table:table-cell>
          <table:table-cell table:style-name="ce14" table:formula="of:=['Global Overview'.C17]" office:value-type="string" office:string-value="FM">
            <text:p>FM</text:p>
          </table:table-cell>
          <table:table-cell table:style-name="ce14" table:formula="of:=['Global Overview'.D17]" office:value-type="string" office:string-value="RTIA">
            <text:p>RTIA</text:p>
          </table:table-cell>
          <table:table-cell table:style-name="ce14" table:formula="of:=['Global Overview'.F17]" office:value-type="string" office:string-value="§4.9">
            <text:p>§4.9</text:p>
          </table:table-cell>
          <table:table-cell table:style-name="ce14" table:formula="of:=['Global Overview'.H17]" office:value-type="string" office:string-value="yes">
            <text:p>yes</text:p>
          </table:table-cell>
          <table:table-cell table:style-name="ce14" table:formula="of:=['Global Overview'.J1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]" office:value-type="string" office:string-value="Federation Synchronized">
            <text:p>Federation Synchronized</text:p>
          </table:table-cell>
          <table:table-cell table:style-name="ce14" table:formula="of:=['Global Overview'.C18]" office:value-type="string" office:string-value="FM">
            <text:p>FM</text:p>
          </table:table-cell>
          <table:table-cell table:style-name="ce14" table:formula="of:=['Global Overview'.D18]" office:value-type="string" office:string-value="FedA">
            <text:p>FedA</text:p>
          </table:table-cell>
          <table:table-cell table:style-name="ce14" table:formula="of:=['Global Overview'.F18]" office:value-type="string" office:string-value="§4.10">
            <text:p>§4.10</text:p>
          </table:table-cell>
          <table:table-cell table:style-name="ce14" table:formula="of:=['Global Overview'.H18]" office:value-type="string" office:string-value="yes">
            <text:p>yes</text:p>
          </table:table-cell>
          <table:table-cell table:style-name="ce14" table:formula="of:=['Global Overview'.J1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]" office:value-type="string" office:string-value="Request Federation Save">
            <text:p>Request Federation Save</text:p>
          </table:table-cell>
          <table:table-cell table:style-name="ce14" table:formula="of:=['Global Overview'.C19]" office:value-type="string" office:string-value="FM">
            <text:p>FM</text:p>
          </table:table-cell>
          <table:table-cell table:style-name="ce14" table:formula="of:=['Global Overview'.D19]" office:value-type="string" office:string-value="RTIA">
            <text:p>RTIA</text:p>
          </table:table-cell>
          <table:table-cell table:style-name="ce14" table:formula="of:=['Global Overview'.F19]" office:value-type="string" office:string-value="§4.11">
            <text:p>§4.11</text:p>
          </table:table-cell>
          <table:table-cell table:style-name="ce14" table:formula="of:=['Global Overview'.H19]" office:value-type="string" office:string-value="yes">
            <text:p>yes</text:p>
          </table:table-cell>
          <table:table-cell table:style-name="ce14" table:formula="of:=['Global Overview'.J1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0]" office:value-type="string" office:string-value="Initiate Federation Save">
            <text:p>Initiate Federation Save</text:p>
          </table:table-cell>
          <table:table-cell table:style-name="ce14" table:formula="of:=['Global Overview'.C20]" office:value-type="string" office:string-value="FM">
            <text:p>FM</text:p>
          </table:table-cell>
          <table:table-cell table:style-name="ce14" table:formula="of:=['Global Overview'.D20]" office:value-type="string" office:string-value="FedA">
            <text:p>FedA</text:p>
          </table:table-cell>
          <table:table-cell table:style-name="ce14" table:formula="of:=['Global Overview'.F20]" office:value-type="string" office:string-value="§4.12">
            <text:p>§4.12</text:p>
          </table:table-cell>
          <table:table-cell table:style-name="ce14" table:formula="of:=['Global Overview'.H20]" office:value-type="string" office:string-value="yes">
            <text:p>yes</text:p>
          </table:table-cell>
          <table:table-cell table:style-name="ce14" table:formula="of:=['Global Overview'.J2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1]" office:value-type="string" office:string-value="Federate Save Begun">
            <text:p>Federate Save Begun</text:p>
          </table:table-cell>
          <table:table-cell table:style-name="ce14" table:formula="of:=['Global Overview'.C21]" office:value-type="string" office:string-value="FM">
            <text:p>FM</text:p>
          </table:table-cell>
          <table:table-cell table:style-name="ce14" table:formula="of:=['Global Overview'.D21]" office:value-type="string" office:string-value="RTIA">
            <text:p>RTIA</text:p>
          </table:table-cell>
          <table:table-cell table:style-name="ce14" table:formula="of:=['Global Overview'.F21]" office:value-type="string" office:string-value="§4.13">
            <text:p>§4.13</text:p>
          </table:table-cell>
          <table:table-cell table:style-name="ce14" table:formula="of:=['Global Overview'.H21]" office:value-type="string" office:string-value="yes">
            <text:p>yes</text:p>
          </table:table-cell>
          <table:table-cell table:style-name="ce14" table:formula="of:=['Global Overview'.J2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2]" office:value-type="string" office:string-value="Federate Save Complete">
            <text:p>Federate Save Complete</text:p>
          </table:table-cell>
          <table:table-cell table:style-name="ce14" table:formula="of:=['Global Overview'.C22]" office:value-type="string" office:string-value="FM">
            <text:p>FM</text:p>
          </table:table-cell>
          <table:table-cell table:style-name="ce14" table:formula="of:=['Global Overview'.D22]" office:value-type="string" office:string-value="RTIA">
            <text:p>RTIA</text:p>
          </table:table-cell>
          <table:table-cell table:style-name="ce14" table:formula="of:=['Global Overview'.F22]" office:value-type="string" office:string-value="§4.14">
            <text:p>§4.14</text:p>
          </table:table-cell>
          <table:table-cell table:style-name="ce14" table:formula="of:=['Global Overview'.H22]" office:value-type="string" office:string-value="yes">
            <text:p>yes</text:p>
          </table:table-cell>
          <table:table-cell table:style-name="ce14" table:formula="of:=['Global Overview'.J2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3]" office:value-type="string" office:string-value="Federation Saved">
            <text:p>Federation Saved</text:p>
          </table:table-cell>
          <table:table-cell table:style-name="ce14" table:formula="of:=['Global Overview'.C23]" office:value-type="string" office:string-value="FM">
            <text:p>FM</text:p>
          </table:table-cell>
          <table:table-cell table:style-name="ce14" table:formula="of:=['Global Overview'.D23]" office:value-type="string" office:string-value="FedA">
            <text:p>FedA</text:p>
          </table:table-cell>
          <table:table-cell table:style-name="ce14" table:formula="of:=['Global Overview'.F23]" office:value-type="string" office:string-value="§4.15">
            <text:p>§4.15</text:p>
          </table:table-cell>
          <table:table-cell table:style-name="ce14" table:formula="of:=['Global Overview'.H23]" office:value-type="string" office:string-value="yes">
            <text:p>yes</text:p>
          </table:table-cell>
          <table:table-cell table:style-name="ce14" table:formula="of:=['Global Overview'.J2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4]" office:value-type="string" office:string-value="Abort Federation Save">
            <text:p>Abort Federation Save</text:p>
          </table:table-cell>
          <table:table-cell table:style-name="ce14" table:formula="of:=['Global Overview'.C24]" office:value-type="string" office:string-value="FM">
            <text:p>FM</text:p>
          </table:table-cell>
          <table:table-cell table:style-name="ce14" table:formula="of:=['Global Overview'.D24]" office:value-type="string" office:string-value="FedA">
            <text:p>FedA</text:p>
          </table:table-cell>
          <table:table-cell table:style-name="ce14" table:formula="of:=['Global Overview'.F24]" office:value-type="date" office:date-value="1899-12-30">
            <text:p>30/12/99</text:p>
          </table:table-cell>
          <table:table-cell table:style-name="ce14" table:formula="of:=['Global Overview'.H24]" office:value-type="string" office:string-value="no">
            <text:p>no</text:p>
          </table:table-cell>
          <table:table-cell table:style-name="ce14" table:formula="of:=['Global Overview'.J2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5]" office:value-type="string" office:string-value="Query Federation Save Status">
            <text:p>Query Federation Save Status</text:p>
          </table:table-cell>
          <table:table-cell table:style-name="ce14" table:formula="of:=['Global Overview'.C25]" office:value-type="string" office:string-value="FM">
            <text:p>FM</text:p>
          </table:table-cell>
          <table:table-cell table:style-name="ce14" table:formula="of:=['Global Overview'.D25]" office:value-type="string" office:string-value="RTIA">
            <text:p>RTIA</text:p>
          </table:table-cell>
          <table:table-cell table:style-name="ce14" table:formula="of:=['Global Overview'.F25]" office:value-type="string" office:string-value="§4.16">
            <text:p>§4.16</text:p>
          </table:table-cell>
          <table:table-cell table:style-name="ce14" table:formula="of:=['Global Overview'.H25]" office:value-type="string" office:string-value="no">
            <text:p>no</text:p>
          </table:table-cell>
          <table:table-cell table:style-name="ce14" table:formula="of:=['Global Overview'.J2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6]" office:value-type="string" office:string-value="Federation Save Status Response">
            <text:p>Federation Save Status Response</text:p>
          </table:table-cell>
          <table:table-cell table:style-name="ce14" table:formula="of:=['Global Overview'.C26]" office:value-type="string" office:string-value="FM">
            <text:p>FM</text:p>
          </table:table-cell>
          <table:table-cell table:style-name="ce14" table:formula="of:=['Global Overview'.D26]" office:value-type="string" office:string-value="RTIA">
            <text:p>RTIA</text:p>
          </table:table-cell>
          <table:table-cell table:style-name="ce14" table:formula="of:=['Global Overview'.F26]" office:value-type="string" office:string-value="§4.17">
            <text:p>§4.17</text:p>
          </table:table-cell>
          <table:table-cell table:style-name="ce14" table:formula="of:=['Global Overview'.H26]" office:value-type="string" office:string-value="no">
            <text:p>no</text:p>
          </table:table-cell>
          <table:table-cell table:style-name="ce14" table:formula="of:=['Global Overview'.J2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7]" office:value-type="string" office:string-value="Request Federation Restore">
            <text:p>Request Federation Restore</text:p>
          </table:table-cell>
          <table:table-cell table:style-name="ce14" table:formula="of:=['Global Overview'.C27]" office:value-type="string" office:string-value="FM">
            <text:p>FM</text:p>
          </table:table-cell>
          <table:table-cell table:style-name="ce14" table:formula="of:=['Global Overview'.D27]" office:value-type="string" office:string-value="RTIA">
            <text:p>RTIA</text:p>
          </table:table-cell>
          <table:table-cell table:style-name="ce14" table:formula="of:=['Global Overview'.F27]" office:value-type="string" office:string-value="§4.18">
            <text:p>§4.18</text:p>
          </table:table-cell>
          <table:table-cell table:style-name="ce14" table:formula="of:=['Global Overview'.H27]" office:value-type="string" office:string-value="yes">
            <text:p>yes</text:p>
          </table:table-cell>
          <table:table-cell table:style-name="ce14" table:formula="of:=['Global Overview'.J2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8]" office:value-type="string" office:string-value="Confirm Federation Restoration Request">
            <text:p>Confirm Federation Restoration Request</text:p>
          </table:table-cell>
          <table:table-cell table:style-name="ce14" table:formula="of:=['Global Overview'.C28]" office:value-type="string" office:string-value="FM">
            <text:p>FM</text:p>
          </table:table-cell>
          <table:table-cell table:style-name="ce14" table:formula="of:=['Global Overview'.D28]" office:value-type="string" office:string-value="FedA">
            <text:p>FedA</text:p>
          </table:table-cell>
          <table:table-cell table:style-name="ce14" table:formula="of:=['Global Overview'.F28]" office:value-type="string" office:string-value="§4.19">
            <text:p>§4.19</text:p>
          </table:table-cell>
          <table:table-cell table:style-name="ce14" table:formula="of:=['Global Overview'.H28]" office:value-type="string" office:string-value="yes">
            <text:p>yes</text:p>
          </table:table-cell>
          <table:table-cell table:style-name="ce14" table:formula="of:=['Global Overview'.J2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9]" office:value-type="string" office:string-value="Federation Restore Begun">
            <text:p>Federation Restore Begun</text:p>
          </table:table-cell>
          <table:table-cell table:style-name="ce14" table:formula="of:=['Global Overview'.C29]" office:value-type="string" office:string-value="FM">
            <text:p>FM</text:p>
          </table:table-cell>
          <table:table-cell table:style-name="ce14" table:formula="of:=['Global Overview'.D29]" office:value-type="string" office:string-value="FedA">
            <text:p>FedA</text:p>
          </table:table-cell>
          <table:table-cell table:style-name="ce14" table:formula="of:=['Global Overview'.F29]" office:value-type="string" office:string-value="§4.20">
            <text:p>§4.20</text:p>
          </table:table-cell>
          <table:table-cell table:style-name="ce14" table:formula="of:=['Global Overview'.H29]" office:value-type="string" office:string-value="yes">
            <text:p>yes</text:p>
          </table:table-cell>
          <table:table-cell table:style-name="ce14" table:formula="of:=['Global Overview'.J2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0]" office:value-type="string" office:string-value="Initiate Federate Restore">
            <text:p>Initiate Federate Restore</text:p>
          </table:table-cell>
          <table:table-cell table:style-name="ce14" table:formula="of:=['Global Overview'.C30]" office:value-type="string" office:string-value="FM">
            <text:p>FM</text:p>
          </table:table-cell>
          <table:table-cell table:style-name="ce14" table:formula="of:=['Global Overview'.D30]" office:value-type="string" office:string-value="FedA">
            <text:p>FedA</text:p>
          </table:table-cell>
          <table:table-cell table:style-name="ce14" table:formula="of:=['Global Overview'.F30]" office:value-type="string" office:string-value="§4.21">
            <text:p>§4.21</text:p>
          </table:table-cell>
          <table:table-cell table:style-name="ce14" table:formula="of:=['Global Overview'.H30]" office:value-type="string" office:string-value="yes">
            <text:p>yes</text:p>
          </table:table-cell>
          <table:table-cell table:style-name="ce14" table:formula="of:=['Global Overview'.J3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1]" office:value-type="string" office:string-value="Federate Restore Complete">
            <text:p>Federate Restore Complete</text:p>
          </table:table-cell>
          <table:table-cell table:style-name="ce14" table:formula="of:=['Global Overview'.C31]" office:value-type="string" office:string-value="FM">
            <text:p>FM</text:p>
          </table:table-cell>
          <table:table-cell table:style-name="ce14" table:formula="of:=['Global Overview'.D31]" office:value-type="string" office:string-value="RTIA">
            <text:p>RTIA</text:p>
          </table:table-cell>
          <table:table-cell table:style-name="ce14" table:formula="of:=['Global Overview'.F31]" office:value-type="string" office:string-value="§4.22">
            <text:p>§4.22</text:p>
          </table:table-cell>
          <table:table-cell table:style-name="ce14" table:formula="of:=['Global Overview'.H31]" office:value-type="string" office:string-value="yes">
            <text:p>yes</text:p>
          </table:table-cell>
          <table:table-cell table:style-name="ce14" table:formula="of:=['Global Overview'.J3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2]" office:value-type="string" office:string-value="Federation Restored">
            <text:p>Federation Restored</text:p>
          </table:table-cell>
          <table:table-cell table:style-name="ce14" table:formula="of:=['Global Overview'.C32]" office:value-type="string" office:string-value="FM">
            <text:p>FM</text:p>
          </table:table-cell>
          <table:table-cell table:style-name="ce14" table:formula="of:=['Global Overview'.D32]" office:value-type="string" office:string-value="FedA">
            <text:p>FedA</text:p>
          </table:table-cell>
          <table:table-cell table:style-name="ce14" table:formula="of:=['Global Overview'.F32]" office:value-type="string" office:string-value="§4.23">
            <text:p>§4.23</text:p>
          </table:table-cell>
          <table:table-cell table:style-name="ce14" table:formula="of:=['Global Overview'.H32]" office:value-type="string" office:string-value="yes">
            <text:p>yes</text:p>
          </table:table-cell>
          <table:table-cell table:style-name="ce14" table:formula="of:=['Global Overview'.J3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3]" office:value-type="string" office:string-value="Abort Federation Restore">
            <text:p>Abort Federation Restore</text:p>
          </table:table-cell>
          <table:table-cell table:style-name="ce14" table:formula="of:=['Global Overview'.C33]" office:value-type="string" office:string-value="FM">
            <text:p>FM</text:p>
          </table:table-cell>
          <table:table-cell table:style-name="ce14" table:formula="of:=['Global Overview'.D33]" office:value-type="string" office:string-value="RTIA">
            <text:p>RTIA</text:p>
          </table:table-cell>
          <table:table-cell table:style-name="ce14" table:formula="of:=['Global Overview'.F33]" office:value-type="date" office:date-value="1899-12-30">
            <text:p>30/12/99</text:p>
          </table:table-cell>
          <table:table-cell table:style-name="ce14" table:formula="of:=['Global Overview'.H33]" office:value-type="string" office:string-value="no">
            <text:p>no</text:p>
          </table:table-cell>
          <table:table-cell table:style-name="ce14" table:formula="of:=['Global Overview'.J3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4]" office:value-type="string" office:string-value="Query Federation Restore Status">
            <text:p>Query Federation Restore Status</text:p>
          </table:table-cell>
          <table:table-cell table:style-name="ce14" table:formula="of:=['Global Overview'.C34]" office:value-type="string" office:string-value="FM">
            <text:p>FM</text:p>
          </table:table-cell>
          <table:table-cell table:style-name="ce14" table:formula="of:=['Global Overview'.D34]" office:value-type="string" office:string-value="RTIA">
            <text:p>RTIA</text:p>
          </table:table-cell>
          <table:table-cell table:style-name="ce14" table:formula="of:=['Global Overview'.F34]" office:value-type="string" office:string-value="§4.24">
            <text:p>§4.24</text:p>
          </table:table-cell>
          <table:table-cell table:style-name="ce14" table:formula="of:=['Global Overview'.H34]" office:value-type="string" office:string-value="no">
            <text:p>no</text:p>
          </table:table-cell>
          <table:table-cell table:style-name="ce14" table:formula="of:=['Global Overview'.J34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5]" office:value-type="string" office:string-value="Federation Restore Status Response">
            <text:p>Federation Restore Status Response</text:p>
          </table:table-cell>
          <table:table-cell table:style-name="ce14" table:formula="of:=['Global Overview'.C35]" office:value-type="string" office:string-value="FM">
            <text:p>FM</text:p>
          </table:table-cell>
          <table:table-cell table:style-name="ce14" table:formula="of:=['Global Overview'.D35]" office:value-type="string" office:string-value="RTIA">
            <text:p>RTIA</text:p>
          </table:table-cell>
          <table:table-cell table:style-name="ce14" table:formula="of:=['Global Overview'.F35]" office:value-type="string" office:string-value="§4.25">
            <text:p>§4.25</text:p>
          </table:table-cell>
          <table:table-cell table:style-name="ce14" table:formula="of:=['Global Overview'.H35]" office:value-type="string" office:string-value="no">
            <text:p>no</text:p>
          </table:table-cell>
          <table:table-cell table:style-name="ce14" table:formula="of:=['Global Overview'.J3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6]" office:value-type="float" office:value="0">
            <text:p>0</text:p>
          </table:table-cell>
          <table:table-cell table:style-name="ce14" table:formula="of:=['Global Overview'.C36]" office:value-type="float" office:value="0">
            <text:p>0</text:p>
          </table:table-cell>
          <table:table-cell table:style-name="ce14" table:formula="of:=['Global Overview'.D36]" office:value-type="float" office:value="0">
            <text:p>0</text:p>
          </table:table-cell>
          <table:table-cell table:style-name="ce14" table:formula="of:=['Global Overview'.F36]" office:value-type="float" office:value="0">
            <text:p>0</text:p>
          </table:table-cell>
          <table:table-cell table:style-name="ce14" table:formula="of:=['Global Overview'.H36]" office:value-type="float" office:value="0">
            <text:p>0</text:p>
          </table:table-cell>
          <table:table-cell table:style-name="ce14" table:formula="of:=['Global Overview'.J3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37]" office:value-type="string" office:string-value="Declaration management">
            <text:p>Declaration management</text:p>
          </table:table-cell>
          <table:table-cell table:style-name="ce20" table:formula="of:=['Global Overview'.C37]" office:value-type="string" office:string-value="DM">
            <text:p>DM</text:p>
          </table:table-cell>
          <table:table-cell table:style-name="ce20" table:formula="of:=['Global Overview'.D37]" office:value-type="float" office:value="0">
            <text:p>0</text:p>
          </table:table-cell>
          <table:table-cell table:style-name="ce20" table:formula="of:=['Global Overview'.F37]" office:value-type="float" office:value="0">
            <text:p>0</text:p>
          </table:table-cell>
          <table:table-cell table:style-name="ce20" table:formula="of:=['Global Overview'.H37]" office:value-type="float" office:value="0">
            <text:p>0</text:p>
          </table:table-cell>
          <table:table-cell table:style-name="ce20" table:formula="of:=['Global Overview'.J37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38]" office:value-type="string" office:string-value="Publish Object Class Attributes">
            <text:p>Publish Object Class Attributes</text:p>
          </table:table-cell>
          <table:table-cell table:style-name="ce14" table:formula="of:=['Global Overview'.C38]" office:value-type="string" office:string-value="DM">
            <text:p>DM</text:p>
          </table:table-cell>
          <table:table-cell table:style-name="ce14" table:formula="of:=['Global Overview'.D38]" office:value-type="string" office:string-value="RTIA">
            <text:p>RTIA</text:p>
          </table:table-cell>
          <table:table-cell table:style-name="ce14" table:formula="of:=['Global Overview'.F38]" office:value-type="string" office:string-value="§5.2">
            <text:p>§5.2</text:p>
          </table:table-cell>
          <table:table-cell table:style-name="ce14" table:formula="of:=['Global Overview'.H38]" office:value-type="string" office:string-value="yes">
            <text:p>yes</text:p>
          </table:table-cell>
          <table:table-cell table:style-name="ce14" table:formula="of:=['Global Overview'.J3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3">
          <table:table-cell/>
          <table:table-cell table:style-name="ce7" table:formula="of:=['Global Overview'.B39]" office:value-type="string" office:string-value="Unpublish Object Class Attributes">
            <text:p>Unpublish Object Class Attributes</text:p>
          </table:table-cell>
          <table:table-cell table:style-name="ce14" table:formula="of:=['Global Overview'.C39]" office:value-type="string" office:string-value="DM">
            <text:p>DM</text:p>
          </table:table-cell>
          <table:table-cell table:style-name="ce14" table:formula="of:=['Global Overview'.D39]" office:value-type="string" office:string-value="RTIA">
            <text:p>RTIA</text:p>
          </table:table-cell>
          <table:table-cell table:style-name="ce14" table:formula="of:=['Global Overview'.F39]" office:value-type="string" office:string-value="§5.3">
            <text:p>§5.3</text:p>
          </table:table-cell>
          <table:table-cell table:style-name="ce14" table:formula="of:=['Global Overview'.H39]" office:value-type="string" office:string-value="partial">
            <text:p>partial</text:p>
          </table:table-cell>
          <table:table-cell table:style-name="ce14" table:formula="of:=['Global Overview'.J39]" office:value-type="string" office:string-value="partial">
            <text:p>partial</text:p>
          </table:table-cell>
          <table:table-cell table:style-name="ce54" office:value-type="string">
            <text:p>unpublish of specific attributes not supported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0]" office:value-type="string" office:string-value="Publish Interaction Class">
            <text:p>Publish Interaction Class</text:p>
          </table:table-cell>
          <table:table-cell table:style-name="ce14" table:formula="of:=['Global Overview'.C40]" office:value-type="string" office:string-value="DM">
            <text:p>DM</text:p>
          </table:table-cell>
          <table:table-cell table:style-name="ce14" table:formula="of:=['Global Overview'.D40]" office:value-type="string" office:string-value="RTIA">
            <text:p>RTIA</text:p>
          </table:table-cell>
          <table:table-cell table:style-name="ce14" table:formula="of:=['Global Overview'.F40]" office:value-type="string" office:string-value="§5.4">
            <text:p>§5.4</text:p>
          </table:table-cell>
          <table:table-cell table:style-name="ce14" table:formula="of:=['Global Overview'.H40]" office:value-type="string" office:string-value="yes">
            <text:p>yes</text:p>
          </table:table-cell>
          <table:table-cell table:style-name="ce14" table:formula="of:=['Global Overview'.J4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1]" office:value-type="string" office:string-value="Unpublish Interaction Class">
            <text:p>Unpublish Interaction Class</text:p>
          </table:table-cell>
          <table:table-cell table:style-name="ce14" table:formula="of:=['Global Overview'.C41]" office:value-type="string" office:string-value="DM">
            <text:p>DM</text:p>
          </table:table-cell>
          <table:table-cell table:style-name="ce14" table:formula="of:=['Global Overview'.D41]" office:value-type="string" office:string-value="RTIA">
            <text:p>RTIA</text:p>
          </table:table-cell>
          <table:table-cell table:style-name="ce14" table:formula="of:=['Global Overview'.F41]" office:value-type="string" office:string-value="§5.5">
            <text:p>§5.5</text:p>
          </table:table-cell>
          <table:table-cell table:style-name="ce14" table:formula="of:=['Global Overview'.H41]" office:value-type="string" office:string-value="yes">
            <text:p>yes</text:p>
          </table:table-cell>
          <table:table-cell table:style-name="ce14" table:formula="of:=['Global Overview'.J4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2]" office:value-type="string" office:string-value="Subscribe Object Class Attributes">
            <text:p>Subscribe Object Class Attributes</text:p>
          </table:table-cell>
          <table:table-cell table:style-name="ce14" table:formula="of:=['Global Overview'.C42]" office:value-type="string" office:string-value="DM">
            <text:p>DM</text:p>
          </table:table-cell>
          <table:table-cell table:style-name="ce14" table:formula="of:=['Global Overview'.D42]" office:value-type="string" office:string-value="RTIA">
            <text:p>RTIA</text:p>
          </table:table-cell>
          <table:table-cell table:style-name="ce14" table:formula="of:=['Global Overview'.F42]" office:value-type="string" office:string-value="§5.6">
            <text:p>§5.6</text:p>
          </table:table-cell>
          <table:table-cell table:style-name="ce14" table:formula="of:=['Global Overview'.H42]" office:value-type="string" office:string-value="yes">
            <text:p>yes</text:p>
          </table:table-cell>
          <table:table-cell table:style-name="ce14" table:formula="of:=['Global Overview'.J4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3">
          <table:table-cell/>
          <table:table-cell table:style-name="ce7" table:formula="of:=['Global Overview'.B43]" office:value-type="string" office:string-value="Unsubscribe Object Class Attributes">
            <text:p>Unsubscribe Object Class Attributes</text:p>
          </table:table-cell>
          <table:table-cell table:style-name="ce14" table:formula="of:=['Global Overview'.C43]" office:value-type="string" office:string-value="DM">
            <text:p>DM</text:p>
          </table:table-cell>
          <table:table-cell table:style-name="ce14" table:formula="of:=['Global Overview'.D43]" office:value-type="string" office:string-value="RTIA">
            <text:p>RTIA</text:p>
          </table:table-cell>
          <table:table-cell table:style-name="ce14" table:formula="of:=['Global Overview'.F43]" office:value-type="string" office:string-value="§5.7">
            <text:p>§5.7</text:p>
          </table:table-cell>
          <table:table-cell table:style-name="ce14" table:formula="of:=['Global Overview'.H43]" office:value-type="string" office:string-value="partial">
            <text:p>partial</text:p>
          </table:table-cell>
          <table:table-cell table:style-name="ce14" table:formula="of:=['Global Overview'.J43]" office:value-type="string" office:string-value="partial">
            <text:p>partial</text:p>
          </table:table-cell>
          <table:table-cell table:style-name="ce54" office:value-type="string">
            <text:p>unsubscribe of specific attributes not supported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4]" office:value-type="string" office:string-value="Subscribe Interaction Class">
            <text:p>Subscribe Interaction Class</text:p>
          </table:table-cell>
          <table:table-cell table:style-name="ce14" table:formula="of:=['Global Overview'.C44]" office:value-type="string" office:string-value="DM">
            <text:p>DM</text:p>
          </table:table-cell>
          <table:table-cell table:style-name="ce14" table:formula="of:=['Global Overview'.D44]" office:value-type="string" office:string-value="RTIA">
            <text:p>RTIA</text:p>
          </table:table-cell>
          <table:table-cell table:style-name="ce14" table:formula="of:=['Global Overview'.F44]" office:value-type="string" office:string-value="§5.8">
            <text:p>§5.8</text:p>
          </table:table-cell>
          <table:table-cell table:style-name="ce14" table:formula="of:=['Global Overview'.H44]" office:value-type="string" office:string-value="yes">
            <text:p>yes</text:p>
          </table:table-cell>
          <table:table-cell table:style-name="ce14" table:formula="of:=['Global Overview'.J4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5]" office:value-type="string" office:string-value="Unsubscribe Interaction Class">
            <text:p>Unsubscribe Interaction Class</text:p>
          </table:table-cell>
          <table:table-cell table:style-name="ce14" table:formula="of:=['Global Overview'.C45]" office:value-type="string" office:string-value="DM">
            <text:p>DM</text:p>
          </table:table-cell>
          <table:table-cell table:style-name="ce14" table:formula="of:=['Global Overview'.D45]" office:value-type="string" office:string-value="RTIA">
            <text:p>RTIA</text:p>
          </table:table-cell>
          <table:table-cell table:style-name="ce14" table:formula="of:=['Global Overview'.F45]" office:value-type="string" office:string-value="§5.9">
            <text:p>§5.9</text:p>
          </table:table-cell>
          <table:table-cell table:style-name="ce14" table:formula="of:=['Global Overview'.H45]" office:value-type="string" office:string-value="yes">
            <text:p>yes</text:p>
          </table:table-cell>
          <table:table-cell table:style-name="ce14" table:formula="of:=['Global Overview'.J4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6]" office:value-type="string" office:string-value="Start Registration For Object Class">
            <text:p>Start Registration For Object Class</text:p>
          </table:table-cell>
          <table:table-cell table:style-name="ce14" table:formula="of:=['Global Overview'.C46]" office:value-type="string" office:string-value="DM">
            <text:p>DM</text:p>
          </table:table-cell>
          <table:table-cell table:style-name="ce14" table:formula="of:=['Global Overview'.D46]" office:value-type="string" office:string-value="FedA">
            <text:p>FedA</text:p>
          </table:table-cell>
          <table:table-cell table:style-name="ce14" table:formula="of:=['Global Overview'.F46]" office:value-type="string" office:string-value="§5.10">
            <text:p>§5.10</text:p>
          </table:table-cell>
          <table:table-cell table:style-name="ce14" table:formula="of:=['Global Overview'.H46]" office:value-type="string" office:string-value="yes">
            <text:p>yes</text:p>
          </table:table-cell>
          <table:table-cell table:style-name="ce14" table:formula="of:=['Global Overview'.J4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7]" office:value-type="string" office:string-value="Stop Registration For Object Class">
            <text:p>Stop Registration For Object Class</text:p>
          </table:table-cell>
          <table:table-cell table:style-name="ce14" table:formula="of:=['Global Overview'.C47]" office:value-type="string" office:string-value="DM">
            <text:p>DM</text:p>
          </table:table-cell>
          <table:table-cell table:style-name="ce14" table:formula="of:=['Global Overview'.D47]" office:value-type="string" office:string-value="FedA">
            <text:p>FedA</text:p>
          </table:table-cell>
          <table:table-cell table:style-name="ce14" table:formula="of:=['Global Overview'.F47]" office:value-type="string" office:string-value="§5.11">
            <text:p>§5.11</text:p>
          </table:table-cell>
          <table:table-cell table:style-name="ce14" table:formula="of:=['Global Overview'.H47]" office:value-type="string" office:string-value="yes">
            <text:p>yes</text:p>
          </table:table-cell>
          <table:table-cell table:style-name="ce14" table:formula="of:=['Global Overview'.J4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8]" office:value-type="string" office:string-value="Turn Interaction On">
            <text:p>Turn Interaction On</text:p>
          </table:table-cell>
          <table:table-cell table:style-name="ce14" table:formula="of:=['Global Overview'.C48]" office:value-type="string" office:string-value="DM">
            <text:p>DM</text:p>
          </table:table-cell>
          <table:table-cell table:style-name="ce14" table:formula="of:=['Global Overview'.D48]" office:value-type="string" office:string-value="FedA">
            <text:p>FedA</text:p>
          </table:table-cell>
          <table:table-cell table:style-name="ce14" table:formula="of:=['Global Overview'.F48]" office:value-type="string" office:string-value="§5.12">
            <text:p>§5.12</text:p>
          </table:table-cell>
          <table:table-cell table:style-name="ce14" table:formula="of:=['Global Overview'.H48]" office:value-type="string" office:string-value="yes">
            <text:p>yes</text:p>
          </table:table-cell>
          <table:table-cell table:style-name="ce14" table:formula="of:=['Global Overview'.J4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9]" office:value-type="string" office:string-value="Turn Interaction Off">
            <text:p>Turn Interaction Off</text:p>
          </table:table-cell>
          <table:table-cell table:style-name="ce14" table:formula="of:=['Global Overview'.C49]" office:value-type="string" office:string-value="DM">
            <text:p>DM</text:p>
          </table:table-cell>
          <table:table-cell table:style-name="ce14" table:formula="of:=['Global Overview'.D49]" office:value-type="string" office:string-value="FedA">
            <text:p>FedA</text:p>
          </table:table-cell>
          <table:table-cell table:style-name="ce14" table:formula="of:=['Global Overview'.F49]" office:value-type="string" office:string-value="§5.13">
            <text:p>§5.13</text:p>
          </table:table-cell>
          <table:table-cell table:style-name="ce14" table:formula="of:=['Global Overview'.H49]" office:value-type="string" office:string-value="yes">
            <text:p>yes</text:p>
          </table:table-cell>
          <table:table-cell table:style-name="ce14" table:formula="of:=['Global Overview'.J4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0]" office:value-type="float" office:value="0">
            <text:p>0</text:p>
          </table:table-cell>
          <table:table-cell table:style-name="ce14" table:formula="of:=['Global Overview'.C50]" office:value-type="float" office:value="0">
            <text:p>0</text:p>
          </table:table-cell>
          <table:table-cell table:style-name="ce14" table:formula="of:=['Global Overview'.D50]" office:value-type="float" office:value="0">
            <text:p>0</text:p>
          </table:table-cell>
          <table:table-cell table:style-name="ce14" table:formula="of:=['Global Overview'.F50]" office:value-type="float" office:value="0">
            <text:p>0</text:p>
          </table:table-cell>
          <table:table-cell table:style-name="ce14" table:formula="of:=['Global Overview'.H50]" office:value-type="float" office:value="0">
            <text:p>0</text:p>
          </table:table-cell>
          <table:table-cell table:style-name="ce14" table:formula="of:=['Global Overview'.J5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51]" office:value-type="string" office:string-value="Object management">
            <text:p>Object management</text:p>
          </table:table-cell>
          <table:table-cell table:style-name="ce20" table:formula="of:=['Global Overview'.C51]" office:value-type="string" office:string-value="OM">
            <text:p>OM</text:p>
          </table:table-cell>
          <table:table-cell table:style-name="ce20" table:formula="of:=['Global Overview'.D51]" office:value-type="float" office:value="0">
            <text:p>0</text:p>
          </table:table-cell>
          <table:table-cell table:style-name="ce20" table:formula="of:=['Global Overview'.F51]" office:value-type="float" office:value="0">
            <text:p>0</text:p>
          </table:table-cell>
          <table:table-cell table:style-name="ce20" table:formula="of:=['Global Overview'.H51]" office:value-type="float" office:value="0">
            <text:p>0</text:p>
          </table:table-cell>
          <table:table-cell table:style-name="ce20" table:formula="of:=['Global Overview'.J51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3">
          <table:table-cell/>
          <table:table-cell table:style-name="ce7" table:formula="of:=['Global Overview'.B52]" office:value-type="string" office:string-value="Reserve Object Instance Name">
            <text:p>Reserve Object Instance Name</text:p>
          </table:table-cell>
          <table:table-cell table:style-name="ce14" table:formula="of:=['Global Overview'.C52]" office:value-type="string" office:string-value="OM">
            <text:p>OM</text:p>
          </table:table-cell>
          <table:table-cell table:style-name="ce14" table:formula="of:=['Global Overview'.D52]" office:value-type="string" office:string-value="RTIA">
            <text:p>RTIA</text:p>
          </table:table-cell>
          <table:table-cell table:style-name="ce14" table:formula="of:=['Global Overview'.F52]" office:value-type="string" office:string-value="§6.2">
            <text:p>§6.2</text:p>
          </table:table-cell>
          <table:table-cell table:style-name="ce14" table:formula="of:=['Global Overview'.H52]" office:value-type="string" office:string-value="yes">
            <text:p>yes</text:p>
          </table:table-cell>
          <table:table-cell table:style-name="ce14" table:formula="of:=['Global Overview'.J52]" office:value-type="string" office:string-value="yes">
            <text:p>yes</text:p>
          </table:table-cell>
          <table:table-cell table:style-name="ce54" office:value-type="string">
            <text:p>new functionality for CERTI since 1516-2000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3]" office:value-type="string" office:string-value="Object Instance Name Reserved">
            <text:p>Object Instance Name Reserved</text:p>
          </table:table-cell>
          <table:table-cell table:style-name="ce14" table:formula="of:=['Global Overview'.C53]" office:value-type="string" office:string-value="OM">
            <text:p>OM</text:p>
          </table:table-cell>
          <table:table-cell table:style-name="ce14" table:formula="of:=['Global Overview'.D53]" office:value-type="string" office:string-value="FedA">
            <text:p>FedA</text:p>
          </table:table-cell>
          <table:table-cell table:style-name="ce14" table:formula="of:=['Global Overview'.F53]" office:value-type="string" office:string-value="§6.3">
            <text:p>§6.3</text:p>
          </table:table-cell>
          <table:table-cell table:style-name="ce14" table:formula="of:=['Global Overview'.H53]" office:value-type="string" office:string-value="yes">
            <text:p>yes</text:p>
          </table:table-cell>
          <table:table-cell table:style-name="ce14" table:formula="of:=['Global Overview'.J5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4">
          <table:table-cell/>
          <table:table-cell table:style-name="ce7" table:formula="of:=['Global Overview'.B58]" office:value-type="string" office:string-value="Register Object Instance">
            <text:p>Register Object Instance</text:p>
          </table:table-cell>
          <table:table-cell table:style-name="ce14" table:formula="of:=['Global Overview'.C58]" office:value-type="string" office:string-value="OM">
            <text:p>OM</text:p>
          </table:table-cell>
          <table:table-cell table:style-name="ce14" table:formula="of:=['Global Overview'.D58]" office:value-type="string" office:string-value="RTIA">
            <text:p>RTIA</text:p>
          </table:table-cell>
          <table:table-cell table:style-name="ce14" table:formula="of:=['Global Overview'.F58]" office:value-type="string" office:string-value="§6.8">
            <text:p>§6.8</text:p>
          </table:table-cell>
          <table:table-cell table:style-name="ce14" table:formula="of:=['Global Overview'.H58]" office:value-type="string" office:string-value="yes">
            <text:p>yes</text:p>
          </table:table-cell>
          <table:table-cell table:style-name="ce14" table:formula="of:=['Global Overview'.J58]" office:value-type="string" office:string-value="partial">
            <text:p>partial</text:p>
          </table:table-cell>
          <table:table-cell table:style-name="ce54" office:value-type="string">
            <text:p>note: still allowed federates to register objects without reserving name (out-of-spec)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9]" office:value-type="string" office:string-value="Discover Object Instance">
            <text:p>Discover Object Instance</text:p>
          </table:table-cell>
          <table:table-cell table:style-name="ce14" table:formula="of:=['Global Overview'.C59]" office:value-type="string" office:string-value="OM">
            <text:p>OM</text:p>
          </table:table-cell>
          <table:table-cell table:style-name="ce14" table:formula="of:=['Global Overview'.D59]" office:value-type="string" office:string-value="FedA">
            <text:p>FedA</text:p>
          </table:table-cell>
          <table:table-cell table:style-name="ce14" table:formula="of:=['Global Overview'.F59]" office:value-type="string" office:string-value="§6.5">
            <text:p>§6.5</text:p>
          </table:table-cell>
          <table:table-cell table:style-name="ce14" table:formula="of:=['Global Overview'.H59]" office:value-type="string" office:string-value="yes">
            <text:p>yes</text:p>
          </table:table-cell>
          <table:table-cell table:style-name="ce14" table:formula="of:=['Global Overview'.J5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0]" office:value-type="string" office:string-value="Update Attribute Values">
            <text:p>Update Attribute Values</text:p>
          </table:table-cell>
          <table:table-cell table:style-name="ce14" table:formula="of:=['Global Overview'.C60]" office:value-type="string" office:string-value="OM">
            <text:p>OM</text:p>
          </table:table-cell>
          <table:table-cell table:style-name="ce14" table:formula="of:=['Global Overview'.D60]" office:value-type="string" office:string-value="RTIA">
            <text:p>RTIA</text:p>
          </table:table-cell>
          <table:table-cell table:style-name="ce14" table:formula="of:=['Global Overview'.F60]" office:value-type="string" office:string-value="§6.6">
            <text:p>§6.6</text:p>
          </table:table-cell>
          <table:table-cell table:style-name="ce14" table:formula="of:=['Global Overview'.H60]" office:value-type="string" office:string-value="yes">
            <text:p>yes</text:p>
          </table:table-cell>
          <table:table-cell table:style-name="ce14" table:formula="of:=['Global Overview'.J6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1]" office:value-type="string" office:string-value="Reflect Attribute Values">
            <text:p>Reflect Attribute Values</text:p>
          </table:table-cell>
          <table:table-cell table:style-name="ce14" table:formula="of:=['Global Overview'.C61]" office:value-type="string" office:string-value="OM">
            <text:p>OM</text:p>
          </table:table-cell>
          <table:table-cell table:style-name="ce14" table:formula="of:=['Global Overview'.D61]" office:value-type="string" office:string-value="FedA">
            <text:p>FedA</text:p>
          </table:table-cell>
          <table:table-cell table:style-name="ce14" table:formula="of:=['Global Overview'.F61]" office:value-type="string" office:string-value="§6.7">
            <text:p>§6.7</text:p>
          </table:table-cell>
          <table:table-cell table:style-name="ce14" table:formula="of:=['Global Overview'.H61]" office:value-type="string" office:string-value="yes">
            <text:p>yes</text:p>
          </table:table-cell>
          <table:table-cell table:style-name="ce14" table:formula="of:=['Global Overview'.J6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2]" office:value-type="string" office:string-value="Send Interaction">
            <text:p>Send Interaction</text:p>
          </table:table-cell>
          <table:table-cell table:style-name="ce14" table:formula="of:=['Global Overview'.C62]" office:value-type="string" office:string-value="OM">
            <text:p>OM</text:p>
          </table:table-cell>
          <table:table-cell table:style-name="ce14" table:formula="of:=['Global Overview'.D62]" office:value-type="string" office:string-value="RTIA">
            <text:p>RTIA</text:p>
          </table:table-cell>
          <table:table-cell table:style-name="ce14" table:formula="of:=['Global Overview'.F62]" office:value-type="string" office:string-value="§6.8">
            <text:p>§6.8</text:p>
          </table:table-cell>
          <table:table-cell table:style-name="ce14" table:formula="of:=['Global Overview'.H62]" office:value-type="string" office:string-value="yes">
            <text:p>yes</text:p>
          </table:table-cell>
          <table:table-cell table:style-name="ce14" table:formula="of:=['Global Overview'.J6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3]" office:value-type="string" office:string-value="Receive Interaction">
            <text:p>Receive Interaction</text:p>
          </table:table-cell>
          <table:table-cell table:style-name="ce14" table:formula="of:=['Global Overview'.C63]" office:value-type="string" office:string-value="OM">
            <text:p>OM</text:p>
          </table:table-cell>
          <table:table-cell table:style-name="ce14" table:formula="of:=['Global Overview'.D63]" office:value-type="string" office:string-value="FedA">
            <text:p>FedA</text:p>
          </table:table-cell>
          <table:table-cell table:style-name="ce14" table:formula="of:=['Global Overview'.F63]" office:value-type="string" office:string-value="§6.9">
            <text:p>§6.9</text:p>
          </table:table-cell>
          <table:table-cell table:style-name="ce14" table:formula="of:=['Global Overview'.H63]" office:value-type="string" office:string-value="yes">
            <text:p>yes</text:p>
          </table:table-cell>
          <table:table-cell table:style-name="ce14" table:formula="of:=['Global Overview'.J6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4]" office:value-type="string" office:string-value="Delete Object Instance">
            <text:p>Delete Object Instance</text:p>
          </table:table-cell>
          <table:table-cell table:style-name="ce14" table:formula="of:=['Global Overview'.C64]" office:value-type="string" office:string-value="OM">
            <text:p>OM</text:p>
          </table:table-cell>
          <table:table-cell table:style-name="ce14" table:formula="of:=['Global Overview'.D64]" office:value-type="string" office:string-value="RTIA">
            <text:p>RTIA</text:p>
          </table:table-cell>
          <table:table-cell table:style-name="ce14" table:formula="of:=['Global Overview'.F64]" office:value-type="string" office:string-value="§6.10">
            <text:p>§6.10</text:p>
          </table:table-cell>
          <table:table-cell table:style-name="ce14" table:formula="of:=['Global Overview'.H64]" office:value-type="string" office:string-value="yes">
            <text:p>yes</text:p>
          </table:table-cell>
          <table:table-cell table:style-name="ce14" table:formula="of:=['Global Overview'.J6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5]" office:value-type="string" office:string-value="Remove Object Instance">
            <text:p>Remove Object Instance</text:p>
          </table:table-cell>
          <table:table-cell table:style-name="ce14" table:formula="of:=['Global Overview'.C65]" office:value-type="string" office:string-value="OM">
            <text:p>OM</text:p>
          </table:table-cell>
          <table:table-cell table:style-name="ce14" table:formula="of:=['Global Overview'.D65]" office:value-type="string" office:string-value="FedA">
            <text:p>FedA</text:p>
          </table:table-cell>
          <table:table-cell table:style-name="ce14" table:formula="of:=['Global Overview'.F65]" office:value-type="string" office:string-value="§6.11">
            <text:p>§6.11</text:p>
          </table:table-cell>
          <table:table-cell table:style-name="ce14" table:formula="of:=['Global Overview'.H65]" office:value-type="string" office:string-value="yes">
            <text:p>yes</text:p>
          </table:table-cell>
          <table:table-cell table:style-name="ce14" table:formula="of:=['Global Overview'.J6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6]" office:value-type="string" office:string-value="Local Delete Object Instance">
            <text:p>Local Delete Object Instance</text:p>
          </table:table-cell>
          <table:table-cell table:style-name="ce14" table:formula="of:=['Global Overview'.C66]" office:value-type="string" office:string-value="OM">
            <text:p>OM</text:p>
          </table:table-cell>
          <table:table-cell table:style-name="ce14" table:formula="of:=['Global Overview'.D66]" office:value-type="string" office:string-value="RTIA">
            <text:p>RTIA</text:p>
          </table:table-cell>
          <table:table-cell table:style-name="ce14" table:formula="of:=['Global Overview'.F66]" office:value-type="string" office:string-value="§6.12">
            <text:p>§6.12</text:p>
          </table:table-cell>
          <table:table-cell table:style-name="ce14" table:formula="of:=['Global Overview'.H66]" office:value-type="string" office:string-value="yes">
            <text:p>yes</text:p>
          </table:table-cell>
          <table:table-cell table:style-name="ce14" table:formula="of:=['Global Overview'.J6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7]" office:value-type="string" office:string-value="Change Attribute Transportation Type">
            <text:p>Change Attribute Transportation Type</text:p>
          </table:table-cell>
          <table:table-cell table:style-name="ce14" table:formula="of:=['Global Overview'.C67]" office:value-type="string" office:string-value="OM">
            <text:p>OM</text:p>
          </table:table-cell>
          <table:table-cell table:style-name="ce14" table:formula="of:=['Global Overview'.D67]" office:value-type="string" office:string-value="RTIA">
            <text:p>RTIA</text:p>
          </table:table-cell>
          <table:table-cell table:style-name="ce14" table:formula="of:=['Global Overview'.F67]" office:value-type="string" office:string-value="§6.13">
            <text:p>§6.13</text:p>
          </table:table-cell>
          <table:table-cell table:style-name="ce14" table:formula="of:=['Global Overview'.H67]" office:value-type="string" office:string-value="yes">
            <text:p>yes</text:p>
          </table:table-cell>
          <table:table-cell table:style-name="ce14" table:formula="of:=['Global Overview'.J6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8]" office:value-type="string" office:string-value="Change Interaction Transportation Type">
            <text:p>Change Interaction Transportation Type</text:p>
          </table:table-cell>
          <table:table-cell table:style-name="ce14" table:formula="of:=['Global Overview'.C68]" office:value-type="string" office:string-value="OM">
            <text:p>OM</text:p>
          </table:table-cell>
          <table:table-cell table:style-name="ce14" table:formula="of:=['Global Overview'.D68]" office:value-type="string" office:string-value="RTIA">
            <text:p>RTIA</text:p>
          </table:table-cell>
          <table:table-cell table:style-name="ce14" table:formula="of:=['Global Overview'.F68]" office:value-type="string" office:string-value="§6.14">
            <text:p>§6.14</text:p>
          </table:table-cell>
          <table:table-cell table:style-name="ce14" table:formula="of:=['Global Overview'.H68]" office:value-type="string" office:string-value="yes">
            <text:p>yes</text:p>
          </table:table-cell>
          <table:table-cell table:style-name="ce14" table:formula="of:=['Global Overview'.J6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9]" office:value-type="string" office:string-value="Attributes In Scope">
            <text:p>Attributes In Scope</text:p>
          </table:table-cell>
          <table:table-cell table:style-name="ce14" table:formula="of:=['Global Overview'.C69]" office:value-type="string" office:string-value="OM">
            <text:p>OM</text:p>
          </table:table-cell>
          <table:table-cell table:style-name="ce14" table:formula="of:=['Global Overview'.D69]" office:value-type="string" office:string-value="FedA">
            <text:p>FedA</text:p>
          </table:table-cell>
          <table:table-cell table:style-name="ce14" table:formula="of:=['Global Overview'.F69]" office:value-type="string" office:string-value="§6.15">
            <text:p>§6.15</text:p>
          </table:table-cell>
          <table:table-cell table:style-name="ce14" table:formula="of:=['Global Overview'.H69]" office:value-type="string" office:string-value="partial">
            <text:p>partial</text:p>
          </table:table-cell>
          <table:table-cell table:style-name="ce14" table:formula="of:=['Global Overview'.J6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0]" office:value-type="string" office:string-value="Attributes Out Of Scope">
            <text:p>Attributes Out Of Scope</text:p>
          </table:table-cell>
          <table:table-cell table:style-name="ce14" table:formula="of:=['Global Overview'.C70]" office:value-type="string" office:string-value="OM">
            <text:p>OM</text:p>
          </table:table-cell>
          <table:table-cell table:style-name="ce14" table:formula="of:=['Global Overview'.D70]" office:value-type="string" office:string-value="FedA">
            <text:p>FedA</text:p>
          </table:table-cell>
          <table:table-cell table:style-name="ce14" table:formula="of:=['Global Overview'.F70]" office:value-type="string" office:string-value="§6.16">
            <text:p>§6.16</text:p>
          </table:table-cell>
          <table:table-cell table:style-name="ce14" table:formula="of:=['Global Overview'.H70]" office:value-type="string" office:string-value="partial">
            <text:p>partial</text:p>
          </table:table-cell>
          <table:table-cell table:style-name="ce14" table:formula="of:=['Global Overview'.J7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1]" office:value-type="string" office:string-value="Request Attribute Value Update">
            <text:p>Request Attribute Value Update</text:p>
          </table:table-cell>
          <table:table-cell table:style-name="ce14" table:formula="of:=['Global Overview'.C71]" office:value-type="string" office:string-value="OM">
            <text:p>OM</text:p>
          </table:table-cell>
          <table:table-cell table:style-name="ce14" table:formula="of:=['Global Overview'.D71]" office:value-type="string" office:string-value="RTIA">
            <text:p>RTIA</text:p>
          </table:table-cell>
          <table:table-cell table:style-name="ce14" table:formula="of:=['Global Overview'.F71]" office:value-type="string" office:string-value="§6.17">
            <text:p>§6.17</text:p>
          </table:table-cell>
          <table:table-cell table:style-name="ce14" table:formula="of:=['Global Overview'.H71]" office:value-type="string" office:string-value="yes">
            <text:p>yes</text:p>
          </table:table-cell>
          <table:table-cell table:style-name="ce14" table:formula="of:=['Global Overview'.J7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2]" office:value-type="string" office:string-value="Provide Attribute Value Update">
            <text:p>Provide Attribute Value Update</text:p>
          </table:table-cell>
          <table:table-cell table:style-name="ce14" table:formula="of:=['Global Overview'.C72]" office:value-type="string" office:string-value="OM">
            <text:p>OM</text:p>
          </table:table-cell>
          <table:table-cell table:style-name="ce14" table:formula="of:=['Global Overview'.D72]" office:value-type="string" office:string-value="FedA">
            <text:p>FedA</text:p>
          </table:table-cell>
          <table:table-cell table:style-name="ce14" table:formula="of:=['Global Overview'.F72]" office:value-type="string" office:string-value="§6.18">
            <text:p>§6.18</text:p>
          </table:table-cell>
          <table:table-cell table:style-name="ce14" table:formula="of:=['Global Overview'.H72]" office:value-type="string" office:string-value="yes">
            <text:p>yes</text:p>
          </table:table-cell>
          <table:table-cell table:style-name="ce14" table:formula="of:=['Global Overview'.J7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3]" office:value-type="string" office:string-value="Turn Updates On For Object Instance">
            <text:p>Turn Updates On For Object Instance</text:p>
          </table:table-cell>
          <table:table-cell table:style-name="ce14" table:formula="of:=['Global Overview'.C73]" office:value-type="string" office:string-value="OM">
            <text:p>OM</text:p>
          </table:table-cell>
          <table:table-cell table:style-name="ce14" table:formula="of:=['Global Overview'.D73]" office:value-type="string" office:string-value="FedA">
            <text:p>FedA</text:p>
          </table:table-cell>
          <table:table-cell table:style-name="ce14" table:formula="of:=['Global Overview'.F73]" office:value-type="string" office:string-value="§6.19">
            <text:p>§6.19</text:p>
          </table:table-cell>
          <table:table-cell table:style-name="ce14" table:formula="of:=['Global Overview'.H73]" office:value-type="string" office:string-value="partial">
            <text:p>partial</text:p>
          </table:table-cell>
          <table:table-cell table:style-name="ce14" table:formula="of:=['Global Overview'.J73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4]" office:value-type="string" office:string-value="Turn Updates Off For Object Instance">
            <text:p>Turn Updates Off For Object Instance</text:p>
          </table:table-cell>
          <table:table-cell table:style-name="ce14" table:formula="of:=['Global Overview'.C74]" office:value-type="string" office:string-value="OM">
            <text:p>OM</text:p>
          </table:table-cell>
          <table:table-cell table:style-name="ce14" table:formula="of:=['Global Overview'.D74]" office:value-type="string" office:string-value="FedA">
            <text:p>FedA</text:p>
          </table:table-cell>
          <table:table-cell table:style-name="ce14" table:formula="of:=['Global Overview'.F74]" office:value-type="string" office:string-value="§6.20">
            <text:p>§6.20</text:p>
          </table:table-cell>
          <table:table-cell table:style-name="ce14" table:formula="of:=['Global Overview'.H74]" office:value-type="string" office:string-value="partial">
            <text:p>partial</text:p>
          </table:table-cell>
          <table:table-cell table:style-name="ce14" table:formula="of:=['Global Overview'.J74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3]" office:value-type="float" office:value="0">
            <text:p>0</text:p>
          </table:table-cell>
          <table:table-cell table:style-name="ce14" table:formula="of:=['Global Overview'.C83]" office:value-type="float" office:value="0">
            <text:p>0</text:p>
          </table:table-cell>
          <table:table-cell table:style-name="ce14" table:formula="of:=['Global Overview'.D83]" office:value-type="float" office:value="0">
            <text:p>0</text:p>
          </table:table-cell>
          <table:table-cell table:style-name="ce14" table:formula="of:=['Global Overview'.F83]" office:value-type="float" office:value="0">
            <text:p>0</text:p>
          </table:table-cell>
          <table:table-cell table:style-name="ce14" table:formula="of:=['Global Overview'.H83]" office:value-type="float" office:value="0">
            <text:p>0</text:p>
          </table:table-cell>
          <table:table-cell table:style-name="ce14" table:formula="of:=['Global Overview'.J8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84]" office:value-type="string" office:string-value="Ownership management">
            <text:p>Ownership management</text:p>
          </table:table-cell>
          <table:table-cell table:style-name="ce20" table:formula="of:=['Global Overview'.C84]" office:value-type="string" office:string-value="OWM">
            <text:p>OWM</text:p>
          </table:table-cell>
          <table:table-cell table:style-name="ce20" table:formula="of:=['Global Overview'.D84]" office:value-type="float" office:value="0">
            <text:p>0</text:p>
          </table:table-cell>
          <table:table-cell table:style-name="ce20" table:formula="of:=['Global Overview'.F84]" office:value-type="float" office:value="0">
            <text:p>0</text:p>
          </table:table-cell>
          <table:table-cell table:style-name="ce20" table:formula="of:=['Global Overview'.H84]" office:value-type="float" office:value="0">
            <text:p>0</text:p>
          </table:table-cell>
          <table:table-cell table:style-name="ce20" table:formula="of:=['Global Overview'.J8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85]" office:value-type="string" office:string-value="Unconditional Attribute Ownership Divestiture">
            <text:p>Unconditional Attribute Ownership Divestiture</text:p>
          </table:table-cell>
          <table:table-cell table:style-name="ce14" table:formula="of:=['Global Overview'.C85]" office:value-type="string" office:string-value="OWM">
            <text:p>OWM</text:p>
          </table:table-cell>
          <table:table-cell table:style-name="ce14" table:formula="of:=['Global Overview'.D85]" office:value-type="string" office:string-value="RTIA">
            <text:p>RTIA</text:p>
          </table:table-cell>
          <table:table-cell table:style-name="ce14" table:formula="of:=['Global Overview'.F85]" office:value-type="string" office:string-value="§7.2">
            <text:p>§7.2</text:p>
          </table:table-cell>
          <table:table-cell table:style-name="ce14" table:formula="of:=['Global Overview'.H85]" office:value-type="string" office:string-value="yes">
            <text:p>yes</text:p>
          </table:table-cell>
          <table:table-cell table:style-name="ce14" table:formula="of:=['Global Overview'.J8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6]" office:value-type="string" office:string-value="Negotiated Attribute Ownership Divestiture">
            <text:p>Negotiated Attribute Ownership Divestiture</text:p>
          </table:table-cell>
          <table:table-cell table:style-name="ce14" table:formula="of:=['Global Overview'.C86]" office:value-type="string" office:string-value="OWM">
            <text:p>OWM</text:p>
          </table:table-cell>
          <table:table-cell table:style-name="ce14" table:formula="of:=['Global Overview'.D86]" office:value-type="string" office:string-value="RTIA">
            <text:p>RTIA</text:p>
          </table:table-cell>
          <table:table-cell table:style-name="ce14" table:formula="of:=['Global Overview'.F86]" office:value-type="string" office:string-value="§7.3">
            <text:p>§7.3</text:p>
          </table:table-cell>
          <table:table-cell table:style-name="ce14" table:formula="of:=['Global Overview'.H86]" office:value-type="string" office:string-value="yes">
            <text:p>yes</text:p>
          </table:table-cell>
          <table:table-cell table:style-name="ce14" table:formula="of:=['Global Overview'.J8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7]" office:value-type="string" office:string-value="Request Attribute Ownership Assumption">
            <text:p>Request Attribute Ownership Assumption</text:p>
          </table:table-cell>
          <table:table-cell table:style-name="ce14" table:formula="of:=['Global Overview'.C87]" office:value-type="string" office:string-value="OWM">
            <text:p>OWM</text:p>
          </table:table-cell>
          <table:table-cell table:style-name="ce14" table:formula="of:=['Global Overview'.D87]" office:value-type="string" office:string-value="FedA">
            <text:p>FedA</text:p>
          </table:table-cell>
          <table:table-cell table:style-name="ce14" table:formula="of:=['Global Overview'.F87]" office:value-type="string" office:string-value="§7.4">
            <text:p>§7.4</text:p>
          </table:table-cell>
          <table:table-cell table:style-name="ce14" table:formula="of:=['Global Overview'.H87]" office:value-type="string" office:string-value="yes">
            <text:p>yes</text:p>
          </table:table-cell>
          <table:table-cell table:style-name="ce14" table:formula="of:=['Global Overview'.J8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8]" office:value-type="string" office:string-value="Request Divestiture Confirmation">
            <text:p>Request Divestiture Confirmation</text:p>
          </table:table-cell>
          <table:table-cell table:style-name="ce14" table:formula="of:=['Global Overview'.C88]" office:value-type="string" office:string-value="OWM">
            <text:p>OWM</text:p>
          </table:table-cell>
          <table:table-cell table:style-name="ce14" table:formula="of:=['Global Overview'.D88]" office:value-type="string" office:string-value="FedA">
            <text:p>FedA</text:p>
          </table:table-cell>
          <table:table-cell table:style-name="ce14" table:formula="of:=['Global Overview'.F88]" office:value-type="string" office:string-value="§7.5">
            <text:p>§7.5</text:p>
          </table:table-cell>
          <table:table-cell table:style-name="ce14" table:formula="of:=['Global Overview'.H88]" office:value-type="string" office:string-value="yes">
            <text:p>yes</text:p>
          </table:table-cell>
          <table:table-cell table:style-name="ce14" table:formula="of:=['Global Overview'.J8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9]" office:value-type="string" office:string-value="Confirm Divestiture">
            <text:p>Confirm Divestiture</text:p>
          </table:table-cell>
          <table:table-cell table:style-name="ce14" table:formula="of:=['Global Overview'.C89]" office:value-type="string" office:string-value="OWM">
            <text:p>OWM</text:p>
          </table:table-cell>
          <table:table-cell table:style-name="ce14" table:formula="of:=['Global Overview'.D89]" office:value-type="string" office:string-value="RTIA">
            <text:p>RTIA</text:p>
          </table:table-cell>
          <table:table-cell table:style-name="ce14" table:formula="of:=['Global Overview'.F89]" office:value-type="string" office:string-value="§7.6">
            <text:p>§7.6</text:p>
          </table:table-cell>
          <table:table-cell table:style-name="ce14" table:formula="of:=['Global Overview'.H89]" office:value-type="string" office:string-value="no">
            <text:p>no</text:p>
          </table:table-cell>
          <table:table-cell table:style-name="ce14" table:formula="of:=['Global Overview'.J8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0]" office:value-type="string" office:string-value="Attribute Ownership Acquisition Notification">
            <text:p>Attribute Ownership Acquisition Notification</text:p>
          </table:table-cell>
          <table:table-cell table:style-name="ce14" table:formula="of:=['Global Overview'.C90]" office:value-type="string" office:string-value="OWM">
            <text:p>OWM</text:p>
          </table:table-cell>
          <table:table-cell table:style-name="ce14" table:formula="of:=['Global Overview'.D90]" office:value-type="string" office:string-value="FedA">
            <text:p>FedA</text:p>
          </table:table-cell>
          <table:table-cell table:style-name="ce14" table:formula="of:=['Global Overview'.F90]" office:value-type="string" office:string-value="§7.7">
            <text:p>§7.7</text:p>
          </table:table-cell>
          <table:table-cell table:style-name="ce14" table:formula="of:=['Global Overview'.H90]" office:value-type="string" office:string-value="yes">
            <text:p>yes</text:p>
          </table:table-cell>
          <table:table-cell table:style-name="ce14" table:formula="of:=['Global Overview'.J9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1]" office:value-type="string" office:string-value="Attribute Ownership Acquisition">
            <text:p>Attribute Ownership Acquisition</text:p>
          </table:table-cell>
          <table:table-cell table:style-name="ce14" table:formula="of:=['Global Overview'.C91]" office:value-type="string" office:string-value="OWM">
            <text:p>OWM</text:p>
          </table:table-cell>
          <table:table-cell table:style-name="ce14" table:formula="of:=['Global Overview'.D91]" office:value-type="string" office:string-value="RTIA">
            <text:p>RTIA</text:p>
          </table:table-cell>
          <table:table-cell table:style-name="ce14" table:formula="of:=['Global Overview'.F91]" office:value-type="string" office:string-value="§7.8">
            <text:p>§7.8</text:p>
          </table:table-cell>
          <table:table-cell table:style-name="ce14" table:formula="of:=['Global Overview'.H91]" office:value-type="string" office:string-value="yes">
            <text:p>yes</text:p>
          </table:table-cell>
          <table:table-cell table:style-name="ce14" table:formula="of:=['Global Overview'.J9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2]" office:value-type="string" office:string-value="Attribute Ownership Acquisition If Available">
            <text:p>Attribute Ownership Acquisition If Available</text:p>
          </table:table-cell>
          <table:table-cell table:style-name="ce14" table:formula="of:=['Global Overview'.C92]" office:value-type="string" office:string-value="OWM">
            <text:p>OWM</text:p>
          </table:table-cell>
          <table:table-cell table:style-name="ce14" table:formula="of:=['Global Overview'.D92]" office:value-type="string" office:string-value="RTIA">
            <text:p>RTIA</text:p>
          </table:table-cell>
          <table:table-cell table:style-name="ce14" table:formula="of:=['Global Overview'.F92]" office:value-type="string" office:string-value="§7.9">
            <text:p>§7.9</text:p>
          </table:table-cell>
          <table:table-cell table:style-name="ce14" table:formula="of:=['Global Overview'.H92]" office:value-type="string" office:string-value="yes">
            <text:p>yes</text:p>
          </table:table-cell>
          <table:table-cell table:style-name="ce14" table:formula="of:=['Global Overview'.J9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3]" office:value-type="string" office:string-value="Attribute Ownership Unavailable">
            <text:p>Attribute Ownership Unavailable</text:p>
          </table:table-cell>
          <table:table-cell table:style-name="ce14" table:formula="of:=['Global Overview'.C93]" office:value-type="string" office:string-value="OWM">
            <text:p>OWM</text:p>
          </table:table-cell>
          <table:table-cell table:style-name="ce14" table:formula="of:=['Global Overview'.D93]" office:value-type="string" office:string-value="FedA">
            <text:p>FedA</text:p>
          </table:table-cell>
          <table:table-cell table:style-name="ce14" table:formula="of:=['Global Overview'.F93]" office:value-type="string" office:string-value="§7.10">
            <text:p>§7.10</text:p>
          </table:table-cell>
          <table:table-cell table:style-name="ce14" table:formula="of:=['Global Overview'.H93]" office:value-type="string" office:string-value="yes">
            <text:p>yes</text:p>
          </table:table-cell>
          <table:table-cell table:style-name="ce14" table:formula="of:=['Global Overview'.J9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4]" office:value-type="string" office:string-value="Request Attribute Ownership Release">
            <text:p>Request Attribute Ownership Release</text:p>
          </table:table-cell>
          <table:table-cell table:style-name="ce14" table:formula="of:=['Global Overview'.C94]" office:value-type="string" office:string-value="OWM">
            <text:p>OWM</text:p>
          </table:table-cell>
          <table:table-cell table:style-name="ce14" table:formula="of:=['Global Overview'.D94]" office:value-type="string" office:string-value="FedA">
            <text:p>FedA</text:p>
          </table:table-cell>
          <table:table-cell table:style-name="ce14" table:formula="of:=['Global Overview'.F94]" office:value-type="string" office:string-value="§7.11">
            <text:p>§7.11</text:p>
          </table:table-cell>
          <table:table-cell table:style-name="ce14" table:formula="of:=['Global Overview'.H94]" office:value-type="string" office:string-value="yes">
            <text:p>yes</text:p>
          </table:table-cell>
          <table:table-cell table:style-name="ce14" table:formula="of:=['Global Overview'.J9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6]" office:value-type="string" office:string-value="Attribute Ownership Divestiture If Wanted">
            <text:p>Attribute Ownership Divestiture If Wanted</text:p>
          </table:table-cell>
          <table:table-cell table:style-name="ce14" table:formula="of:=['Global Overview'.C96]" office:value-type="string" office:string-value="OWM">
            <text:p>OWM</text:p>
          </table:table-cell>
          <table:table-cell table:style-name="ce14" table:formula="of:=['Global Overview'.D96]" office:value-type="string" office:string-value="RTIA">
            <text:p>RTIA</text:p>
          </table:table-cell>
          <table:table-cell table:style-name="ce14" table:formula="of:=['Global Overview'.F96]" office:value-type="string" office:string-value="§7.12">
            <text:p>§7.12</text:p>
          </table:table-cell>
          <table:table-cell table:style-name="ce14" table:formula="of:=['Global Overview'.H96]" office:value-type="string" office:string-value="yes">
            <text:p>yes</text:p>
          </table:table-cell>
          <table:table-cell table:style-name="ce14" table:formula="of:=['Global Overview'.J9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7]" office:value-type="string" office:string-value="Cancel Negotiated Attribute Ownership Divestiture">
            <text:p>Cancel Negotiated Attribute Ownership Divestiture</text:p>
          </table:table-cell>
          <table:table-cell table:style-name="ce14" table:formula="of:=['Global Overview'.C97]" office:value-type="string" office:string-value="OWM">
            <text:p>OWM</text:p>
          </table:table-cell>
          <table:table-cell table:style-name="ce14" table:formula="of:=['Global Overview'.D97]" office:value-type="string" office:string-value="RTIA">
            <text:p>RTIA</text:p>
          </table:table-cell>
          <table:table-cell table:style-name="ce14" table:formula="of:=['Global Overview'.F97]" office:value-type="string" office:string-value="§7.13">
            <text:p>§7.13</text:p>
          </table:table-cell>
          <table:table-cell table:style-name="ce14" table:formula="of:=['Global Overview'.H97]" office:value-type="string" office:string-value="yes">
            <text:p>yes</text:p>
          </table:table-cell>
          <table:table-cell table:style-name="ce14" table:formula="of:=['Global Overview'.J9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8]" office:value-type="string" office:string-value="Cancel Attribute Ownership Acquisition">
            <text:p>Cancel Attribute Ownership Acquisition</text:p>
          </table:table-cell>
          <table:table-cell table:style-name="ce14" table:formula="of:=['Global Overview'.C98]" office:value-type="string" office:string-value="OWM">
            <text:p>OWM</text:p>
          </table:table-cell>
          <table:table-cell table:style-name="ce14" table:formula="of:=['Global Overview'.D98]" office:value-type="string" office:string-value="RTIA">
            <text:p>RTIA</text:p>
          </table:table-cell>
          <table:table-cell table:style-name="ce14" table:formula="of:=['Global Overview'.F98]" office:value-type="string" office:string-value="§7.14">
            <text:p>§7.14</text:p>
          </table:table-cell>
          <table:table-cell table:style-name="ce14" table:formula="of:=['Global Overview'.H98]" office:value-type="string" office:string-value="yes">
            <text:p>yes</text:p>
          </table:table-cell>
          <table:table-cell table:style-name="ce14" table:formula="of:=['Global Overview'.J9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9]" office:value-type="string" office:string-value="Confirm Attribute Ownership Acquisition Cancellation">
            <text:p>Confirm Attribute Ownership Acquisition Cancellation</text:p>
          </table:table-cell>
          <table:table-cell table:style-name="ce14" table:formula="of:=['Global Overview'.C99]" office:value-type="string" office:string-value="OWM">
            <text:p>OWM</text:p>
          </table:table-cell>
          <table:table-cell table:style-name="ce14" table:formula="of:=['Global Overview'.D99]" office:value-type="string" office:string-value="FedA">
            <text:p>FedA</text:p>
          </table:table-cell>
          <table:table-cell table:style-name="ce14" table:formula="of:=['Global Overview'.F99]" office:value-type="string" office:string-value="§7.15">
            <text:p>§7.15</text:p>
          </table:table-cell>
          <table:table-cell table:style-name="ce14" table:formula="of:=['Global Overview'.H99]" office:value-type="string" office:string-value="yes">
            <text:p>yes</text:p>
          </table:table-cell>
          <table:table-cell table:style-name="ce14" table:formula="of:=['Global Overview'.J9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0]" office:value-type="string" office:string-value="Query Attribute Ownership">
            <text:p>Query Attribute Ownership</text:p>
          </table:table-cell>
          <table:table-cell table:style-name="ce14" table:formula="of:=['Global Overview'.C100]" office:value-type="string" office:string-value="OWM">
            <text:p>OWM</text:p>
          </table:table-cell>
          <table:table-cell table:style-name="ce14" table:formula="of:=['Global Overview'.D100]" office:value-type="string" office:string-value="RTIA">
            <text:p>RTIA</text:p>
          </table:table-cell>
          <table:table-cell table:style-name="ce14" table:formula="of:=['Global Overview'.F100]" office:value-type="string" office:string-value="§7.16">
            <text:p>§7.16</text:p>
          </table:table-cell>
          <table:table-cell table:style-name="ce14" table:formula="of:=['Global Overview'.H100]" office:value-type="string" office:string-value="yes">
            <text:p>yes</text:p>
          </table:table-cell>
          <table:table-cell table:style-name="ce14" table:formula="of:=['Global Overview'.J10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1]" office:value-type="string" office:string-value="Inform Attribute Ownership">
            <text:p>Inform Attribute Ownership</text:p>
          </table:table-cell>
          <table:table-cell table:style-name="ce14" table:formula="of:=['Global Overview'.C101]" office:value-type="string" office:string-value="OWM">
            <text:p>OWM</text:p>
          </table:table-cell>
          <table:table-cell table:style-name="ce14" table:formula="of:=['Global Overview'.D101]" office:value-type="string" office:string-value="FedA">
            <text:p>FedA</text:p>
          </table:table-cell>
          <table:table-cell table:style-name="ce14" table:formula="of:=['Global Overview'.F101]" office:value-type="string" office:string-value="§7.17">
            <text:p>§7.17</text:p>
          </table:table-cell>
          <table:table-cell table:style-name="ce14" table:formula="of:=['Global Overview'.H101]" office:value-type="string" office:string-value="yes">
            <text:p>yes</text:p>
          </table:table-cell>
          <table:table-cell table:style-name="ce14" table:formula="of:=['Global Overview'.J10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2]" office:value-type="string" office:string-value="Is Attribute Owned By Federate">
            <text:p>Is Attribute Owned By Federate</text:p>
          </table:table-cell>
          <table:table-cell table:style-name="ce14" table:formula="of:=['Global Overview'.C102]" office:value-type="string" office:string-value="OWM">
            <text:p>OWM</text:p>
          </table:table-cell>
          <table:table-cell table:style-name="ce14" table:formula="of:=['Global Overview'.D102]" office:value-type="string" office:string-value="RTIA">
            <text:p>RTIA</text:p>
          </table:table-cell>
          <table:table-cell table:style-name="ce14" table:formula="of:=['Global Overview'.F102]" office:value-type="string" office:string-value="§7.18">
            <text:p>§7.18</text:p>
          </table:table-cell>
          <table:table-cell table:style-name="ce14" table:formula="of:=['Global Overview'.H102]" office:value-type="string" office:string-value="yes">
            <text:p>yes</text:p>
          </table:table-cell>
          <table:table-cell table:style-name="ce14" table:formula="of:=['Global Overview'.J10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3]" office:value-type="float" office:value="0">
            <text:p>0</text:p>
          </table:table-cell>
          <table:table-cell table:style-name="ce14" table:formula="of:=['Global Overview'.C103]" office:value-type="float" office:value="0">
            <text:p>0</text:p>
          </table:table-cell>
          <table:table-cell table:style-name="ce14" table:formula="of:=['Global Overview'.D103]" office:value-type="float" office:value="0">
            <text:p>0</text:p>
          </table:table-cell>
          <table:table-cell table:style-name="ce14" table:formula="of:=['Global Overview'.F103]" office:value-type="float" office:value="0">
            <text:p>0</text:p>
          </table:table-cell>
          <table:table-cell table:style-name="ce14" table:formula="of:=['Global Overview'.H103]" office:value-type="float" office:value="0">
            <text:p>0</text:p>
          </table:table-cell>
          <table:table-cell table:style-name="ce14" table:formula="of:=['Global Overview'.J10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04]" office:value-type="string" office:string-value="Time management">
            <text:p>Time management</text:p>
          </table:table-cell>
          <table:table-cell table:style-name="ce20" table:formula="of:=['Global Overview'.C104]" office:value-type="string" office:string-value="TM">
            <text:p>TM</text:p>
          </table:table-cell>
          <table:table-cell table:style-name="ce20" table:formula="of:=['Global Overview'.D104]" office:value-type="float" office:value="0">
            <text:p>0</text:p>
          </table:table-cell>
          <table:table-cell table:style-name="ce20" table:formula="of:=['Global Overview'.F104]" office:value-type="float" office:value="0">
            <text:p>0</text:p>
          </table:table-cell>
          <table:table-cell table:style-name="ce20" table:formula="of:=['Global Overview'.H104]" office:value-type="float" office:value="0">
            <text:p>0</text:p>
          </table:table-cell>
          <table:table-cell table:style-name="ce20" table:formula="of:=['Global Overview'.J10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05]" office:value-type="string" office:string-value="Enable Time Regulation">
            <text:p>Enable Time Regulation</text:p>
          </table:table-cell>
          <table:table-cell table:style-name="ce14" table:formula="of:=['Global Overview'.C105]" office:value-type="string" office:string-value="TM">
            <text:p>TM</text:p>
          </table:table-cell>
          <table:table-cell table:style-name="ce14" table:formula="of:=['Global Overview'.D105]" office:value-type="string" office:string-value="RTIA">
            <text:p>RTIA</text:p>
          </table:table-cell>
          <table:table-cell table:style-name="ce14" table:formula="of:=['Global Overview'.F105]" office:value-type="string" office:string-value="§8.2">
            <text:p>§8.2</text:p>
          </table:table-cell>
          <table:table-cell table:style-name="ce14" table:formula="of:=['Global Overview'.H105]" office:value-type="string" office:string-value="yes">
            <text:p>yes</text:p>
          </table:table-cell>
          <table:table-cell table:style-name="ce14" table:formula="of:=['Global Overview'.J10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6]" office:value-type="string" office:string-value="Time Regulation Enabled">
            <text:p>Time Regulation Enabled</text:p>
          </table:table-cell>
          <table:table-cell table:style-name="ce14" table:formula="of:=['Global Overview'.C106]" office:value-type="string" office:string-value="TM">
            <text:p>TM</text:p>
          </table:table-cell>
          <table:table-cell table:style-name="ce14" table:formula="of:=['Global Overview'.D106]" office:value-type="string" office:string-value="FedA">
            <text:p>FedA</text:p>
          </table:table-cell>
          <table:table-cell table:style-name="ce14" table:formula="of:=['Global Overview'.F106]" office:value-type="string" office:string-value="§8.3">
            <text:p>§8.3</text:p>
          </table:table-cell>
          <table:table-cell table:style-name="ce14" table:formula="of:=['Global Overview'.H106]" office:value-type="string" office:string-value="yes">
            <text:p>yes</text:p>
          </table:table-cell>
          <table:table-cell table:style-name="ce14" table:formula="of:=['Global Overview'.J10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7]" office:value-type="string" office:string-value="Disable Time Regulation">
            <text:p>Disable Time Regulation</text:p>
          </table:table-cell>
          <table:table-cell table:style-name="ce14" table:formula="of:=['Global Overview'.C107]" office:value-type="string" office:string-value="TM">
            <text:p>TM</text:p>
          </table:table-cell>
          <table:table-cell table:style-name="ce14" table:formula="of:=['Global Overview'.D107]" office:value-type="string" office:string-value="RTIA">
            <text:p>RTIA</text:p>
          </table:table-cell>
          <table:table-cell table:style-name="ce14" table:formula="of:=['Global Overview'.F107]" office:value-type="string" office:string-value="§8.4">
            <text:p>§8.4</text:p>
          </table:table-cell>
          <table:table-cell table:style-name="ce14" table:formula="of:=['Global Overview'.H107]" office:value-type="string" office:string-value="yes">
            <text:p>yes</text:p>
          </table:table-cell>
          <table:table-cell table:style-name="ce14" table:formula="of:=['Global Overview'.J10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8]" office:value-type="string" office:string-value="Enable Time Constrained">
            <text:p>Enable Time Constrained</text:p>
          </table:table-cell>
          <table:table-cell table:style-name="ce14" table:formula="of:=['Global Overview'.C108]" office:value-type="string" office:string-value="TM">
            <text:p>TM</text:p>
          </table:table-cell>
          <table:table-cell table:style-name="ce14" table:formula="of:=['Global Overview'.D108]" office:value-type="string" office:string-value="RTIA">
            <text:p>RTIA</text:p>
          </table:table-cell>
          <table:table-cell table:style-name="ce14" table:formula="of:=['Global Overview'.F108]" office:value-type="string" office:string-value="§8.5">
            <text:p>§8.5</text:p>
          </table:table-cell>
          <table:table-cell table:style-name="ce14" table:formula="of:=['Global Overview'.H108]" office:value-type="string" office:string-value="yes">
            <text:p>yes</text:p>
          </table:table-cell>
          <table:table-cell table:style-name="ce14" table:formula="of:=['Global Overview'.J10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9]" office:value-type="string" office:string-value="Time Constrained Enabled">
            <text:p>Time Constrained Enabled</text:p>
          </table:table-cell>
          <table:table-cell table:style-name="ce14" table:formula="of:=['Global Overview'.C109]" office:value-type="string" office:string-value="TM">
            <text:p>TM</text:p>
          </table:table-cell>
          <table:table-cell table:style-name="ce14" table:formula="of:=['Global Overview'.D109]" office:value-type="string" office:string-value="FedA">
            <text:p>FedA</text:p>
          </table:table-cell>
          <table:table-cell table:style-name="ce14" table:formula="of:=['Global Overview'.F109]" office:value-type="string" office:string-value="§8.6">
            <text:p>§8.6</text:p>
          </table:table-cell>
          <table:table-cell table:style-name="ce14" table:formula="of:=['Global Overview'.H109]" office:value-type="string" office:string-value="yes">
            <text:p>yes</text:p>
          </table:table-cell>
          <table:table-cell table:style-name="ce14" table:formula="of:=['Global Overview'.J10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0]" office:value-type="string" office:string-value="Disable Time Constrained">
            <text:p>Disable Time Constrained</text:p>
          </table:table-cell>
          <table:table-cell table:style-name="ce14" table:formula="of:=['Global Overview'.C110]" office:value-type="string" office:string-value="TM">
            <text:p>TM</text:p>
          </table:table-cell>
          <table:table-cell table:style-name="ce14" table:formula="of:=['Global Overview'.D110]" office:value-type="string" office:string-value="RTIA">
            <text:p>RTIA</text:p>
          </table:table-cell>
          <table:table-cell table:style-name="ce14" table:formula="of:=['Global Overview'.F110]" office:value-type="string" office:string-value="§8.7">
            <text:p>§8.7</text:p>
          </table:table-cell>
          <table:table-cell table:style-name="ce14" table:formula="of:=['Global Overview'.H110]" office:value-type="string" office:string-value="yes">
            <text:p>yes</text:p>
          </table:table-cell>
          <table:table-cell table:style-name="ce14" table:formula="of:=['Global Overview'.J11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1]" office:value-type="string" office:string-value="Time Advance Request">
            <text:p>Time Advance Request</text:p>
          </table:table-cell>
          <table:table-cell table:style-name="ce14" table:formula="of:=['Global Overview'.C111]" office:value-type="string" office:string-value="TM">
            <text:p>TM</text:p>
          </table:table-cell>
          <table:table-cell table:style-name="ce14" table:formula="of:=['Global Overview'.D111]" office:value-type="string" office:string-value="RTIA">
            <text:p>RTIA</text:p>
          </table:table-cell>
          <table:table-cell table:style-name="ce14" table:formula="of:=['Global Overview'.F111]" office:value-type="string" office:string-value="§8.8">
            <text:p>§8.8</text:p>
          </table:table-cell>
          <table:table-cell table:style-name="ce14" table:formula="of:=['Global Overview'.H111]" office:value-type="string" office:string-value="yes">
            <text:p>yes</text:p>
          </table:table-cell>
          <table:table-cell table:style-name="ce14" table:formula="of:=['Global Overview'.J11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2]" office:value-type="string" office:string-value="Time Advance Request Available">
            <text:p>Time Advance Request Available</text:p>
          </table:table-cell>
          <table:table-cell table:style-name="ce14" table:formula="of:=['Global Overview'.C112]" office:value-type="string" office:string-value="TM">
            <text:p>TM</text:p>
          </table:table-cell>
          <table:table-cell table:style-name="ce14" table:formula="of:=['Global Overview'.D112]" office:value-type="string" office:string-value="RTIA">
            <text:p>RTIA</text:p>
          </table:table-cell>
          <table:table-cell table:style-name="ce14" table:formula="of:=['Global Overview'.F112]" office:value-type="string" office:string-value="§8.9">
            <text:p>§8.9</text:p>
          </table:table-cell>
          <table:table-cell table:style-name="ce14" table:formula="of:=['Global Overview'.H112]" office:value-type="string" office:string-value="yes">
            <text:p>yes</text:p>
          </table:table-cell>
          <table:table-cell table:style-name="ce14" table:formula="of:=['Global Overview'.J11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3]" office:value-type="string" office:string-value="Next Message Request">
            <text:p>Next Message Request</text:p>
          </table:table-cell>
          <table:table-cell table:style-name="ce14" table:formula="of:=['Global Overview'.C113]" office:value-type="string" office:string-value="TM">
            <text:p>TM</text:p>
          </table:table-cell>
          <table:table-cell table:style-name="ce14" table:formula="of:=['Global Overview'.D113]" office:value-type="string" office:string-value="RTIA">
            <text:p>RTIA</text:p>
          </table:table-cell>
          <table:table-cell table:style-name="ce14" table:formula="of:=['Global Overview'.F113]" office:value-type="string" office:string-value="§8.10">
            <text:p>§8.10</text:p>
          </table:table-cell>
          <table:table-cell table:style-name="ce14" table:formula="of:=['Global Overview'.H113]" office:value-type="string" office:string-value="yes">
            <text:p>yes</text:p>
          </table:table-cell>
          <table:table-cell table:style-name="ce14" table:formula="of:=['Global Overview'.J11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4]" office:value-type="string" office:string-value="Next Message Request Available">
            <text:p>Next Message Request Available</text:p>
          </table:table-cell>
          <table:table-cell table:style-name="ce14" table:formula="of:=['Global Overview'.C114]" office:value-type="string" office:string-value="TM">
            <text:p>TM</text:p>
          </table:table-cell>
          <table:table-cell table:style-name="ce14" table:formula="of:=['Global Overview'.D114]" office:value-type="string" office:string-value="RTIA">
            <text:p>RTIA</text:p>
          </table:table-cell>
          <table:table-cell table:style-name="ce14" table:formula="of:=['Global Overview'.F114]" office:value-type="string" office:string-value="§8.11">
            <text:p>§8.11</text:p>
          </table:table-cell>
          <table:table-cell table:style-name="ce14" table:formula="of:=['Global Overview'.H114]" office:value-type="string" office:string-value="yes">
            <text:p>yes</text:p>
          </table:table-cell>
          <table:table-cell table:style-name="ce14" table:formula="of:=['Global Overview'.J11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5]" office:value-type="string" office:string-value="Flush Queue Request">
            <text:p>Flush Queue Request</text:p>
          </table:table-cell>
          <table:table-cell table:style-name="ce14" table:formula="of:=['Global Overview'.C115]" office:value-type="string" office:string-value="TM">
            <text:p>TM</text:p>
          </table:table-cell>
          <table:table-cell table:style-name="ce14" table:formula="of:=['Global Overview'.D115]" office:value-type="string" office:string-value="RTIA">
            <text:p>RTIA</text:p>
          </table:table-cell>
          <table:table-cell table:style-name="ce14" table:formula="of:=['Global Overview'.F115]" office:value-type="string" office:string-value="§8.12">
            <text:p>§8.12</text:p>
          </table:table-cell>
          <table:table-cell table:style-name="ce14" table:formula="of:=['Global Overview'.H115]" office:value-type="string" office:string-value="partial">
            <text:p>partial</text:p>
          </table:table-cell>
          <table:table-cell table:style-name="ce14" table:formula="of:=['Global Overview'.J11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6]" office:value-type="string" office:string-value="Time Advance Grant">
            <text:p>Time Advance Grant</text:p>
          </table:table-cell>
          <table:table-cell table:style-name="ce14" table:formula="of:=['Global Overview'.C116]" office:value-type="string" office:string-value="TM">
            <text:p>TM</text:p>
          </table:table-cell>
          <table:table-cell table:style-name="ce14" table:formula="of:=['Global Overview'.D116]" office:value-type="string" office:string-value="FedA">
            <text:p>FedA</text:p>
          </table:table-cell>
          <table:table-cell table:style-name="ce14" table:formula="of:=['Global Overview'.F116]" office:value-type="string" office:string-value="§8.13">
            <text:p>§8.13</text:p>
          </table:table-cell>
          <table:table-cell table:style-name="ce14" table:formula="of:=['Global Overview'.H116]" office:value-type="string" office:string-value="yes">
            <text:p>yes</text:p>
          </table:table-cell>
          <table:table-cell table:style-name="ce14" table:formula="of:=['Global Overview'.J11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7]" office:value-type="string" office:string-value="Enable Asynchronous Delivery">
            <text:p>Enable Asynchronous Delivery</text:p>
          </table:table-cell>
          <table:table-cell table:style-name="ce14" table:formula="of:=['Global Overview'.C117]" office:value-type="string" office:string-value="TM">
            <text:p>TM</text:p>
          </table:table-cell>
          <table:table-cell table:style-name="ce14" table:formula="of:=['Global Overview'.D117]" office:value-type="string" office:string-value="RTIA">
            <text:p>RTIA</text:p>
          </table:table-cell>
          <table:table-cell table:style-name="ce14" table:formula="of:=['Global Overview'.F117]" office:value-type="string" office:string-value="§8.14">
            <text:p>§8.14</text:p>
          </table:table-cell>
          <table:table-cell table:style-name="ce14" table:formula="of:=['Global Overview'.H117]" office:value-type="string" office:string-value="yes">
            <text:p>yes</text:p>
          </table:table-cell>
          <table:table-cell table:style-name="ce14" table:formula="of:=['Global Overview'.J11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8]" office:value-type="string" office:string-value="Disable Asynchronous Delivery">
            <text:p>Disable Asynchronous Delivery</text:p>
          </table:table-cell>
          <table:table-cell table:style-name="ce14" table:formula="of:=['Global Overview'.C118]" office:value-type="string" office:string-value="TM">
            <text:p>TM</text:p>
          </table:table-cell>
          <table:table-cell table:style-name="ce14" table:formula="of:=['Global Overview'.D118]" office:value-type="string" office:string-value="RTIA">
            <text:p>RTIA</text:p>
          </table:table-cell>
          <table:table-cell table:style-name="ce14" table:formula="of:=['Global Overview'.F118]" office:value-type="string" office:string-value="§8.15">
            <text:p>§8.15</text:p>
          </table:table-cell>
          <table:table-cell table:style-name="ce14" table:formula="of:=['Global Overview'.H118]" office:value-type="string" office:string-value="yes">
            <text:p>yes</text:p>
          </table:table-cell>
          <table:table-cell table:style-name="ce14" table:formula="of:=['Global Overview'.J11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9]" office:value-type="string" office:string-value="Query LBTS (HLA 1.3) Query GALT (IEEE-1516)">
            <text:p>Query LBTS (HLA 1.3) Query GALT (IEEE-1516)</text:p>
          </table:table-cell>
          <table:table-cell table:style-name="ce14" table:formula="of:=['Global Overview'.C119]" office:value-type="string" office:string-value="TM">
            <text:p>TM</text:p>
          </table:table-cell>
          <table:table-cell table:style-name="ce14" table:formula="of:=['Global Overview'.D119]" office:value-type="string" office:string-value="RTIA">
            <text:p>RTIA</text:p>
          </table:table-cell>
          <table:table-cell table:style-name="ce14" table:formula="of:=['Global Overview'.F119]" office:value-type="string" office:string-value="§8.16">
            <text:p>§8.16</text:p>
          </table:table-cell>
          <table:table-cell table:style-name="ce14" table:formula="of:=['Global Overview'.H119]" office:value-type="string" office:string-value="yes">
            <text:p>yes</text:p>
          </table:table-cell>
          <table:table-cell table:style-name="ce14" table:formula="of:=['Global Overview'.J11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0]" office:value-type="string" office:string-value="Query Federate Time (HLA 1.3) Query Logical Time (IEEE-1516)">
            <text:p>Query Federate Time (HLA 1.3) Query Logical Time (IEEE-1516)</text:p>
          </table:table-cell>
          <table:table-cell table:style-name="ce14" table:formula="of:=['Global Overview'.C120]" office:value-type="string" office:string-value="TM">
            <text:p>TM</text:p>
          </table:table-cell>
          <table:table-cell table:style-name="ce14" table:formula="of:=['Global Overview'.D120]" office:value-type="string" office:string-value="RTIA">
            <text:p>RTIA</text:p>
          </table:table-cell>
          <table:table-cell table:style-name="ce14" table:formula="of:=['Global Overview'.F120]" office:value-type="string" office:string-value="§8.17">
            <text:p>§8.17</text:p>
          </table:table-cell>
          <table:table-cell table:style-name="ce14" table:formula="of:=['Global Overview'.H120]" office:value-type="string" office:string-value="yes">
            <text:p>yes</text:p>
          </table:table-cell>
          <table:table-cell table:style-name="ce14" table:formula="of:=['Global Overview'.J12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1]" office:value-type="string" office:string-value="Query Minimum Next Event Time (HLA 1.3) Query LITS (IEEE-1516)">
            <text:p>Query Minimum Next Event Time (HLA 1.3) Query LITS (IEEE-1516)</text:p>
          </table:table-cell>
          <table:table-cell table:style-name="ce14" table:formula="of:=['Global Overview'.C121]" office:value-type="string" office:string-value="TM">
            <text:p>TM</text:p>
          </table:table-cell>
          <table:table-cell table:style-name="ce14" table:formula="of:=['Global Overview'.D121]" office:value-type="string" office:string-value="RTIA">
            <text:p>RTIA</text:p>
          </table:table-cell>
          <table:table-cell table:style-name="ce14" table:formula="of:=['Global Overview'.F121]" office:value-type="string" office:string-value="§8.18">
            <text:p>§8.18</text:p>
          </table:table-cell>
          <table:table-cell table:style-name="ce14" table:formula="of:=['Global Overview'.H121]" office:value-type="string" office:string-value="yes">
            <text:p>yes</text:p>
          </table:table-cell>
          <table:table-cell table:style-name="ce14" table:formula="of:=['Global Overview'.J12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2]" office:value-type="string" office:string-value="Modify Lookhead">
            <text:p>Modify Lookhead</text:p>
          </table:table-cell>
          <table:table-cell table:style-name="ce14" table:formula="of:=['Global Overview'.C122]" office:value-type="string" office:string-value="TM">
            <text:p>TM</text:p>
          </table:table-cell>
          <table:table-cell table:style-name="ce14" table:formula="of:=['Global Overview'.D122]" office:value-type="string" office:string-value="RTIA">
            <text:p>RTIA</text:p>
          </table:table-cell>
          <table:table-cell table:style-name="ce14" table:formula="of:=['Global Overview'.F122]" office:value-type="string" office:string-value="§8.19">
            <text:p>§8.19</text:p>
          </table:table-cell>
          <table:table-cell table:style-name="ce14" table:formula="of:=['Global Overview'.H122]" office:value-type="string" office:string-value="partial">
            <text:p>partial</text:p>
          </table:table-cell>
          <table:table-cell table:style-name="ce14" table:formula="of:=['Global Overview'.J122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3]" office:value-type="string" office:string-value="Query Lookhead">
            <text:p>Query Lookhead</text:p>
          </table:table-cell>
          <table:table-cell table:style-name="ce14" table:formula="of:=['Global Overview'.C123]" office:value-type="string" office:string-value="TM">
            <text:p>TM</text:p>
          </table:table-cell>
          <table:table-cell table:style-name="ce14" table:formula="of:=['Global Overview'.D123]" office:value-type="string" office:string-value="RTIA">
            <text:p>RTIA</text:p>
          </table:table-cell>
          <table:table-cell table:style-name="ce14" table:formula="of:=['Global Overview'.F123]" office:value-type="string" office:string-value="§8.20">
            <text:p>§8.20</text:p>
          </table:table-cell>
          <table:table-cell table:style-name="ce14" table:formula="of:=['Global Overview'.H123]" office:value-type="string" office:string-value="yes">
            <text:p>yes</text:p>
          </table:table-cell>
          <table:table-cell table:style-name="ce14" table:formula="of:=['Global Overview'.J123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4]" office:value-type="string" office:string-value="Retract">
            <text:p>Retract</text:p>
          </table:table-cell>
          <table:table-cell table:style-name="ce14" table:formula="of:=['Global Overview'.C124]" office:value-type="string" office:string-value="TM">
            <text:p>TM</text:p>
          </table:table-cell>
          <table:table-cell table:style-name="ce14" table:formula="of:=['Global Overview'.D124]" office:value-type="string" office:string-value="RTIA">
            <text:p>RTIA</text:p>
          </table:table-cell>
          <table:table-cell table:style-name="ce14" table:formula="of:=['Global Overview'.F124]" office:value-type="string" office:string-value="§8.21">
            <text:p>§8.21</text:p>
          </table:table-cell>
          <table:table-cell table:style-name="ce14" table:formula="of:=['Global Overview'.H124]" office:value-type="string" office:string-value="partial">
            <text:p>partial</text:p>
          </table:table-cell>
          <table:table-cell table:style-name="ce14" table:formula="of:=['Global Overview'.J124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5]" office:value-type="string" office:string-value="Request Retraction">
            <text:p>Request Retraction</text:p>
          </table:table-cell>
          <table:table-cell table:style-name="ce14" table:formula="of:=['Global Overview'.C125]" office:value-type="string" office:string-value="TM">
            <text:p>TM</text:p>
          </table:table-cell>
          <table:table-cell table:style-name="ce14" table:formula="of:=['Global Overview'.D125]" office:value-type="string" office:string-value="FedA">
            <text:p>FedA</text:p>
          </table:table-cell>
          <table:table-cell table:style-name="ce14" table:formula="of:=['Global Overview'.F125]" office:value-type="string" office:string-value="§8.22">
            <text:p>§8.22</text:p>
          </table:table-cell>
          <table:table-cell table:style-name="ce14" table:formula="of:=['Global Overview'.H125]" office:value-type="string" office:string-value="partial">
            <text:p>partial</text:p>
          </table:table-cell>
          <table:table-cell table:style-name="ce14" table:formula="of:=['Global Overview'.J12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6]" office:value-type="string" office:string-value="Change Attribute Order Type">
            <text:p>Change Attribute Order Type</text:p>
          </table:table-cell>
          <table:table-cell table:style-name="ce14" table:formula="of:=['Global Overview'.C126]" office:value-type="string" office:string-value="TM">
            <text:p>TM</text:p>
          </table:table-cell>
          <table:table-cell table:style-name="ce14" table:formula="of:=['Global Overview'.D126]" office:value-type="string" office:string-value="RTIA">
            <text:p>RTIA</text:p>
          </table:table-cell>
          <table:table-cell table:style-name="ce14" table:formula="of:=['Global Overview'.F126]" office:value-type="string" office:string-value="§8.23">
            <text:p>§8.23</text:p>
          </table:table-cell>
          <table:table-cell table:style-name="ce14" table:formula="of:=['Global Overview'.H126]" office:value-type="string" office:string-value="yes">
            <text:p>yes</text:p>
          </table:table-cell>
          <table:table-cell table:style-name="ce14" table:formula="of:=['Global Overview'.J12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7]" office:value-type="string" office:string-value="Change Interaction Order Type">
            <text:p>Change Interaction Order Type</text:p>
          </table:table-cell>
          <table:table-cell table:style-name="ce14" table:formula="of:=['Global Overview'.C127]" office:value-type="string" office:string-value="TM">
            <text:p>TM</text:p>
          </table:table-cell>
          <table:table-cell table:style-name="ce14" table:formula="of:=['Global Overview'.D127]" office:value-type="string" office:string-value="RTIA">
            <text:p>RTIA</text:p>
          </table:table-cell>
          <table:table-cell table:style-name="ce14" table:formula="of:=['Global Overview'.F127]" office:value-type="string" office:string-value="§8.24">
            <text:p>§8.24</text:p>
          </table:table-cell>
          <table:table-cell table:style-name="ce14" table:formula="of:=['Global Overview'.H127]" office:value-type="string" office:string-value="yes">
            <text:p>yes</text:p>
          </table:table-cell>
          <table:table-cell table:style-name="ce14" table:formula="of:=['Global Overview'.J12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8]" office:value-type="float" office:value="0">
            <text:p>0</text:p>
          </table:table-cell>
          <table:table-cell table:style-name="ce14" table:formula="of:=['Global Overview'.C128]" office:value-type="float" office:value="0">
            <text:p>0</text:p>
          </table:table-cell>
          <table:table-cell table:style-name="ce14" table:formula="of:=['Global Overview'.D128]" office:value-type="float" office:value="0">
            <text:p>0</text:p>
          </table:table-cell>
          <table:table-cell table:style-name="ce14" table:formula="of:=['Global Overview'.F128]" office:value-type="float" office:value="0">
            <text:p>0</text:p>
          </table:table-cell>
          <table:table-cell table:style-name="ce14" table:formula="of:=['Global Overview'.H128]" office:value-type="float" office:value="0">
            <text:p>0</text:p>
          </table:table-cell>
          <table:table-cell table:style-name="ce14" table:formula="of:=['Global Overview'.J12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29]" office:value-type="string" office:string-value="Data distribution management">
            <text:p>Data distribution management</text:p>
          </table:table-cell>
          <table:table-cell table:style-name="ce20" table:formula="of:=['Global Overview'.C129]" office:value-type="string" office:string-value="DDM">
            <text:p>DDM</text:p>
          </table:table-cell>
          <table:table-cell table:style-name="ce20" table:formula="of:=['Global Overview'.D129]" office:value-type="float" office:value="0">
            <text:p>0</text:p>
          </table:table-cell>
          <table:table-cell table:style-name="ce20" table:formula="of:=['Global Overview'.F129]" office:value-type="float" office:value="0">
            <text:p>0</text:p>
          </table:table-cell>
          <table:table-cell table:style-name="ce20" table:formula="of:=['Global Overview'.H129]" office:value-type="float" office:value="0">
            <text:p>0</text:p>
          </table:table-cell>
          <table:table-cell table:style-name="ce20" table:formula="of:=['Global Overview'.J129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30]" office:value-type="string" office:string-value="Create Region">
            <text:p>Create Region</text:p>
          </table:table-cell>
          <table:table-cell table:style-name="ce14" table:formula="of:=['Global Overview'.C130]" office:value-type="string" office:string-value="DDM">
            <text:p>DDM</text:p>
          </table:table-cell>
          <table:table-cell table:style-name="ce14" table:formula="of:=['Global Overview'.D130]" office:value-type="string" office:string-value="RTIA">
            <text:p>RTIA</text:p>
          </table:table-cell>
          <table:table-cell table:style-name="ce14" table:formula="of:=['Global Overview'.F130]" office:value-type="string" office:string-value="§9.2">
            <text:p>§9.2</text:p>
          </table:table-cell>
          <table:table-cell table:style-name="ce14" table:formula="of:=['Global Overview'.H130]" office:value-type="float" office:value="0">
            <text:p>0</text:p>
          </table:table-cell>
          <table:table-cell table:style-name="ce14" table:formula="of:=['Global Overview'.J13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1]" office:value-type="string" office:string-value="Commit Region Modifications">
            <text:p>Commit Region Modifications</text:p>
          </table:table-cell>
          <table:table-cell table:style-name="ce14" table:formula="of:=['Global Overview'.C131]" office:value-type="string" office:string-value="DDM">
            <text:p>DDM</text:p>
          </table:table-cell>
          <table:table-cell table:style-name="ce14" table:formula="of:=['Global Overview'.D131]" office:value-type="string" office:string-value="RTIA">
            <text:p>RTIA</text:p>
          </table:table-cell>
          <table:table-cell table:style-name="ce14" table:formula="of:=['Global Overview'.F131]" office:value-type="string" office:string-value="§9.3">
            <text:p>§9.3</text:p>
          </table:table-cell>
          <table:table-cell table:style-name="ce14" table:formula="of:=['Global Overview'.H131]" office:value-type="float" office:value="0">
            <text:p>0</text:p>
          </table:table-cell>
          <table:table-cell table:style-name="ce14" table:formula="of:=['Global Overview'.J131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2]" office:value-type="string" office:string-value="Delete Region">
            <text:p>Delete Region</text:p>
          </table:table-cell>
          <table:table-cell table:style-name="ce14" table:formula="of:=['Global Overview'.C132]" office:value-type="string" office:string-value="DDM">
            <text:p>DDM</text:p>
          </table:table-cell>
          <table:table-cell table:style-name="ce14" table:formula="of:=['Global Overview'.D132]" office:value-type="string" office:string-value="RTIA">
            <text:p>RTIA</text:p>
          </table:table-cell>
          <table:table-cell table:style-name="ce14" table:formula="of:=['Global Overview'.F132]" office:value-type="string" office:string-value="§9.4">
            <text:p>§9.4</text:p>
          </table:table-cell>
          <table:table-cell table:style-name="ce14" table:formula="of:=['Global Overview'.H132]" office:value-type="float" office:value="0">
            <text:p>0</text:p>
          </table:table-cell>
          <table:table-cell table:style-name="ce14" table:formula="of:=['Global Overview'.J132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3]" office:value-type="string" office:string-value="Register Object Instance With Regions">
            <text:p>Register Object Instance With Regions</text:p>
          </table:table-cell>
          <table:table-cell table:style-name="ce14" table:formula="of:=['Global Overview'.C133]" office:value-type="string" office:string-value="DDM">
            <text:p>DDM</text:p>
          </table:table-cell>
          <table:table-cell table:style-name="ce14" table:formula="of:=['Global Overview'.D133]" office:value-type="string" office:string-value="RTIA">
            <text:p>RTIA</text:p>
          </table:table-cell>
          <table:table-cell table:style-name="ce14" table:formula="of:=['Global Overview'.F133]" office:value-type="string" office:string-value="§9.5">
            <text:p>§9.5</text:p>
          </table:table-cell>
          <table:table-cell table:style-name="ce14" table:formula="of:=['Global Overview'.H133]" office:value-type="float" office:value="0">
            <text:p>0</text:p>
          </table:table-cell>
          <table:table-cell table:style-name="ce14" table:formula="of:=['Global Overview'.J133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4]" office:value-type="string" office:string-value="Associate Regions For Updates">
            <text:p>Associate Regions For Updates</text:p>
          </table:table-cell>
          <table:table-cell table:style-name="ce14" table:formula="of:=['Global Overview'.C134]" office:value-type="string" office:string-value="DDM">
            <text:p>DDM</text:p>
          </table:table-cell>
          <table:table-cell table:style-name="ce14" table:formula="of:=['Global Overview'.D134]" office:value-type="string" office:string-value="RTIA">
            <text:p>RTIA</text:p>
          </table:table-cell>
          <table:table-cell table:style-name="ce14" table:formula="of:=['Global Overview'.F134]" office:value-type="string" office:string-value="§9.6">
            <text:p>§9.6</text:p>
          </table:table-cell>
          <table:table-cell table:style-name="ce14" table:formula="of:=['Global Overview'.H134]" office:value-type="float" office:value="0">
            <text:p>0</text:p>
          </table:table-cell>
          <table:table-cell table:style-name="ce14" table:formula="of:=['Global Overview'.J134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5]" office:value-type="string" office:string-value="Unassociate Regions For Updates">
            <text:p>Unassociate Regions For Updates</text:p>
          </table:table-cell>
          <table:table-cell table:style-name="ce14" table:formula="of:=['Global Overview'.C135]" office:value-type="string" office:string-value="DDM">
            <text:p>DDM</text:p>
          </table:table-cell>
          <table:table-cell table:style-name="ce14" table:formula="of:=['Global Overview'.D135]" office:value-type="string" office:string-value="RTIA">
            <text:p>RTIA</text:p>
          </table:table-cell>
          <table:table-cell table:style-name="ce14" table:formula="of:=['Global Overview'.F135]" office:value-type="string" office:string-value="§9.7">
            <text:p>§9.7</text:p>
          </table:table-cell>
          <table:table-cell table:style-name="ce14" table:formula="of:=['Global Overview'.H135]" office:value-type="float" office:value="0">
            <text:p>0</text:p>
          </table:table-cell>
          <table:table-cell table:style-name="ce14" table:formula="of:=['Global Overview'.J13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6]" office:value-type="string" office:string-value="Subscribe Object Class Attributes With Regions">
            <text:p>Subscribe Object Class Attributes With Regions</text:p>
          </table:table-cell>
          <table:table-cell table:style-name="ce14" table:formula="of:=['Global Overview'.C136]" office:value-type="string" office:string-value="DDM">
            <text:p>DDM</text:p>
          </table:table-cell>
          <table:table-cell table:style-name="ce14" table:formula="of:=['Global Overview'.D136]" office:value-type="string" office:string-value="RTIA">
            <text:p>RTIA</text:p>
          </table:table-cell>
          <table:table-cell table:style-name="ce14" table:formula="of:=['Global Overview'.F136]" office:value-type="string" office:string-value="§9.8">
            <text:p>§9.8</text:p>
          </table:table-cell>
          <table:table-cell table:style-name="ce14" table:formula="of:=['Global Overview'.H136]" office:value-type="float" office:value="0">
            <text:p>0</text:p>
          </table:table-cell>
          <table:table-cell table:style-name="ce14" table:formula="of:=['Global Overview'.J13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7]" office:value-type="string" office:string-value="Unsubscribe Object Class Attributes With Regions">
            <text:p>Unsubscribe Object Class Attributes With Regions</text:p>
          </table:table-cell>
          <table:table-cell table:style-name="ce14" table:formula="of:=['Global Overview'.C137]" office:value-type="string" office:string-value="DDM">
            <text:p>DDM</text:p>
          </table:table-cell>
          <table:table-cell table:style-name="ce14" table:formula="of:=['Global Overview'.D137]" office:value-type="string" office:string-value="RTIA">
            <text:p>RTIA</text:p>
          </table:table-cell>
          <table:table-cell table:style-name="ce14" table:formula="of:=['Global Overview'.F137]" office:value-type="string" office:string-value="§9.9">
            <text:p>§9.9</text:p>
          </table:table-cell>
          <table:table-cell table:style-name="ce14" table:formula="of:=['Global Overview'.H137]" office:value-type="float" office:value="0">
            <text:p>0</text:p>
          </table:table-cell>
          <table:table-cell table:style-name="ce14" table:formula="of:=['Global Overview'.J137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8]" office:value-type="string" office:string-value="Subscribe Interation Class With Regions">
            <text:p>Subscribe Interation Class With Regions</text:p>
          </table:table-cell>
          <table:table-cell table:style-name="ce14" table:formula="of:=['Global Overview'.C138]" office:value-type="string" office:string-value="DDM">
            <text:p>DDM</text:p>
          </table:table-cell>
          <table:table-cell table:style-name="ce14" table:formula="of:=['Global Overview'.D138]" office:value-type="string" office:string-value="RTIA">
            <text:p>RTIA</text:p>
          </table:table-cell>
          <table:table-cell table:style-name="ce14" table:formula="of:=['Global Overview'.F138]" office:value-type="string" office:string-value="§9.10">
            <text:p>§9.10</text:p>
          </table:table-cell>
          <table:table-cell table:style-name="ce14" table:formula="of:=['Global Overview'.H138]" office:value-type="float" office:value="0">
            <text:p>0</text:p>
          </table:table-cell>
          <table:table-cell table:style-name="ce14" table:formula="of:=['Global Overview'.J138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9]" office:value-type="string" office:string-value="Unsubscribe Interation Class With Regions">
            <text:p>Unsubscribe Interation Class With Regions</text:p>
          </table:table-cell>
          <table:table-cell table:style-name="ce14" table:formula="of:=['Global Overview'.C139]" office:value-type="string" office:string-value="DDM">
            <text:p>DDM</text:p>
          </table:table-cell>
          <table:table-cell table:style-name="ce14" table:formula="of:=['Global Overview'.D139]" office:value-type="string" office:string-value="RTIA">
            <text:p>RTIA</text:p>
          </table:table-cell>
          <table:table-cell table:style-name="ce14" table:formula="of:=['Global Overview'.F139]" office:value-type="string" office:string-value="§9.11">
            <text:p>§9.11</text:p>
          </table:table-cell>
          <table:table-cell table:style-name="ce14" table:formula="of:=['Global Overview'.H139]" office:value-type="float" office:value="0">
            <text:p>0</text:p>
          </table:table-cell>
          <table:table-cell table:style-name="ce14" table:formula="of:=['Global Overview'.J13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0]" office:value-type="string" office:string-value="Send Interaction With Regions">
            <text:p>Send Interaction With Regions</text:p>
          </table:table-cell>
          <table:table-cell table:style-name="ce14" table:formula="of:=['Global Overview'.C140]" office:value-type="string" office:string-value="DDM">
            <text:p>DDM</text:p>
          </table:table-cell>
          <table:table-cell table:style-name="ce14" table:formula="of:=['Global Overview'.D140]" office:value-type="string" office:string-value="RTIA">
            <text:p>RTIA</text:p>
          </table:table-cell>
          <table:table-cell table:style-name="ce14" table:formula="of:=['Global Overview'.F140]" office:value-type="string" office:string-value="§9.12">
            <text:p>§9.12</text:p>
          </table:table-cell>
          <table:table-cell table:style-name="ce14" table:formula="of:=['Global Overview'.H140]" office:value-type="float" office:value="0">
            <text:p>0</text:p>
          </table:table-cell>
          <table:table-cell table:style-name="ce14" table:formula="of:=['Global Overview'.J14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1]" office:value-type="string" office:string-value="Request Attribue Value Update With Regions">
            <text:p>Request Attribue Value Update With Regions</text:p>
          </table:table-cell>
          <table:table-cell table:style-name="ce14" table:formula="of:=['Global Overview'.C141]" office:value-type="string" office:string-value="DDM">
            <text:p>DDM</text:p>
          </table:table-cell>
          <table:table-cell table:style-name="ce14" table:formula="of:=['Global Overview'.D141]" office:value-type="string" office:string-value="RTIA">
            <text:p>RTIA</text:p>
          </table:table-cell>
          <table:table-cell table:style-name="ce14" table:formula="of:=['Global Overview'.F141]" office:value-type="string" office:string-value="§9.13">
            <text:p>§9.13</text:p>
          </table:table-cell>
          <table:table-cell table:style-name="ce14" table:formula="of:=['Global Overview'.H141]" office:value-type="float" office:value="0">
            <text:p>0</text:p>
          </table:table-cell>
          <table:table-cell table:style-name="ce14" table:formula="of:=['Global Overview'.J141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2]" office:value-type="float" office:value="0">
            <text:p>0</text:p>
          </table:table-cell>
          <table:table-cell table:style-name="ce14" table:formula="of:=['Global Overview'.C142]" office:value-type="float" office:value="0">
            <text:p>0</text:p>
          </table:table-cell>
          <table:table-cell table:style-name="ce14" table:formula="of:=['Global Overview'.D142]" office:value-type="float" office:value="0">
            <text:p>0</text:p>
          </table:table-cell>
          <table:table-cell table:style-name="ce14" table:formula="of:=['Global Overview'.F142]" office:value-type="float" office:value="0">
            <text:p>0</text:p>
          </table:table-cell>
          <table:table-cell table:style-name="ce14" table:formula="of:=['Global Overview'.H142]" office:value-type="float" office:value="0">
            <text:p>0</text:p>
          </table:table-cell>
          <table:table-cell table:style-name="ce14" table:formula="of:=['Global Overview'.J14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43]" office:value-type="string" office:string-value="Support services">
            <text:p>Support services</text:p>
          </table:table-cell>
          <table:table-cell table:style-name="ce20" table:formula="of:=['Global Overview'.C143]" office:value-type="string" office:string-value="SS">
            <text:p>SS</text:p>
          </table:table-cell>
          <table:table-cell table:style-name="ce20" table:formula="of:=['Global Overview'.D143]" office:value-type="float" office:value="0">
            <text:p>0</text:p>
          </table:table-cell>
          <table:table-cell table:style-name="ce20" table:formula="of:=['Global Overview'.F143]" office:value-type="float" office:value="0">
            <text:p>0</text:p>
          </table:table-cell>
          <table:table-cell table:style-name="ce20" table:formula="of:=['Global Overview'.H143]" office:value-type="float" office:value="0">
            <text:p>0</text:p>
          </table:table-cell>
          <table:table-cell table:style-name="ce20" table:formula="of:=['Global Overview'.J143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44]" office:value-type="string" office:string-value="Get Automatic Resign Directive">
            <text:p>Get Automatic Resign Directive</text:p>
          </table:table-cell>
          <table:table-cell table:style-name="ce14" table:formula="of:=['Global Overview'.C144]" office:value-type="string" office:string-value="SS">
            <text:p>SS</text:p>
          </table:table-cell>
          <table:table-cell table:style-name="ce14" table:formula="of:=['Global Overview'.D144]" office:value-type="string" office:string-value="RTIA">
            <text:p>RTIA</text:p>
          </table:table-cell>
          <table:table-cell table:style-name="ce14" table:formula="of:=['Global Overview'.F144]" office:value-type="float" office:value="0">
            <text:p>0</text:p>
          </table:table-cell>
          <table:table-cell table:style-name="ce14" table:formula="of:=['Global Overview'.H144]" office:value-type="float" office:value="0">
            <text:p>0</text:p>
          </table:table-cell>
          <table:table-cell table:style-name="ce14" table:formula="of:=['Global Overview'.J14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9]" office:value-type="string" office:string-value="Get Object Class Name">
            <text:p>Get Object Class Name</text:p>
          </table:table-cell>
          <table:table-cell table:style-name="ce14" table:formula="of:=['Global Overview'.C149]" office:value-type="string" office:string-value="SS">
            <text:p>SS</text:p>
          </table:table-cell>
          <table:table-cell table:style-name="ce14" table:formula="of:=['Global Overview'.D149]" office:value-type="string" office:string-value="RTIA">
            <text:p>RTIA</text:p>
          </table:table-cell>
          <table:table-cell table:style-name="ce14" table:formula="of:=['Global Overview'.F149]" office:value-type="string" office:string-value="§10.3">
            <text:p>§10.3</text:p>
          </table:table-cell>
          <table:table-cell table:style-name="ce14" table:formula="of:=['Global Overview'.H149]" office:value-type="float" office:value="0">
            <text:p>0</text:p>
          </table:table-cell>
          <table:table-cell table:style-name="ce14" table:formula="of:=['Global Overview'.J14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0]" office:value-type="string" office:string-value="Get Attribute Handle">
            <text:p>Get Attribute Handle</text:p>
          </table:table-cell>
          <table:table-cell table:style-name="ce14" table:formula="of:=['Global Overview'.C150]" office:value-type="string" office:string-value="SS">
            <text:p>SS</text:p>
          </table:table-cell>
          <table:table-cell table:style-name="ce14" table:formula="of:=['Global Overview'.D150]" office:value-type="string" office:string-value="RTIA">
            <text:p>RTIA</text:p>
          </table:table-cell>
          <table:table-cell table:style-name="ce14" table:formula="of:=['Global Overview'.F150]" office:value-type="string" office:string-value="§10.4">
            <text:p>§10.4</text:p>
          </table:table-cell>
          <table:table-cell table:style-name="ce14" table:formula="of:=['Global Overview'.H150]" office:value-type="float" office:value="0">
            <text:p>0</text:p>
          </table:table-cell>
          <table:table-cell table:style-name="ce14" table:formula="of:=['Global Overview'.J15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1]" office:value-type="string" office:string-value="Get Attribute Name">
            <text:p>Get Attribute Name</text:p>
          </table:table-cell>
          <table:table-cell table:style-name="ce14" table:formula="of:=['Global Overview'.C151]" office:value-type="string" office:string-value="SS">
            <text:p>SS</text:p>
          </table:table-cell>
          <table:table-cell table:style-name="ce14" table:formula="of:=['Global Overview'.D151]" office:value-type="string" office:string-value="RTIA">
            <text:p>RTIA</text:p>
          </table:table-cell>
          <table:table-cell table:style-name="ce14" table:formula="of:=['Global Overview'.F151]" office:value-type="string" office:string-value="§10.5">
            <text:p>§10.5</text:p>
          </table:table-cell>
          <table:table-cell table:style-name="ce14" table:formula="of:=['Global Overview'.H151]" office:value-type="float" office:value="0">
            <text:p>0</text:p>
          </table:table-cell>
          <table:table-cell table:style-name="ce14" table:formula="of:=['Global Overview'.J15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2]" office:value-type="string" office:string-value="Get Interaction Class Handle (HLA 1.3) Get Interaction Handle (IEEE-1516)">
            <text:p>Get Interaction Class Handle (HLA 1.3) Get Interaction Handle (IEEE-1516)</text:p>
          </table:table-cell>
          <table:table-cell table:style-name="ce14" table:formula="of:=['Global Overview'.C152]" office:value-type="string" office:string-value="SS">
            <text:p>SS</text:p>
          </table:table-cell>
          <table:table-cell table:style-name="ce14" table:formula="of:=['Global Overview'.D152]" office:value-type="string" office:string-value="RTIA">
            <text:p>RTIA</text:p>
          </table:table-cell>
          <table:table-cell table:style-name="ce14" table:formula="of:=['Global Overview'.F152]" office:value-type="string" office:string-value="§10.6">
            <text:p>§10.6</text:p>
          </table:table-cell>
          <table:table-cell table:style-name="ce14" table:formula="of:=['Global Overview'.H152]" office:value-type="float" office:value="0">
            <text:p>0</text:p>
          </table:table-cell>
          <table:table-cell table:style-name="ce14" table:formula="of:=['Global Overview'.J15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3]" office:value-type="string" office:string-value="Get Interaction Class Name (HLA 1.3) Get Interaction Name (IEEE-1516)">
            <text:p>Get Interaction Class Name (HLA 1.3) Get Interaction Name (IEEE-1516)</text:p>
          </table:table-cell>
          <table:table-cell table:style-name="ce14" table:formula="of:=['Global Overview'.C153]" office:value-type="string" office:string-value="SS">
            <text:p>SS</text:p>
          </table:table-cell>
          <table:table-cell table:style-name="ce14" table:formula="of:=['Global Overview'.D153]" office:value-type="string" office:string-value="RTIA">
            <text:p>RTIA</text:p>
          </table:table-cell>
          <table:table-cell table:style-name="ce14" table:formula="of:=['Global Overview'.F153]" office:value-type="string" office:string-value="§10.7">
            <text:p>§10.7</text:p>
          </table:table-cell>
          <table:table-cell table:style-name="ce14" table:formula="of:=['Global Overview'.H153]" office:value-type="float" office:value="0">
            <text:p>0</text:p>
          </table:table-cell>
          <table:table-cell table:style-name="ce14" table:formula="of:=['Global Overview'.J15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4]" office:value-type="string" office:string-value="Get Parameter Handle">
            <text:p>Get Parameter Handle</text:p>
          </table:table-cell>
          <table:table-cell table:style-name="ce14" table:formula="of:=['Global Overview'.C154]" office:value-type="string" office:string-value="SS">
            <text:p>SS</text:p>
          </table:table-cell>
          <table:table-cell table:style-name="ce14" table:formula="of:=['Global Overview'.D154]" office:value-type="string" office:string-value="RTIA">
            <text:p>RTIA</text:p>
          </table:table-cell>
          <table:table-cell table:style-name="ce14" table:formula="of:=['Global Overview'.F154]" office:value-type="string" office:string-value="§10.8">
            <text:p>§10.8</text:p>
          </table:table-cell>
          <table:table-cell table:style-name="ce14" table:formula="of:=['Global Overview'.H154]" office:value-type="float" office:value="0">
            <text:p>0</text:p>
          </table:table-cell>
          <table:table-cell table:style-name="ce14" table:formula="of:=['Global Overview'.J15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5]" office:value-type="string" office:string-value="Get Parameter Name">
            <text:p>Get Parameter Name</text:p>
          </table:table-cell>
          <table:table-cell table:style-name="ce14" table:formula="of:=['Global Overview'.C155]" office:value-type="string" office:string-value="SS">
            <text:p>SS</text:p>
          </table:table-cell>
          <table:table-cell table:style-name="ce14" table:formula="of:=['Global Overview'.D155]" office:value-type="string" office:string-value="RTIA">
            <text:p>RTIA</text:p>
          </table:table-cell>
          <table:table-cell table:style-name="ce14" table:formula="of:=['Global Overview'.F155]" office:value-type="string" office:string-value="§10.9">
            <text:p>§10.9</text:p>
          </table:table-cell>
          <table:table-cell table:style-name="ce14" table:formula="of:=['Global Overview'.H155]" office:value-type="float" office:value="0">
            <text:p>0</text:p>
          </table:table-cell>
          <table:table-cell table:style-name="ce14" table:formula="of:=['Global Overview'.J15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6]" office:value-type="string" office:string-value="Get Object Instance Handle">
            <text:p>Get Object Instance Handle</text:p>
          </table:table-cell>
          <table:table-cell table:style-name="ce14" table:formula="of:=['Global Overview'.C156]" office:value-type="string" office:string-value="SS">
            <text:p>SS</text:p>
          </table:table-cell>
          <table:table-cell table:style-name="ce14" table:formula="of:=['Global Overview'.D156]" office:value-type="string" office:string-value="RTIA">
            <text:p>RTIA</text:p>
          </table:table-cell>
          <table:table-cell table:style-name="ce14" table:formula="of:=['Global Overview'.F156]" office:value-type="string" office:string-value="§10.10">
            <text:p>§10.10</text:p>
          </table:table-cell>
          <table:table-cell table:style-name="ce14" table:formula="of:=['Global Overview'.H156]" office:value-type="float" office:value="0">
            <text:p>0</text:p>
          </table:table-cell>
          <table:table-cell table:style-name="ce14" table:formula="of:=['Global Overview'.J15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7]" office:value-type="string" office:string-value="Get Object Instance Name">
            <text:p>Get Object Instance Name</text:p>
          </table:table-cell>
          <table:table-cell table:style-name="ce14" table:formula="of:=['Global Overview'.C157]" office:value-type="string" office:string-value="SS">
            <text:p>SS</text:p>
          </table:table-cell>
          <table:table-cell table:style-name="ce14" table:formula="of:=['Global Overview'.D157]" office:value-type="string" office:string-value="RTIA">
            <text:p>RTIA</text:p>
          </table:table-cell>
          <table:table-cell table:style-name="ce14" table:formula="of:=['Global Overview'.F157]" office:value-type="string" office:string-value="§10.11">
            <text:p>§10.11</text:p>
          </table:table-cell>
          <table:table-cell table:style-name="ce14" table:formula="of:=['Global Overview'.H157]" office:value-type="float" office:value="0">
            <text:p>0</text:p>
          </table:table-cell>
          <table:table-cell table:style-name="ce14" table:formula="of:=['Global Overview'.J15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8]" office:value-type="string" office:string-value="Get Routing Space Handle (HLA 1.3) Get Dimension Handle (IEEE-1516)">
            <text:p>Get Routing Space Handle (HLA 1.3) Get Dimension Handle (IEEE-1516)</text:p>
          </table:table-cell>
          <table:table-cell table:style-name="ce14" table:formula="of:=['Global Overview'.C158]" office:value-type="string" office:string-value="SS">
            <text:p>SS</text:p>
          </table:table-cell>
          <table:table-cell table:style-name="ce14" table:formula="of:=['Global Overview'.D158]" office:value-type="string" office:string-value="RTIA">
            <text:p>RTIA</text:p>
          </table:table-cell>
          <table:table-cell table:style-name="ce14" table:formula="of:=['Global Overview'.F158]" office:value-type="string" office:string-value="§10.12">
            <text:p>§10.12</text:p>
          </table:table-cell>
          <table:table-cell table:style-name="ce14" table:formula="of:=['Global Overview'.H158]" office:value-type="float" office:value="0">
            <text:p>0</text:p>
          </table:table-cell>
          <table:table-cell table:style-name="ce14" table:formula="of:=['Global Overview'.J15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9]" office:value-type="string" office:string-value="Get Routing Space  Name (HLA 1.3) Get Dimension Name (IEEE-1516)">
            <text:p>Get Routing Space <text:s/>Name (HLA 1.3) Get Dimension Name (IEEE-1516)</text:p>
          </table:table-cell>
          <table:table-cell table:style-name="ce14" table:formula="of:=['Global Overview'.C159]" office:value-type="string" office:string-value="SS">
            <text:p>SS</text:p>
          </table:table-cell>
          <table:table-cell table:style-name="ce14" table:formula="of:=['Global Overview'.D159]" office:value-type="string" office:string-value="RTIA">
            <text:p>RTIA</text:p>
          </table:table-cell>
          <table:table-cell table:style-name="ce14" table:formula="of:=['Global Overview'.F159]" office:value-type="string" office:string-value="§10.13">
            <text:p>§10.13</text:p>
          </table:table-cell>
          <table:table-cell table:style-name="ce14" table:formula="of:=['Global Overview'.H159]" office:value-type="float" office:value="0">
            <text:p>0</text:p>
          </table:table-cell>
          <table:table-cell table:style-name="ce14" table:formula="of:=['Global Overview'.J15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0]" office:value-type="string" office:string-value="Get Dimension Upper Bound">
            <text:p>Get Dimension Upper Bound</text:p>
          </table:table-cell>
          <table:table-cell table:style-name="ce14" table:formula="of:=['Global Overview'.C160]" office:value-type="string" office:string-value="SS">
            <text:p>SS</text:p>
          </table:table-cell>
          <table:table-cell table:style-name="ce14" table:formula="of:=['Global Overview'.D160]" office:value-type="string" office:string-value="RTIA">
            <text:p>RTIA</text:p>
          </table:table-cell>
          <table:table-cell table:style-name="ce14" table:formula="of:=['Global Overview'.F160]" office:value-type="string" office:string-value="§10.14">
            <text:p>§10.14</text:p>
          </table:table-cell>
          <table:table-cell table:style-name="ce14" table:formula="of:=['Global Overview'.H160]" office:value-type="float" office:value="0">
            <text:p>0</text:p>
          </table:table-cell>
          <table:table-cell table:style-name="ce14" table:formula="of:=['Global Overview'.J16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5">
          <table:table-cell/>
          <table:table-cell table:style-name="ce7" table:formula="of:=['Global Overview'.B161]" office:value-type="string" office:string-value="Get Available Dimensions For Class Attribute">
            <text:p>Get Available Dimensions For Class Attribute</text:p>
          </table:table-cell>
          <table:table-cell table:style-name="ce14" table:formula="of:=['Global Overview'.C161]" office:value-type="string" office:string-value="SS">
            <text:p>SS</text:p>
          </table:table-cell>
          <table:table-cell table:style-name="ce14" table:formula="of:=['Global Overview'.D161]" office:value-type="string" office:string-value="RTIA">
            <text:p>RTIA</text:p>
          </table:table-cell>
          <table:table-cell table:style-name="ce14" table:formula="of:=['Global Overview'.F161]" office:value-type="string" office:string-value="§10.15">
            <text:p>§10.15</text:p>
          </table:table-cell>
          <table:table-cell table:style-name="ce14" table:formula="of:=['Global Overview'.H161]" office:value-type="float" office:value="0">
            <text:p>0</text:p>
          </table:table-cell>
          <table:table-cell table:style-name="ce14" table:formula="of:=['Global Overview'.J161]" office:value-type="string" office:string-value="no">
            <text:p>no</text:p>
          </table:table-cell>
          <table:table-cell table:style-name="ce54" office:value-type="string">
            <text:p>incomplete implementation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2]" office:value-type="string" office:string-value="Get Known Object Class Handle">
            <text:p>Get Known Object Class Handle</text:p>
          </table:table-cell>
          <table:table-cell table:style-name="ce14" table:formula="of:=['Global Overview'.C162]" office:value-type="string" office:string-value="SS">
            <text:p>SS</text:p>
          </table:table-cell>
          <table:table-cell table:style-name="ce14" table:formula="of:=['Global Overview'.D162]" office:value-type="string" office:string-value="RTIA">
            <text:p>RTIA</text:p>
          </table:table-cell>
          <table:table-cell table:style-name="ce14" table:formula="of:=['Global Overview'.F162]" office:value-type="string" office:string-value="§10.16">
            <text:p>§10.16</text:p>
          </table:table-cell>
          <table:table-cell table:style-name="ce14" table:formula="of:=['Global Overview'.H162]" office:value-type="float" office:value="0">
            <text:p>0</text:p>
          </table:table-cell>
          <table:table-cell table:style-name="ce14" table:formula="of:=['Global Overview'.J16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5">
          <table:table-cell/>
          <table:table-cell table:style-name="ce7" table:formula="of:=['Global Overview'.B163]" office:value-type="string" office:string-value="Get Available Dimensions For Interaction Class">
            <text:p>Get Available Dimensions For Interaction Class</text:p>
          </table:table-cell>
          <table:table-cell table:style-name="ce14" table:formula="of:=['Global Overview'.C163]" office:value-type="string" office:string-value="SS">
            <text:p>SS</text:p>
          </table:table-cell>
          <table:table-cell table:style-name="ce14" table:formula="of:=['Global Overview'.D163]" office:value-type="string" office:string-value="RTIA">
            <text:p>RTIA</text:p>
          </table:table-cell>
          <table:table-cell table:style-name="ce14" table:formula="of:=['Global Overview'.F163]" office:value-type="string" office:string-value="§10.17">
            <text:p>§10.17</text:p>
          </table:table-cell>
          <table:table-cell table:style-name="ce14" table:formula="of:=['Global Overview'.H163]" office:value-type="float" office:value="0">
            <text:p>0</text:p>
          </table:table-cell>
          <table:table-cell table:style-name="ce14" table:formula="of:=['Global Overview'.J163]" office:value-type="string" office:string-value="no">
            <text:p>no</text:p>
          </table:table-cell>
          <table:table-cell table:style-name="ce54" office:value-type="string">
            <text:p>incomplete implementation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4]" office:value-type="string" office:string-value="Dget Transportation Type">
            <text:p>Dget Transportation Type</text:p>
          </table:table-cell>
          <table:table-cell table:style-name="ce14" table:formula="of:=['Global Overview'.C164]" office:value-type="string" office:string-value="SS">
            <text:p>SS</text:p>
          </table:table-cell>
          <table:table-cell table:style-name="ce14" table:formula="of:=['Global Overview'.D164]" office:value-type="string" office:string-value="RTIA">
            <text:p>RTIA</text:p>
          </table:table-cell>
          <table:table-cell table:style-name="ce14" table:formula="of:=['Global Overview'.F164]" office:value-type="string" office:string-value="§10.18">
            <text:p>§10.18</text:p>
          </table:table-cell>
          <table:table-cell table:style-name="ce14" table:formula="of:=['Global Overview'.H164]" office:value-type="float" office:value="0">
            <text:p>0</text:p>
          </table:table-cell>
          <table:table-cell table:style-name="ce14" table:formula="of:=['Global Overview'.J16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5]" office:value-type="string" office:string-value="Get Transportation Name">
            <text:p>Get Transportation Name</text:p>
          </table:table-cell>
          <table:table-cell table:style-name="ce14" table:formula="of:=['Global Overview'.C165]" office:value-type="string" office:string-value="SS">
            <text:p>SS</text:p>
          </table:table-cell>
          <table:table-cell table:style-name="ce14" table:formula="of:=['Global Overview'.D165]" office:value-type="string" office:string-value="RTIA">
            <text:p>RTIA</text:p>
          </table:table-cell>
          <table:table-cell table:style-name="ce14" table:formula="of:=['Global Overview'.F165]" office:value-type="string" office:string-value="§10.19">
            <text:p>§10.19</text:p>
          </table:table-cell>
          <table:table-cell table:style-name="ce14" table:formula="of:=['Global Overview'.H165]" office:value-type="float" office:value="0">
            <text:p>0</text:p>
          </table:table-cell>
          <table:table-cell table:style-name="ce14" table:formula="of:=['Global Overview'.J16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6]" office:value-type="string" office:string-value="Get Order Type">
            <text:p>Get Order Type</text:p>
          </table:table-cell>
          <table:table-cell table:style-name="ce14" table:formula="of:=['Global Overview'.C166]" office:value-type="string" office:string-value="SS">
            <text:p>SS</text:p>
          </table:table-cell>
          <table:table-cell table:style-name="ce14" table:formula="of:=['Global Overview'.D166]" office:value-type="string" office:string-value="RTIA">
            <text:p>RTIA</text:p>
          </table:table-cell>
          <table:table-cell table:style-name="ce14" table:formula="of:=['Global Overview'.F166]" office:value-type="string" office:string-value="§10.20">
            <text:p>§10.20</text:p>
          </table:table-cell>
          <table:table-cell table:style-name="ce14" table:formula="of:=['Global Overview'.H166]" office:value-type="float" office:value="0">
            <text:p>0</text:p>
          </table:table-cell>
          <table:table-cell table:style-name="ce14" table:formula="of:=['Global Overview'.J16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7]" office:value-type="string" office:string-value="Get Order Name">
            <text:p>Get Order Name</text:p>
          </table:table-cell>
          <table:table-cell table:style-name="ce14" table:formula="of:=['Global Overview'.C167]" office:value-type="string" office:string-value="SS">
            <text:p>SS</text:p>
          </table:table-cell>
          <table:table-cell table:style-name="ce14" table:formula="of:=['Global Overview'.D167]" office:value-type="string" office:string-value="RTIA">
            <text:p>RTIA</text:p>
          </table:table-cell>
          <table:table-cell table:style-name="ce14" table:formula="of:=['Global Overview'.F167]" office:value-type="string" office:string-value="§10.21">
            <text:p>§10.21</text:p>
          </table:table-cell>
          <table:table-cell table:style-name="ce14" table:formula="of:=['Global Overview'.H167]" office:value-type="float" office:value="0">
            <text:p>0</text:p>
          </table:table-cell>
          <table:table-cell table:style-name="ce14" table:formula="of:=['Global Overview'.J16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8]" office:value-type="string" office:string-value="Enable Object Class Relevance Advisory Switch">
            <text:p>Enable Object Class Relevance Advisory Switch</text:p>
          </table:table-cell>
          <table:table-cell table:style-name="ce14" table:formula="of:=['Global Overview'.C168]" office:value-type="string" office:string-value="SS">
            <text:p>SS</text:p>
          </table:table-cell>
          <table:table-cell table:style-name="ce14" table:formula="of:=['Global Overview'.D168]" office:value-type="string" office:string-value="RTIA">
            <text:p>RTIA</text:p>
          </table:table-cell>
          <table:table-cell table:style-name="ce14" table:formula="of:=['Global Overview'.F168]" office:value-type="string" office:string-value="§10.22">
            <text:p>§10.22</text:p>
          </table:table-cell>
          <table:table-cell table:style-name="ce14" table:formula="of:=['Global Overview'.H168]" office:value-type="float" office:value="0">
            <text:p>0</text:p>
          </table:table-cell>
          <table:table-cell table:style-name="ce14" table:formula="of:=['Global Overview'.J16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9]" office:value-type="string" office:string-value="Disable Object Class Relevance Advisory Switch">
            <text:p>Disable Object Class Relevance Advisory Switch</text:p>
          </table:table-cell>
          <table:table-cell table:style-name="ce14" table:formula="of:=['Global Overview'.C169]" office:value-type="string" office:string-value="SS">
            <text:p>SS</text:p>
          </table:table-cell>
          <table:table-cell table:style-name="ce14" table:formula="of:=['Global Overview'.D169]" office:value-type="string" office:string-value="RTIA">
            <text:p>RTIA</text:p>
          </table:table-cell>
          <table:table-cell table:style-name="ce14" table:formula="of:=['Global Overview'.F169]" office:value-type="string" office:string-value="§10.23">
            <text:p>§10.23</text:p>
          </table:table-cell>
          <table:table-cell table:style-name="ce14" table:formula="of:=['Global Overview'.H169]" office:value-type="float" office:value="0">
            <text:p>0</text:p>
          </table:table-cell>
          <table:table-cell table:style-name="ce14" table:formula="of:=['Global Overview'.J16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0]" office:value-type="string" office:string-value="Enable Attribute Relevance Advisory Switch">
            <text:p>Enable Attribute Relevance Advisory Switch</text:p>
          </table:table-cell>
          <table:table-cell table:style-name="ce14" table:formula="of:=['Global Overview'.C170]" office:value-type="string" office:string-value="SS">
            <text:p>SS</text:p>
          </table:table-cell>
          <table:table-cell table:style-name="ce14" table:formula="of:=['Global Overview'.D170]" office:value-type="string" office:string-value="RTIA">
            <text:p>RTIA</text:p>
          </table:table-cell>
          <table:table-cell table:style-name="ce14" table:formula="of:=['Global Overview'.F170]" office:value-type="string" office:string-value="§10.24">
            <text:p>§10.24</text:p>
          </table:table-cell>
          <table:table-cell table:style-name="ce14" table:formula="of:=['Global Overview'.H170]" office:value-type="float" office:value="0">
            <text:p>0</text:p>
          </table:table-cell>
          <table:table-cell table:style-name="ce14" table:formula="of:=['Global Overview'.J17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1]" office:value-type="string" office:string-value="Disable Attribute Relevance Advisory Switch">
            <text:p>Disable Attribute Relevance Advisory Switch</text:p>
          </table:table-cell>
          <table:table-cell table:style-name="ce14" table:formula="of:=['Global Overview'.C171]" office:value-type="string" office:string-value="SS">
            <text:p>SS</text:p>
          </table:table-cell>
          <table:table-cell table:style-name="ce14" table:formula="of:=['Global Overview'.D171]" office:value-type="string" office:string-value="RTIA">
            <text:p>RTIA</text:p>
          </table:table-cell>
          <table:table-cell table:style-name="ce14" table:formula="of:=['Global Overview'.F171]" office:value-type="string" office:string-value="§10.25">
            <text:p>§10.25</text:p>
          </table:table-cell>
          <table:table-cell table:style-name="ce14" table:formula="of:=['Global Overview'.H171]" office:value-type="float" office:value="0">
            <text:p>0</text:p>
          </table:table-cell>
          <table:table-cell table:style-name="ce14" table:formula="of:=['Global Overview'.J17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2]" office:value-type="string" office:string-value="Enable Attribute Scope Advisory Switch">
            <text:p>Enable Attribute Scope Advisory Switch</text:p>
          </table:table-cell>
          <table:table-cell table:style-name="ce14" table:formula="of:=['Global Overview'.C172]" office:value-type="string" office:string-value="SS">
            <text:p>SS</text:p>
          </table:table-cell>
          <table:table-cell table:style-name="ce14" table:formula="of:=['Global Overview'.D172]" office:value-type="string" office:string-value="RTIA">
            <text:p>RTIA</text:p>
          </table:table-cell>
          <table:table-cell table:style-name="ce14" table:formula="of:=['Global Overview'.F172]" office:value-type="string" office:string-value="§10.26">
            <text:p>§10.26</text:p>
          </table:table-cell>
          <table:table-cell table:style-name="ce14" table:formula="of:=['Global Overview'.H172]" office:value-type="float" office:value="0">
            <text:p>0</text:p>
          </table:table-cell>
          <table:table-cell table:style-name="ce14" table:formula="of:=['Global Overview'.J17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3]" office:value-type="string" office:string-value="Disable Attribute Scope Advisory Switch">
            <text:p>Disable Attribute Scope Advisory Switch</text:p>
          </table:table-cell>
          <table:table-cell table:style-name="ce14" table:formula="of:=['Global Overview'.C173]" office:value-type="string" office:string-value="SS">
            <text:p>SS</text:p>
          </table:table-cell>
          <table:table-cell table:style-name="ce14" table:formula="of:=['Global Overview'.D173]" office:value-type="string" office:string-value="RTIA">
            <text:p>RTIA</text:p>
          </table:table-cell>
          <table:table-cell table:style-name="ce14" table:formula="of:=['Global Overview'.F173]" office:value-type="string" office:string-value="§10.27">
            <text:p>§10.27</text:p>
          </table:table-cell>
          <table:table-cell table:style-name="ce14" table:formula="of:=['Global Overview'.H173]" office:value-type="float" office:value="0">
            <text:p>0</text:p>
          </table:table-cell>
          <table:table-cell table:style-name="ce14" table:formula="of:=['Global Overview'.J17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4]" office:value-type="string" office:string-value="Enable Interaction Relevance Advisory Switch">
            <text:p>Enable Interaction Relevance Advisory Switch</text:p>
          </table:table-cell>
          <table:table-cell table:style-name="ce14" table:formula="of:=['Global Overview'.C174]" office:value-type="string" office:string-value="SS">
            <text:p>SS</text:p>
          </table:table-cell>
          <table:table-cell table:style-name="ce14" table:formula="of:=['Global Overview'.D174]" office:value-type="string" office:string-value="RTIA">
            <text:p>RTIA</text:p>
          </table:table-cell>
          <table:table-cell table:style-name="ce14" table:formula="of:=['Global Overview'.F174]" office:value-type="string" office:string-value="§10.28">
            <text:p>§10.28</text:p>
          </table:table-cell>
          <table:table-cell table:style-name="ce14" table:formula="of:=['Global Overview'.H174]" office:value-type="float" office:value="0">
            <text:p>0</text:p>
          </table:table-cell>
          <table:table-cell table:style-name="ce14" table:formula="of:=['Global Overview'.J17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5]" office:value-type="string" office:string-value="Disable Interaction Relevance Advisory Switch">
            <text:p>Disable Interaction Relevance Advisory Switch</text:p>
          </table:table-cell>
          <table:table-cell table:style-name="ce14" table:formula="of:=['Global Overview'.C175]" office:value-type="string" office:string-value="SS">
            <text:p>SS</text:p>
          </table:table-cell>
          <table:table-cell table:style-name="ce14" table:formula="of:=['Global Overview'.D175]" office:value-type="string" office:string-value="RTIA">
            <text:p>RTIA</text:p>
          </table:table-cell>
          <table:table-cell table:style-name="ce14" table:formula="of:=['Global Overview'.F175]" office:value-type="string" office:string-value="§10.29">
            <text:p>§10.29</text:p>
          </table:table-cell>
          <table:table-cell table:style-name="ce14" table:formula="of:=['Global Overview'.H175]" office:value-type="float" office:value="0">
            <text:p>0</text:p>
          </table:table-cell>
          <table:table-cell table:style-name="ce14" table:formula="of:=['Global Overview'.J17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6]" office:value-type="string" office:string-value="Get Dimension Handle Set">
            <text:p>Get Dimension Handle Set</text:p>
          </table:table-cell>
          <table:table-cell table:style-name="ce14" table:formula="of:=['Global Overview'.C176]" office:value-type="string" office:string-value="SS">
            <text:p>SS</text:p>
          </table:table-cell>
          <table:table-cell table:style-name="ce14" table:formula="of:=['Global Overview'.D176]" office:value-type="string" office:string-value="RTIA">
            <text:p>RTIA</text:p>
          </table:table-cell>
          <table:table-cell table:style-name="ce14" table:formula="of:=['Global Overview'.F176]" office:value-type="string" office:string-value="§10.30">
            <text:p>§10.30</text:p>
          </table:table-cell>
          <table:table-cell table:style-name="ce14" table:formula="of:=['Global Overview'.H176]" office:value-type="float" office:value="0">
            <text:p>0</text:p>
          </table:table-cell>
          <table:table-cell table:style-name="ce14" table:formula="of:=['Global Overview'.J17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7]" office:value-type="string" office:string-value="Get Range Bounds">
            <text:p>Get Range Bounds</text:p>
          </table:table-cell>
          <table:table-cell table:style-name="ce14" table:formula="of:=['Global Overview'.C177]" office:value-type="string" office:string-value="SS">
            <text:p>SS</text:p>
          </table:table-cell>
          <table:table-cell table:style-name="ce14" table:formula="of:=['Global Overview'.D177]" office:value-type="string" office:string-value="RTIA">
            <text:p>RTIA</text:p>
          </table:table-cell>
          <table:table-cell table:style-name="ce14" table:formula="of:=['Global Overview'.F177]" office:value-type="string" office:string-value="§10.31">
            <text:p>§10.31</text:p>
          </table:table-cell>
          <table:table-cell table:style-name="ce14" table:formula="of:=['Global Overview'.H177]" office:value-type="float" office:value="0">
            <text:p>0</text:p>
          </table:table-cell>
          <table:table-cell table:style-name="ce14" table:formula="of:=['Global Overview'.J177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8]" office:value-type="string" office:string-value="Set Range Bounds">
            <text:p>Set Range Bounds</text:p>
          </table:table-cell>
          <table:table-cell table:style-name="ce14" table:formula="of:=['Global Overview'.C178]" office:value-type="string" office:string-value="SS">
            <text:p>SS</text:p>
          </table:table-cell>
          <table:table-cell table:style-name="ce14" table:formula="of:=['Global Overview'.D178]" office:value-type="string" office:string-value="RTIA">
            <text:p>RTIA</text:p>
          </table:table-cell>
          <table:table-cell table:style-name="ce14" table:formula="of:=['Global Overview'.F178]" office:value-type="string" office:string-value="§10.32">
            <text:p>§10.32</text:p>
          </table:table-cell>
          <table:table-cell table:style-name="ce14" table:formula="of:=['Global Overview'.H178]" office:value-type="float" office:value="0">
            <text:p>0</text:p>
          </table:table-cell>
          <table:table-cell table:style-name="ce14" table:formula="of:=['Global Overview'.J178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9]" office:value-type="string" office:string-value="Normalize Federate Handle">
            <text:p>Normalize Federate Handle</text:p>
          </table:table-cell>
          <table:table-cell table:style-name="ce14" table:formula="of:=['Global Overview'.C179]" office:value-type="string" office:string-value="SS">
            <text:p>SS</text:p>
          </table:table-cell>
          <table:table-cell table:style-name="ce14" table:formula="of:=['Global Overview'.D179]" office:value-type="string" office:string-value="RTIA">
            <text:p>RTIA</text:p>
          </table:table-cell>
          <table:table-cell table:style-name="ce14" table:formula="of:=['Global Overview'.F179]" office:value-type="string" office:string-value="§10.33">
            <text:p>§10.33</text:p>
          </table:table-cell>
          <table:table-cell table:style-name="ce14" table:formula="of:=['Global Overview'.H179]" office:value-type="float" office:value="0">
            <text:p>0</text:p>
          </table:table-cell>
          <table:table-cell table:style-name="ce14" table:formula="of:=['Global Overview'.J17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0]" office:value-type="string" office:string-value="Normalize Service Group">
            <text:p>Normalize Service Group</text:p>
          </table:table-cell>
          <table:table-cell table:style-name="ce14" table:formula="of:=['Global Overview'.C180]" office:value-type="string" office:string-value="SS">
            <text:p>SS</text:p>
          </table:table-cell>
          <table:table-cell table:style-name="ce14" table:formula="of:=['Global Overview'.D180]" office:value-type="string" office:string-value="RTIA">
            <text:p>RTIA</text:p>
          </table:table-cell>
          <table:table-cell table:style-name="ce14" table:formula="of:=['Global Overview'.F180]" office:value-type="string" office:string-value="§10.34">
            <text:p>§10.34</text:p>
          </table:table-cell>
          <table:table-cell table:style-name="ce14" table:formula="of:=['Global Overview'.H180]" office:value-type="float" office:value="0">
            <text:p>0</text:p>
          </table:table-cell>
          <table:table-cell table:style-name="ce14" table:formula="of:=['Global Overview'.J18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1]" office:value-type="string" office:string-value="Initialize RTI">
            <text:p>Initialize RTI</text:p>
          </table:table-cell>
          <table:table-cell table:style-name="ce14" table:formula="of:=['Global Overview'.C181]" office:value-type="string" office:string-value="SS">
            <text:p>SS</text:p>
          </table:table-cell>
          <table:table-cell table:style-name="ce14" table:formula="of:=['Global Overview'.D181]" office:value-type="string" office:string-value="RTIA">
            <text:p>RTIA</text:p>
          </table:table-cell>
          <table:table-cell table:style-name="ce14" table:formula="of:=['Global Overview'.F181]" office:value-type="string" office:string-value="§10.35">
            <text:p>§10.35</text:p>
          </table:table-cell>
          <table:table-cell table:style-name="ce14" table:formula="of:=['Global Overview'.H181]" office:value-type="float" office:value="0">
            <text:p>0</text:p>
          </table:table-cell>
          <table:table-cell table:style-name="ce14" table:formula="of:=['Global Overview'.J18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2]" office:value-type="string" office:string-value="Finalize RTI">
            <text:p>Finalize RTI</text:p>
          </table:table-cell>
          <table:table-cell table:style-name="ce14" table:formula="of:=['Global Overview'.C182]" office:value-type="string" office:string-value="SS">
            <text:p>SS</text:p>
          </table:table-cell>
          <table:table-cell table:style-name="ce14" table:formula="of:=['Global Overview'.D182]" office:value-type="string" office:string-value="RTIA">
            <text:p>RTIA</text:p>
          </table:table-cell>
          <table:table-cell table:style-name="ce14" table:formula="of:=['Global Overview'.F182]" office:value-type="string" office:string-value="§10.36">
            <text:p>§10.36</text:p>
          </table:table-cell>
          <table:table-cell table:style-name="ce14" table:formula="of:=['Global Overview'.H182]" office:value-type="float" office:value="0">
            <text:p>0</text:p>
          </table:table-cell>
          <table:table-cell table:style-name="ce14" table:formula="of:=['Global Overview'.J18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3]" office:value-type="string" office:string-value="Evoke Callback">
            <text:p>Evoke Callback</text:p>
          </table:table-cell>
          <table:table-cell table:style-name="ce14" table:formula="of:=['Global Overview'.C183]" office:value-type="string" office:string-value="SS">
            <text:p>SS</text:p>
          </table:table-cell>
          <table:table-cell table:style-name="ce14" table:formula="of:=['Global Overview'.D183]" office:value-type="string" office:string-value="RTIA">
            <text:p>RTIA</text:p>
          </table:table-cell>
          <table:table-cell table:style-name="ce14" table:formula="of:=['Global Overview'.F183]" office:value-type="string" office:string-value="§10.37">
            <text:p>§10.37</text:p>
          </table:table-cell>
          <table:table-cell table:style-name="ce14" table:formula="of:=['Global Overview'.H183]" office:value-type="float" office:value="0">
            <text:p>0</text:p>
          </table:table-cell>
          <table:table-cell table:style-name="ce14" table:formula="of:=['Global Overview'.J18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4]" office:value-type="string" office:string-value="Evoke Multiple Callbacks">
            <text:p>Evoke Multiple Callbacks</text:p>
          </table:table-cell>
          <table:table-cell table:style-name="ce14" table:formula="of:=['Global Overview'.C184]" office:value-type="string" office:string-value="SS">
            <text:p>SS</text:p>
          </table:table-cell>
          <table:table-cell table:style-name="ce14" table:formula="of:=['Global Overview'.D184]" office:value-type="string" office:string-value="RTIA">
            <text:p>RTIA</text:p>
          </table:table-cell>
          <table:table-cell table:style-name="ce14" table:formula="of:=['Global Overview'.F184]" office:value-type="string" office:string-value="§10.38">
            <text:p>§10.38</text:p>
          </table:table-cell>
          <table:table-cell table:style-name="ce14" table:formula="of:=['Global Overview'.H184]" office:value-type="float" office:value="0">
            <text:p>0</text:p>
          </table:table-cell>
          <table:table-cell table:style-name="ce14" table:formula="of:=['Global Overview'.J18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5]" office:value-type="string" office:string-value="Enable Callbacks">
            <text:p>Enable Callbacks</text:p>
          </table:table-cell>
          <table:table-cell table:style-name="ce14" table:formula="of:=['Global Overview'.C185]" office:value-type="string" office:string-value="SS">
            <text:p>SS</text:p>
          </table:table-cell>
          <table:table-cell table:style-name="ce14" table:formula="of:=['Global Overview'.D185]" office:value-type="string" office:string-value="RTIA">
            <text:p>RTIA</text:p>
          </table:table-cell>
          <table:table-cell table:style-name="ce14" table:formula="of:=['Global Overview'.F185]" office:value-type="string" office:string-value="§10.39">
            <text:p>§10.39</text:p>
          </table:table-cell>
          <table:table-cell table:style-name="ce14" table:formula="of:=['Global Overview'.H185]" office:value-type="float" office:value="0">
            <text:p>0</text:p>
          </table:table-cell>
          <table:table-cell table:style-name="ce14" table:formula="of:=['Global Overview'.J18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6]" office:value-type="string" office:string-value="Disable Callbacks">
            <text:p>Disable Callbacks</text:p>
          </table:table-cell>
          <table:table-cell table:style-name="ce14" table:formula="of:=['Global Overview'.C186]" office:value-type="string" office:string-value="SS">
            <text:p>SS</text:p>
          </table:table-cell>
          <table:table-cell table:style-name="ce14" table:formula="of:=['Global Overview'.D186]" office:value-type="string" office:string-value="RTIA">
            <text:p>RTIA</text:p>
          </table:table-cell>
          <table:table-cell table:style-name="ce14" table:formula="of:=['Global Overview'.F186]" office:value-type="string" office:string-value="§10.40">
            <text:p>§10.40</text:p>
          </table:table-cell>
          <table:table-cell table:style-name="ce14" table:formula="of:=['Global Overview'.H186]" office:value-type="float" office:value="0">
            <text:p>0</text:p>
          </table:table-cell>
          <table:table-cell table:style-name="ce14" table:formula="of:=['Global Overview'.J18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7]" office:value-type="float" office:value="0">
            <text:p>0</text:p>
          </table:table-cell>
          <table:table-cell table:style-name="ce14" table:formula="of:=['Global Overview'.C187]" office:value-type="float" office:value="0">
            <text:p>0</text:p>
          </table:table-cell>
          <table:table-cell table:style-name="ce14" table:formula="of:=['Global Overview'.D187]" office:value-type="float" office:value="0">
            <text:p>0</text:p>
          </table:table-cell>
          <table:table-cell table:style-name="ce14" table:formula="of:=['Global Overview'.F187]" office:value-type="float" office:value="0">
            <text:p>0</text:p>
          </table:table-cell>
          <table:table-cell table:style-name="ce14" table:formula="of:=['Global Overview'.H187]" office:value-type="float" office:value="0">
            <text:p>0</text:p>
          </table:table-cell>
          <table:table-cell table:style-name="ce14" table:formula="of:=['Global Overview'.J18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88]" office:value-type="string" office:string-value="Management Object Model">
            <text:p>Management Object Model</text:p>
          </table:table-cell>
          <table:table-cell table:style-name="ce20" table:formula="of:=['Global Overview'.C188]" office:value-type="string" office:string-value="MOM">
            <text:p>MOM</text:p>
          </table:table-cell>
          <table:table-cell table:style-name="ce20" table:formula="of:=['Global Overview'.D188]" office:value-type="float" office:value="0">
            <text:p>0</text:p>
          </table:table-cell>
          <table:table-cell table:style-name="ce20" table:formula="of:=['Global Overview'.F188]" office:value-type="float" office:value="0">
            <text:p>0</text:p>
          </table:table-cell>
          <table:table-cell table:style-name="ce20" table:formula="of:=['Global Overview'.H188]" office:value-type="float" office:value="0">
            <text:p>0</text:p>
          </table:table-cell>
          <table:table-cell table:style-name="ce20" table:formula="of:=['Global Overview'.J188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89]" office:value-type="string" office:string-value="MOM Object Class">
            <text:p>MOM Object Class</text:p>
          </table:table-cell>
          <table:table-cell table:style-name="ce14" table:formula="of:=['Global Overview'.C189]" office:value-type="string" office:string-value="MOM">
            <text:p>MOM</text:p>
          </table:table-cell>
          <table:table-cell table:style-name="ce14" table:formula="of:=['Global Overview'.D189]" office:value-type="string" office:string-value="Internal">
            <text:p>Internal</text:p>
          </table:table-cell>
          <table:table-cell table:style-name="ce14" table:formula="of:=['Global Overview'.F189]" office:value-type="string" office:string-value="§11.1">
            <text:p>§11.1</text:p>
          </table:table-cell>
          <table:table-cell table:style-name="ce14" table:formula="of:=['Global Overview'.H189]" office:value-type="string" office:string-value="no">
            <text:p>no</text:p>
          </table:table-cell>
          <table:table-cell table:style-name="ce14" table:formula="of:=['Global Overview'.J18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0]" office:value-type="string" office:string-value="MOM Interaction Class">
            <text:p>MOM Interaction Class</text:p>
          </table:table-cell>
          <table:table-cell table:style-name="ce14" table:formula="of:=['Global Overview'.C190]" office:value-type="string" office:string-value="MOM">
            <text:p>MOM</text:p>
          </table:table-cell>
          <table:table-cell table:style-name="ce14" table:formula="of:=['Global Overview'.D190]" office:value-type="string" office:string-value="Internal">
            <text:p>Internal</text:p>
          </table:table-cell>
          <table:table-cell table:style-name="ce14" table:formula="of:=['Global Overview'.F190]" office:value-type="string" office:string-value="§11.2">
            <text:p>§11.2</text:p>
          </table:table-cell>
          <table:table-cell table:style-name="ce14" table:formula="of:=['Global Overview'.H190]" office:value-type="string" office:string-value="no">
            <text:p>no</text:p>
          </table:table-cell>
          <table:table-cell table:style-name="ce14" table:formula="of:=['Global Overview'.J19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1]" office:value-type="string" office:string-value="MOM Related characteristics of the RTI">
            <text:p>MOM Related characteristics of the RTI</text:p>
          </table:table-cell>
          <table:table-cell table:style-name="ce14" table:formula="of:=['Global Overview'.C191]" office:value-type="string" office:string-value="MOM">
            <text:p>MOM</text:p>
          </table:table-cell>
          <table:table-cell table:style-name="ce14" table:formula="of:=['Global Overview'.D191]" office:value-type="string" office:string-value="Internal">
            <text:p>Internal</text:p>
          </table:table-cell>
          <table:table-cell table:style-name="ce14" table:formula="of:=['Global Overview'.F191]" office:value-type="string" office:string-value="§11.3">
            <text:p>§11.3</text:p>
          </table:table-cell>
          <table:table-cell table:style-name="ce14" table:formula="of:=['Global Overview'.H191]" office:value-type="string" office:string-value="no">
            <text:p>no</text:p>
          </table:table-cell>
          <table:table-cell table:style-name="ce14" table:formula="of:=['Global Overview'.J191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2]" office:value-type="string" office:string-value="Service Reporting">
            <text:p>Service Reporting</text:p>
          </table:table-cell>
          <table:table-cell table:style-name="ce14" table:formula="of:=['Global Overview'.C192]" office:value-type="string" office:string-value="MOM">
            <text:p>MOM</text:p>
          </table:table-cell>
          <table:table-cell table:style-name="ce14" table:formula="of:=['Global Overview'.D192]" office:value-type="string" office:string-value="Internal">
            <text:p>Internal</text:p>
          </table:table-cell>
          <table:table-cell table:style-name="ce14" table:formula="of:=['Global Overview'.F192]" office:value-type="string" office:string-value="§11.4">
            <text:p>§11.4</text:p>
          </table:table-cell>
          <table:table-cell table:style-name="ce14" table:formula="of:=['Global Overview'.H192]" office:value-type="string" office:string-value="no">
            <text:p>no</text:p>
          </table:table-cell>
          <table:table-cell table:style-name="ce14" table:formula="of:=['Global Overview'.J192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10]" office:value-type="float" office:value="0">
            <text:p>0</text:p>
          </table:table-cell>
          <table:table-cell table:style-name="ce14" table:formula="of:=['Global Overview'.C210]" office:value-type="float" office:value="0">
            <text:p>0</text:p>
          </table:table-cell>
          <table:table-cell table:style-name="ce14" table:formula="of:=['Global Overview'.D210]" office:value-type="float" office:value="0">
            <text:p>0</text:p>
          </table:table-cell>
          <table:table-cell table:style-name="ce14" table:formula="of:=['Global Overview'.F210]" office:value-type="float" office:value="0">
            <text:p>0</text:p>
          </table:table-cell>
          <table:table-cell table:style-name="ce14" table:formula="of:=['Global Overview'.H210]" office:value-type="float" office:value="0">
            <text:p>0</text:p>
          </table:table-cell>
          <table:table-cell table:style-name="ce14" table:formula="of:=['Global Overview'.J21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9" table:formula="of:=['Global Overview'.B211]" office:value-type="float" office:value="0">
            <text:p>0</text:p>
          </table:table-cell>
          <table:table-cell table:style-name="ce15" table:formula="of:=['Global Overview'.C211]" office:value-type="float" office:value="0">
            <text:p>0</text:p>
          </table:table-cell>
          <table:table-cell table:style-name="ce15" table:formula="of:=['Global Overview'.D211]" office:value-type="float" office:value="0">
            <text:p>0</text:p>
          </table:table-cell>
          <table:table-cell table:style-name="ce15" table:formula="of:=['Global Overview'.F211]" office:value-type="float" office:value="0">
            <text:p>0</text:p>
          </table:table-cell>
          <table:table-cell table:style-name="ce15" table:formula="of:=['Global Overview'.H211]" office:value-type="float" office:value="0">
            <text:p>0</text:p>
          </table:table-cell>
          <table:table-cell table:style-name="ce15" table:formula="of:=['Global Overview'.J211]" office:value-type="float" office:value="0">
            <text:p>0</text:p>
          </table:table-cell>
          <table:table-cell table:style-name="ce55"/>
          <table:table-cell table:style-name="ce58"/>
          <table:table-cell table:style-name="ce62"/>
          <table:table-cell table:number-columns-repeated="1014"/>
        </table:table-row>
        <table:table-row table:style-name="ro2" table:number-rows-repeated="653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EEE-1516-2010" table:style-name="ta1" table:print="false">
        <table:table-column table:style-name="co26" table:default-cell-style-name="ce1"/>
        <table:table-column table:style-name="co27" table:default-cell-style-name="ce1"/>
        <table:table-column table:style-name="co28" table:default-cell-style-name="ce10"/>
        <table:table-column table:style-name="co21" table:default-cell-style-name="ce10"/>
        <table:table-column table:style-name="co29" table:default-cell-style-name="ce10"/>
        <table:table-column table:style-name="co22" table:default-cell-style-name="ce10"/>
        <table:table-column table:style-name="co23" table:default-cell-style-name="ce10"/>
        <table:table-column table:style-name="co30" table:default-cell-style-name="ce51"/>
        <table:table-column table:style-name="co31" table:default-cell-style-name="ce1"/>
        <table:table-column table:style-name="co32" table:default-cell-style-name="ce51"/>
        <table:table-column table:style-name="co10" table:number-columns-repeated="1014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29" table:formula="of:=['IEEE-1516-2000'.B2]" office:value-type="string" office:string-value="HLA Services">
            <text:p>HLA Services</text:p>
          </table:table-cell>
          <table:table-cell table:style-name="ce34" office:value-type="string">
            <text:p>Cat.</text:p>
          </table:table-cell>
          <table:table-cell table:style-name="ce34" table:formula="of:=['IEEE-1516-2000'.D2]" office:value-type="string" office:string-value="RTIA FedA">
            <text:p>RTIA FedA</text:p>
          </table:table-cell>
          <table:table-cell table:style-name="ce34" office:value-type="string">
            <text:p>Norm</text:p>
          </table:table-cell>
          <table:table-cell table:style-name="ce34" office:value-type="string">
            <text:p>CERTI</text:p>
            <text:p>Kernel</text:p>
          </table:table-cell>
          <table:table-cell table:style-name="ce34" office:value-type="string">
            <text:p>1516-2010</text:p>
            <text:p>Implem.</text:p>
          </table:table-cell>
          <table:table-cell table:style-name="ce39" office:value-type="string">
            <text:p>Implementation Comment</text:p>
          </table:table-cell>
          <table:table-cell table:style-name="ce34" office:value-type="string">
            <text:p>Test</text:p>
          </table:table-cell>
          <table:table-cell table:style-name="ce44" office:value-type="string">
            <text:p>Test Comment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4]" office:value-type="string" office:string-value="Federation Management">
            <text:p>Federation Management</text:p>
          </table:table-cell>
          <table:table-cell table:style-name="ce20" table:formula="of:=['Global Overview'.C4]" office:value-type="string" office:string-value="FM">
            <text:p>FM</text:p>
          </table:table-cell>
          <table:table-cell table:style-name="ce20" table:formula="of:=['Global Overview'.D4]" office:value-type="float" office:value="0">
            <text:p>0</text:p>
          </table:table-cell>
          <table:table-cell table:style-name="ce20" table:formula="of:=['Global Overview'.G4]" office:value-type="float" office:value="0">
            <text:p>0</text:p>
          </table:table-cell>
          <table:table-cell table:style-name="ce20" table:formula="of:=['Global Overview'.H4]" office:value-type="float" office:value="0">
            <text:p>0</text:p>
          </table:table-cell>
          <table:table-cell table:style-name="ce20" table:formula="of:=['Global Overview'.K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5]" office:value-type="string" office:string-value="Connect">
            <text:p>Connect</text:p>
          </table:table-cell>
          <table:table-cell table:style-name="ce14" table:formula="of:=['Global Overview'.C5]" office:value-type="string" office:string-value="FM">
            <text:p>FM</text:p>
          </table:table-cell>
          <table:table-cell table:style-name="ce14" table:formula="of:=['Global Overview'.D5]" office:value-type="string" office:string-value="RTIA">
            <text:p>RTIA</text:p>
          </table:table-cell>
          <table:table-cell table:style-name="ce14" table:formula="of:=['Global Overview'.G5]" office:value-type="string" office:string-value="§4.2">
            <text:p>§4.2</text:p>
          </table:table-cell>
          <table:table-cell table:style-name="ce14" table:formula="of:=['Global Overview'.H5]" office:value-type="string" office:string-value="yes">
            <text:p>yes</text:p>
          </table:table-cell>
          <table:table-cell table:style-name="ce14" table:formula="of:=['Global Overview'.K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]" office:value-type="string" office:string-value="Disconnect">
            <text:p>Disconnect</text:p>
          </table:table-cell>
          <table:table-cell table:style-name="ce14" table:formula="of:=['Global Overview'.C6]" office:value-type="string" office:string-value="FM">
            <text:p>FM</text:p>
          </table:table-cell>
          <table:table-cell table:style-name="ce14" table:formula="of:=['Global Overview'.D6]" office:value-type="string" office:string-value="RTIA">
            <text:p>RTIA</text:p>
          </table:table-cell>
          <table:table-cell table:style-name="ce14" table:formula="of:=['Global Overview'.G6]" office:value-type="string" office:string-value="§4.3">
            <text:p>§4.3</text:p>
          </table:table-cell>
          <table:table-cell table:style-name="ce14" table:formula="of:=['Global Overview'.H6]" office:value-type="string" office:string-value="yes">
            <text:p>yes</text:p>
          </table:table-cell>
          <table:table-cell table:style-name="ce14" table:formula="of:=['Global Overview'.K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]" office:value-type="string" office:string-value="Connection Lost">
            <text:p>Connection Lost</text:p>
          </table:table-cell>
          <table:table-cell table:style-name="ce14" table:formula="of:=['Global Overview'.C7]" office:value-type="string" office:string-value="FM">
            <text:p>FM</text:p>
          </table:table-cell>
          <table:table-cell table:style-name="ce14" table:formula="of:=['Global Overview'.D7]" office:value-type="string" office:string-value="FedA">
            <text:p>FedA</text:p>
          </table:table-cell>
          <table:table-cell table:style-name="ce14" table:formula="of:=['Global Overview'.G7]" office:value-type="string" office:string-value="§4.4">
            <text:p>§4.4</text:p>
          </table:table-cell>
          <table:table-cell table:style-name="ce14" table:formula="of:=['Global Overview'.H7]" office:value-type="string" office:string-value="no">
            <text:p>no</text:p>
          </table:table-cell>
          <table:table-cell table:style-name="ce14" table:formula="of:=['Global Overview'.K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]" office:value-type="string" office:string-value="Create Federation Execution">
            <text:p>Create Federation Execution</text:p>
          </table:table-cell>
          <table:table-cell table:style-name="ce14" table:formula="of:=['Global Overview'.C8]" office:value-type="string" office:string-value="FM">
            <text:p>FM</text:p>
          </table:table-cell>
          <table:table-cell table:style-name="ce14" table:formula="of:=['Global Overview'.D8]" office:value-type="string" office:string-value="RTIA">
            <text:p>RTIA</text:p>
          </table:table-cell>
          <table:table-cell table:style-name="ce14" table:formula="of:=['Global Overview'.G8]" office:value-type="string" office:string-value="§4.5">
            <text:p>§4.5</text:p>
          </table:table-cell>
          <table:table-cell table:style-name="ce14" table:formula="of:=['Global Overview'.H8]" office:value-type="string" office:string-value="yes">
            <text:p>yes</text:p>
          </table:table-cell>
          <table:table-cell table:style-name="ce14" table:formula="of:=['Global Overview'.K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]" office:value-type="string" office:string-value="Destroy Federation Execution">
            <text:p>Destroy Federation Execution</text:p>
          </table:table-cell>
          <table:table-cell table:style-name="ce14" table:formula="of:=['Global Overview'.C9]" office:value-type="string" office:string-value="FM">
            <text:p>FM</text:p>
          </table:table-cell>
          <table:table-cell table:style-name="ce14" table:formula="of:=['Global Overview'.D9]" office:value-type="string" office:string-value="RTIA">
            <text:p>RTIA</text:p>
          </table:table-cell>
          <table:table-cell table:style-name="ce14" table:formula="of:=['Global Overview'.G9]" office:value-type="string" office:string-value="§4.6">
            <text:p>§4.6</text:p>
          </table:table-cell>
          <table:table-cell table:style-name="ce14" table:formula="of:=['Global Overview'.H9]" office:value-type="string" office:string-value="yes">
            <text:p>yes</text:p>
          </table:table-cell>
          <table:table-cell table:style-name="ce14" table:formula="of:=['Global Overview'.K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]" office:value-type="string" office:string-value="List Federation Execution">
            <text:p>List Federation Execution</text:p>
          </table:table-cell>
          <table:table-cell table:style-name="ce14" table:formula="of:=['Global Overview'.C10]" office:value-type="string" office:string-value="FM">
            <text:p>FM</text:p>
          </table:table-cell>
          <table:table-cell table:style-name="ce14" table:formula="of:=['Global Overview'.D10]" office:value-type="string" office:string-value="RTIA">
            <text:p>RTIA</text:p>
          </table:table-cell>
          <table:table-cell table:style-name="ce14" table:formula="of:=['Global Overview'.G10]" office:value-type="string" office:string-value="§4.7">
            <text:p>§4.7</text:p>
          </table:table-cell>
          <table:table-cell table:style-name="ce14" table:formula="of:=['Global Overview'.H10]" office:value-type="string" office:string-value="no">
            <text:p>no</text:p>
          </table:table-cell>
          <table:table-cell table:style-name="ce14" table:formula="of:=['Global Overview'.K1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]" office:value-type="string" office:string-value="Report Federation Execution">
            <text:p>Report Federation Execution</text:p>
          </table:table-cell>
          <table:table-cell table:style-name="ce14" table:formula="of:=['Global Overview'.C11]" office:value-type="string" office:string-value="FM">
            <text:p>FM</text:p>
          </table:table-cell>
          <table:table-cell table:style-name="ce14" table:formula="of:=['Global Overview'.D11]" office:value-type="string" office:string-value="FedA">
            <text:p>FedA</text:p>
          </table:table-cell>
          <table:table-cell table:style-name="ce14" table:formula="of:=['Global Overview'.G11]" office:value-type="string" office:string-value="§4.8">
            <text:p>§4.8</text:p>
          </table:table-cell>
          <table:table-cell table:style-name="ce14" table:formula="of:=['Global Overview'.H11]" office:value-type="string" office:string-value="no">
            <text:p>no</text:p>
          </table:table-cell>
          <table:table-cell table:style-name="ce14" table:formula="of:=['Global Overview'.K1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]" office:value-type="string" office:string-value="Join Federation Execution">
            <text:p>Join Federation Execution</text:p>
          </table:table-cell>
          <table:table-cell table:style-name="ce14" table:formula="of:=['Global Overview'.C12]" office:value-type="string" office:string-value="FM">
            <text:p>FM</text:p>
          </table:table-cell>
          <table:table-cell table:style-name="ce14" table:formula="of:=['Global Overview'.D12]" office:value-type="string" office:string-value="RTIA">
            <text:p>RTIA</text:p>
          </table:table-cell>
          <table:table-cell table:style-name="ce14" table:formula="of:=['Global Overview'.G12]" office:value-type="string" office:string-value="§4.9">
            <text:p>§4.9</text:p>
          </table:table-cell>
          <table:table-cell table:style-name="ce14" table:formula="of:=['Global Overview'.H12]" office:value-type="string" office:string-value="yes">
            <text:p>yes</text:p>
          </table:table-cell>
          <table:table-cell table:style-name="ce14" table:formula="of:=['Global Overview'.K1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]" office:value-type="string" office:string-value="Resign Federation Execution">
            <text:p>Resign Federation Execution</text:p>
          </table:table-cell>
          <table:table-cell table:style-name="ce14" table:formula="of:=['Global Overview'.C13]" office:value-type="string" office:string-value="FM">
            <text:p>FM</text:p>
          </table:table-cell>
          <table:table-cell table:style-name="ce14" table:formula="of:=['Global Overview'.D13]" office:value-type="string" office:string-value="RTIA">
            <text:p>RTIA</text:p>
          </table:table-cell>
          <table:table-cell table:style-name="ce14" table:formula="of:=['Global Overview'.G13]" office:value-type="string" office:string-value="§4.10">
            <text:p>§4.10</text:p>
          </table:table-cell>
          <table:table-cell table:style-name="ce14" table:formula="of:=['Global Overview'.H13]" office:value-type="string" office:string-value="yes">
            <text:p>yes</text:p>
          </table:table-cell>
          <table:table-cell table:style-name="ce14" table:formula="of:=['Global Overview'.K1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]" office:value-type="string" office:string-value="Register Federation Synchronisation Point">
            <text:p>Register Federation Synchronisation Point</text:p>
          </table:table-cell>
          <table:table-cell table:style-name="ce14" table:formula="of:=['Global Overview'.C14]" office:value-type="string" office:string-value="FM">
            <text:p>FM</text:p>
          </table:table-cell>
          <table:table-cell table:style-name="ce14" table:formula="of:=['Global Overview'.D14]" office:value-type="string" office:string-value="RTIA">
            <text:p>RTIA</text:p>
          </table:table-cell>
          <table:table-cell table:style-name="ce14" table:formula="of:=['Global Overview'.G14]" office:value-type="string" office:string-value="§4.11">
            <text:p>§4.11</text:p>
          </table:table-cell>
          <table:table-cell table:style-name="ce14" table:formula="of:=['Global Overview'.H14]" office:value-type="string" office:string-value="yes">
            <text:p>yes</text:p>
          </table:table-cell>
          <table:table-cell table:style-name="ce14" table:formula="of:=['Global Overview'.K1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]" office:value-type="string" office:string-value="Confirm Synchronisation Point Registration">
            <text:p>Confirm Synchronisation Point Registration</text:p>
          </table:table-cell>
          <table:table-cell table:style-name="ce14" table:formula="of:=['Global Overview'.C15]" office:value-type="string" office:string-value="FM">
            <text:p>FM</text:p>
          </table:table-cell>
          <table:table-cell table:style-name="ce14" table:formula="of:=['Global Overview'.D15]" office:value-type="string" office:string-value="FedA">
            <text:p>FedA</text:p>
          </table:table-cell>
          <table:table-cell table:style-name="ce14" table:formula="of:=['Global Overview'.G15]" office:value-type="string" office:string-value="§4.12">
            <text:p>§4.12</text:p>
          </table:table-cell>
          <table:table-cell table:style-name="ce14" table:formula="of:=['Global Overview'.H15]" office:value-type="string" office:string-value="yes">
            <text:p>yes</text:p>
          </table:table-cell>
          <table:table-cell table:style-name="ce14" table:formula="of:=['Global Overview'.K1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]" office:value-type="string" office:string-value="Announce Synchronization Point">
            <text:p>Announce Synchronization Point</text:p>
          </table:table-cell>
          <table:table-cell table:style-name="ce14" table:formula="of:=['Global Overview'.C16]" office:value-type="string" office:string-value="FM">
            <text:p>FM</text:p>
          </table:table-cell>
          <table:table-cell table:style-name="ce14" table:formula="of:=['Global Overview'.D16]" office:value-type="string" office:string-value="FedA">
            <text:p>FedA</text:p>
          </table:table-cell>
          <table:table-cell table:style-name="ce14" table:formula="of:=['Global Overview'.G16]" office:value-type="string" office:string-value="§4.13">
            <text:p>§4.13</text:p>
          </table:table-cell>
          <table:table-cell table:style-name="ce14" table:formula="of:=['Global Overview'.H16]" office:value-type="string" office:string-value="yes">
            <text:p>yes</text:p>
          </table:table-cell>
          <table:table-cell table:style-name="ce14" table:formula="of:=['Global Overview'.K1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]" office:value-type="string" office:string-value="Synchronization Point Achieved">
            <text:p>Synchronization Point Achieved</text:p>
          </table:table-cell>
          <table:table-cell table:style-name="ce14" table:formula="of:=['Global Overview'.C17]" office:value-type="string" office:string-value="FM">
            <text:p>FM</text:p>
          </table:table-cell>
          <table:table-cell table:style-name="ce14" table:formula="of:=['Global Overview'.D17]" office:value-type="string" office:string-value="RTIA">
            <text:p>RTIA</text:p>
          </table:table-cell>
          <table:table-cell table:style-name="ce14" table:formula="of:=['Global Overview'.G17]" office:value-type="string" office:string-value="§4.14">
            <text:p>§4.14</text:p>
          </table:table-cell>
          <table:table-cell table:style-name="ce14" table:formula="of:=['Global Overview'.H17]" office:value-type="string" office:string-value="yes">
            <text:p>yes</text:p>
          </table:table-cell>
          <table:table-cell table:style-name="ce14" table:formula="of:=['Global Overview'.K1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]" office:value-type="string" office:string-value="Federation Synchronized">
            <text:p>Federation Synchronized</text:p>
          </table:table-cell>
          <table:table-cell table:style-name="ce14" table:formula="of:=['Global Overview'.C18]" office:value-type="string" office:string-value="FM">
            <text:p>FM</text:p>
          </table:table-cell>
          <table:table-cell table:style-name="ce14" table:formula="of:=['Global Overview'.D18]" office:value-type="string" office:string-value="FedA">
            <text:p>FedA</text:p>
          </table:table-cell>
          <table:table-cell table:style-name="ce14" table:formula="of:=['Global Overview'.G18]" office:value-type="string" office:string-value="§4.15">
            <text:p>§4.15</text:p>
          </table:table-cell>
          <table:table-cell table:style-name="ce14" table:formula="of:=['Global Overview'.H18]" office:value-type="string" office:string-value="yes">
            <text:p>yes</text:p>
          </table:table-cell>
          <table:table-cell table:style-name="ce14" table:formula="of:=['Global Overview'.K1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]" office:value-type="string" office:string-value="Request Federation Save">
            <text:p>Request Federation Save</text:p>
          </table:table-cell>
          <table:table-cell table:style-name="ce14" table:formula="of:=['Global Overview'.C19]" office:value-type="string" office:string-value="FM">
            <text:p>FM</text:p>
          </table:table-cell>
          <table:table-cell table:style-name="ce14" table:formula="of:=['Global Overview'.D19]" office:value-type="string" office:string-value="RTIA">
            <text:p>RTIA</text:p>
          </table:table-cell>
          <table:table-cell table:style-name="ce14" table:formula="of:=['Global Overview'.G19]" office:value-type="string" office:string-value="§4.16">
            <text:p>§4.16</text:p>
          </table:table-cell>
          <table:table-cell table:style-name="ce14" table:formula="of:=['Global Overview'.H19]" office:value-type="string" office:string-value="yes">
            <text:p>yes</text:p>
          </table:table-cell>
          <table:table-cell table:style-name="ce14" table:formula="of:=['Global Overview'.K1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0]" office:value-type="string" office:string-value="Initiate Federation Save">
            <text:p>Initiate Federation Save</text:p>
          </table:table-cell>
          <table:table-cell table:style-name="ce14" table:formula="of:=['Global Overview'.C20]" office:value-type="string" office:string-value="FM">
            <text:p>FM</text:p>
          </table:table-cell>
          <table:table-cell table:style-name="ce14" table:formula="of:=['Global Overview'.D20]" office:value-type="string" office:string-value="FedA">
            <text:p>FedA</text:p>
          </table:table-cell>
          <table:table-cell table:style-name="ce14" table:formula="of:=['Global Overview'.G20]" office:value-type="string" office:string-value="§4.17">
            <text:p>§4.17</text:p>
          </table:table-cell>
          <table:table-cell table:style-name="ce14" table:formula="of:=['Global Overview'.H20]" office:value-type="string" office:string-value="yes">
            <text:p>yes</text:p>
          </table:table-cell>
          <table:table-cell table:style-name="ce14" table:formula="of:=['Global Overview'.K2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1]" office:value-type="string" office:string-value="Federate Save Begun">
            <text:p>Federate Save Begun</text:p>
          </table:table-cell>
          <table:table-cell table:style-name="ce14" table:formula="of:=['Global Overview'.C21]" office:value-type="string" office:string-value="FM">
            <text:p>FM</text:p>
          </table:table-cell>
          <table:table-cell table:style-name="ce14" table:formula="of:=['Global Overview'.D21]" office:value-type="string" office:string-value="RTIA">
            <text:p>RTIA</text:p>
          </table:table-cell>
          <table:table-cell table:style-name="ce14" table:formula="of:=['Global Overview'.G21]" office:value-type="string" office:string-value="§4.18">
            <text:p>§4.18</text:p>
          </table:table-cell>
          <table:table-cell table:style-name="ce14" table:formula="of:=['Global Overview'.H21]" office:value-type="string" office:string-value="yes">
            <text:p>yes</text:p>
          </table:table-cell>
          <table:table-cell table:style-name="ce14" table:formula="of:=['Global Overview'.K2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2]" office:value-type="string" office:string-value="Federate Save Complete">
            <text:p>Federate Save Complete</text:p>
          </table:table-cell>
          <table:table-cell table:style-name="ce14" table:formula="of:=['Global Overview'.C22]" office:value-type="string" office:string-value="FM">
            <text:p>FM</text:p>
          </table:table-cell>
          <table:table-cell table:style-name="ce14" table:formula="of:=['Global Overview'.D22]" office:value-type="string" office:string-value="RTIA">
            <text:p>RTIA</text:p>
          </table:table-cell>
          <table:table-cell table:style-name="ce14" table:formula="of:=['Global Overview'.G22]" office:value-type="string" office:string-value="§4.19">
            <text:p>§4.19</text:p>
          </table:table-cell>
          <table:table-cell table:style-name="ce14" table:formula="of:=['Global Overview'.H22]" office:value-type="string" office:string-value="yes">
            <text:p>yes</text:p>
          </table:table-cell>
          <table:table-cell table:style-name="ce14" table:formula="of:=['Global Overview'.K2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3]" office:value-type="string" office:string-value="Federation Saved">
            <text:p>Federation Saved</text:p>
          </table:table-cell>
          <table:table-cell table:style-name="ce14" table:formula="of:=['Global Overview'.C23]" office:value-type="string" office:string-value="FM">
            <text:p>FM</text:p>
          </table:table-cell>
          <table:table-cell table:style-name="ce14" table:formula="of:=['Global Overview'.D23]" office:value-type="string" office:string-value="FedA">
            <text:p>FedA</text:p>
          </table:table-cell>
          <table:table-cell table:style-name="ce14" table:formula="of:=['Global Overview'.G23]" office:value-type="string" office:string-value="§4.20">
            <text:p>§4.20</text:p>
          </table:table-cell>
          <table:table-cell table:style-name="ce14" table:formula="of:=['Global Overview'.H23]" office:value-type="string" office:string-value="yes">
            <text:p>yes</text:p>
          </table:table-cell>
          <table:table-cell table:style-name="ce14" table:formula="of:=['Global Overview'.K2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4]" office:value-type="string" office:string-value="Abort Federation Save">
            <text:p>Abort Federation Save</text:p>
          </table:table-cell>
          <table:table-cell table:style-name="ce14" table:formula="of:=['Global Overview'.C24]" office:value-type="string" office:string-value="FM">
            <text:p>FM</text:p>
          </table:table-cell>
          <table:table-cell table:style-name="ce14" table:formula="of:=['Global Overview'.D24]" office:value-type="string" office:string-value="FedA">
            <text:p>FedA</text:p>
          </table:table-cell>
          <table:table-cell table:style-name="ce14" table:formula="of:=['Global Overview'.G24]" office:value-type="string" office:string-value="§4.21">
            <text:p>§4.21</text:p>
          </table:table-cell>
          <table:table-cell table:style-name="ce14" table:formula="of:=['Global Overview'.H24]" office:value-type="string" office:string-value="no">
            <text:p>no</text:p>
          </table:table-cell>
          <table:table-cell table:style-name="ce14" table:formula="of:=['Global Overview'.K2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5]" office:value-type="string" office:string-value="Query Federation Save Status">
            <text:p>Query Federation Save Status</text:p>
          </table:table-cell>
          <table:table-cell table:style-name="ce14" table:formula="of:=['Global Overview'.C25]" office:value-type="string" office:string-value="FM">
            <text:p>FM</text:p>
          </table:table-cell>
          <table:table-cell table:style-name="ce14" table:formula="of:=['Global Overview'.D25]" office:value-type="string" office:string-value="RTIA">
            <text:p>RTIA</text:p>
          </table:table-cell>
          <table:table-cell table:style-name="ce14" table:formula="of:=['Global Overview'.G25]" office:value-type="string" office:string-value="§4.22">
            <text:p>§4.22</text:p>
          </table:table-cell>
          <table:table-cell table:style-name="ce14" table:formula="of:=['Global Overview'.H25]" office:value-type="string" office:string-value="no">
            <text:p>no</text:p>
          </table:table-cell>
          <table:table-cell table:style-name="ce14" table:formula="of:=['Global Overview'.K2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6]" office:value-type="string" office:string-value="Federation Save Status Response">
            <text:p>Federation Save Status Response</text:p>
          </table:table-cell>
          <table:table-cell table:style-name="ce14" table:formula="of:=['Global Overview'.C26]" office:value-type="string" office:string-value="FM">
            <text:p>FM</text:p>
          </table:table-cell>
          <table:table-cell table:style-name="ce14" table:formula="of:=['Global Overview'.D26]" office:value-type="string" office:string-value="RTIA">
            <text:p>RTIA</text:p>
          </table:table-cell>
          <table:table-cell table:style-name="ce14" table:formula="of:=['Global Overview'.G26]" office:value-type="string" office:string-value="§4.23">
            <text:p>§4.23</text:p>
          </table:table-cell>
          <table:table-cell table:style-name="ce14" table:formula="of:=['Global Overview'.H26]" office:value-type="string" office:string-value="no">
            <text:p>no</text:p>
          </table:table-cell>
          <table:table-cell table:style-name="ce14" table:formula="of:=['Global Overview'.K2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7]" office:value-type="string" office:string-value="Request Federation Restore">
            <text:p>Request Federation Restore</text:p>
          </table:table-cell>
          <table:table-cell table:style-name="ce14" table:formula="of:=['Global Overview'.C27]" office:value-type="string" office:string-value="FM">
            <text:p>FM</text:p>
          </table:table-cell>
          <table:table-cell table:style-name="ce14" table:formula="of:=['Global Overview'.D27]" office:value-type="string" office:string-value="RTIA">
            <text:p>RTIA</text:p>
          </table:table-cell>
          <table:table-cell table:style-name="ce14" table:formula="of:=['Global Overview'.G27]" office:value-type="string" office:string-value="§4.24">
            <text:p>§4.24</text:p>
          </table:table-cell>
          <table:table-cell table:style-name="ce14" table:formula="of:=['Global Overview'.H27]" office:value-type="string" office:string-value="yes">
            <text:p>yes</text:p>
          </table:table-cell>
          <table:table-cell table:style-name="ce14" table:formula="of:=['Global Overview'.K2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8]" office:value-type="string" office:string-value="Confirm Federation Restoration Request">
            <text:p>Confirm Federation Restoration Request</text:p>
          </table:table-cell>
          <table:table-cell table:style-name="ce14" table:formula="of:=['Global Overview'.C28]" office:value-type="string" office:string-value="FM">
            <text:p>FM</text:p>
          </table:table-cell>
          <table:table-cell table:style-name="ce14" table:formula="of:=['Global Overview'.D28]" office:value-type="string" office:string-value="FedA">
            <text:p>FedA</text:p>
          </table:table-cell>
          <table:table-cell table:style-name="ce14" table:formula="of:=['Global Overview'.G28]" office:value-type="string" office:string-value="§4.25">
            <text:p>§4.25</text:p>
          </table:table-cell>
          <table:table-cell table:style-name="ce14" table:formula="of:=['Global Overview'.H28]" office:value-type="string" office:string-value="yes">
            <text:p>yes</text:p>
          </table:table-cell>
          <table:table-cell table:style-name="ce14" table:formula="of:=['Global Overview'.K2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9]" office:value-type="string" office:string-value="Federation Restore Begun">
            <text:p>Federation Restore Begun</text:p>
          </table:table-cell>
          <table:table-cell table:style-name="ce14" table:formula="of:=['Global Overview'.C29]" office:value-type="string" office:string-value="FM">
            <text:p>FM</text:p>
          </table:table-cell>
          <table:table-cell table:style-name="ce14" table:formula="of:=['Global Overview'.D29]" office:value-type="string" office:string-value="FedA">
            <text:p>FedA</text:p>
          </table:table-cell>
          <table:table-cell table:style-name="ce14" table:formula="of:=['Global Overview'.G29]" office:value-type="string" office:string-value="§4.26">
            <text:p>§4.26</text:p>
          </table:table-cell>
          <table:table-cell table:style-name="ce14" table:formula="of:=['Global Overview'.H29]" office:value-type="string" office:string-value="yes">
            <text:p>yes</text:p>
          </table:table-cell>
          <table:table-cell table:style-name="ce14" table:formula="of:=['Global Overview'.K2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0]" office:value-type="string" office:string-value="Initiate Federate Restore">
            <text:p>Initiate Federate Restore</text:p>
          </table:table-cell>
          <table:table-cell table:style-name="ce14" table:formula="of:=['Global Overview'.C30]" office:value-type="string" office:string-value="FM">
            <text:p>FM</text:p>
          </table:table-cell>
          <table:table-cell table:style-name="ce14" table:formula="of:=['Global Overview'.D30]" office:value-type="string" office:string-value="FedA">
            <text:p>FedA</text:p>
          </table:table-cell>
          <table:table-cell table:style-name="ce14" table:formula="of:=['Global Overview'.G30]" office:value-type="string" office:string-value="§4.27">
            <text:p>§4.27</text:p>
          </table:table-cell>
          <table:table-cell table:style-name="ce14" table:formula="of:=['Global Overview'.H30]" office:value-type="string" office:string-value="yes">
            <text:p>yes</text:p>
          </table:table-cell>
          <table:table-cell table:style-name="ce14" table:formula="of:=['Global Overview'.K3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1]" office:value-type="string" office:string-value="Federate Restore Complete">
            <text:p>Federate Restore Complete</text:p>
          </table:table-cell>
          <table:table-cell table:style-name="ce14" table:formula="of:=['Global Overview'.C31]" office:value-type="string" office:string-value="FM">
            <text:p>FM</text:p>
          </table:table-cell>
          <table:table-cell table:style-name="ce14" table:formula="of:=['Global Overview'.D31]" office:value-type="string" office:string-value="RTIA">
            <text:p>RTIA</text:p>
          </table:table-cell>
          <table:table-cell table:style-name="ce14" table:formula="of:=['Global Overview'.G31]" office:value-type="string" office:string-value="§4.28">
            <text:p>§4.28</text:p>
          </table:table-cell>
          <table:table-cell table:style-name="ce14" table:formula="of:=['Global Overview'.H31]" office:value-type="string" office:string-value="yes">
            <text:p>yes</text:p>
          </table:table-cell>
          <table:table-cell table:style-name="ce14" table:formula="of:=['Global Overview'.K3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2]" office:value-type="string" office:string-value="Federation Restored">
            <text:p>Federation Restored</text:p>
          </table:table-cell>
          <table:table-cell table:style-name="ce14" table:formula="of:=['Global Overview'.C32]" office:value-type="string" office:string-value="FM">
            <text:p>FM</text:p>
          </table:table-cell>
          <table:table-cell table:style-name="ce14" table:formula="of:=['Global Overview'.D32]" office:value-type="string" office:string-value="FedA">
            <text:p>FedA</text:p>
          </table:table-cell>
          <table:table-cell table:style-name="ce14" table:formula="of:=['Global Overview'.G32]" office:value-type="string" office:string-value="§4.29">
            <text:p>§4.29</text:p>
          </table:table-cell>
          <table:table-cell table:style-name="ce14" table:formula="of:=['Global Overview'.H32]" office:value-type="string" office:string-value="yes">
            <text:p>yes</text:p>
          </table:table-cell>
          <table:table-cell table:style-name="ce14" table:formula="of:=['Global Overview'.K3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3]" office:value-type="string" office:string-value="Abort Federation Restore">
            <text:p>Abort Federation Restore</text:p>
          </table:table-cell>
          <table:table-cell table:style-name="ce14" table:formula="of:=['Global Overview'.C33]" office:value-type="string" office:string-value="FM">
            <text:p>FM</text:p>
          </table:table-cell>
          <table:table-cell table:style-name="ce14" table:formula="of:=['Global Overview'.D33]" office:value-type="string" office:string-value="RTIA">
            <text:p>RTIA</text:p>
          </table:table-cell>
          <table:table-cell table:style-name="ce14" table:formula="of:=['Global Overview'.G33]" office:value-type="string" office:string-value="§4.30">
            <text:p>§4.30</text:p>
          </table:table-cell>
          <table:table-cell table:style-name="ce14" table:formula="of:=['Global Overview'.H33]" office:value-type="string" office:string-value="no">
            <text:p>no</text:p>
          </table:table-cell>
          <table:table-cell table:style-name="ce14" table:formula="of:=['Global Overview'.K3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4]" office:value-type="string" office:string-value="Query Federation Restore Status">
            <text:p>Query Federation Restore Status</text:p>
          </table:table-cell>
          <table:table-cell table:style-name="ce14" table:formula="of:=['Global Overview'.C34]" office:value-type="string" office:string-value="FM">
            <text:p>FM</text:p>
          </table:table-cell>
          <table:table-cell table:style-name="ce14" table:formula="of:=['Global Overview'.D34]" office:value-type="string" office:string-value="RTIA">
            <text:p>RTIA</text:p>
          </table:table-cell>
          <table:table-cell table:style-name="ce14" table:formula="of:=['Global Overview'.G34]" office:value-type="string" office:string-value="§4.31">
            <text:p>§4.31</text:p>
          </table:table-cell>
          <table:table-cell table:style-name="ce14" table:formula="of:=['Global Overview'.H34]" office:value-type="string" office:string-value="no">
            <text:p>no</text:p>
          </table:table-cell>
          <table:table-cell table:style-name="ce14" table:formula="of:=['Global Overview'.K3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5]" office:value-type="string" office:string-value="Federation Restore Status Response">
            <text:p>Federation Restore Status Response</text:p>
          </table:table-cell>
          <table:table-cell table:style-name="ce14" table:formula="of:=['Global Overview'.C35]" office:value-type="string" office:string-value="FM">
            <text:p>FM</text:p>
          </table:table-cell>
          <table:table-cell table:style-name="ce14" table:formula="of:=['Global Overview'.D35]" office:value-type="string" office:string-value="RTIA">
            <text:p>RTIA</text:p>
          </table:table-cell>
          <table:table-cell table:style-name="ce14" table:formula="of:=['Global Overview'.G35]" office:value-type="string" office:string-value="§4.32">
            <text:p>§4.32</text:p>
          </table:table-cell>
          <table:table-cell table:style-name="ce14" table:formula="of:=['Global Overview'.H35]" office:value-type="string" office:string-value="no">
            <text:p>no</text:p>
          </table:table-cell>
          <table:table-cell table:style-name="ce14" table:formula="of:=['Global Overview'.K3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6]" office:value-type="float" office:value="0">
            <text:p>0</text:p>
          </table:table-cell>
          <table:table-cell table:style-name="ce14" table:formula="of:=['Global Overview'.C36]" office:value-type="float" office:value="0">
            <text:p>0</text:p>
          </table:table-cell>
          <table:table-cell table:style-name="ce14" table:formula="of:=['Global Overview'.D36]" office:value-type="float" office:value="0">
            <text:p>0</text:p>
          </table:table-cell>
          <table:table-cell table:style-name="ce14" table:formula="of:=['Global Overview'.G36]" office:value-type="float" office:value="0">
            <text:p>0</text:p>
          </table:table-cell>
          <table:table-cell table:style-name="ce14" table:formula="of:=['Global Overview'.H36]" office:value-type="float" office:value="0">
            <text:p>0</text:p>
          </table:table-cell>
          <table:table-cell table:style-name="ce14" table:formula="of:=['Global Overview'.K3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37]" office:value-type="string" office:string-value="Declaration management">
            <text:p>Declaration management</text:p>
          </table:table-cell>
          <table:table-cell table:style-name="ce20" table:formula="of:=['Global Overview'.C37]" office:value-type="string" office:string-value="DM">
            <text:p>DM</text:p>
          </table:table-cell>
          <table:table-cell table:style-name="ce20" table:formula="of:=['Global Overview'.D37]" office:value-type="float" office:value="0">
            <text:p>0</text:p>
          </table:table-cell>
          <table:table-cell table:style-name="ce20" table:formula="of:=['Global Overview'.G37]" office:value-type="float" office:value="0">
            <text:p>0</text:p>
          </table:table-cell>
          <table:table-cell table:style-name="ce20" table:formula="of:=['Global Overview'.H37]" office:value-type="float" office:value="0">
            <text:p>0</text:p>
          </table:table-cell>
          <table:table-cell table:style-name="ce20" table:formula="of:=['Global Overview'.K37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38]" office:value-type="string" office:string-value="Publish Object Class Attributes">
            <text:p>Publish Object Class Attributes</text:p>
          </table:table-cell>
          <table:table-cell table:style-name="ce14" table:formula="of:=['Global Overview'.C38]" office:value-type="string" office:string-value="DM">
            <text:p>DM</text:p>
          </table:table-cell>
          <table:table-cell table:style-name="ce14" table:formula="of:=['Global Overview'.D38]" office:value-type="string" office:string-value="RTIA">
            <text:p>RTIA</text:p>
          </table:table-cell>
          <table:table-cell table:style-name="ce14" table:formula="of:=['Global Overview'.G38]" office:value-type="string" office:string-value="§5.2">
            <text:p>§5.2</text:p>
          </table:table-cell>
          <table:table-cell table:style-name="ce14" table:formula="of:=['Global Overview'.H38]" office:value-type="string" office:string-value="yes">
            <text:p>yes</text:p>
          </table:table-cell>
          <table:table-cell table:style-name="ce14" table:formula="of:=['Global Overview'.K3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9]" office:value-type="string" office:string-value="Unpublish Object Class Attributes">
            <text:p>Unpublish Object Class Attributes</text:p>
          </table:table-cell>
          <table:table-cell table:style-name="ce14" table:formula="of:=['Global Overview'.C39]" office:value-type="string" office:string-value="DM">
            <text:p>DM</text:p>
          </table:table-cell>
          <table:table-cell table:style-name="ce14" table:formula="of:=['Global Overview'.D39]" office:value-type="string" office:string-value="RTIA">
            <text:p>RTIA</text:p>
          </table:table-cell>
          <table:table-cell table:style-name="ce14" table:formula="of:=['Global Overview'.G39]" office:value-type="string" office:string-value="§5.3">
            <text:p>§5.3</text:p>
          </table:table-cell>
          <table:table-cell table:style-name="ce14" table:formula="of:=['Global Overview'.H39]" office:value-type="string" office:string-value="partial">
            <text:p>partial</text:p>
          </table:table-cell>
          <table:table-cell table:style-name="ce14" table:formula="of:=['Global Overview'.K3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0]" office:value-type="string" office:string-value="Publish Interaction Class">
            <text:p>Publish Interaction Class</text:p>
          </table:table-cell>
          <table:table-cell table:style-name="ce14" table:formula="of:=['Global Overview'.C40]" office:value-type="string" office:string-value="DM">
            <text:p>DM</text:p>
          </table:table-cell>
          <table:table-cell table:style-name="ce14" table:formula="of:=['Global Overview'.D40]" office:value-type="string" office:string-value="RTIA">
            <text:p>RTIA</text:p>
          </table:table-cell>
          <table:table-cell table:style-name="ce14" table:formula="of:=['Global Overview'.G40]" office:value-type="string" office:string-value="§5.4">
            <text:p>§5.4</text:p>
          </table:table-cell>
          <table:table-cell table:style-name="ce14" table:formula="of:=['Global Overview'.H40]" office:value-type="string" office:string-value="yes">
            <text:p>yes</text:p>
          </table:table-cell>
          <table:table-cell table:style-name="ce14" table:formula="of:=['Global Overview'.K4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1]" office:value-type="string" office:string-value="Unpublish Interaction Class">
            <text:p>Unpublish Interaction Class</text:p>
          </table:table-cell>
          <table:table-cell table:style-name="ce14" table:formula="of:=['Global Overview'.C41]" office:value-type="string" office:string-value="DM">
            <text:p>DM</text:p>
          </table:table-cell>
          <table:table-cell table:style-name="ce14" table:formula="of:=['Global Overview'.D41]" office:value-type="string" office:string-value="RTIA">
            <text:p>RTIA</text:p>
          </table:table-cell>
          <table:table-cell table:style-name="ce14" table:formula="of:=['Global Overview'.G41]" office:value-type="string" office:string-value="§5.5">
            <text:p>§5.5</text:p>
          </table:table-cell>
          <table:table-cell table:style-name="ce14" table:formula="of:=['Global Overview'.H41]" office:value-type="string" office:string-value="yes">
            <text:p>yes</text:p>
          </table:table-cell>
          <table:table-cell table:style-name="ce14" table:formula="of:=['Global Overview'.K4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2]" office:value-type="string" office:string-value="Subscribe Object Class Attributes">
            <text:p>Subscribe Object Class Attributes</text:p>
          </table:table-cell>
          <table:table-cell table:style-name="ce14" table:formula="of:=['Global Overview'.C42]" office:value-type="string" office:string-value="DM">
            <text:p>DM</text:p>
          </table:table-cell>
          <table:table-cell table:style-name="ce14" table:formula="of:=['Global Overview'.D42]" office:value-type="string" office:string-value="RTIA">
            <text:p>RTIA</text:p>
          </table:table-cell>
          <table:table-cell table:style-name="ce14" table:formula="of:=['Global Overview'.G42]" office:value-type="string" office:string-value="§5.6">
            <text:p>§5.6</text:p>
          </table:table-cell>
          <table:table-cell table:style-name="ce14" table:formula="of:=['Global Overview'.H42]" office:value-type="string" office:string-value="yes">
            <text:p>yes</text:p>
          </table:table-cell>
          <table:table-cell table:style-name="ce14" table:formula="of:=['Global Overview'.K4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3]" office:value-type="string" office:string-value="Unsubscribe Object Class Attributes">
            <text:p>Unsubscribe Object Class Attributes</text:p>
          </table:table-cell>
          <table:table-cell table:style-name="ce14" table:formula="of:=['Global Overview'.C43]" office:value-type="string" office:string-value="DM">
            <text:p>DM</text:p>
          </table:table-cell>
          <table:table-cell table:style-name="ce14" table:formula="of:=['Global Overview'.D43]" office:value-type="string" office:string-value="RTIA">
            <text:p>RTIA</text:p>
          </table:table-cell>
          <table:table-cell table:style-name="ce14" table:formula="of:=['Global Overview'.G43]" office:value-type="string" office:string-value="§5.7">
            <text:p>§5.7</text:p>
          </table:table-cell>
          <table:table-cell table:style-name="ce14" table:formula="of:=['Global Overview'.H43]" office:value-type="string" office:string-value="partial">
            <text:p>partial</text:p>
          </table:table-cell>
          <table:table-cell table:style-name="ce14" table:formula="of:=['Global Overview'.K4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4]" office:value-type="string" office:string-value="Subscribe Interaction Class">
            <text:p>Subscribe Interaction Class</text:p>
          </table:table-cell>
          <table:table-cell table:style-name="ce14" table:formula="of:=['Global Overview'.C44]" office:value-type="string" office:string-value="DM">
            <text:p>DM</text:p>
          </table:table-cell>
          <table:table-cell table:style-name="ce14" table:formula="of:=['Global Overview'.D44]" office:value-type="string" office:string-value="RTIA">
            <text:p>RTIA</text:p>
          </table:table-cell>
          <table:table-cell table:style-name="ce14" table:formula="of:=['Global Overview'.G44]" office:value-type="string" office:string-value="§5.8">
            <text:p>§5.8</text:p>
          </table:table-cell>
          <table:table-cell table:style-name="ce14" table:formula="of:=['Global Overview'.H44]" office:value-type="string" office:string-value="yes">
            <text:p>yes</text:p>
          </table:table-cell>
          <table:table-cell table:style-name="ce14" table:formula="of:=['Global Overview'.K4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5]" office:value-type="string" office:string-value="Unsubscribe Interaction Class">
            <text:p>Unsubscribe Interaction Class</text:p>
          </table:table-cell>
          <table:table-cell table:style-name="ce14" table:formula="of:=['Global Overview'.C45]" office:value-type="string" office:string-value="DM">
            <text:p>DM</text:p>
          </table:table-cell>
          <table:table-cell table:style-name="ce14" table:formula="of:=['Global Overview'.D45]" office:value-type="string" office:string-value="RTIA">
            <text:p>RTIA</text:p>
          </table:table-cell>
          <table:table-cell table:style-name="ce14" table:formula="of:=['Global Overview'.G45]" office:value-type="string" office:string-value="§5.9">
            <text:p>§5.9</text:p>
          </table:table-cell>
          <table:table-cell table:style-name="ce14" table:formula="of:=['Global Overview'.H45]" office:value-type="string" office:string-value="yes">
            <text:p>yes</text:p>
          </table:table-cell>
          <table:table-cell table:style-name="ce14" table:formula="of:=['Global Overview'.K4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6]" office:value-type="string" office:string-value="Start Registration For Object Class">
            <text:p>Start Registration For Object Class</text:p>
          </table:table-cell>
          <table:table-cell table:style-name="ce14" table:formula="of:=['Global Overview'.C46]" office:value-type="string" office:string-value="DM">
            <text:p>DM</text:p>
          </table:table-cell>
          <table:table-cell table:style-name="ce14" table:formula="of:=['Global Overview'.D46]" office:value-type="string" office:string-value="FedA">
            <text:p>FedA</text:p>
          </table:table-cell>
          <table:table-cell table:style-name="ce14" table:formula="of:=['Global Overview'.G46]" office:value-type="string" office:string-value="§5.10">
            <text:p>§5.10</text:p>
          </table:table-cell>
          <table:table-cell table:style-name="ce14" table:formula="of:=['Global Overview'.H46]" office:value-type="string" office:string-value="yes">
            <text:p>yes</text:p>
          </table:table-cell>
          <table:table-cell table:style-name="ce14" table:formula="of:=['Global Overview'.K4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7]" office:value-type="string" office:string-value="Stop Registration For Object Class">
            <text:p>Stop Registration For Object Class</text:p>
          </table:table-cell>
          <table:table-cell table:style-name="ce14" table:formula="of:=['Global Overview'.C47]" office:value-type="string" office:string-value="DM">
            <text:p>DM</text:p>
          </table:table-cell>
          <table:table-cell table:style-name="ce14" table:formula="of:=['Global Overview'.D47]" office:value-type="string" office:string-value="FedA">
            <text:p>FedA</text:p>
          </table:table-cell>
          <table:table-cell table:style-name="ce14" table:formula="of:=['Global Overview'.G47]" office:value-type="string" office:string-value="§5.11">
            <text:p>§5.11</text:p>
          </table:table-cell>
          <table:table-cell table:style-name="ce14" table:formula="of:=['Global Overview'.H47]" office:value-type="string" office:string-value="yes">
            <text:p>yes</text:p>
          </table:table-cell>
          <table:table-cell table:style-name="ce14" table:formula="of:=['Global Overview'.K4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8]" office:value-type="string" office:string-value="Turn Interaction On">
            <text:p>Turn Interaction On</text:p>
          </table:table-cell>
          <table:table-cell table:style-name="ce14" table:formula="of:=['Global Overview'.C48]" office:value-type="string" office:string-value="DM">
            <text:p>DM</text:p>
          </table:table-cell>
          <table:table-cell table:style-name="ce14" table:formula="of:=['Global Overview'.D48]" office:value-type="string" office:string-value="FedA">
            <text:p>FedA</text:p>
          </table:table-cell>
          <table:table-cell table:style-name="ce14" table:formula="of:=['Global Overview'.G48]" office:value-type="string" office:string-value="§5.12">
            <text:p>§5.12</text:p>
          </table:table-cell>
          <table:table-cell table:style-name="ce14" table:formula="of:=['Global Overview'.H48]" office:value-type="string" office:string-value="yes">
            <text:p>yes</text:p>
          </table:table-cell>
          <table:table-cell table:style-name="ce14" table:formula="of:=['Global Overview'.K4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9]" office:value-type="string" office:string-value="Turn Interaction Off">
            <text:p>Turn Interaction Off</text:p>
          </table:table-cell>
          <table:table-cell table:style-name="ce14" table:formula="of:=['Global Overview'.C49]" office:value-type="string" office:string-value="DM">
            <text:p>DM</text:p>
          </table:table-cell>
          <table:table-cell table:style-name="ce14" table:formula="of:=['Global Overview'.D49]" office:value-type="string" office:string-value="FedA">
            <text:p>FedA</text:p>
          </table:table-cell>
          <table:table-cell table:style-name="ce14" table:formula="of:=['Global Overview'.G49]" office:value-type="string" office:string-value="§5.13">
            <text:p>§5.13</text:p>
          </table:table-cell>
          <table:table-cell table:style-name="ce14" table:formula="of:=['Global Overview'.H49]" office:value-type="string" office:string-value="yes">
            <text:p>yes</text:p>
          </table:table-cell>
          <table:table-cell table:style-name="ce14" table:formula="of:=['Global Overview'.K4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0]" office:value-type="float" office:value="0">
            <text:p>0</text:p>
          </table:table-cell>
          <table:table-cell table:style-name="ce14" table:formula="of:=['Global Overview'.C50]" office:value-type="float" office:value="0">
            <text:p>0</text:p>
          </table:table-cell>
          <table:table-cell table:style-name="ce14" table:formula="of:=['Global Overview'.D50]" office:value-type="float" office:value="0">
            <text:p>0</text:p>
          </table:table-cell>
          <table:table-cell table:style-name="ce14" table:formula="of:=['Global Overview'.G50]" office:value-type="float" office:value="0">
            <text:p>0</text:p>
          </table:table-cell>
          <table:table-cell table:style-name="ce14" table:formula="of:=['Global Overview'.H50]" office:value-type="float" office:value="0">
            <text:p>0</text:p>
          </table:table-cell>
          <table:table-cell table:style-name="ce14" table:formula="of:=['Global Overview'.K5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51]" office:value-type="string" office:string-value="Object management">
            <text:p>Object management</text:p>
          </table:table-cell>
          <table:table-cell table:style-name="ce20" table:formula="of:=['Global Overview'.C51]" office:value-type="string" office:string-value="OM">
            <text:p>OM</text:p>
          </table:table-cell>
          <table:table-cell table:style-name="ce20" table:formula="of:=['Global Overview'.D51]" office:value-type="float" office:value="0">
            <text:p>0</text:p>
          </table:table-cell>
          <table:table-cell table:style-name="ce20" table:formula="of:=['Global Overview'.G51]" office:value-type="float" office:value="0">
            <text:p>0</text:p>
          </table:table-cell>
          <table:table-cell table:style-name="ce20" table:formula="of:=['Global Overview'.H51]" office:value-type="float" office:value="0">
            <text:p>0</text:p>
          </table:table-cell>
          <table:table-cell table:style-name="ce20" table:formula="of:=['Global Overview'.K51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52]" office:value-type="string" office:string-value="Reserve Object Instance Name">
            <text:p>Reserve Object Instance Name</text:p>
          </table:table-cell>
          <table:table-cell table:style-name="ce14" table:formula="of:=['Global Overview'.C52]" office:value-type="string" office:string-value="OM">
            <text:p>OM</text:p>
          </table:table-cell>
          <table:table-cell table:style-name="ce14" table:formula="of:=['Global Overview'.D52]" office:value-type="string" office:string-value="RTIA">
            <text:p>RTIA</text:p>
          </table:table-cell>
          <table:table-cell table:style-name="ce14" table:formula="of:=['Global Overview'.G52]" office:value-type="string" office:string-value="§6.2">
            <text:p>§6.2</text:p>
          </table:table-cell>
          <table:table-cell table:style-name="ce14" table:formula="of:=['Global Overview'.H52]" office:value-type="string" office:string-value="yes">
            <text:p>yes</text:p>
          </table:table-cell>
          <table:table-cell table:style-name="ce14" table:formula="of:=['Global Overview'.K5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3]" office:value-type="string" office:string-value="Object Instance Name Reserved">
            <text:p>Object Instance Name Reserved</text:p>
          </table:table-cell>
          <table:table-cell table:style-name="ce14" table:formula="of:=['Global Overview'.C53]" office:value-type="string" office:string-value="OM">
            <text:p>OM</text:p>
          </table:table-cell>
          <table:table-cell table:style-name="ce14" table:formula="of:=['Global Overview'.D53]" office:value-type="string" office:string-value="FedA">
            <text:p>FedA</text:p>
          </table:table-cell>
          <table:table-cell table:style-name="ce14" table:formula="of:=['Global Overview'.G53]" office:value-type="string" office:string-value="§6.3">
            <text:p>§6.3</text:p>
          </table:table-cell>
          <table:table-cell table:style-name="ce14" table:formula="of:=['Global Overview'.H53]" office:value-type="string" office:string-value="yes">
            <text:p>yes</text:p>
          </table:table-cell>
          <table:table-cell table:style-name="ce14" table:formula="of:=['Global Overview'.K5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8]" office:value-type="string" office:string-value="Register Object Instance">
            <text:p>Register Object Instance</text:p>
          </table:table-cell>
          <table:table-cell table:style-name="ce14" table:formula="of:=['Global Overview'.C58]" office:value-type="string" office:string-value="OM">
            <text:p>OM</text:p>
          </table:table-cell>
          <table:table-cell table:style-name="ce14" table:formula="of:=['Global Overview'.D58]" office:value-type="string" office:string-value="RTIA">
            <text:p>RTIA</text:p>
          </table:table-cell>
          <table:table-cell table:style-name="ce14" table:formula="of:=['Global Overview'.G58]" office:value-type="string" office:string-value="§6.8">
            <text:p>§6.8</text:p>
          </table:table-cell>
          <table:table-cell table:style-name="ce14" table:formula="of:=['Global Overview'.H58]" office:value-type="string" office:string-value="yes">
            <text:p>yes</text:p>
          </table:table-cell>
          <table:table-cell table:style-name="ce14" table:formula="of:=['Global Overview'.K5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9]" office:value-type="string" office:string-value="Discover Object Instance">
            <text:p>Discover Object Instance</text:p>
          </table:table-cell>
          <table:table-cell table:style-name="ce14" table:formula="of:=['Global Overview'.C59]" office:value-type="string" office:string-value="OM">
            <text:p>OM</text:p>
          </table:table-cell>
          <table:table-cell table:style-name="ce14" table:formula="of:=['Global Overview'.D59]" office:value-type="string" office:string-value="FedA">
            <text:p>FedA</text:p>
          </table:table-cell>
          <table:table-cell table:style-name="ce14" table:formula="of:=['Global Overview'.G59]" office:value-type="string" office:string-value="§6.9">
            <text:p>§6.9</text:p>
          </table:table-cell>
          <table:table-cell table:style-name="ce14" table:formula="of:=['Global Overview'.H59]" office:value-type="string" office:string-value="yes">
            <text:p>yes</text:p>
          </table:table-cell>
          <table:table-cell table:style-name="ce14" table:formula="of:=['Global Overview'.K5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0]" office:value-type="string" office:string-value="Update Attribute Values">
            <text:p>Update Attribute Values</text:p>
          </table:table-cell>
          <table:table-cell table:style-name="ce14" table:formula="of:=['Global Overview'.C60]" office:value-type="string" office:string-value="OM">
            <text:p>OM</text:p>
          </table:table-cell>
          <table:table-cell table:style-name="ce14" table:formula="of:=['Global Overview'.D60]" office:value-type="string" office:string-value="RTIA">
            <text:p>RTIA</text:p>
          </table:table-cell>
          <table:table-cell table:style-name="ce14" table:formula="of:=['Global Overview'.G60]" office:value-type="string" office:string-value="§6.10">
            <text:p>§6.10</text:p>
          </table:table-cell>
          <table:table-cell table:style-name="ce14" table:formula="of:=['Global Overview'.H60]" office:value-type="string" office:string-value="yes">
            <text:p>yes</text:p>
          </table:table-cell>
          <table:table-cell table:style-name="ce14" table:formula="of:=['Global Overview'.K6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1]" office:value-type="string" office:string-value="Reflect Attribute Values">
            <text:p>Reflect Attribute Values</text:p>
          </table:table-cell>
          <table:table-cell table:style-name="ce14" table:formula="of:=['Global Overview'.C61]" office:value-type="string" office:string-value="OM">
            <text:p>OM</text:p>
          </table:table-cell>
          <table:table-cell table:style-name="ce14" table:formula="of:=['Global Overview'.D61]" office:value-type="string" office:string-value="FedA">
            <text:p>FedA</text:p>
          </table:table-cell>
          <table:table-cell table:style-name="ce14" table:formula="of:=['Global Overview'.G61]" office:value-type="string" office:string-value="§6.11">
            <text:p>§6.11</text:p>
          </table:table-cell>
          <table:table-cell table:style-name="ce14" table:formula="of:=['Global Overview'.H61]" office:value-type="string" office:string-value="yes">
            <text:p>yes</text:p>
          </table:table-cell>
          <table:table-cell table:style-name="ce14" table:formula="of:=['Global Overview'.K6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2]" office:value-type="string" office:string-value="Send Interaction">
            <text:p>Send Interaction</text:p>
          </table:table-cell>
          <table:table-cell table:style-name="ce14" table:formula="of:=['Global Overview'.C62]" office:value-type="string" office:string-value="OM">
            <text:p>OM</text:p>
          </table:table-cell>
          <table:table-cell table:style-name="ce14" table:formula="of:=['Global Overview'.D62]" office:value-type="string" office:string-value="RTIA">
            <text:p>RTIA</text:p>
          </table:table-cell>
          <table:table-cell table:style-name="ce14" table:formula="of:=['Global Overview'.G62]" office:value-type="string" office:string-value="§6.12">
            <text:p>§6.12</text:p>
          </table:table-cell>
          <table:table-cell table:style-name="ce14" table:formula="of:=['Global Overview'.H62]" office:value-type="string" office:string-value="yes">
            <text:p>yes</text:p>
          </table:table-cell>
          <table:table-cell table:style-name="ce14" table:formula="of:=['Global Overview'.K6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3]" office:value-type="string" office:string-value="Receive Interaction">
            <text:p>Receive Interaction</text:p>
          </table:table-cell>
          <table:table-cell table:style-name="ce14" table:formula="of:=['Global Overview'.C63]" office:value-type="string" office:string-value="OM">
            <text:p>OM</text:p>
          </table:table-cell>
          <table:table-cell table:style-name="ce14" table:formula="of:=['Global Overview'.D63]" office:value-type="string" office:string-value="FedA">
            <text:p>FedA</text:p>
          </table:table-cell>
          <table:table-cell table:style-name="ce14" table:formula="of:=['Global Overview'.G63]" office:value-type="string" office:string-value="§6.13">
            <text:p>§6.13</text:p>
          </table:table-cell>
          <table:table-cell table:style-name="ce14" table:formula="of:=['Global Overview'.H63]" office:value-type="string" office:string-value="yes">
            <text:p>yes</text:p>
          </table:table-cell>
          <table:table-cell table:style-name="ce14" table:formula="of:=['Global Overview'.K6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4]" office:value-type="string" office:string-value="Delete Object Instance">
            <text:p>Delete Object Instance</text:p>
          </table:table-cell>
          <table:table-cell table:style-name="ce14" table:formula="of:=['Global Overview'.C64]" office:value-type="string" office:string-value="OM">
            <text:p>OM</text:p>
          </table:table-cell>
          <table:table-cell table:style-name="ce14" table:formula="of:=['Global Overview'.D64]" office:value-type="string" office:string-value="RTIA">
            <text:p>RTIA</text:p>
          </table:table-cell>
          <table:table-cell table:style-name="ce14" table:formula="of:=['Global Overview'.G64]" office:value-type="string" office:string-value="§6.14">
            <text:p>§6.14</text:p>
          </table:table-cell>
          <table:table-cell table:style-name="ce14" table:formula="of:=['Global Overview'.H64]" office:value-type="string" office:string-value="yes">
            <text:p>yes</text:p>
          </table:table-cell>
          <table:table-cell table:style-name="ce14" table:formula="of:=['Global Overview'.K6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5]" office:value-type="string" office:string-value="Remove Object Instance">
            <text:p>Remove Object Instance</text:p>
          </table:table-cell>
          <table:table-cell table:style-name="ce14" table:formula="of:=['Global Overview'.C65]" office:value-type="string" office:string-value="OM">
            <text:p>OM</text:p>
          </table:table-cell>
          <table:table-cell table:style-name="ce14" table:formula="of:=['Global Overview'.D65]" office:value-type="string" office:string-value="FedA">
            <text:p>FedA</text:p>
          </table:table-cell>
          <table:table-cell table:style-name="ce14" table:formula="of:=['Global Overview'.G65]" office:value-type="string" office:string-value="§6.15">
            <text:p>§6.15</text:p>
          </table:table-cell>
          <table:table-cell table:style-name="ce14" table:formula="of:=['Global Overview'.H65]" office:value-type="string" office:string-value="yes">
            <text:p>yes</text:p>
          </table:table-cell>
          <table:table-cell table:style-name="ce14" table:formula="of:=['Global Overview'.K6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6]" office:value-type="string" office:string-value="Local Delete Object Instance">
            <text:p>Local Delete Object Instance</text:p>
          </table:table-cell>
          <table:table-cell table:style-name="ce14" table:formula="of:=['Global Overview'.C66]" office:value-type="string" office:string-value="OM">
            <text:p>OM</text:p>
          </table:table-cell>
          <table:table-cell table:style-name="ce14" table:formula="of:=['Global Overview'.D66]" office:value-type="string" office:string-value="RTIA">
            <text:p>RTIA</text:p>
          </table:table-cell>
          <table:table-cell table:style-name="ce14" table:formula="of:=['Global Overview'.G66]" office:value-type="string" office:string-value="§6.16">
            <text:p>§6.16</text:p>
          </table:table-cell>
          <table:table-cell table:style-name="ce14" table:formula="of:=['Global Overview'.H66]" office:value-type="string" office:string-value="yes">
            <text:p>yes</text:p>
          </table:table-cell>
          <table:table-cell table:style-name="ce14" table:formula="of:=['Global Overview'.K6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7]" office:value-type="string" office:string-value="Change Attribute Transportation Type">
            <text:p>Change Attribute Transportation Type</text:p>
          </table:table-cell>
          <table:table-cell table:style-name="ce14" table:formula="of:=['Global Overview'.C67]" office:value-type="string" office:string-value="OM">
            <text:p>OM</text:p>
          </table:table-cell>
          <table:table-cell table:style-name="ce14" table:formula="of:=['Global Overview'.D67]" office:value-type="string" office:string-value="RTIA">
            <text:p>RTIA</text:p>
          </table:table-cell>
          <table:table-cell table:style-name="ce14" table:formula="of:=['Global Overview'.G67]" office:value-type="float" office:value="0">
            <text:p>0</text:p>
          </table:table-cell>
          <table:table-cell table:style-name="ce14" table:formula="of:=['Global Overview'.H67]" office:value-type="string" office:string-value="yes">
            <text:p>yes</text:p>
          </table:table-cell>
          <table:table-cell table:style-name="ce14" table:formula="of:=['Global Overview'.K6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8]" office:value-type="string" office:string-value="Change Interaction Transportation Type">
            <text:p>Change Interaction Transportation Type</text:p>
          </table:table-cell>
          <table:table-cell table:style-name="ce14" table:formula="of:=['Global Overview'.C68]" office:value-type="string" office:string-value="OM">
            <text:p>OM</text:p>
          </table:table-cell>
          <table:table-cell table:style-name="ce14" table:formula="of:=['Global Overview'.D68]" office:value-type="string" office:string-value="RTIA">
            <text:p>RTIA</text:p>
          </table:table-cell>
          <table:table-cell table:style-name="ce14" table:formula="of:=['Global Overview'.G68]" office:value-type="float" office:value="0">
            <text:p>0</text:p>
          </table:table-cell>
          <table:table-cell table:style-name="ce14" table:formula="of:=['Global Overview'.H68]" office:value-type="string" office:string-value="yes">
            <text:p>yes</text:p>
          </table:table-cell>
          <table:table-cell table:style-name="ce14" table:formula="of:=['Global Overview'.K6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9]" office:value-type="string" office:string-value="Attributes In Scope">
            <text:p>Attributes In Scope</text:p>
          </table:table-cell>
          <table:table-cell table:style-name="ce14" table:formula="of:=['Global Overview'.C69]" office:value-type="string" office:string-value="OM">
            <text:p>OM</text:p>
          </table:table-cell>
          <table:table-cell table:style-name="ce14" table:formula="of:=['Global Overview'.D69]" office:value-type="string" office:string-value="FedA">
            <text:p>FedA</text:p>
          </table:table-cell>
          <table:table-cell table:style-name="ce14" table:formula="of:=['Global Overview'.G69]" office:value-type="string" office:string-value="§6.17">
            <text:p>§6.17</text:p>
          </table:table-cell>
          <table:table-cell table:style-name="ce14" table:formula="of:=['Global Overview'.H69]" office:value-type="string" office:string-value="partial">
            <text:p>partial</text:p>
          </table:table-cell>
          <table:table-cell table:style-name="ce14" table:formula="of:=['Global Overview'.K6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0]" office:value-type="string" office:string-value="Attributes Out Of Scope">
            <text:p>Attributes Out Of Scope</text:p>
          </table:table-cell>
          <table:table-cell table:style-name="ce14" table:formula="of:=['Global Overview'.C70]" office:value-type="string" office:string-value="OM">
            <text:p>OM</text:p>
          </table:table-cell>
          <table:table-cell table:style-name="ce14" table:formula="of:=['Global Overview'.D70]" office:value-type="string" office:string-value="FedA">
            <text:p>FedA</text:p>
          </table:table-cell>
          <table:table-cell table:style-name="ce14" table:formula="of:=['Global Overview'.G70]" office:value-type="string" office:string-value="§6.18">
            <text:p>§6.18</text:p>
          </table:table-cell>
          <table:table-cell table:style-name="ce14" table:formula="of:=['Global Overview'.H70]" office:value-type="string" office:string-value="partial">
            <text:p>partial</text:p>
          </table:table-cell>
          <table:table-cell table:style-name="ce14" table:formula="of:=['Global Overview'.K7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1]" office:value-type="string" office:string-value="Request Attribute Value Update">
            <text:p>Request Attribute Value Update</text:p>
          </table:table-cell>
          <table:table-cell table:style-name="ce14" table:formula="of:=['Global Overview'.C71]" office:value-type="string" office:string-value="OM">
            <text:p>OM</text:p>
          </table:table-cell>
          <table:table-cell table:style-name="ce14" table:formula="of:=['Global Overview'.D71]" office:value-type="string" office:string-value="RTIA">
            <text:p>RTIA</text:p>
          </table:table-cell>
          <table:table-cell table:style-name="ce14" table:formula="of:=['Global Overview'.G71]" office:value-type="string" office:string-value="§6.19">
            <text:p>§6.19</text:p>
          </table:table-cell>
          <table:table-cell table:style-name="ce14" table:formula="of:=['Global Overview'.H71]" office:value-type="string" office:string-value="yes">
            <text:p>yes</text:p>
          </table:table-cell>
          <table:table-cell table:style-name="ce14" table:formula="of:=['Global Overview'.K7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2]" office:value-type="string" office:string-value="Provide Attribute Value Update">
            <text:p>Provide Attribute Value Update</text:p>
          </table:table-cell>
          <table:table-cell table:style-name="ce14" table:formula="of:=['Global Overview'.C72]" office:value-type="string" office:string-value="OM">
            <text:p>OM</text:p>
          </table:table-cell>
          <table:table-cell table:style-name="ce14" table:formula="of:=['Global Overview'.D72]" office:value-type="string" office:string-value="FedA">
            <text:p>FedA</text:p>
          </table:table-cell>
          <table:table-cell table:style-name="ce14" table:formula="of:=['Global Overview'.G72]" office:value-type="string" office:string-value="§6.20">
            <text:p>§6.20</text:p>
          </table:table-cell>
          <table:table-cell table:style-name="ce14" table:formula="of:=['Global Overview'.H72]" office:value-type="string" office:string-value="yes">
            <text:p>yes</text:p>
          </table:table-cell>
          <table:table-cell table:style-name="ce14" table:formula="of:=['Global Overview'.K7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3]" office:value-type="string" office:string-value="Turn Updates On For Object Instance">
            <text:p>Turn Updates On For Object Instance</text:p>
          </table:table-cell>
          <table:table-cell table:style-name="ce14" table:formula="of:=['Global Overview'.C73]" office:value-type="string" office:string-value="OM">
            <text:p>OM</text:p>
          </table:table-cell>
          <table:table-cell table:style-name="ce14" table:formula="of:=['Global Overview'.D73]" office:value-type="string" office:string-value="FedA">
            <text:p>FedA</text:p>
          </table:table-cell>
          <table:table-cell table:style-name="ce14" table:formula="of:=['Global Overview'.G73]" office:value-type="string" office:string-value="§6.21">
            <text:p>§6.21</text:p>
          </table:table-cell>
          <table:table-cell table:style-name="ce14" table:formula="of:=['Global Overview'.H73]" office:value-type="string" office:string-value="partial">
            <text:p>partial</text:p>
          </table:table-cell>
          <table:table-cell table:style-name="ce14" table:formula="of:=['Global Overview'.K7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4]" office:value-type="string" office:string-value="Turn Updates Off For Object Instance">
            <text:p>Turn Updates Off For Object Instance</text:p>
          </table:table-cell>
          <table:table-cell table:style-name="ce14" table:formula="of:=['Global Overview'.C74]" office:value-type="string" office:string-value="OM">
            <text:p>OM</text:p>
          </table:table-cell>
          <table:table-cell table:style-name="ce14" table:formula="of:=['Global Overview'.D74]" office:value-type="string" office:string-value="FedA">
            <text:p>FedA</text:p>
          </table:table-cell>
          <table:table-cell table:style-name="ce14" table:formula="of:=['Global Overview'.G74]" office:value-type="string" office:string-value="§6.22">
            <text:p>§6.22</text:p>
          </table:table-cell>
          <table:table-cell table:style-name="ce14" table:formula="of:=['Global Overview'.H74]" office:value-type="string" office:string-value="partial">
            <text:p>partial</text:p>
          </table:table-cell>
          <table:table-cell table:style-name="ce14" table:formula="of:=['Global Overview'.K7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3]" office:value-type="float" office:value="0">
            <text:p>0</text:p>
          </table:table-cell>
          <table:table-cell table:style-name="ce14" table:formula="of:=['Global Overview'.C83]" office:value-type="float" office:value="0">
            <text:p>0</text:p>
          </table:table-cell>
          <table:table-cell table:style-name="ce14" table:formula="of:=['Global Overview'.D83]" office:value-type="float" office:value="0">
            <text:p>0</text:p>
          </table:table-cell>
          <table:table-cell table:style-name="ce14" table:formula="of:=['Global Overview'.G83]" office:value-type="float" office:value="0">
            <text:p>0</text:p>
          </table:table-cell>
          <table:table-cell table:style-name="ce14" table:formula="of:=['Global Overview'.H83]" office:value-type="float" office:value="0">
            <text:p>0</text:p>
          </table:table-cell>
          <table:table-cell table:style-name="ce14" table:formula="of:=['Global Overview'.K8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84]" office:value-type="string" office:string-value="Ownership management">
            <text:p>Ownership management</text:p>
          </table:table-cell>
          <table:table-cell table:style-name="ce20" table:formula="of:=['Global Overview'.C84]" office:value-type="string" office:string-value="OWM">
            <text:p>OWM</text:p>
          </table:table-cell>
          <table:table-cell table:style-name="ce20" table:formula="of:=['Global Overview'.D84]" office:value-type="float" office:value="0">
            <text:p>0</text:p>
          </table:table-cell>
          <table:table-cell table:style-name="ce20" table:formula="of:=['Global Overview'.G84]" office:value-type="float" office:value="0">
            <text:p>0</text:p>
          </table:table-cell>
          <table:table-cell table:style-name="ce20" table:formula="of:=['Global Overview'.H84]" office:value-type="float" office:value="0">
            <text:p>0</text:p>
          </table:table-cell>
          <table:table-cell table:style-name="ce20" table:formula="of:=['Global Overview'.K8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85]" office:value-type="string" office:string-value="Unconditional Attribute Ownership Divestiture">
            <text:p>Unconditional Attribute Ownership Divestiture</text:p>
          </table:table-cell>
          <table:table-cell table:style-name="ce14" table:formula="of:=['Global Overview'.C85]" office:value-type="string" office:string-value="OWM">
            <text:p>OWM</text:p>
          </table:table-cell>
          <table:table-cell table:style-name="ce14" table:formula="of:=['Global Overview'.D85]" office:value-type="string" office:string-value="RTIA">
            <text:p>RTIA</text:p>
          </table:table-cell>
          <table:table-cell table:style-name="ce14" table:formula="of:=['Global Overview'.G85]" office:value-type="string" office:string-value="§7.2">
            <text:p>§7.2</text:p>
          </table:table-cell>
          <table:table-cell table:style-name="ce14" table:formula="of:=['Global Overview'.H85]" office:value-type="string" office:string-value="yes">
            <text:p>yes</text:p>
          </table:table-cell>
          <table:table-cell table:style-name="ce14" table:formula="of:=['Global Overview'.K8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6]" office:value-type="string" office:string-value="Negotiated Attribute Ownership Divestiture">
            <text:p>Negotiated Attribute Ownership Divestiture</text:p>
          </table:table-cell>
          <table:table-cell table:style-name="ce14" table:formula="of:=['Global Overview'.C86]" office:value-type="string" office:string-value="OWM">
            <text:p>OWM</text:p>
          </table:table-cell>
          <table:table-cell table:style-name="ce14" table:formula="of:=['Global Overview'.D86]" office:value-type="string" office:string-value="RTIA">
            <text:p>RTIA</text:p>
          </table:table-cell>
          <table:table-cell table:style-name="ce14" table:formula="of:=['Global Overview'.G86]" office:value-type="string" office:string-value="§7.3">
            <text:p>§7.3</text:p>
          </table:table-cell>
          <table:table-cell table:style-name="ce14" table:formula="of:=['Global Overview'.H86]" office:value-type="string" office:string-value="yes">
            <text:p>yes</text:p>
          </table:table-cell>
          <table:table-cell table:style-name="ce14" table:formula="of:=['Global Overview'.K8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7]" office:value-type="string" office:string-value="Request Attribute Ownership Assumption">
            <text:p>Request Attribute Ownership Assumption</text:p>
          </table:table-cell>
          <table:table-cell table:style-name="ce14" table:formula="of:=['Global Overview'.C87]" office:value-type="string" office:string-value="OWM">
            <text:p>OWM</text:p>
          </table:table-cell>
          <table:table-cell table:style-name="ce14" table:formula="of:=['Global Overview'.D87]" office:value-type="string" office:string-value="FedA">
            <text:p>FedA</text:p>
          </table:table-cell>
          <table:table-cell table:style-name="ce14" table:formula="of:=['Global Overview'.G87]" office:value-type="string" office:string-value="§7.4">
            <text:p>§7.4</text:p>
          </table:table-cell>
          <table:table-cell table:style-name="ce14" table:formula="of:=['Global Overview'.H87]" office:value-type="string" office:string-value="yes">
            <text:p>yes</text:p>
          </table:table-cell>
          <table:table-cell table:style-name="ce14" table:formula="of:=['Global Overview'.K8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8]" office:value-type="string" office:string-value="Request Divestiture Confirmation">
            <text:p>Request Divestiture Confirmation</text:p>
          </table:table-cell>
          <table:table-cell table:style-name="ce14" table:formula="of:=['Global Overview'.C88]" office:value-type="string" office:string-value="OWM">
            <text:p>OWM</text:p>
          </table:table-cell>
          <table:table-cell table:style-name="ce14" table:formula="of:=['Global Overview'.D88]" office:value-type="string" office:string-value="FedA">
            <text:p>FedA</text:p>
          </table:table-cell>
          <table:table-cell table:style-name="ce14" table:formula="of:=['Global Overview'.G88]" office:value-type="string" office:string-value="§7.5">
            <text:p>§7.5</text:p>
          </table:table-cell>
          <table:table-cell table:style-name="ce14" table:formula="of:=['Global Overview'.H88]" office:value-type="string" office:string-value="yes">
            <text:p>yes</text:p>
          </table:table-cell>
          <table:table-cell table:style-name="ce14" table:formula="of:=['Global Overview'.K8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9]" office:value-type="string" office:string-value="Confirm Divestiture">
            <text:p>Confirm Divestiture</text:p>
          </table:table-cell>
          <table:table-cell table:style-name="ce14" table:formula="of:=['Global Overview'.C89]" office:value-type="string" office:string-value="OWM">
            <text:p>OWM</text:p>
          </table:table-cell>
          <table:table-cell table:style-name="ce14" table:formula="of:=['Global Overview'.D89]" office:value-type="string" office:string-value="RTIA">
            <text:p>RTIA</text:p>
          </table:table-cell>
          <table:table-cell table:style-name="ce14" table:formula="of:=['Global Overview'.G89]" office:value-type="string" office:string-value="§7.6">
            <text:p>§7.6</text:p>
          </table:table-cell>
          <table:table-cell table:style-name="ce14" table:formula="of:=['Global Overview'.H89]" office:value-type="string" office:string-value="no">
            <text:p>no</text:p>
          </table:table-cell>
          <table:table-cell table:style-name="ce14" table:formula="of:=['Global Overview'.K8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0]" office:value-type="string" office:string-value="Attribute Ownership Acquisition Notification">
            <text:p>Attribute Ownership Acquisition Notification</text:p>
          </table:table-cell>
          <table:table-cell table:style-name="ce14" table:formula="of:=['Global Overview'.C90]" office:value-type="string" office:string-value="OWM">
            <text:p>OWM</text:p>
          </table:table-cell>
          <table:table-cell table:style-name="ce14" table:formula="of:=['Global Overview'.D90]" office:value-type="string" office:string-value="FedA">
            <text:p>FedA</text:p>
          </table:table-cell>
          <table:table-cell table:style-name="ce14" table:formula="of:=['Global Overview'.G90]" office:value-type="string" office:string-value="§7.7">
            <text:p>§7.7</text:p>
          </table:table-cell>
          <table:table-cell table:style-name="ce14" table:formula="of:=['Global Overview'.H90]" office:value-type="string" office:string-value="yes">
            <text:p>yes</text:p>
          </table:table-cell>
          <table:table-cell table:style-name="ce14" table:formula="of:=['Global Overview'.K9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1]" office:value-type="string" office:string-value="Attribute Ownership Acquisition">
            <text:p>Attribute Ownership Acquisition</text:p>
          </table:table-cell>
          <table:table-cell table:style-name="ce14" table:formula="of:=['Global Overview'.C91]" office:value-type="string" office:string-value="OWM">
            <text:p>OWM</text:p>
          </table:table-cell>
          <table:table-cell table:style-name="ce14" table:formula="of:=['Global Overview'.D91]" office:value-type="string" office:string-value="RTIA">
            <text:p>RTIA</text:p>
          </table:table-cell>
          <table:table-cell table:style-name="ce14" table:formula="of:=['Global Overview'.G91]" office:value-type="string" office:string-value="§7.8">
            <text:p>§7.8</text:p>
          </table:table-cell>
          <table:table-cell table:style-name="ce14" table:formula="of:=['Global Overview'.H91]" office:value-type="string" office:string-value="yes">
            <text:p>yes</text:p>
          </table:table-cell>
          <table:table-cell table:style-name="ce14" table:formula="of:=['Global Overview'.K9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2]" office:value-type="string" office:string-value="Attribute Ownership Acquisition If Available">
            <text:p>Attribute Ownership Acquisition If Available</text:p>
          </table:table-cell>
          <table:table-cell table:style-name="ce14" table:formula="of:=['Global Overview'.C92]" office:value-type="string" office:string-value="OWM">
            <text:p>OWM</text:p>
          </table:table-cell>
          <table:table-cell table:style-name="ce14" table:formula="of:=['Global Overview'.D92]" office:value-type="string" office:string-value="RTIA">
            <text:p>RTIA</text:p>
          </table:table-cell>
          <table:table-cell table:style-name="ce14" table:formula="of:=['Global Overview'.G92]" office:value-type="string" office:string-value="§7.9">
            <text:p>§7.9</text:p>
          </table:table-cell>
          <table:table-cell table:style-name="ce14" table:formula="of:=['Global Overview'.H92]" office:value-type="string" office:string-value="yes">
            <text:p>yes</text:p>
          </table:table-cell>
          <table:table-cell table:style-name="ce14" table:formula="of:=['Global Overview'.K9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3]" office:value-type="string" office:string-value="Attribute Ownership Unavailable">
            <text:p>Attribute Ownership Unavailable</text:p>
          </table:table-cell>
          <table:table-cell table:style-name="ce14" table:formula="of:=['Global Overview'.C93]" office:value-type="string" office:string-value="OWM">
            <text:p>OWM</text:p>
          </table:table-cell>
          <table:table-cell table:style-name="ce14" table:formula="of:=['Global Overview'.D93]" office:value-type="string" office:string-value="FedA">
            <text:p>FedA</text:p>
          </table:table-cell>
          <table:table-cell table:style-name="ce14" table:formula="of:=['Global Overview'.G93]" office:value-type="string" office:string-value="§7.10">
            <text:p>§7.10</text:p>
          </table:table-cell>
          <table:table-cell table:style-name="ce14" table:formula="of:=['Global Overview'.H93]" office:value-type="string" office:string-value="yes">
            <text:p>yes</text:p>
          </table:table-cell>
          <table:table-cell table:style-name="ce14" table:formula="of:=['Global Overview'.K9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4]" office:value-type="string" office:string-value="Request Attribute Ownership Release">
            <text:p>Request Attribute Ownership Release</text:p>
          </table:table-cell>
          <table:table-cell table:style-name="ce14" table:formula="of:=['Global Overview'.C94]" office:value-type="string" office:string-value="OWM">
            <text:p>OWM</text:p>
          </table:table-cell>
          <table:table-cell table:style-name="ce14" table:formula="of:=['Global Overview'.D94]" office:value-type="string" office:string-value="FedA">
            <text:p>FedA</text:p>
          </table:table-cell>
          <table:table-cell table:style-name="ce14" table:formula="of:=['Global Overview'.G94]" office:value-type="string" office:string-value="§7.11">
            <text:p>§7.11</text:p>
          </table:table-cell>
          <table:table-cell table:style-name="ce14" table:formula="of:=['Global Overview'.H94]" office:value-type="string" office:string-value="yes">
            <text:p>yes</text:p>
          </table:table-cell>
          <table:table-cell table:style-name="ce14" table:formula="of:=['Global Overview'.K9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6]" office:value-type="string" office:string-value="Attribute Ownership Divestiture If Wanted">
            <text:p>Attribute Ownership Divestiture If Wanted</text:p>
          </table:table-cell>
          <table:table-cell table:style-name="ce14" table:formula="of:=['Global Overview'.C96]" office:value-type="string" office:string-value="OWM">
            <text:p>OWM</text:p>
          </table:table-cell>
          <table:table-cell table:style-name="ce14" table:formula="of:=['Global Overview'.D96]" office:value-type="string" office:string-value="RTIA">
            <text:p>RTIA</text:p>
          </table:table-cell>
          <table:table-cell table:style-name="ce14" table:formula="of:=['Global Overview'.G96]" office:value-type="string" office:string-value="§7.13">
            <text:p>§7.13</text:p>
          </table:table-cell>
          <table:table-cell table:style-name="ce14" table:formula="of:=['Global Overview'.H96]" office:value-type="string" office:string-value="yes">
            <text:p>yes</text:p>
          </table:table-cell>
          <table:table-cell table:style-name="ce14" table:formula="of:=['Global Overview'.K9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7]" office:value-type="string" office:string-value="Cancel Negotiated Attribute Ownership Divestiture">
            <text:p>Cancel Negotiated Attribute Ownership Divestiture</text:p>
          </table:table-cell>
          <table:table-cell table:style-name="ce14" table:formula="of:=['Global Overview'.C97]" office:value-type="string" office:string-value="OWM">
            <text:p>OWM</text:p>
          </table:table-cell>
          <table:table-cell table:style-name="ce14" table:formula="of:=['Global Overview'.D97]" office:value-type="string" office:string-value="RTIA">
            <text:p>RTIA</text:p>
          </table:table-cell>
          <table:table-cell table:style-name="ce14" table:formula="of:=['Global Overview'.G97]" office:value-type="string" office:string-value="§7.14">
            <text:p>§7.14</text:p>
          </table:table-cell>
          <table:table-cell table:style-name="ce14" table:formula="of:=['Global Overview'.H97]" office:value-type="string" office:string-value="yes">
            <text:p>yes</text:p>
          </table:table-cell>
          <table:table-cell table:style-name="ce14" table:formula="of:=['Global Overview'.K9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8]" office:value-type="string" office:string-value="Cancel Attribute Ownership Acquisition">
            <text:p>Cancel Attribute Ownership Acquisition</text:p>
          </table:table-cell>
          <table:table-cell table:style-name="ce14" table:formula="of:=['Global Overview'.C98]" office:value-type="string" office:string-value="OWM">
            <text:p>OWM</text:p>
          </table:table-cell>
          <table:table-cell table:style-name="ce14" table:formula="of:=['Global Overview'.D98]" office:value-type="string" office:string-value="RTIA">
            <text:p>RTIA</text:p>
          </table:table-cell>
          <table:table-cell table:style-name="ce14" table:formula="of:=['Global Overview'.G98]" office:value-type="string" office:string-value="§7.15">
            <text:p>§7.15</text:p>
          </table:table-cell>
          <table:table-cell table:style-name="ce14" table:formula="of:=['Global Overview'.H98]" office:value-type="string" office:string-value="yes">
            <text:p>yes</text:p>
          </table:table-cell>
          <table:table-cell table:style-name="ce14" table:formula="of:=['Global Overview'.K9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9]" office:value-type="string" office:string-value="Confirm Attribute Ownership Acquisition Cancellation">
            <text:p>Confirm Attribute Ownership Acquisition Cancellation</text:p>
          </table:table-cell>
          <table:table-cell table:style-name="ce14" table:formula="of:=['Global Overview'.C99]" office:value-type="string" office:string-value="OWM">
            <text:p>OWM</text:p>
          </table:table-cell>
          <table:table-cell table:style-name="ce14" table:formula="of:=['Global Overview'.D99]" office:value-type="string" office:string-value="FedA">
            <text:p>FedA</text:p>
          </table:table-cell>
          <table:table-cell table:style-name="ce14" table:formula="of:=['Global Overview'.G99]" office:value-type="string" office:string-value="§7.16">
            <text:p>§7.16</text:p>
          </table:table-cell>
          <table:table-cell table:style-name="ce14" table:formula="of:=['Global Overview'.H99]" office:value-type="string" office:string-value="yes">
            <text:p>yes</text:p>
          </table:table-cell>
          <table:table-cell table:style-name="ce14" table:formula="of:=['Global Overview'.K9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0]" office:value-type="string" office:string-value="Query Attribute Ownership">
            <text:p>Query Attribute Ownership</text:p>
          </table:table-cell>
          <table:table-cell table:style-name="ce14" table:formula="of:=['Global Overview'.C100]" office:value-type="string" office:string-value="OWM">
            <text:p>OWM</text:p>
          </table:table-cell>
          <table:table-cell table:style-name="ce14" table:formula="of:=['Global Overview'.D100]" office:value-type="string" office:string-value="RTIA">
            <text:p>RTIA</text:p>
          </table:table-cell>
          <table:table-cell table:style-name="ce14" table:formula="of:=['Global Overview'.G100]" office:value-type="string" office:string-value="§7.17">
            <text:p>§7.17</text:p>
          </table:table-cell>
          <table:table-cell table:style-name="ce14" table:formula="of:=['Global Overview'.H100]" office:value-type="string" office:string-value="yes">
            <text:p>yes</text:p>
          </table:table-cell>
          <table:table-cell table:style-name="ce14" table:formula="of:=['Global Overview'.K10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1]" office:value-type="string" office:string-value="Inform Attribute Ownership">
            <text:p>Inform Attribute Ownership</text:p>
          </table:table-cell>
          <table:table-cell table:style-name="ce14" table:formula="of:=['Global Overview'.C101]" office:value-type="string" office:string-value="OWM">
            <text:p>OWM</text:p>
          </table:table-cell>
          <table:table-cell table:style-name="ce14" table:formula="of:=['Global Overview'.D101]" office:value-type="string" office:string-value="FedA">
            <text:p>FedA</text:p>
          </table:table-cell>
          <table:table-cell table:style-name="ce14" table:formula="of:=['Global Overview'.G101]" office:value-type="string" office:string-value="§7.18">
            <text:p>§7.18</text:p>
          </table:table-cell>
          <table:table-cell table:style-name="ce14" table:formula="of:=['Global Overview'.H101]" office:value-type="string" office:string-value="yes">
            <text:p>yes</text:p>
          </table:table-cell>
          <table:table-cell table:style-name="ce14" table:formula="of:=['Global Overview'.K10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2]" office:value-type="string" office:string-value="Is Attribute Owned By Federate">
            <text:p>Is Attribute Owned By Federate</text:p>
          </table:table-cell>
          <table:table-cell table:style-name="ce14" table:formula="of:=['Global Overview'.C102]" office:value-type="string" office:string-value="OWM">
            <text:p>OWM</text:p>
          </table:table-cell>
          <table:table-cell table:style-name="ce14" table:formula="of:=['Global Overview'.D102]" office:value-type="string" office:string-value="RTIA">
            <text:p>RTIA</text:p>
          </table:table-cell>
          <table:table-cell table:style-name="ce14" table:formula="of:=['Global Overview'.G102]" office:value-type="string" office:string-value="§7.19">
            <text:p>§7.19</text:p>
          </table:table-cell>
          <table:table-cell table:style-name="ce14" table:formula="of:=['Global Overview'.H102]" office:value-type="string" office:string-value="yes">
            <text:p>yes</text:p>
          </table:table-cell>
          <table:table-cell table:style-name="ce14" table:formula="of:=['Global Overview'.K10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3]" office:value-type="float" office:value="0">
            <text:p>0</text:p>
          </table:table-cell>
          <table:table-cell table:style-name="ce14" table:formula="of:=['Global Overview'.C103]" office:value-type="float" office:value="0">
            <text:p>0</text:p>
          </table:table-cell>
          <table:table-cell table:style-name="ce14" table:formula="of:=['Global Overview'.D103]" office:value-type="float" office:value="0">
            <text:p>0</text:p>
          </table:table-cell>
          <table:table-cell table:style-name="ce14" table:formula="of:=['Global Overview'.G103]" office:value-type="float" office:value="0">
            <text:p>0</text:p>
          </table:table-cell>
          <table:table-cell table:style-name="ce14" table:formula="of:=['Global Overview'.H103]" office:value-type="float" office:value="0">
            <text:p>0</text:p>
          </table:table-cell>
          <table:table-cell table:style-name="ce14" table:formula="of:=['Global Overview'.K10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04]" office:value-type="string" office:string-value="Time management">
            <text:p>Time management</text:p>
          </table:table-cell>
          <table:table-cell table:style-name="ce20" table:formula="of:=['Global Overview'.C104]" office:value-type="string" office:string-value="TM">
            <text:p>TM</text:p>
          </table:table-cell>
          <table:table-cell table:style-name="ce20" table:formula="of:=['Global Overview'.D104]" office:value-type="float" office:value="0">
            <text:p>0</text:p>
          </table:table-cell>
          <table:table-cell table:style-name="ce20" table:formula="of:=['Global Overview'.G104]" office:value-type="float" office:value="0">
            <text:p>0</text:p>
          </table:table-cell>
          <table:table-cell table:style-name="ce20" table:formula="of:=['Global Overview'.H104]" office:value-type="float" office:value="0">
            <text:p>0</text:p>
          </table:table-cell>
          <table:table-cell table:style-name="ce20" table:formula="of:=['Global Overview'.K10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05]" office:value-type="string" office:string-value="Enable Time Regulation">
            <text:p>Enable Time Regulation</text:p>
          </table:table-cell>
          <table:table-cell table:style-name="ce14" table:formula="of:=['Global Overview'.C105]" office:value-type="string" office:string-value="TM">
            <text:p>TM</text:p>
          </table:table-cell>
          <table:table-cell table:style-name="ce14" table:formula="of:=['Global Overview'.D105]" office:value-type="string" office:string-value="RTIA">
            <text:p>RTIA</text:p>
          </table:table-cell>
          <table:table-cell table:style-name="ce14" table:formula="of:=['Global Overview'.G105]" office:value-type="string" office:string-value="§8.2">
            <text:p>§8.2</text:p>
          </table:table-cell>
          <table:table-cell table:style-name="ce14" table:formula="of:=['Global Overview'.H105]" office:value-type="string" office:string-value="yes">
            <text:p>yes</text:p>
          </table:table-cell>
          <table:table-cell table:style-name="ce14" table:formula="of:=['Global Overview'.K10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6]" office:value-type="string" office:string-value="Time Regulation Enabled">
            <text:p>Time Regulation Enabled</text:p>
          </table:table-cell>
          <table:table-cell table:style-name="ce14" table:formula="of:=['Global Overview'.C106]" office:value-type="string" office:string-value="TM">
            <text:p>TM</text:p>
          </table:table-cell>
          <table:table-cell table:style-name="ce14" table:formula="of:=['Global Overview'.D106]" office:value-type="string" office:string-value="FedA">
            <text:p>FedA</text:p>
          </table:table-cell>
          <table:table-cell table:style-name="ce14" table:formula="of:=['Global Overview'.G106]" office:value-type="string" office:string-value="§8.3">
            <text:p>§8.3</text:p>
          </table:table-cell>
          <table:table-cell table:style-name="ce14" table:formula="of:=['Global Overview'.H106]" office:value-type="string" office:string-value="yes">
            <text:p>yes</text:p>
          </table:table-cell>
          <table:table-cell table:style-name="ce14" table:formula="of:=['Global Overview'.K10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7]" office:value-type="string" office:string-value="Disable Time Regulation">
            <text:p>Disable Time Regulation</text:p>
          </table:table-cell>
          <table:table-cell table:style-name="ce14" table:formula="of:=['Global Overview'.C107]" office:value-type="string" office:string-value="TM">
            <text:p>TM</text:p>
          </table:table-cell>
          <table:table-cell table:style-name="ce14" table:formula="of:=['Global Overview'.D107]" office:value-type="string" office:string-value="RTIA">
            <text:p>RTIA</text:p>
          </table:table-cell>
          <table:table-cell table:style-name="ce14" table:formula="of:=['Global Overview'.G107]" office:value-type="string" office:string-value="§8.4">
            <text:p>§8.4</text:p>
          </table:table-cell>
          <table:table-cell table:style-name="ce14" table:formula="of:=['Global Overview'.H107]" office:value-type="string" office:string-value="yes">
            <text:p>yes</text:p>
          </table:table-cell>
          <table:table-cell table:style-name="ce14" table:formula="of:=['Global Overview'.K10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8]" office:value-type="string" office:string-value="Enable Time Constrained">
            <text:p>Enable Time Constrained</text:p>
          </table:table-cell>
          <table:table-cell table:style-name="ce14" table:formula="of:=['Global Overview'.C108]" office:value-type="string" office:string-value="TM">
            <text:p>TM</text:p>
          </table:table-cell>
          <table:table-cell table:style-name="ce14" table:formula="of:=['Global Overview'.D108]" office:value-type="string" office:string-value="RTIA">
            <text:p>RTIA</text:p>
          </table:table-cell>
          <table:table-cell table:style-name="ce14" table:formula="of:=['Global Overview'.G108]" office:value-type="string" office:string-value="§8.5">
            <text:p>§8.5</text:p>
          </table:table-cell>
          <table:table-cell table:style-name="ce14" table:formula="of:=['Global Overview'.H108]" office:value-type="string" office:string-value="yes">
            <text:p>yes</text:p>
          </table:table-cell>
          <table:table-cell table:style-name="ce14" table:formula="of:=['Global Overview'.K10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9]" office:value-type="string" office:string-value="Time Constrained Enabled">
            <text:p>Time Constrained Enabled</text:p>
          </table:table-cell>
          <table:table-cell table:style-name="ce14" table:formula="of:=['Global Overview'.C109]" office:value-type="string" office:string-value="TM">
            <text:p>TM</text:p>
          </table:table-cell>
          <table:table-cell table:style-name="ce14" table:formula="of:=['Global Overview'.D109]" office:value-type="string" office:string-value="FedA">
            <text:p>FedA</text:p>
          </table:table-cell>
          <table:table-cell table:style-name="ce14" table:formula="of:=['Global Overview'.G109]" office:value-type="string" office:string-value="§8.6">
            <text:p>§8.6</text:p>
          </table:table-cell>
          <table:table-cell table:style-name="ce14" table:formula="of:=['Global Overview'.H109]" office:value-type="string" office:string-value="yes">
            <text:p>yes</text:p>
          </table:table-cell>
          <table:table-cell table:style-name="ce14" table:formula="of:=['Global Overview'.K10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0]" office:value-type="string" office:string-value="Disable Time Constrained">
            <text:p>Disable Time Constrained</text:p>
          </table:table-cell>
          <table:table-cell table:style-name="ce14" table:formula="of:=['Global Overview'.C110]" office:value-type="string" office:string-value="TM">
            <text:p>TM</text:p>
          </table:table-cell>
          <table:table-cell table:style-name="ce14" table:formula="of:=['Global Overview'.D110]" office:value-type="string" office:string-value="RTIA">
            <text:p>RTIA</text:p>
          </table:table-cell>
          <table:table-cell table:style-name="ce14" table:formula="of:=['Global Overview'.G110]" office:value-type="string" office:string-value="§8.7">
            <text:p>§8.7</text:p>
          </table:table-cell>
          <table:table-cell table:style-name="ce14" table:formula="of:=['Global Overview'.H110]" office:value-type="string" office:string-value="yes">
            <text:p>yes</text:p>
          </table:table-cell>
          <table:table-cell table:style-name="ce14" table:formula="of:=['Global Overview'.K11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1]" office:value-type="string" office:string-value="Time Advance Request">
            <text:p>Time Advance Request</text:p>
          </table:table-cell>
          <table:table-cell table:style-name="ce14" table:formula="of:=['Global Overview'.C111]" office:value-type="string" office:string-value="TM">
            <text:p>TM</text:p>
          </table:table-cell>
          <table:table-cell table:style-name="ce14" table:formula="of:=['Global Overview'.D111]" office:value-type="string" office:string-value="RTIA">
            <text:p>RTIA</text:p>
          </table:table-cell>
          <table:table-cell table:style-name="ce14" table:formula="of:=['Global Overview'.G111]" office:value-type="string" office:string-value="§8.8">
            <text:p>§8.8</text:p>
          </table:table-cell>
          <table:table-cell table:style-name="ce14" table:formula="of:=['Global Overview'.H111]" office:value-type="string" office:string-value="yes">
            <text:p>yes</text:p>
          </table:table-cell>
          <table:table-cell table:style-name="ce14" table:formula="of:=['Global Overview'.K11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2]" office:value-type="string" office:string-value="Time Advance Request Available">
            <text:p>Time Advance Request Available</text:p>
          </table:table-cell>
          <table:table-cell table:style-name="ce14" table:formula="of:=['Global Overview'.C112]" office:value-type="string" office:string-value="TM">
            <text:p>TM</text:p>
          </table:table-cell>
          <table:table-cell table:style-name="ce14" table:formula="of:=['Global Overview'.D112]" office:value-type="string" office:string-value="RTIA">
            <text:p>RTIA</text:p>
          </table:table-cell>
          <table:table-cell table:style-name="ce14" table:formula="of:=['Global Overview'.G112]" office:value-type="string" office:string-value="§8.9">
            <text:p>§8.9</text:p>
          </table:table-cell>
          <table:table-cell table:style-name="ce14" table:formula="of:=['Global Overview'.H112]" office:value-type="string" office:string-value="yes">
            <text:p>yes</text:p>
          </table:table-cell>
          <table:table-cell table:style-name="ce14" table:formula="of:=['Global Overview'.K11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3]" office:value-type="string" office:string-value="Next Message Request">
            <text:p>Next Message Request</text:p>
          </table:table-cell>
          <table:table-cell table:style-name="ce14" table:formula="of:=['Global Overview'.C113]" office:value-type="string" office:string-value="TM">
            <text:p>TM</text:p>
          </table:table-cell>
          <table:table-cell table:style-name="ce14" table:formula="of:=['Global Overview'.D113]" office:value-type="string" office:string-value="RTIA">
            <text:p>RTIA</text:p>
          </table:table-cell>
          <table:table-cell table:style-name="ce14" table:formula="of:=['Global Overview'.G113]" office:value-type="string" office:string-value="§8.10">
            <text:p>§8.10</text:p>
          </table:table-cell>
          <table:table-cell table:style-name="ce14" table:formula="of:=['Global Overview'.H113]" office:value-type="string" office:string-value="yes">
            <text:p>yes</text:p>
          </table:table-cell>
          <table:table-cell table:style-name="ce14" table:formula="of:=['Global Overview'.K11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4]" office:value-type="string" office:string-value="Next Message Request Available">
            <text:p>Next Message Request Available</text:p>
          </table:table-cell>
          <table:table-cell table:style-name="ce14" table:formula="of:=['Global Overview'.C114]" office:value-type="string" office:string-value="TM">
            <text:p>TM</text:p>
          </table:table-cell>
          <table:table-cell table:style-name="ce14" table:formula="of:=['Global Overview'.D114]" office:value-type="string" office:string-value="RTIA">
            <text:p>RTIA</text:p>
          </table:table-cell>
          <table:table-cell table:style-name="ce14" table:formula="of:=['Global Overview'.G114]" office:value-type="string" office:string-value="§8.11">
            <text:p>§8.11</text:p>
          </table:table-cell>
          <table:table-cell table:style-name="ce14" table:formula="of:=['Global Overview'.H114]" office:value-type="string" office:string-value="yes">
            <text:p>yes</text:p>
          </table:table-cell>
          <table:table-cell table:style-name="ce14" table:formula="of:=['Global Overview'.K11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5]" office:value-type="string" office:string-value="Flush Queue Request">
            <text:p>Flush Queue Request</text:p>
          </table:table-cell>
          <table:table-cell table:style-name="ce14" table:formula="of:=['Global Overview'.C115]" office:value-type="string" office:string-value="TM">
            <text:p>TM</text:p>
          </table:table-cell>
          <table:table-cell table:style-name="ce14" table:formula="of:=['Global Overview'.D115]" office:value-type="string" office:string-value="RTIA">
            <text:p>RTIA</text:p>
          </table:table-cell>
          <table:table-cell table:style-name="ce14" table:formula="of:=['Global Overview'.G115]" office:value-type="string" office:string-value="§8.12">
            <text:p>§8.12</text:p>
          </table:table-cell>
          <table:table-cell table:style-name="ce14" table:formula="of:=['Global Overview'.H115]" office:value-type="string" office:string-value="partial">
            <text:p>partial</text:p>
          </table:table-cell>
          <table:table-cell table:style-name="ce14" table:formula="of:=['Global Overview'.K11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6]" office:value-type="string" office:string-value="Time Advance Grant">
            <text:p>Time Advance Grant</text:p>
          </table:table-cell>
          <table:table-cell table:style-name="ce14" table:formula="of:=['Global Overview'.C116]" office:value-type="string" office:string-value="TM">
            <text:p>TM</text:p>
          </table:table-cell>
          <table:table-cell table:style-name="ce14" table:formula="of:=['Global Overview'.D116]" office:value-type="string" office:string-value="FedA">
            <text:p>FedA</text:p>
          </table:table-cell>
          <table:table-cell table:style-name="ce14" table:formula="of:=['Global Overview'.G116]" office:value-type="string" office:string-value="§8.13">
            <text:p>§8.13</text:p>
          </table:table-cell>
          <table:table-cell table:style-name="ce14" table:formula="of:=['Global Overview'.H116]" office:value-type="string" office:string-value="yes">
            <text:p>yes</text:p>
          </table:table-cell>
          <table:table-cell table:style-name="ce14" table:formula="of:=['Global Overview'.K11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7]" office:value-type="string" office:string-value="Enable Asynchronous Delivery">
            <text:p>Enable Asynchronous Delivery</text:p>
          </table:table-cell>
          <table:table-cell table:style-name="ce14" table:formula="of:=['Global Overview'.C117]" office:value-type="string" office:string-value="TM">
            <text:p>TM</text:p>
          </table:table-cell>
          <table:table-cell table:style-name="ce14" table:formula="of:=['Global Overview'.D117]" office:value-type="string" office:string-value="RTIA">
            <text:p>RTIA</text:p>
          </table:table-cell>
          <table:table-cell table:style-name="ce14" table:formula="of:=['Global Overview'.G117]" office:value-type="string" office:string-value="§8.14">
            <text:p>§8.14</text:p>
          </table:table-cell>
          <table:table-cell table:style-name="ce14" table:formula="of:=['Global Overview'.H117]" office:value-type="string" office:string-value="yes">
            <text:p>yes</text:p>
          </table:table-cell>
          <table:table-cell table:style-name="ce14" table:formula="of:=['Global Overview'.K11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8]" office:value-type="string" office:string-value="Disable Asynchronous Delivery">
            <text:p>Disable Asynchronous Delivery</text:p>
          </table:table-cell>
          <table:table-cell table:style-name="ce14" table:formula="of:=['Global Overview'.C118]" office:value-type="string" office:string-value="TM">
            <text:p>TM</text:p>
          </table:table-cell>
          <table:table-cell table:style-name="ce14" table:formula="of:=['Global Overview'.D118]" office:value-type="string" office:string-value="RTIA">
            <text:p>RTIA</text:p>
          </table:table-cell>
          <table:table-cell table:style-name="ce14" table:formula="of:=['Global Overview'.G118]" office:value-type="string" office:string-value="§8.15">
            <text:p>§8.15</text:p>
          </table:table-cell>
          <table:table-cell table:style-name="ce14" table:formula="of:=['Global Overview'.H118]" office:value-type="string" office:string-value="yes">
            <text:p>yes</text:p>
          </table:table-cell>
          <table:table-cell table:style-name="ce14" table:formula="of:=['Global Overview'.K11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9]" office:value-type="string" office:string-value="Query LBTS (HLA 1.3) Query GALT (IEEE-1516)">
            <text:p>Query LBTS (HLA 1.3) Query GALT (IEEE-1516)</text:p>
          </table:table-cell>
          <table:table-cell table:style-name="ce14" table:formula="of:=['Global Overview'.C119]" office:value-type="string" office:string-value="TM">
            <text:p>TM</text:p>
          </table:table-cell>
          <table:table-cell table:style-name="ce14" table:formula="of:=['Global Overview'.D119]" office:value-type="string" office:string-value="RTIA">
            <text:p>RTIA</text:p>
          </table:table-cell>
          <table:table-cell table:style-name="ce14" table:formula="of:=['Global Overview'.G119]" office:value-type="string" office:string-value="§8.16">
            <text:p>§8.16</text:p>
          </table:table-cell>
          <table:table-cell table:style-name="ce14" table:formula="of:=['Global Overview'.H119]" office:value-type="string" office:string-value="yes">
            <text:p>yes</text:p>
          </table:table-cell>
          <table:table-cell table:style-name="ce14" table:formula="of:=['Global Overview'.K11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0]" office:value-type="string" office:string-value="Query Federate Time (HLA 1.3) Query Logical Time (IEEE-1516)">
            <text:p>Query Federate Time (HLA 1.3) Query Logical Time (IEEE-1516)</text:p>
          </table:table-cell>
          <table:table-cell table:style-name="ce14" table:formula="of:=['Global Overview'.C120]" office:value-type="string" office:string-value="TM">
            <text:p>TM</text:p>
          </table:table-cell>
          <table:table-cell table:style-name="ce14" table:formula="of:=['Global Overview'.D120]" office:value-type="string" office:string-value="RTIA">
            <text:p>RTIA</text:p>
          </table:table-cell>
          <table:table-cell table:style-name="ce14" table:formula="of:=['Global Overview'.G120]" office:value-type="string" office:string-value="§8.17">
            <text:p>§8.17</text:p>
          </table:table-cell>
          <table:table-cell table:style-name="ce14" table:formula="of:=['Global Overview'.H120]" office:value-type="string" office:string-value="yes">
            <text:p>yes</text:p>
          </table:table-cell>
          <table:table-cell table:style-name="ce14" table:formula="of:=['Global Overview'.K12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1]" office:value-type="string" office:string-value="Query Minimum Next Event Time (HLA 1.3) Query LITS (IEEE-1516)">
            <text:p>Query Minimum Next Event Time (HLA 1.3) Query LITS (IEEE-1516)</text:p>
          </table:table-cell>
          <table:table-cell table:style-name="ce14" table:formula="of:=['Global Overview'.C121]" office:value-type="string" office:string-value="TM">
            <text:p>TM</text:p>
          </table:table-cell>
          <table:table-cell table:style-name="ce14" table:formula="of:=['Global Overview'.D121]" office:value-type="string" office:string-value="RTIA">
            <text:p>RTIA</text:p>
          </table:table-cell>
          <table:table-cell table:style-name="ce14" table:formula="of:=['Global Overview'.G121]" office:value-type="string" office:string-value="§8.18">
            <text:p>§8.18</text:p>
          </table:table-cell>
          <table:table-cell table:style-name="ce14" table:formula="of:=['Global Overview'.H121]" office:value-type="string" office:string-value="yes">
            <text:p>yes</text:p>
          </table:table-cell>
          <table:table-cell table:style-name="ce14" table:formula="of:=['Global Overview'.K12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2]" office:value-type="string" office:string-value="Modify Lookhead">
            <text:p>Modify Lookhead</text:p>
          </table:table-cell>
          <table:table-cell table:style-name="ce14" table:formula="of:=['Global Overview'.C122]" office:value-type="string" office:string-value="TM">
            <text:p>TM</text:p>
          </table:table-cell>
          <table:table-cell table:style-name="ce14" table:formula="of:=['Global Overview'.D122]" office:value-type="string" office:string-value="RTIA">
            <text:p>RTIA</text:p>
          </table:table-cell>
          <table:table-cell table:style-name="ce14" table:formula="of:=['Global Overview'.G122]" office:value-type="string" office:string-value="§8.19">
            <text:p>§8.19</text:p>
          </table:table-cell>
          <table:table-cell table:style-name="ce14" table:formula="of:=['Global Overview'.H122]" office:value-type="string" office:string-value="partial">
            <text:p>partial</text:p>
          </table:table-cell>
          <table:table-cell table:style-name="ce14" table:formula="of:=['Global Overview'.K12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3]" office:value-type="string" office:string-value="Query Lookhead">
            <text:p>Query Lookhead</text:p>
          </table:table-cell>
          <table:table-cell table:style-name="ce14" table:formula="of:=['Global Overview'.C123]" office:value-type="string" office:string-value="TM">
            <text:p>TM</text:p>
          </table:table-cell>
          <table:table-cell table:style-name="ce14" table:formula="of:=['Global Overview'.D123]" office:value-type="string" office:string-value="RTIA">
            <text:p>RTIA</text:p>
          </table:table-cell>
          <table:table-cell table:style-name="ce14" table:formula="of:=['Global Overview'.G123]" office:value-type="string" office:string-value="§8.20">
            <text:p>§8.20</text:p>
          </table:table-cell>
          <table:table-cell table:style-name="ce14" table:formula="of:=['Global Overview'.H123]" office:value-type="string" office:string-value="yes">
            <text:p>yes</text:p>
          </table:table-cell>
          <table:table-cell table:style-name="ce14" table:formula="of:=['Global Overview'.K12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4]" office:value-type="string" office:string-value="Retract">
            <text:p>Retract</text:p>
          </table:table-cell>
          <table:table-cell table:style-name="ce14" table:formula="of:=['Global Overview'.C124]" office:value-type="string" office:string-value="TM">
            <text:p>TM</text:p>
          </table:table-cell>
          <table:table-cell table:style-name="ce14" table:formula="of:=['Global Overview'.D124]" office:value-type="string" office:string-value="RTIA">
            <text:p>RTIA</text:p>
          </table:table-cell>
          <table:table-cell table:style-name="ce14" table:formula="of:=['Global Overview'.G124]" office:value-type="string" office:string-value="§8.21">
            <text:p>§8.21</text:p>
          </table:table-cell>
          <table:table-cell table:style-name="ce14" table:formula="of:=['Global Overview'.H124]" office:value-type="string" office:string-value="partial">
            <text:p>partial</text:p>
          </table:table-cell>
          <table:table-cell table:style-name="ce14" table:formula="of:=['Global Overview'.K12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5]" office:value-type="string" office:string-value="Request Retraction">
            <text:p>Request Retraction</text:p>
          </table:table-cell>
          <table:table-cell table:style-name="ce14" table:formula="of:=['Global Overview'.C125]" office:value-type="string" office:string-value="TM">
            <text:p>TM</text:p>
          </table:table-cell>
          <table:table-cell table:style-name="ce14" table:formula="of:=['Global Overview'.D125]" office:value-type="string" office:string-value="FedA">
            <text:p>FedA</text:p>
          </table:table-cell>
          <table:table-cell table:style-name="ce14" table:formula="of:=['Global Overview'.G125]" office:value-type="string" office:string-value="§8.22">
            <text:p>§8.22</text:p>
          </table:table-cell>
          <table:table-cell table:style-name="ce14" table:formula="of:=['Global Overview'.H125]" office:value-type="string" office:string-value="partial">
            <text:p>partial</text:p>
          </table:table-cell>
          <table:table-cell table:style-name="ce14" table:formula="of:=['Global Overview'.K12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6]" office:value-type="string" office:string-value="Change Attribute Order Type">
            <text:p>Change Attribute Order Type</text:p>
          </table:table-cell>
          <table:table-cell table:style-name="ce14" table:formula="of:=['Global Overview'.C126]" office:value-type="string" office:string-value="TM">
            <text:p>TM</text:p>
          </table:table-cell>
          <table:table-cell table:style-name="ce14" table:formula="of:=['Global Overview'.D126]" office:value-type="string" office:string-value="RTIA">
            <text:p>RTIA</text:p>
          </table:table-cell>
          <table:table-cell table:style-name="ce14" table:formula="of:=['Global Overview'.G126]" office:value-type="string" office:string-value="§8.23">
            <text:p>§8.23</text:p>
          </table:table-cell>
          <table:table-cell table:style-name="ce14" table:formula="of:=['Global Overview'.H126]" office:value-type="string" office:string-value="yes">
            <text:p>yes</text:p>
          </table:table-cell>
          <table:table-cell table:style-name="ce14" table:formula="of:=['Global Overview'.K12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7]" office:value-type="string" office:string-value="Change Interaction Order Type">
            <text:p>Change Interaction Order Type</text:p>
          </table:table-cell>
          <table:table-cell table:style-name="ce14" table:formula="of:=['Global Overview'.C127]" office:value-type="string" office:string-value="TM">
            <text:p>TM</text:p>
          </table:table-cell>
          <table:table-cell table:style-name="ce14" table:formula="of:=['Global Overview'.D127]" office:value-type="string" office:string-value="RTIA">
            <text:p>RTIA</text:p>
          </table:table-cell>
          <table:table-cell table:style-name="ce14" table:formula="of:=['Global Overview'.G127]" office:value-type="string" office:string-value="§8.24">
            <text:p>§8.24</text:p>
          </table:table-cell>
          <table:table-cell table:style-name="ce14" table:formula="of:=['Global Overview'.H127]" office:value-type="string" office:string-value="yes">
            <text:p>yes</text:p>
          </table:table-cell>
          <table:table-cell table:style-name="ce14" table:formula="of:=['Global Overview'.K12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8]" office:value-type="float" office:value="0">
            <text:p>0</text:p>
          </table:table-cell>
          <table:table-cell table:style-name="ce14" table:formula="of:=['Global Overview'.C128]" office:value-type="float" office:value="0">
            <text:p>0</text:p>
          </table:table-cell>
          <table:table-cell table:style-name="ce14" table:formula="of:=['Global Overview'.D128]" office:value-type="float" office:value="0">
            <text:p>0</text:p>
          </table:table-cell>
          <table:table-cell table:style-name="ce14" table:formula="of:=['Global Overview'.G128]" office:value-type="float" office:value="0">
            <text:p>0</text:p>
          </table:table-cell>
          <table:table-cell table:style-name="ce14" table:formula="of:=['Global Overview'.H128]" office:value-type="float" office:value="0">
            <text:p>0</text:p>
          </table:table-cell>
          <table:table-cell table:style-name="ce14" table:formula="of:=['Global Overview'.K12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29]" office:value-type="string" office:string-value="Data distribution management">
            <text:p>Data distribution management</text:p>
          </table:table-cell>
          <table:table-cell table:style-name="ce20" table:formula="of:=['Global Overview'.C129]" office:value-type="string" office:string-value="DDM">
            <text:p>DDM</text:p>
          </table:table-cell>
          <table:table-cell table:style-name="ce20" table:formula="of:=['Global Overview'.D129]" office:value-type="float" office:value="0">
            <text:p>0</text:p>
          </table:table-cell>
          <table:table-cell table:style-name="ce20" table:formula="of:=['Global Overview'.G129]" office:value-type="float" office:value="0">
            <text:p>0</text:p>
          </table:table-cell>
          <table:table-cell table:style-name="ce20" table:formula="of:=['Global Overview'.H129]" office:value-type="float" office:value="0">
            <text:p>0</text:p>
          </table:table-cell>
          <table:table-cell table:style-name="ce20" table:formula="of:=['Global Overview'.K129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30]" office:value-type="string" office:string-value="Create Region">
            <text:p>Create Region</text:p>
          </table:table-cell>
          <table:table-cell table:style-name="ce14" table:formula="of:=['Global Overview'.C130]" office:value-type="string" office:string-value="DDM">
            <text:p>DDM</text:p>
          </table:table-cell>
          <table:table-cell table:style-name="ce14" table:formula="of:=['Global Overview'.D130]" office:value-type="string" office:string-value="RTIA">
            <text:p>RTIA</text:p>
          </table:table-cell>
          <table:table-cell table:style-name="ce14" table:formula="of:=['Global Overview'.G130]" office:value-type="string" office:string-value="§9.2">
            <text:p>§9.2</text:p>
          </table:table-cell>
          <table:table-cell table:style-name="ce14" table:formula="of:=['Global Overview'.H130]" office:value-type="float" office:value="0">
            <text:p>0</text:p>
          </table:table-cell>
          <table:table-cell table:style-name="ce14" table:formula="of:=['Global Overview'.K13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1]" office:value-type="string" office:string-value="Commit Region Modifications">
            <text:p>Commit Region Modifications</text:p>
          </table:table-cell>
          <table:table-cell table:style-name="ce14" table:formula="of:=['Global Overview'.C131]" office:value-type="string" office:string-value="DDM">
            <text:p>DDM</text:p>
          </table:table-cell>
          <table:table-cell table:style-name="ce14" table:formula="of:=['Global Overview'.D131]" office:value-type="string" office:string-value="RTIA">
            <text:p>RTIA</text:p>
          </table:table-cell>
          <table:table-cell table:style-name="ce14" table:formula="of:=['Global Overview'.G131]" office:value-type="string" office:string-value="§9.3">
            <text:p>§9.3</text:p>
          </table:table-cell>
          <table:table-cell table:style-name="ce14" table:formula="of:=['Global Overview'.H131]" office:value-type="float" office:value="0">
            <text:p>0</text:p>
          </table:table-cell>
          <table:table-cell table:style-name="ce14" table:formula="of:=['Global Overview'.K13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2]" office:value-type="string" office:string-value="Delete Region">
            <text:p>Delete Region</text:p>
          </table:table-cell>
          <table:table-cell table:style-name="ce14" table:formula="of:=['Global Overview'.C132]" office:value-type="string" office:string-value="DDM">
            <text:p>DDM</text:p>
          </table:table-cell>
          <table:table-cell table:style-name="ce14" table:formula="of:=['Global Overview'.D132]" office:value-type="string" office:string-value="RTIA">
            <text:p>RTIA</text:p>
          </table:table-cell>
          <table:table-cell table:style-name="ce14" table:formula="of:=['Global Overview'.G132]" office:value-type="string" office:string-value="§9.4">
            <text:p>§9.4</text:p>
          </table:table-cell>
          <table:table-cell table:style-name="ce14" table:formula="of:=['Global Overview'.H132]" office:value-type="float" office:value="0">
            <text:p>0</text:p>
          </table:table-cell>
          <table:table-cell table:style-name="ce14" table:formula="of:=['Global Overview'.K13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3]" office:value-type="string" office:string-value="Register Object Instance With Regions">
            <text:p>Register Object Instance With Regions</text:p>
          </table:table-cell>
          <table:table-cell table:style-name="ce14" table:formula="of:=['Global Overview'.C133]" office:value-type="string" office:string-value="DDM">
            <text:p>DDM</text:p>
          </table:table-cell>
          <table:table-cell table:style-name="ce14" table:formula="of:=['Global Overview'.D133]" office:value-type="string" office:string-value="RTIA">
            <text:p>RTIA</text:p>
          </table:table-cell>
          <table:table-cell table:style-name="ce14" table:formula="of:=['Global Overview'.G133]" office:value-type="string" office:string-value="§9.5">
            <text:p>§9.5</text:p>
          </table:table-cell>
          <table:table-cell table:style-name="ce14" table:formula="of:=['Global Overview'.H133]" office:value-type="float" office:value="0">
            <text:p>0</text:p>
          </table:table-cell>
          <table:table-cell table:style-name="ce14" table:formula="of:=['Global Overview'.K13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4]" office:value-type="string" office:string-value="Associate Regions For Updates">
            <text:p>Associate Regions For Updates</text:p>
          </table:table-cell>
          <table:table-cell table:style-name="ce14" table:formula="of:=['Global Overview'.C134]" office:value-type="string" office:string-value="DDM">
            <text:p>DDM</text:p>
          </table:table-cell>
          <table:table-cell table:style-name="ce14" table:formula="of:=['Global Overview'.D134]" office:value-type="string" office:string-value="RTIA">
            <text:p>RTIA</text:p>
          </table:table-cell>
          <table:table-cell table:style-name="ce14" table:formula="of:=['Global Overview'.G134]" office:value-type="string" office:string-value="§9.6">
            <text:p>§9.6</text:p>
          </table:table-cell>
          <table:table-cell table:style-name="ce14" table:formula="of:=['Global Overview'.H134]" office:value-type="float" office:value="0">
            <text:p>0</text:p>
          </table:table-cell>
          <table:table-cell table:style-name="ce14" table:formula="of:=['Global Overview'.K13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5]" office:value-type="string" office:string-value="Unassociate Regions For Updates">
            <text:p>Unassociate Regions For Updates</text:p>
          </table:table-cell>
          <table:table-cell table:style-name="ce14" table:formula="of:=['Global Overview'.C135]" office:value-type="string" office:string-value="DDM">
            <text:p>DDM</text:p>
          </table:table-cell>
          <table:table-cell table:style-name="ce14" table:formula="of:=['Global Overview'.D135]" office:value-type="string" office:string-value="RTIA">
            <text:p>RTIA</text:p>
          </table:table-cell>
          <table:table-cell table:style-name="ce14" table:formula="of:=['Global Overview'.G135]" office:value-type="string" office:string-value="§9.7">
            <text:p>§9.7</text:p>
          </table:table-cell>
          <table:table-cell table:style-name="ce14" table:formula="of:=['Global Overview'.H135]" office:value-type="float" office:value="0">
            <text:p>0</text:p>
          </table:table-cell>
          <table:table-cell table:style-name="ce14" table:formula="of:=['Global Overview'.K13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6]" office:value-type="string" office:string-value="Subscribe Object Class Attributes With Regions">
            <text:p>Subscribe Object Class Attributes With Regions</text:p>
          </table:table-cell>
          <table:table-cell table:style-name="ce14" table:formula="of:=['Global Overview'.C136]" office:value-type="string" office:string-value="DDM">
            <text:p>DDM</text:p>
          </table:table-cell>
          <table:table-cell table:style-name="ce14" table:formula="of:=['Global Overview'.D136]" office:value-type="string" office:string-value="RTIA">
            <text:p>RTIA</text:p>
          </table:table-cell>
          <table:table-cell table:style-name="ce14" table:formula="of:=['Global Overview'.G136]" office:value-type="string" office:string-value="§9.8">
            <text:p>§9.8</text:p>
          </table:table-cell>
          <table:table-cell table:style-name="ce14" table:formula="of:=['Global Overview'.H136]" office:value-type="float" office:value="0">
            <text:p>0</text:p>
          </table:table-cell>
          <table:table-cell table:style-name="ce14" table:formula="of:=['Global Overview'.K13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7]" office:value-type="string" office:string-value="Unsubscribe Object Class Attributes With Regions">
            <text:p>Unsubscribe Object Class Attributes With Regions</text:p>
          </table:table-cell>
          <table:table-cell table:style-name="ce14" table:formula="of:=['Global Overview'.C137]" office:value-type="string" office:string-value="DDM">
            <text:p>DDM</text:p>
          </table:table-cell>
          <table:table-cell table:style-name="ce14" table:formula="of:=['Global Overview'.D137]" office:value-type="string" office:string-value="RTIA">
            <text:p>RTIA</text:p>
          </table:table-cell>
          <table:table-cell table:style-name="ce14" table:formula="of:=['Global Overview'.G137]" office:value-type="string" office:string-value="§9.9">
            <text:p>§9.9</text:p>
          </table:table-cell>
          <table:table-cell table:style-name="ce14" table:formula="of:=['Global Overview'.H137]" office:value-type="float" office:value="0">
            <text:p>0</text:p>
          </table:table-cell>
          <table:table-cell table:style-name="ce14" table:formula="of:=['Global Overview'.K13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8]" office:value-type="string" office:string-value="Subscribe Interation Class With Regions">
            <text:p>Subscribe Interation Class With Regions</text:p>
          </table:table-cell>
          <table:table-cell table:style-name="ce14" table:formula="of:=['Global Overview'.C138]" office:value-type="string" office:string-value="DDM">
            <text:p>DDM</text:p>
          </table:table-cell>
          <table:table-cell table:style-name="ce14" table:formula="of:=['Global Overview'.D138]" office:value-type="string" office:string-value="RTIA">
            <text:p>RTIA</text:p>
          </table:table-cell>
          <table:table-cell table:style-name="ce14" table:formula="of:=['Global Overview'.G138]" office:value-type="string" office:string-value="§9.10">
            <text:p>§9.10</text:p>
          </table:table-cell>
          <table:table-cell table:style-name="ce14" table:formula="of:=['Global Overview'.H138]" office:value-type="float" office:value="0">
            <text:p>0</text:p>
          </table:table-cell>
          <table:table-cell table:style-name="ce14" table:formula="of:=['Global Overview'.K13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9]" office:value-type="string" office:string-value="Unsubscribe Interation Class With Regions">
            <text:p>Unsubscribe Interation Class With Regions</text:p>
          </table:table-cell>
          <table:table-cell table:style-name="ce14" table:formula="of:=['Global Overview'.C139]" office:value-type="string" office:string-value="DDM">
            <text:p>DDM</text:p>
          </table:table-cell>
          <table:table-cell table:style-name="ce14" table:formula="of:=['Global Overview'.D139]" office:value-type="string" office:string-value="RTIA">
            <text:p>RTIA</text:p>
          </table:table-cell>
          <table:table-cell table:style-name="ce14" table:formula="of:=['Global Overview'.G139]" office:value-type="string" office:string-value="§9.11">
            <text:p>§9.11</text:p>
          </table:table-cell>
          <table:table-cell table:style-name="ce14" table:formula="of:=['Global Overview'.H139]" office:value-type="float" office:value="0">
            <text:p>0</text:p>
          </table:table-cell>
          <table:table-cell table:style-name="ce14" table:formula="of:=['Global Overview'.K13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0]" office:value-type="string" office:string-value="Send Interaction With Regions">
            <text:p>Send Interaction With Regions</text:p>
          </table:table-cell>
          <table:table-cell table:style-name="ce14" table:formula="of:=['Global Overview'.C140]" office:value-type="string" office:string-value="DDM">
            <text:p>DDM</text:p>
          </table:table-cell>
          <table:table-cell table:style-name="ce14" table:formula="of:=['Global Overview'.D140]" office:value-type="string" office:string-value="RTIA">
            <text:p>RTIA</text:p>
          </table:table-cell>
          <table:table-cell table:style-name="ce14" table:formula="of:=['Global Overview'.G140]" office:value-type="string" office:string-value="§9.12">
            <text:p>§9.12</text:p>
          </table:table-cell>
          <table:table-cell table:style-name="ce14" table:formula="of:=['Global Overview'.H140]" office:value-type="float" office:value="0">
            <text:p>0</text:p>
          </table:table-cell>
          <table:table-cell table:style-name="ce14" table:formula="of:=['Global Overview'.K14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1]" office:value-type="string" office:string-value="Request Attribue Value Update With Regions">
            <text:p>Request Attribue Value Update With Regions</text:p>
          </table:table-cell>
          <table:table-cell table:style-name="ce14" table:formula="of:=['Global Overview'.C141]" office:value-type="string" office:string-value="DDM">
            <text:p>DDM</text:p>
          </table:table-cell>
          <table:table-cell table:style-name="ce14" table:formula="of:=['Global Overview'.D141]" office:value-type="string" office:string-value="RTIA">
            <text:p>RTIA</text:p>
          </table:table-cell>
          <table:table-cell table:style-name="ce14" table:formula="of:=['Global Overview'.G141]" office:value-type="string" office:string-value="§9.13">
            <text:p>§9.13</text:p>
          </table:table-cell>
          <table:table-cell table:style-name="ce14" table:formula="of:=['Global Overview'.H141]" office:value-type="float" office:value="0">
            <text:p>0</text:p>
          </table:table-cell>
          <table:table-cell table:style-name="ce14" table:formula="of:=['Global Overview'.K14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2]" office:value-type="float" office:value="0">
            <text:p>0</text:p>
          </table:table-cell>
          <table:table-cell table:style-name="ce14" table:formula="of:=['Global Overview'.C142]" office:value-type="float" office:value="0">
            <text:p>0</text:p>
          </table:table-cell>
          <table:table-cell table:style-name="ce14" table:formula="of:=['Global Overview'.D142]" office:value-type="float" office:value="0">
            <text:p>0</text:p>
          </table:table-cell>
          <table:table-cell table:style-name="ce14" table:formula="of:=['Global Overview'.G142]" office:value-type="float" office:value="0">
            <text:p>0</text:p>
          </table:table-cell>
          <table:table-cell table:style-name="ce14" table:formula="of:=['Global Overview'.H142]" office:value-type="float" office:value="0">
            <text:p>0</text:p>
          </table:table-cell>
          <table:table-cell table:style-name="ce14" table:formula="of:=['Global Overview'.K14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43]" office:value-type="string" office:string-value="Support services">
            <text:p>Support services</text:p>
          </table:table-cell>
          <table:table-cell table:style-name="ce20" table:formula="of:=['Global Overview'.C143]" office:value-type="string" office:string-value="SS">
            <text:p>SS</text:p>
          </table:table-cell>
          <table:table-cell table:style-name="ce20" table:formula="of:=['Global Overview'.D143]" office:value-type="float" office:value="0">
            <text:p>0</text:p>
          </table:table-cell>
          <table:table-cell table:style-name="ce20" table:formula="of:=['Global Overview'.G143]" office:value-type="float" office:value="0">
            <text:p>0</text:p>
          </table:table-cell>
          <table:table-cell table:style-name="ce20" table:formula="of:=['Global Overview'.H143]" office:value-type="float" office:value="0">
            <text:p>0</text:p>
          </table:table-cell>
          <table:table-cell table:style-name="ce20" table:formula="of:=['Global Overview'.K143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44]" office:value-type="string" office:string-value="Get Automatic Resign Directive">
            <text:p>Get Automatic Resign Directive</text:p>
          </table:table-cell>
          <table:table-cell table:style-name="ce14" table:formula="of:=['Global Overview'.C144]" office:value-type="string" office:string-value="SS">
            <text:p>SS</text:p>
          </table:table-cell>
          <table:table-cell table:style-name="ce14" table:formula="of:=['Global Overview'.D144]" office:value-type="string" office:string-value="RTIA">
            <text:p>RTIA</text:p>
          </table:table-cell>
          <table:table-cell table:style-name="ce14" table:formula="of:=['Global Overview'.G144]" office:value-type="string" office:string-value="§10.2">
            <text:p>§10.2</text:p>
          </table:table-cell>
          <table:table-cell table:style-name="ce14" table:formula="of:=['Global Overview'.H144]" office:value-type="float" office:value="0">
            <text:p>0</text:p>
          </table:table-cell>
          <table:table-cell table:style-name="ce14" table:formula="of:=['Global Overview'.K14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9]" office:value-type="string" office:string-value="Get Object Class Name">
            <text:p>Get Object Class Name</text:p>
          </table:table-cell>
          <table:table-cell table:style-name="ce14" table:formula="of:=['Global Overview'.C149]" office:value-type="string" office:string-value="SS">
            <text:p>SS</text:p>
          </table:table-cell>
          <table:table-cell table:style-name="ce14" table:formula="of:=['Global Overview'.D149]" office:value-type="string" office:string-value="RTIA">
            <text:p>RTIA</text:p>
          </table:table-cell>
          <table:table-cell table:style-name="ce14" table:formula="of:=['Global Overview'.G149]" office:value-type="string" office:string-value="§10.7">
            <text:p>§10.7</text:p>
          </table:table-cell>
          <table:table-cell table:style-name="ce14" table:formula="of:=['Global Overview'.H149]" office:value-type="float" office:value="0">
            <text:p>0</text:p>
          </table:table-cell>
          <table:table-cell table:style-name="ce14" table:formula="of:=['Global Overview'.K14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0]" office:value-type="string" office:string-value="Get Attribute Handle">
            <text:p>Get Attribute Handle</text:p>
          </table:table-cell>
          <table:table-cell table:style-name="ce14" table:formula="of:=['Global Overview'.C150]" office:value-type="string" office:string-value="SS">
            <text:p>SS</text:p>
          </table:table-cell>
          <table:table-cell table:style-name="ce14" table:formula="of:=['Global Overview'.D150]" office:value-type="string" office:string-value="RTIA">
            <text:p>RTIA</text:p>
          </table:table-cell>
          <table:table-cell table:style-name="ce14" table:formula="of:=['Global Overview'.G150]" office:value-type="string" office:string-value="§10.8">
            <text:p>§10.8</text:p>
          </table:table-cell>
          <table:table-cell table:style-name="ce14" table:formula="of:=['Global Overview'.H150]" office:value-type="float" office:value="0">
            <text:p>0</text:p>
          </table:table-cell>
          <table:table-cell table:style-name="ce14" table:formula="of:=['Global Overview'.K15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1]" office:value-type="string" office:string-value="Get Attribute Name">
            <text:p>Get Attribute Name</text:p>
          </table:table-cell>
          <table:table-cell table:style-name="ce14" table:formula="of:=['Global Overview'.C151]" office:value-type="string" office:string-value="SS">
            <text:p>SS</text:p>
          </table:table-cell>
          <table:table-cell table:style-name="ce14" table:formula="of:=['Global Overview'.D151]" office:value-type="string" office:string-value="RTIA">
            <text:p>RTIA</text:p>
          </table:table-cell>
          <table:table-cell table:style-name="ce14" table:formula="of:=['Global Overview'.G151]" office:value-type="string" office:string-value="§10.9">
            <text:p>§10.9</text:p>
          </table:table-cell>
          <table:table-cell table:style-name="ce14" table:formula="of:=['Global Overview'.H151]" office:value-type="float" office:value="0">
            <text:p>0</text:p>
          </table:table-cell>
          <table:table-cell table:style-name="ce14" table:formula="of:=['Global Overview'.K15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2]" office:value-type="string" office:string-value="Get Interaction Class Handle (HLA 1.3) Get Interaction Handle (IEEE-1516)">
            <text:p>Get Interaction Class Handle (HLA 1.3) Get Interaction Handle (IEEE-1516)</text:p>
          </table:table-cell>
          <table:table-cell table:style-name="ce14" table:formula="of:=['Global Overview'.C152]" office:value-type="string" office:string-value="SS">
            <text:p>SS</text:p>
          </table:table-cell>
          <table:table-cell table:style-name="ce14" table:formula="of:=['Global Overview'.D152]" office:value-type="string" office:string-value="RTIA">
            <text:p>RTIA</text:p>
          </table:table-cell>
          <table:table-cell table:style-name="ce14" table:formula="of:=['Global Overview'.G152]" office:value-type="string" office:string-value="§10.10">
            <text:p>§10.10</text:p>
          </table:table-cell>
          <table:table-cell table:style-name="ce14" table:formula="of:=['Global Overview'.H152]" office:value-type="float" office:value="0">
            <text:p>0</text:p>
          </table:table-cell>
          <table:table-cell table:style-name="ce14" table:formula="of:=['Global Overview'.K15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3]" office:value-type="string" office:string-value="Get Interaction Class Name (HLA 1.3) Get Interaction Name (IEEE-1516)">
            <text:p>Get Interaction Class Name (HLA 1.3) Get Interaction Name (IEEE-1516)</text:p>
          </table:table-cell>
          <table:table-cell table:style-name="ce14" table:formula="of:=['Global Overview'.C153]" office:value-type="string" office:string-value="SS">
            <text:p>SS</text:p>
          </table:table-cell>
          <table:table-cell table:style-name="ce14" table:formula="of:=['Global Overview'.D153]" office:value-type="string" office:string-value="RTIA">
            <text:p>RTIA</text:p>
          </table:table-cell>
          <table:table-cell table:style-name="ce14" table:formula="of:=['Global Overview'.G153]" office:value-type="string" office:string-value="§10.11">
            <text:p>§10.11</text:p>
          </table:table-cell>
          <table:table-cell table:style-name="ce14" table:formula="of:=['Global Overview'.H153]" office:value-type="float" office:value="0">
            <text:p>0</text:p>
          </table:table-cell>
          <table:table-cell table:style-name="ce14" table:formula="of:=['Global Overview'.K15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4]" office:value-type="string" office:string-value="Get Parameter Handle">
            <text:p>Get Parameter Handle</text:p>
          </table:table-cell>
          <table:table-cell table:style-name="ce14" table:formula="of:=['Global Overview'.C154]" office:value-type="string" office:string-value="SS">
            <text:p>SS</text:p>
          </table:table-cell>
          <table:table-cell table:style-name="ce14" table:formula="of:=['Global Overview'.D154]" office:value-type="string" office:string-value="RTIA">
            <text:p>RTIA</text:p>
          </table:table-cell>
          <table:table-cell table:style-name="ce14" table:formula="of:=['Global Overview'.G154]" office:value-type="string" office:string-value="§10.12">
            <text:p>§10.12</text:p>
          </table:table-cell>
          <table:table-cell table:style-name="ce14" table:formula="of:=['Global Overview'.H154]" office:value-type="float" office:value="0">
            <text:p>0</text:p>
          </table:table-cell>
          <table:table-cell table:style-name="ce14" table:formula="of:=['Global Overview'.K15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5]" office:value-type="string" office:string-value="Get Parameter Name">
            <text:p>Get Parameter Name</text:p>
          </table:table-cell>
          <table:table-cell table:style-name="ce14" table:formula="of:=['Global Overview'.C155]" office:value-type="string" office:string-value="SS">
            <text:p>SS</text:p>
          </table:table-cell>
          <table:table-cell table:style-name="ce14" table:formula="of:=['Global Overview'.D155]" office:value-type="string" office:string-value="RTIA">
            <text:p>RTIA</text:p>
          </table:table-cell>
          <table:table-cell table:style-name="ce14" table:formula="of:=['Global Overview'.G155]" office:value-type="string" office:string-value="§10.13">
            <text:p>§10.13</text:p>
          </table:table-cell>
          <table:table-cell table:style-name="ce14" table:formula="of:=['Global Overview'.H155]" office:value-type="float" office:value="0">
            <text:p>0</text:p>
          </table:table-cell>
          <table:table-cell table:style-name="ce14" table:formula="of:=['Global Overview'.K15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6]" office:value-type="string" office:string-value="Get Object Instance Handle">
            <text:p>Get Object Instance Handle</text:p>
          </table:table-cell>
          <table:table-cell table:style-name="ce14" table:formula="of:=['Global Overview'.C156]" office:value-type="string" office:string-value="SS">
            <text:p>SS</text:p>
          </table:table-cell>
          <table:table-cell table:style-name="ce14" table:formula="of:=['Global Overview'.D156]" office:value-type="string" office:string-value="RTIA">
            <text:p>RTIA</text:p>
          </table:table-cell>
          <table:table-cell table:style-name="ce14" table:formula="of:=['Global Overview'.G156]" office:value-type="string" office:string-value="§10.14">
            <text:p>§10.14</text:p>
          </table:table-cell>
          <table:table-cell table:style-name="ce14" table:formula="of:=['Global Overview'.H156]" office:value-type="float" office:value="0">
            <text:p>0</text:p>
          </table:table-cell>
          <table:table-cell table:style-name="ce14" table:formula="of:=['Global Overview'.K15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7]" office:value-type="string" office:string-value="Get Object Instance Name">
            <text:p>Get Object Instance Name</text:p>
          </table:table-cell>
          <table:table-cell table:style-name="ce14" table:formula="of:=['Global Overview'.C157]" office:value-type="string" office:string-value="SS">
            <text:p>SS</text:p>
          </table:table-cell>
          <table:table-cell table:style-name="ce14" table:formula="of:=['Global Overview'.D157]" office:value-type="string" office:string-value="RTIA">
            <text:p>RTIA</text:p>
          </table:table-cell>
          <table:table-cell table:style-name="ce14" table:formula="of:=['Global Overview'.G157]" office:value-type="string" office:string-value="§10.15">
            <text:p>§10.15</text:p>
          </table:table-cell>
          <table:table-cell table:style-name="ce14" table:formula="of:=['Global Overview'.H157]" office:value-type="float" office:value="0">
            <text:p>0</text:p>
          </table:table-cell>
          <table:table-cell table:style-name="ce14" table:formula="of:=['Global Overview'.K15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8]" office:value-type="string" office:string-value="Get Routing Space Handle (HLA 1.3) Get Dimension Handle (IEEE-1516)">
            <text:p>Get Routing Space Handle (HLA 1.3) Get Dimension Handle (IEEE-1516)</text:p>
          </table:table-cell>
          <table:table-cell table:style-name="ce14" table:formula="of:=['Global Overview'.C158]" office:value-type="string" office:string-value="SS">
            <text:p>SS</text:p>
          </table:table-cell>
          <table:table-cell table:style-name="ce14" table:formula="of:=['Global Overview'.D158]" office:value-type="string" office:string-value="RTIA">
            <text:p>RTIA</text:p>
          </table:table-cell>
          <table:table-cell table:style-name="ce14" table:formula="of:=['Global Overview'.G158]" office:value-type="string" office:string-value="§10.16">
            <text:p>§10.16</text:p>
          </table:table-cell>
          <table:table-cell table:style-name="ce14" table:formula="of:=['Global Overview'.H158]" office:value-type="float" office:value="0">
            <text:p>0</text:p>
          </table:table-cell>
          <table:table-cell table:style-name="ce14" table:formula="of:=['Global Overview'.K15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9]" office:value-type="string" office:string-value="Get Routing Space  Name (HLA 1.3) Get Dimension Name (IEEE-1516)">
            <text:p>Get Routing Space <text:s/>Name (HLA 1.3) Get Dimension Name (IEEE-1516)</text:p>
          </table:table-cell>
          <table:table-cell table:style-name="ce14" table:formula="of:=['Global Overview'.C159]" office:value-type="string" office:string-value="SS">
            <text:p>SS</text:p>
          </table:table-cell>
          <table:table-cell table:style-name="ce14" table:formula="of:=['Global Overview'.D159]" office:value-type="string" office:string-value="RTIA">
            <text:p>RTIA</text:p>
          </table:table-cell>
          <table:table-cell table:style-name="ce14" table:formula="of:=['Global Overview'.G159]" office:value-type="string" office:string-value="§10.17">
            <text:p>§10.17</text:p>
          </table:table-cell>
          <table:table-cell table:style-name="ce14" table:formula="of:=['Global Overview'.H159]" office:value-type="float" office:value="0">
            <text:p>0</text:p>
          </table:table-cell>
          <table:table-cell table:style-name="ce14" table:formula="of:=['Global Overview'.K15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0]" office:value-type="string" office:string-value="Get Dimension Upper Bound">
            <text:p>Get Dimension Upper Bound</text:p>
          </table:table-cell>
          <table:table-cell table:style-name="ce14" table:formula="of:=['Global Overview'.C160]" office:value-type="string" office:string-value="SS">
            <text:p>SS</text:p>
          </table:table-cell>
          <table:table-cell table:style-name="ce14" table:formula="of:=['Global Overview'.D160]" office:value-type="string" office:string-value="RTIA">
            <text:p>RTIA</text:p>
          </table:table-cell>
          <table:table-cell table:style-name="ce14" table:formula="of:=['Global Overview'.G160]" office:value-type="string" office:string-value="§10.18">
            <text:p>§10.18</text:p>
          </table:table-cell>
          <table:table-cell table:style-name="ce14" table:formula="of:=['Global Overview'.H160]" office:value-type="float" office:value="0">
            <text:p>0</text:p>
          </table:table-cell>
          <table:table-cell table:style-name="ce14" table:formula="of:=['Global Overview'.K16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1]" office:value-type="string" office:string-value="Get Available Dimensions For Class Attribute">
            <text:p>Get Available Dimensions For Class Attribute</text:p>
          </table:table-cell>
          <table:table-cell table:style-name="ce14" table:formula="of:=['Global Overview'.C161]" office:value-type="string" office:string-value="SS">
            <text:p>SS</text:p>
          </table:table-cell>
          <table:table-cell table:style-name="ce14" table:formula="of:=['Global Overview'.D161]" office:value-type="string" office:string-value="RTIA">
            <text:p>RTIA</text:p>
          </table:table-cell>
          <table:table-cell table:style-name="ce14" table:formula="of:=['Global Overview'.G161]" office:value-type="string" office:string-value="§10.19">
            <text:p>§10.19</text:p>
          </table:table-cell>
          <table:table-cell table:style-name="ce14" table:formula="of:=['Global Overview'.H161]" office:value-type="float" office:value="0">
            <text:p>0</text:p>
          </table:table-cell>
          <table:table-cell table:style-name="ce14" table:formula="of:=['Global Overview'.K16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2]" office:value-type="string" office:string-value="Get Known Object Class Handle">
            <text:p>Get Known Object Class Handle</text:p>
          </table:table-cell>
          <table:table-cell table:style-name="ce14" table:formula="of:=['Global Overview'.C162]" office:value-type="string" office:string-value="SS">
            <text:p>SS</text:p>
          </table:table-cell>
          <table:table-cell table:style-name="ce14" table:formula="of:=['Global Overview'.D162]" office:value-type="string" office:string-value="RTIA">
            <text:p>RTIA</text:p>
          </table:table-cell>
          <table:table-cell table:style-name="ce14" table:formula="of:=['Global Overview'.G162]" office:value-type="string" office:string-value="§10.20">
            <text:p>§10.20</text:p>
          </table:table-cell>
          <table:table-cell table:style-name="ce14" table:formula="of:=['Global Overview'.H162]" office:value-type="float" office:value="0">
            <text:p>0</text:p>
          </table:table-cell>
          <table:table-cell table:style-name="ce14" table:formula="of:=['Global Overview'.K16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3]" office:value-type="string" office:string-value="Get Available Dimensions For Interaction Class">
            <text:p>Get Available Dimensions For Interaction Class</text:p>
          </table:table-cell>
          <table:table-cell table:style-name="ce14" table:formula="of:=['Global Overview'.C163]" office:value-type="string" office:string-value="SS">
            <text:p>SS</text:p>
          </table:table-cell>
          <table:table-cell table:style-name="ce14" table:formula="of:=['Global Overview'.D163]" office:value-type="string" office:string-value="RTIA">
            <text:p>RTIA</text:p>
          </table:table-cell>
          <table:table-cell table:style-name="ce14" table:formula="of:=['Global Overview'.G163]" office:value-type="string" office:string-value="§10.21">
            <text:p>§10.21</text:p>
          </table:table-cell>
          <table:table-cell table:style-name="ce14" table:formula="of:=['Global Overview'.H163]" office:value-type="float" office:value="0">
            <text:p>0</text:p>
          </table:table-cell>
          <table:table-cell table:style-name="ce14" table:formula="of:=['Global Overview'.K16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4]" office:value-type="string" office:string-value="Dget Transportation Type">
            <text:p>Dget Transportation Type</text:p>
          </table:table-cell>
          <table:table-cell table:style-name="ce14" table:formula="of:=['Global Overview'.C164]" office:value-type="string" office:string-value="SS">
            <text:p>SS</text:p>
          </table:table-cell>
          <table:table-cell table:style-name="ce14" table:formula="of:=['Global Overview'.D164]" office:value-type="string" office:string-value="RTIA">
            <text:p>RTIA</text:p>
          </table:table-cell>
          <table:table-cell table:style-name="ce14" table:formula="of:=['Global Overview'.G164]" office:value-type="string" office:string-value="§10.22">
            <text:p>§10.22</text:p>
          </table:table-cell>
          <table:table-cell table:style-name="ce14" table:formula="of:=['Global Overview'.H164]" office:value-type="float" office:value="0">
            <text:p>0</text:p>
          </table:table-cell>
          <table:table-cell table:style-name="ce14" table:formula="of:=['Global Overview'.K16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5]" office:value-type="string" office:string-value="Get Transportation Name">
            <text:p>Get Transportation Name</text:p>
          </table:table-cell>
          <table:table-cell table:style-name="ce14" table:formula="of:=['Global Overview'.C165]" office:value-type="string" office:string-value="SS">
            <text:p>SS</text:p>
          </table:table-cell>
          <table:table-cell table:style-name="ce14" table:formula="of:=['Global Overview'.D165]" office:value-type="string" office:string-value="RTIA">
            <text:p>RTIA</text:p>
          </table:table-cell>
          <table:table-cell table:style-name="ce14" table:formula="of:=['Global Overview'.G165]" office:value-type="string" office:string-value="§10.23">
            <text:p>§10.23</text:p>
          </table:table-cell>
          <table:table-cell table:style-name="ce14" table:formula="of:=['Global Overview'.H165]" office:value-type="float" office:value="0">
            <text:p>0</text:p>
          </table:table-cell>
          <table:table-cell table:style-name="ce14" table:formula="of:=['Global Overview'.K16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6]" office:value-type="string" office:string-value="Get Order Type">
            <text:p>Get Order Type</text:p>
          </table:table-cell>
          <table:table-cell table:style-name="ce14" table:formula="of:=['Global Overview'.C166]" office:value-type="string" office:string-value="SS">
            <text:p>SS</text:p>
          </table:table-cell>
          <table:table-cell table:style-name="ce14" table:formula="of:=['Global Overview'.D166]" office:value-type="string" office:string-value="RTIA">
            <text:p>RTIA</text:p>
          </table:table-cell>
          <table:table-cell table:style-name="ce14" table:formula="of:=['Global Overview'.G166]" office:value-type="string" office:string-value="§10.24">
            <text:p>§10.24</text:p>
          </table:table-cell>
          <table:table-cell table:style-name="ce14" table:formula="of:=['Global Overview'.H166]" office:value-type="float" office:value="0">
            <text:p>0</text:p>
          </table:table-cell>
          <table:table-cell table:style-name="ce14" table:formula="of:=['Global Overview'.K16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7]" office:value-type="string" office:string-value="Get Order Name">
            <text:p>Get Order Name</text:p>
          </table:table-cell>
          <table:table-cell table:style-name="ce14" table:formula="of:=['Global Overview'.C167]" office:value-type="string" office:string-value="SS">
            <text:p>SS</text:p>
          </table:table-cell>
          <table:table-cell table:style-name="ce14" table:formula="of:=['Global Overview'.D167]" office:value-type="string" office:string-value="RTIA">
            <text:p>RTIA</text:p>
          </table:table-cell>
          <table:table-cell table:style-name="ce14" table:formula="of:=['Global Overview'.G167]" office:value-type="string" office:string-value="§10.25">
            <text:p>§10.25</text:p>
          </table:table-cell>
          <table:table-cell table:style-name="ce14" table:formula="of:=['Global Overview'.H167]" office:value-type="float" office:value="0">
            <text:p>0</text:p>
          </table:table-cell>
          <table:table-cell table:style-name="ce14" table:formula="of:=['Global Overview'.K16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8]" office:value-type="string" office:string-value="Enable Object Class Relevance Advisory Switch">
            <text:p>Enable Object Class Relevance Advisory Switch</text:p>
          </table:table-cell>
          <table:table-cell table:style-name="ce14" table:formula="of:=['Global Overview'.C168]" office:value-type="string" office:string-value="SS">
            <text:p>SS</text:p>
          </table:table-cell>
          <table:table-cell table:style-name="ce14" table:formula="of:=['Global Overview'.D168]" office:value-type="string" office:string-value="RTIA">
            <text:p>RTIA</text:p>
          </table:table-cell>
          <table:table-cell table:style-name="ce14" table:formula="of:=['Global Overview'.G168]" office:value-type="string" office:string-value="§10.26">
            <text:p>§10.26</text:p>
          </table:table-cell>
          <table:table-cell table:style-name="ce14" table:formula="of:=['Global Overview'.H168]" office:value-type="float" office:value="0">
            <text:p>0</text:p>
          </table:table-cell>
          <table:table-cell table:style-name="ce14" table:formula="of:=['Global Overview'.K16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9]" office:value-type="string" office:string-value="Disable Object Class Relevance Advisory Switch">
            <text:p>Disable Object Class Relevance Advisory Switch</text:p>
          </table:table-cell>
          <table:table-cell table:style-name="ce14" table:formula="of:=['Global Overview'.C169]" office:value-type="string" office:string-value="SS">
            <text:p>SS</text:p>
          </table:table-cell>
          <table:table-cell table:style-name="ce14" table:formula="of:=['Global Overview'.D169]" office:value-type="string" office:string-value="RTIA">
            <text:p>RTIA</text:p>
          </table:table-cell>
          <table:table-cell table:style-name="ce14" table:formula="of:=['Global Overview'.G169]" office:value-type="string" office:string-value="§10.27">
            <text:p>§10.27</text:p>
          </table:table-cell>
          <table:table-cell table:style-name="ce14" table:formula="of:=['Global Overview'.H169]" office:value-type="float" office:value="0">
            <text:p>0</text:p>
          </table:table-cell>
          <table:table-cell table:style-name="ce14" table:formula="of:=['Global Overview'.K16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0]" office:value-type="string" office:string-value="Enable Attribute Relevance Advisory Switch">
            <text:p>Enable Attribute Relevance Advisory Switch</text:p>
          </table:table-cell>
          <table:table-cell table:style-name="ce14" table:formula="of:=['Global Overview'.C170]" office:value-type="string" office:string-value="SS">
            <text:p>SS</text:p>
          </table:table-cell>
          <table:table-cell table:style-name="ce14" table:formula="of:=['Global Overview'.D170]" office:value-type="string" office:string-value="RTIA">
            <text:p>RTIA</text:p>
          </table:table-cell>
          <table:table-cell table:style-name="ce14" table:formula="of:=['Global Overview'.G170]" office:value-type="string" office:string-value="§10.28">
            <text:p>§10.28</text:p>
          </table:table-cell>
          <table:table-cell table:style-name="ce14" table:formula="of:=['Global Overview'.H170]" office:value-type="float" office:value="0">
            <text:p>0</text:p>
          </table:table-cell>
          <table:table-cell table:style-name="ce14" table:formula="of:=['Global Overview'.K17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1]" office:value-type="string" office:string-value="Disable Attribute Relevance Advisory Switch">
            <text:p>Disable Attribute Relevance Advisory Switch</text:p>
          </table:table-cell>
          <table:table-cell table:style-name="ce14" table:formula="of:=['Global Overview'.C171]" office:value-type="string" office:string-value="SS">
            <text:p>SS</text:p>
          </table:table-cell>
          <table:table-cell table:style-name="ce14" table:formula="of:=['Global Overview'.D171]" office:value-type="string" office:string-value="RTIA">
            <text:p>RTIA</text:p>
          </table:table-cell>
          <table:table-cell table:style-name="ce14" table:formula="of:=['Global Overview'.G171]" office:value-type="string" office:string-value="§10.29">
            <text:p>§10.29</text:p>
          </table:table-cell>
          <table:table-cell table:style-name="ce14" table:formula="of:=['Global Overview'.H171]" office:value-type="float" office:value="0">
            <text:p>0</text:p>
          </table:table-cell>
          <table:table-cell table:style-name="ce14" table:formula="of:=['Global Overview'.K17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2]" office:value-type="string" office:string-value="Enable Attribute Scope Advisory Switch">
            <text:p>Enable Attribute Scope Advisory Switch</text:p>
          </table:table-cell>
          <table:table-cell table:style-name="ce14" table:formula="of:=['Global Overview'.C172]" office:value-type="string" office:string-value="SS">
            <text:p>SS</text:p>
          </table:table-cell>
          <table:table-cell table:style-name="ce14" table:formula="of:=['Global Overview'.D172]" office:value-type="string" office:string-value="RTIA">
            <text:p>RTIA</text:p>
          </table:table-cell>
          <table:table-cell table:style-name="ce14" table:formula="of:=['Global Overview'.G172]" office:value-type="string" office:string-value="§10.30">
            <text:p>§10.30</text:p>
          </table:table-cell>
          <table:table-cell table:style-name="ce14" table:formula="of:=['Global Overview'.H172]" office:value-type="float" office:value="0">
            <text:p>0</text:p>
          </table:table-cell>
          <table:table-cell table:style-name="ce14" table:formula="of:=['Global Overview'.K17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3]" office:value-type="string" office:string-value="Disable Attribute Scope Advisory Switch">
            <text:p>Disable Attribute Scope Advisory Switch</text:p>
          </table:table-cell>
          <table:table-cell table:style-name="ce14" table:formula="of:=['Global Overview'.C173]" office:value-type="string" office:string-value="SS">
            <text:p>SS</text:p>
          </table:table-cell>
          <table:table-cell table:style-name="ce14" table:formula="of:=['Global Overview'.D173]" office:value-type="string" office:string-value="RTIA">
            <text:p>RTIA</text:p>
          </table:table-cell>
          <table:table-cell table:style-name="ce14" table:formula="of:=['Global Overview'.G173]" office:value-type="string" office:string-value="§10.31">
            <text:p>§10.31</text:p>
          </table:table-cell>
          <table:table-cell table:style-name="ce14" table:formula="of:=['Global Overview'.H173]" office:value-type="float" office:value="0">
            <text:p>0</text:p>
          </table:table-cell>
          <table:table-cell table:style-name="ce14" table:formula="of:=['Global Overview'.K17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4]" office:value-type="string" office:string-value="Enable Interaction Relevance Advisory Switch">
            <text:p>Enable Interaction Relevance Advisory Switch</text:p>
          </table:table-cell>
          <table:table-cell table:style-name="ce14" table:formula="of:=['Global Overview'.C174]" office:value-type="string" office:string-value="SS">
            <text:p>SS</text:p>
          </table:table-cell>
          <table:table-cell table:style-name="ce14" table:formula="of:=['Global Overview'.D174]" office:value-type="string" office:string-value="RTIA">
            <text:p>RTIA</text:p>
          </table:table-cell>
          <table:table-cell table:style-name="ce14" table:formula="of:=['Global Overview'.G174]" office:value-type="string" office:string-value="§10.32">
            <text:p>§10.32</text:p>
          </table:table-cell>
          <table:table-cell table:style-name="ce14" table:formula="of:=['Global Overview'.H174]" office:value-type="float" office:value="0">
            <text:p>0</text:p>
          </table:table-cell>
          <table:table-cell table:style-name="ce14" table:formula="of:=['Global Overview'.K17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5]" office:value-type="string" office:string-value="Disable Interaction Relevance Advisory Switch">
            <text:p>Disable Interaction Relevance Advisory Switch</text:p>
          </table:table-cell>
          <table:table-cell table:style-name="ce14" table:formula="of:=['Global Overview'.C175]" office:value-type="string" office:string-value="SS">
            <text:p>SS</text:p>
          </table:table-cell>
          <table:table-cell table:style-name="ce14" table:formula="of:=['Global Overview'.D175]" office:value-type="string" office:string-value="RTIA">
            <text:p>RTIA</text:p>
          </table:table-cell>
          <table:table-cell table:style-name="ce14" table:formula="of:=['Global Overview'.G175]" office:value-type="string" office:string-value="§10.33">
            <text:p>§10.33</text:p>
          </table:table-cell>
          <table:table-cell table:style-name="ce14" table:formula="of:=['Global Overview'.H175]" office:value-type="float" office:value="0">
            <text:p>0</text:p>
          </table:table-cell>
          <table:table-cell table:style-name="ce14" table:formula="of:=['Global Overview'.K17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6]" office:value-type="string" office:string-value="Get Dimension Handle Set">
            <text:p>Get Dimension Handle Set</text:p>
          </table:table-cell>
          <table:table-cell table:style-name="ce14" table:formula="of:=['Global Overview'.C176]" office:value-type="string" office:string-value="SS">
            <text:p>SS</text:p>
          </table:table-cell>
          <table:table-cell table:style-name="ce14" table:formula="of:=['Global Overview'.D176]" office:value-type="string" office:string-value="RTIA">
            <text:p>RTIA</text:p>
          </table:table-cell>
          <table:table-cell table:style-name="ce14" table:formula="of:=['Global Overview'.G176]" office:value-type="string" office:string-value="§10.34">
            <text:p>§10.34</text:p>
          </table:table-cell>
          <table:table-cell table:style-name="ce14" table:formula="of:=['Global Overview'.H176]" office:value-type="float" office:value="0">
            <text:p>0</text:p>
          </table:table-cell>
          <table:table-cell table:style-name="ce14" table:formula="of:=['Global Overview'.K17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7]" office:value-type="string" office:string-value="Get Range Bounds">
            <text:p>Get Range Bounds</text:p>
          </table:table-cell>
          <table:table-cell table:style-name="ce14" table:formula="of:=['Global Overview'.C177]" office:value-type="string" office:string-value="SS">
            <text:p>SS</text:p>
          </table:table-cell>
          <table:table-cell table:style-name="ce14" table:formula="of:=['Global Overview'.D177]" office:value-type="string" office:string-value="RTIA">
            <text:p>RTIA</text:p>
          </table:table-cell>
          <table:table-cell table:style-name="ce14" table:formula="of:=['Global Overview'.G177]" office:value-type="string" office:string-value="§10.35">
            <text:p>§10.35</text:p>
          </table:table-cell>
          <table:table-cell table:style-name="ce14" table:formula="of:=['Global Overview'.H177]" office:value-type="float" office:value="0">
            <text:p>0</text:p>
          </table:table-cell>
          <table:table-cell table:style-name="ce14" table:formula="of:=['Global Overview'.K177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8]" office:value-type="string" office:string-value="Set Range Bounds">
            <text:p>Set Range Bounds</text:p>
          </table:table-cell>
          <table:table-cell table:style-name="ce14" table:formula="of:=['Global Overview'.C178]" office:value-type="string" office:string-value="SS">
            <text:p>SS</text:p>
          </table:table-cell>
          <table:table-cell table:style-name="ce14" table:formula="of:=['Global Overview'.D178]" office:value-type="string" office:string-value="RTIA">
            <text:p>RTIA</text:p>
          </table:table-cell>
          <table:table-cell table:style-name="ce14" table:formula="of:=['Global Overview'.G178]" office:value-type="string" office:string-value="§10.36">
            <text:p>§10.36</text:p>
          </table:table-cell>
          <table:table-cell table:style-name="ce14" table:formula="of:=['Global Overview'.H178]" office:value-type="float" office:value="0">
            <text:p>0</text:p>
          </table:table-cell>
          <table:table-cell table:style-name="ce14" table:formula="of:=['Global Overview'.K178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9]" office:value-type="string" office:string-value="Normalize Federate Handle">
            <text:p>Normalize Federate Handle</text:p>
          </table:table-cell>
          <table:table-cell table:style-name="ce14" table:formula="of:=['Global Overview'.C179]" office:value-type="string" office:string-value="SS">
            <text:p>SS</text:p>
          </table:table-cell>
          <table:table-cell table:style-name="ce14" table:formula="of:=['Global Overview'.D179]" office:value-type="string" office:string-value="RTIA">
            <text:p>RTIA</text:p>
          </table:table-cell>
          <table:table-cell table:style-name="ce14" table:formula="of:=['Global Overview'.G179]" office:value-type="string" office:string-value="§10.37">
            <text:p>§10.37</text:p>
          </table:table-cell>
          <table:table-cell table:style-name="ce14" table:formula="of:=['Global Overview'.H179]" office:value-type="float" office:value="0">
            <text:p>0</text:p>
          </table:table-cell>
          <table:table-cell table:style-name="ce14" table:formula="of:=['Global Overview'.K17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0]" office:value-type="string" office:string-value="Normalize Service Group">
            <text:p>Normalize Service Group</text:p>
          </table:table-cell>
          <table:table-cell table:style-name="ce14" table:formula="of:=['Global Overview'.C180]" office:value-type="string" office:string-value="SS">
            <text:p>SS</text:p>
          </table:table-cell>
          <table:table-cell table:style-name="ce14" table:formula="of:=['Global Overview'.D180]" office:value-type="string" office:string-value="RTIA">
            <text:p>RTIA</text:p>
          </table:table-cell>
          <table:table-cell table:style-name="ce14" table:formula="of:=['Global Overview'.G180]" office:value-type="string" office:string-value="§10.38">
            <text:p>§10.38</text:p>
          </table:table-cell>
          <table:table-cell table:style-name="ce14" table:formula="of:=['Global Overview'.H180]" office:value-type="float" office:value="0">
            <text:p>0</text:p>
          </table:table-cell>
          <table:table-cell table:style-name="ce14" table:formula="of:=['Global Overview'.K18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1]" office:value-type="string" office:string-value="Initialize RTI">
            <text:p>Initialize RTI</text:p>
          </table:table-cell>
          <table:table-cell table:style-name="ce14" table:formula="of:=['Global Overview'.C181]" office:value-type="string" office:string-value="SS">
            <text:p>SS</text:p>
          </table:table-cell>
          <table:table-cell table:style-name="ce14" table:formula="of:=['Global Overview'.D181]" office:value-type="string" office:string-value="RTIA">
            <text:p>RTIA</text:p>
          </table:table-cell>
          <table:table-cell table:style-name="ce14" table:formula="of:=['Global Overview'.G181]" office:value-type="string" office:string-value="§10.39">
            <text:p>§10.39</text:p>
          </table:table-cell>
          <table:table-cell table:style-name="ce14" table:formula="of:=['Global Overview'.H181]" office:value-type="float" office:value="0">
            <text:p>0</text:p>
          </table:table-cell>
          <table:table-cell table:style-name="ce14" table:formula="of:=['Global Overview'.K18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2]" office:value-type="string" office:string-value="Finalize RTI">
            <text:p>Finalize RTI</text:p>
          </table:table-cell>
          <table:table-cell table:style-name="ce14" table:formula="of:=['Global Overview'.C182]" office:value-type="string" office:string-value="SS">
            <text:p>SS</text:p>
          </table:table-cell>
          <table:table-cell table:style-name="ce14" table:formula="of:=['Global Overview'.D182]" office:value-type="string" office:string-value="RTIA">
            <text:p>RTIA</text:p>
          </table:table-cell>
          <table:table-cell table:style-name="ce14" table:formula="of:=['Global Overview'.G182]" office:value-type="string" office:string-value="§10.40">
            <text:p>§10.40</text:p>
          </table:table-cell>
          <table:table-cell table:style-name="ce14" table:formula="of:=['Global Overview'.H182]" office:value-type="float" office:value="0">
            <text:p>0</text:p>
          </table:table-cell>
          <table:table-cell table:style-name="ce14" table:formula="of:=['Global Overview'.K18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3]" office:value-type="string" office:string-value="Evoke Callback">
            <text:p>Evoke Callback</text:p>
          </table:table-cell>
          <table:table-cell table:style-name="ce14" table:formula="of:=['Global Overview'.C183]" office:value-type="string" office:string-value="SS">
            <text:p>SS</text:p>
          </table:table-cell>
          <table:table-cell table:style-name="ce14" table:formula="of:=['Global Overview'.D183]" office:value-type="string" office:string-value="RTIA">
            <text:p>RTIA</text:p>
          </table:table-cell>
          <table:table-cell table:style-name="ce14" table:formula="of:=['Global Overview'.G183]" office:value-type="string" office:string-value="§10.41">
            <text:p>§10.41</text:p>
          </table:table-cell>
          <table:table-cell table:style-name="ce14" table:formula="of:=['Global Overview'.H183]" office:value-type="float" office:value="0">
            <text:p>0</text:p>
          </table:table-cell>
          <table:table-cell table:style-name="ce14" table:formula="of:=['Global Overview'.K183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4]" office:value-type="string" office:string-value="Evoke Multiple Callbacks">
            <text:p>Evoke Multiple Callbacks</text:p>
          </table:table-cell>
          <table:table-cell table:style-name="ce14" table:formula="of:=['Global Overview'.C184]" office:value-type="string" office:string-value="SS">
            <text:p>SS</text:p>
          </table:table-cell>
          <table:table-cell table:style-name="ce14" table:formula="of:=['Global Overview'.D184]" office:value-type="string" office:string-value="RTIA">
            <text:p>RTIA</text:p>
          </table:table-cell>
          <table:table-cell table:style-name="ce14" table:formula="of:=['Global Overview'.G184]" office:value-type="string" office:string-value="§10.42">
            <text:p>§10.42</text:p>
          </table:table-cell>
          <table:table-cell table:style-name="ce14" table:formula="of:=['Global Overview'.H184]" office:value-type="float" office:value="0">
            <text:p>0</text:p>
          </table:table-cell>
          <table:table-cell table:style-name="ce14" table:formula="of:=['Global Overview'.K184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5]" office:value-type="string" office:string-value="Enable Callbacks">
            <text:p>Enable Callbacks</text:p>
          </table:table-cell>
          <table:table-cell table:style-name="ce14" table:formula="of:=['Global Overview'.C185]" office:value-type="string" office:string-value="SS">
            <text:p>SS</text:p>
          </table:table-cell>
          <table:table-cell table:style-name="ce14" table:formula="of:=['Global Overview'.D185]" office:value-type="string" office:string-value="RTIA">
            <text:p>RTIA</text:p>
          </table:table-cell>
          <table:table-cell table:style-name="ce14" table:formula="of:=['Global Overview'.G185]" office:value-type="string" office:string-value="§10.43">
            <text:p>§10.43</text:p>
          </table:table-cell>
          <table:table-cell table:style-name="ce14" table:formula="of:=['Global Overview'.H185]" office:value-type="float" office:value="0">
            <text:p>0</text:p>
          </table:table-cell>
          <table:table-cell table:style-name="ce14" table:formula="of:=['Global Overview'.K185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6]" office:value-type="string" office:string-value="Disable Callbacks">
            <text:p>Disable Callbacks</text:p>
          </table:table-cell>
          <table:table-cell table:style-name="ce14" table:formula="of:=['Global Overview'.C186]" office:value-type="string" office:string-value="SS">
            <text:p>SS</text:p>
          </table:table-cell>
          <table:table-cell table:style-name="ce14" table:formula="of:=['Global Overview'.D186]" office:value-type="string" office:string-value="RTIA">
            <text:p>RTIA</text:p>
          </table:table-cell>
          <table:table-cell table:style-name="ce14" table:formula="of:=['Global Overview'.G186]" office:value-type="string" office:string-value="§10.44">
            <text:p>§10.44</text:p>
          </table:table-cell>
          <table:table-cell table:style-name="ce14" table:formula="of:=['Global Overview'.H186]" office:value-type="float" office:value="0">
            <text:p>0</text:p>
          </table:table-cell>
          <table:table-cell table:style-name="ce14" table:formula="of:=['Global Overview'.K186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7]" office:value-type="float" office:value="0">
            <text:p>0</text:p>
          </table:table-cell>
          <table:table-cell table:style-name="ce14" table:formula="of:=['Global Overview'.C187]" office:value-type="float" office:value="0">
            <text:p>0</text:p>
          </table:table-cell>
          <table:table-cell table:style-name="ce14" table:formula="of:=['Global Overview'.D187]" office:value-type="float" office:value="0">
            <text:p>0</text:p>
          </table:table-cell>
          <table:table-cell table:style-name="ce14" table:formula="of:=['Global Overview'.G187]" office:value-type="float" office:value="0">
            <text:p>0</text:p>
          </table:table-cell>
          <table:table-cell table:style-name="ce14" table:formula="of:=['Global Overview'.H187]" office:value-type="float" office:value="0">
            <text:p>0</text:p>
          </table:table-cell>
          <table:table-cell table:style-name="ce14" table:formula="of:=['Global Overview'.K18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88]" office:value-type="string" office:string-value="Management Object Model">
            <text:p>Management Object Model</text:p>
          </table:table-cell>
          <table:table-cell table:style-name="ce20" table:formula="of:=['Global Overview'.C188]" office:value-type="string" office:string-value="MOM">
            <text:p>MOM</text:p>
          </table:table-cell>
          <table:table-cell table:style-name="ce20" table:formula="of:=['Global Overview'.D188]" office:value-type="float" office:value="0">
            <text:p>0</text:p>
          </table:table-cell>
          <table:table-cell table:style-name="ce20" table:formula="of:=['Global Overview'.G188]" office:value-type="float" office:value="0">
            <text:p>0</text:p>
          </table:table-cell>
          <table:table-cell table:style-name="ce20" table:formula="of:=['Global Overview'.H188]" office:value-type="float" office:value="0">
            <text:p>0</text:p>
          </table:table-cell>
          <table:table-cell table:style-name="ce20" table:formula="of:=['Global Overview'.K188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89]" office:value-type="string" office:string-value="MOM Object Class">
            <text:p>MOM Object Class</text:p>
          </table:table-cell>
          <table:table-cell table:style-name="ce14" table:formula="of:=['Global Overview'.C189]" office:value-type="string" office:string-value="MOM">
            <text:p>MOM</text:p>
          </table:table-cell>
          <table:table-cell table:style-name="ce14" table:formula="of:=['Global Overview'.D189]" office:value-type="string" office:string-value="Internal">
            <text:p>Internal</text:p>
          </table:table-cell>
          <table:table-cell table:style-name="ce14" table:formula="of:=['Global Overview'.G189]" office:value-type="string" office:string-value="§11.2">
            <text:p>§11.2</text:p>
          </table:table-cell>
          <table:table-cell table:style-name="ce14" table:formula="of:=['Global Overview'.H189]" office:value-type="string" office:string-value="no">
            <text:p>no</text:p>
          </table:table-cell>
          <table:table-cell table:style-name="ce14" table:formula="of:=['Global Overview'.K189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0]" office:value-type="string" office:string-value="MOM Interaction Class">
            <text:p>MOM Interaction Class</text:p>
          </table:table-cell>
          <table:table-cell table:style-name="ce14" table:formula="of:=['Global Overview'.C190]" office:value-type="string" office:string-value="MOM">
            <text:p>MOM</text:p>
          </table:table-cell>
          <table:table-cell table:style-name="ce14" table:formula="of:=['Global Overview'.D190]" office:value-type="string" office:string-value="Internal">
            <text:p>Internal</text:p>
          </table:table-cell>
          <table:table-cell table:style-name="ce14" table:formula="of:=['Global Overview'.G190]" office:value-type="string" office:string-value="§11.3">
            <text:p>§11.3</text:p>
          </table:table-cell>
          <table:table-cell table:style-name="ce14" table:formula="of:=['Global Overview'.H190]" office:value-type="string" office:string-value="no">
            <text:p>no</text:p>
          </table:table-cell>
          <table:table-cell table:style-name="ce14" table:formula="of:=['Global Overview'.K190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1]" office:value-type="string" office:string-value="MOM Related characteristics of the RTI">
            <text:p>MOM Related characteristics of the RTI</text:p>
          </table:table-cell>
          <table:table-cell table:style-name="ce14" table:formula="of:=['Global Overview'.C191]" office:value-type="string" office:string-value="MOM">
            <text:p>MOM</text:p>
          </table:table-cell>
          <table:table-cell table:style-name="ce14" table:formula="of:=['Global Overview'.D191]" office:value-type="string" office:string-value="Internal">
            <text:p>Internal</text:p>
          </table:table-cell>
          <table:table-cell table:style-name="ce14" table:formula="of:=['Global Overview'.G191]" office:value-type="string" office:string-value="§11.4">
            <text:p>§11.4</text:p>
          </table:table-cell>
          <table:table-cell table:style-name="ce14" table:formula="of:=['Global Overview'.H191]" office:value-type="string" office:string-value="no">
            <text:p>no</text:p>
          </table:table-cell>
          <table:table-cell table:style-name="ce14" table:formula="of:=['Global Overview'.K191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2]" office:value-type="string" office:string-value="Service Reporting">
            <text:p>Service Reporting</text:p>
          </table:table-cell>
          <table:table-cell table:style-name="ce14" table:formula="of:=['Global Overview'.C192]" office:value-type="string" office:string-value="MOM">
            <text:p>MOM</text:p>
          </table:table-cell>
          <table:table-cell table:style-name="ce14" table:formula="of:=['Global Overview'.D192]" office:value-type="string" office:string-value="Internal">
            <text:p>Internal</text:p>
          </table:table-cell>
          <table:table-cell table:style-name="ce14" table:formula="of:=['Global Overview'.G192]" office:value-type="string" office:string-value="§11.5">
            <text:p>§11.5</text:p>
          </table:table-cell>
          <table:table-cell table:style-name="ce14" table:formula="of:=['Global Overview'.H192]" office:value-type="string" office:string-value="no">
            <text:p>no</text:p>
          </table:table-cell>
          <table:table-cell table:style-name="ce14" table:formula="of:=['Global Overview'.K192]" office:value-type="string" office:string-value="NA">
            <text:p>NA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10]" office:value-type="float" office:value="0">
            <text:p>0</text:p>
          </table:table-cell>
          <table:table-cell table:style-name="ce14" table:formula="of:=['Global Overview'.C210]" office:value-type="float" office:value="0">
            <text:p>0</text:p>
          </table:table-cell>
          <table:table-cell table:style-name="ce14" table:formula="of:=['Global Overview'.D210]" office:value-type="float" office:value="0">
            <text:p>0</text:p>
          </table:table-cell>
          <table:table-cell table:style-name="ce14" table:formula="of:=['Global Overview'.G210]" office:value-type="float" office:value="0">
            <text:p>0</text:p>
          </table:table-cell>
          <table:table-cell table:style-name="ce14" table:formula="of:=['Global Overview'.H210]" office:value-type="float" office:value="0">
            <text:p>0</text:p>
          </table:table-cell>
          <table:table-cell table:style-name="ce14" table:formula="of:=['Global Overview'.K21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9" table:formula="of:=['Global Overview'.B211]" office:value-type="float" office:value="0">
            <text:p>0</text:p>
          </table:table-cell>
          <table:table-cell table:style-name="ce15" table:formula="of:=['Global Overview'.C211]" office:value-type="float" office:value="0">
            <text:p>0</text:p>
          </table:table-cell>
          <table:table-cell table:style-name="ce15" table:formula="of:=['Global Overview'.D211]" office:value-type="float" office:value="0">
            <text:p>0</text:p>
          </table:table-cell>
          <table:table-cell table:style-name="ce15" table:formula="of:=['Global Overview'.G211]" office:value-type="float" office:value="0">
            <text:p>0</text:p>
          </table:table-cell>
          <table:table-cell table:style-name="ce15" table:formula="of:=['Global Overview'.H211]" office:value-type="float" office:value="0">
            <text:p>0</text:p>
          </table:table-cell>
          <table:table-cell table:style-name="ce15" table:formula="of:=['Global Overview'.K211]" office:value-type="float" office:value="0">
            <text:p>0</text:p>
          </table:table-cell>
          <table:table-cell table:style-name="ce55"/>
          <table:table-cell table:style-name="ce58"/>
          <table:table-cell table:style-name="ce62"/>
          <table:table-cell table:number-columns-repeated="1014"/>
        </table:table-row>
        <table:table-row table:style-name="ro2" table:number-rows-repeated="653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5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1">21/01/2011</text:date>, <text:time>14:0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ric NOULARD</meta:initial-creator>
    <meta:creation-date>2010-11-22T22:08:10</meta:creation-date>
    <dc:date>2011-01-21T14:05:17</dc:date>
    <dc:creator>Eric NOULARD</dc:creator>
    <meta:editing-duration>PT26H20M45S</meta:editing-duration>
    <meta:editing-cycles>180</meta:editing-cycles>
    <meta:generator>OpenOffice.org/3.1$Linux OpenOffice.org_project/310m19$Build-9420</meta:generator>
    <meta:document-statistic meta:table-count="4" meta:cell-count="5102" meta:object-count="0"/>
  </office:meta>
</office:document-meta>
</file>